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umanevalu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 evaluateur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hatgpt" table:style-name="ta1">
        <table:table-column table:style-name="co1" table:number-columns-repeated="11" table:default-cell-style-name="Default"/>
        <table:table-column table:style-name="co1" table:number-columns-repeated="8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atgpt evaluateur</text:p>
          </table:table-cell>
          <table:table-cell table:number-columns-repeated="10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3"/>
          <table:table-cell table:formula="of:=COUNTIF([.L5:.S68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8"/>
          <table:table-cell table:style-name="Default" table:number-columns-repeated="8"/>
          <table:table-cell table:number-columns-repeated="3"/>
          <table:table-cell table:formula="of:=COUNTIF([.L5:.S68];&quot;KO&quot;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0">
          <table:table-cell table:number-columns-repeated="1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4"/>
        </table:table-row>
      </table:table>
      <table:table table:name="ConcordanceExacte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K : les deux exigences ont la même catégorisation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O : les deux exigences n’ont pas la même catégorisation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Total OK:</text:p>
          </table:table-cell>
          <table:table-cell table:formula="of:=COUNTIF([.B5:.I68];&quot;OK&quot;)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otal KO:</text:p>
          </table:table-cell>
          <table:table-cell table:formula="of:=COUNTIF([.B5:.I68];&quot;KO&quot;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office:value-type="string" calcext:value-type="string">
            <text:p>Total OK</text:p>
          </table:table-cell>
          <table:table-cell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6]=[$chatgpt.B6];&quot;OK&quot;;&quot;KO&quot;)" office:value-type="string" office:string-value="KO" calcext:value-type="string">
            <text:p>KO</text:p>
          </table:table-cell>
          <table:table-cell table:formula="of:=IF([$humanevaluator.C6]=[$chatgpt.C6];&quot;OK&quot;;&quot;KO&quot;)" office:value-type="string" office:string-value="OK" calcext:value-type="string">
            <text:p>OK</text:p>
          </table:table-cell>
          <table:table-cell table:formula="of:=IF([$humanevaluator.D6]=[$chatgpt.D6];&quot;OK&quot;;&quot;KO&quot;)" office:value-type="string" office:string-value="OK" calcext:value-type="string">
            <text:p>OK</text:p>
          </table:table-cell>
          <table:table-cell table:formula="of:=IF([$humanevaluator.E6]=[$chatgpt.E6];&quot;OK&quot;;&quot;KO&quot;)" office:value-type="string" office:string-value="KO" calcext:value-type="string">
            <text:p>KO</text:p>
          </table:table-cell>
          <table:table-cell table:formula="of:=IF([$humanevaluator.F6]=[$chatgpt.F6];&quot;OK&quot;;&quot;KO&quot;)" office:value-type="string" office:string-value="OK" calcext:value-type="string">
            <text:p>OK</text:p>
          </table:table-cell>
          <table:table-cell table:formula="of:=IF([$humanevaluator.G6]=[$chatgpt.G6];&quot;OK&quot;;&quot;KO&quot;)" office:value-type="string" office:string-value="KO" calcext:value-type="string">
            <text:p>KO</text:p>
          </table:table-cell>
          <table:table-cell table:formula="of:=IF([$humanevaluator.H6]=[$chatgpt.H6];&quot;OK&quot;;&quot;KO&quot;)" office:value-type="string" office:string-value="KO" calcext:value-type="string">
            <text:p>KO</text:p>
          </table:table-cell>
          <table:table-cell table:formula="of:=IF([$humanevaluator.I6]=[$chatgpt.I6];&quot;OK&quot;;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]=[$chatgpt.B7];&quot;OK&quot;;&quot;KO&quot;)" office:value-type="string" office:string-value="KO" calcext:value-type="string">
            <text:p>KO</text:p>
          </table:table-cell>
          <table:table-cell table:formula="of:=IF([$humanevaluator.C7]=[$chatgpt.C7];&quot;OK&quot;;&quot;KO&quot;)" office:value-type="string" office:string-value="OK" calcext:value-type="string">
            <text:p>OK</text:p>
          </table:table-cell>
          <table:table-cell table:formula="of:=IF([$humanevaluator.D7]=[$chatgpt.D7];&quot;OK&quot;;&quot;KO&quot;)" office:value-type="string" office:string-value="OK" calcext:value-type="string">
            <text:p>OK</text:p>
          </table:table-cell>
          <table:table-cell table:formula="of:=IF([$humanevaluator.E7]=[$chatgpt.E7];&quot;OK&quot;;&quot;KO&quot;)" office:value-type="string" office:string-value="KO" calcext:value-type="string">
            <text:p>KO</text:p>
          </table:table-cell>
          <table:table-cell table:formula="of:=IF([$humanevaluator.F7]=[$chatgpt.F7];&quot;OK&quot;;&quot;KO&quot;)" office:value-type="string" office:string-value="KO" calcext:value-type="string">
            <text:p>KO</text:p>
          </table:table-cell>
          <table:table-cell table:formula="of:=IF([$humanevaluator.G7]=[$chatgpt.G7];&quot;OK&quot;;&quot;KO&quot;)" office:value-type="string" office:string-value="OK" calcext:value-type="string">
            <text:p>OK</text:p>
          </table:table-cell>
          <table:table-cell table:formula="of:=IF([$humanevaluator.H7]=[$chatgpt.H7];&quot;OK&quot;;&quot;KO&quot;)" office:value-type="string" office:string-value="KO" calcext:value-type="string">
            <text:p>KO</text:p>
          </table:table-cell>
          <table:table-cell table:formula="of:=IF([$humanevaluator.I7]=[$chatgpt.I7];&quot;OK&quot;;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4" calcext:value-type="float">
            <text:p>4</text:p>
          </table:table-cell>
          <table:table-cell table:formula="of:=COUNTIF([.B7:.I7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8]=[$chatgpt.B8];&quot;OK&quot;;&quot;KO&quot;)" office:value-type="string" office:string-value="KO" calcext:value-type="string">
            <text:p>KO</text:p>
          </table:table-cell>
          <table:table-cell table:formula="of:=IF([$humanevaluator.C8]=[$chatgpt.C8];&quot;OK&quot;;&quot;KO&quot;)" office:value-type="string" office:string-value="KO" calcext:value-type="string">
            <text:p>KO</text:p>
          </table:table-cell>
          <table:table-cell table:formula="of:=IF([$humanevaluator.D8]=[$chatgpt.D8];&quot;OK&quot;;&quot;KO&quot;)" office:value-type="string" office:string-value="OK" calcext:value-type="string">
            <text:p>OK</text:p>
          </table:table-cell>
          <table:table-cell table:formula="of:=IF([$humanevaluator.E8]=[$chatgpt.E8];&quot;OK&quot;;&quot;KO&quot;)" office:value-type="string" office:string-value="KO" calcext:value-type="string">
            <text:p>KO</text:p>
          </table:table-cell>
          <table:table-cell table:formula="of:=IF([$humanevaluator.F8]=[$chatgpt.F8];&quot;OK&quot;;&quot;KO&quot;)" office:value-type="string" office:string-value="OK" calcext:value-type="string">
            <text:p>OK</text:p>
          </table:table-cell>
          <table:table-cell table:formula="of:=IF([$humanevaluator.G8]=[$chatgpt.G8];&quot;OK&quot;;&quot;KO&quot;)" office:value-type="string" office:string-value="KO" calcext:value-type="string">
            <text:p>KO</text:p>
          </table:table-cell>
          <table:table-cell table:formula="of:=IF([$humanevaluator.H8]=[$chatgpt.H8];&quot;OK&quot;;&quot;KO&quot;)" office:value-type="string" office:string-value="OK" calcext:value-type="string">
            <text:p>OK</text:p>
          </table:table-cell>
          <table:table-cell table:formula="of:=IF([$humanevaluator.I8]=[$chatgpt.I8];&quot;OK&quot;;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4" calcext:value-type="float">
            <text:p>4</text:p>
          </table:table-cell>
          <table:table-cell table:formula="of:=COUNTIF([.B8:.I8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9]=[$chatgpt.B9];&quot;OK&quot;;&quot;KO&quot;)" office:value-type="string" office:string-value="KO" calcext:value-type="string">
            <text:p>KO</text:p>
          </table:table-cell>
          <table:table-cell table:formula="of:=IF([$humanevaluator.C9]=[$chatgpt.C9];&quot;OK&quot;;&quot;KO&quot;)" office:value-type="string" office:string-value="OK" calcext:value-type="string">
            <text:p>OK</text:p>
          </table:table-cell>
          <table:table-cell table:formula="of:=IF([$humanevaluator.D9]=[$chatgpt.D9];&quot;OK&quot;;&quot;KO&quot;)" office:value-type="string" office:string-value="OK" calcext:value-type="string">
            <text:p>OK</text:p>
          </table:table-cell>
          <table:table-cell table:formula="of:=IF([$humanevaluator.E9]=[$chatgpt.E9];&quot;OK&quot;;&quot;KO&quot;)" office:value-type="string" office:string-value="KO" calcext:value-type="string">
            <text:p>KO</text:p>
          </table:table-cell>
          <table:table-cell table:formula="of:=IF([$humanevaluator.F9]=[$chatgpt.F9];&quot;OK&quot;;&quot;KO&quot;)" office:value-type="string" office:string-value="KO" calcext:value-type="string">
            <text:p>KO</text:p>
          </table:table-cell>
          <table:table-cell table:formula="of:=IF([$humanevaluator.G9]=[$chatgpt.G9];&quot;OK&quot;;&quot;KO&quot;)" office:value-type="string" office:string-value="KO" calcext:value-type="string">
            <text:p>KO</text:p>
          </table:table-cell>
          <table:table-cell table:formula="of:=IF([$humanevaluator.H9]=[$chatgpt.H9];&quot;OK&quot;;&quot;KO&quot;)" office:value-type="string" office:string-value="KO" calcext:value-type="string">
            <text:p>KO</text:p>
          </table:table-cell>
          <table:table-cell table:formula="of:=IF([$humanevaluator.I9]=[$chatgpt.I9];&quot;OK&quot;;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3" calcext:value-type="float">
            <text:p>3</text:p>
          </table:table-cell>
          <table:table-cell table:formula="of:=COUNTIF([.B9:.I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10]=[$chatgpt.B10];&quot;OK&quot;;&quot;KO&quot;)" office:value-type="string" office:string-value="KO" calcext:value-type="string">
            <text:p>KO</text:p>
          </table:table-cell>
          <table:table-cell table:formula="of:=IF([$humanevaluator.C10]=[$chatgpt.C10];&quot;OK&quot;;&quot;KO&quot;)" office:value-type="string" office:string-value="KO" calcext:value-type="string">
            <text:p>KO</text:p>
          </table:table-cell>
          <table:table-cell table:formula="of:=IF([$humanevaluator.D10]=[$chatgpt.D10];&quot;OK&quot;;&quot;KO&quot;)" office:value-type="string" office:string-value="KO" calcext:value-type="string">
            <text:p>KO</text:p>
          </table:table-cell>
          <table:table-cell table:formula="of:=IF([$humanevaluator.E10]=[$chatgpt.E10];&quot;OK&quot;;&quot;KO&quot;)" office:value-type="string" office:string-value="KO" calcext:value-type="string">
            <text:p>KO</text:p>
          </table:table-cell>
          <table:table-cell table:formula="of:=IF([$humanevaluator.F10]=[$chatgpt.F10];&quot;OK&quot;;&quot;KO&quot;)" office:value-type="string" office:string-value="OK" calcext:value-type="string">
            <text:p>OK</text:p>
          </table:table-cell>
          <table:table-cell table:formula="of:=IF([$humanevaluator.G10]=[$chatgpt.G10];&quot;OK&quot;;&quot;KO&quot;)" office:value-type="string" office:string-value="KO" calcext:value-type="string">
            <text:p>KO</text:p>
          </table:table-cell>
          <table:table-cell table:formula="of:=IF([$humanevaluator.H10]=[$chatgpt.H10];&quot;OK&quot;;&quot;KO&quot;)" office:value-type="string" office:string-value="KO" calcext:value-type="string">
            <text:p>KO</text:p>
          </table:table-cell>
          <table:table-cell table:formula="of:=IF([$humanevaluator.I10]=[$chatgpt.I10];&quot;OK&quot;;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2" calcext:value-type="float">
            <text:p>2</text:p>
          </table:table-cell>
          <table:table-cell table:formula="of:=COUNTIF([.B10:.I10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ChatGPT :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11]=[$chatgpt.B11];&quot;OK&quot;;&quot;KO&quot;)" office:value-type="string" office:string-value="KO" calcext:value-type="string">
            <text:p>KO</text:p>
          </table:table-cell>
          <table:table-cell table:formula="of:=IF([$humanevaluator.C11]=[$chatgpt.C11];&quot;OK&quot;;&quot;KO&quot;)" office:value-type="string" office:string-value="KO" calcext:value-type="string">
            <text:p>KO</text:p>
          </table:table-cell>
          <table:table-cell table:formula="of:=IF([$humanevaluator.D11]=[$chatgpt.D11];&quot;OK&quot;;&quot;KO&quot;)" office:value-type="string" office:string-value="OK" calcext:value-type="string">
            <text:p>OK</text:p>
          </table:table-cell>
          <table:table-cell table:formula="of:=IF([$humanevaluator.E11]=[$chatgpt.E11];&quot;OK&quot;;&quot;KO&quot;)" office:value-type="string" office:string-value="OK" calcext:value-type="string">
            <text:p>OK</text:p>
          </table:table-cell>
          <table:table-cell table:formula="of:=IF([$humanevaluator.F11]=[$chatgpt.F11];&quot;OK&quot;;&quot;KO&quot;)" office:value-type="string" office:string-value="OK" calcext:value-type="string">
            <text:p>OK</text:p>
          </table:table-cell>
          <table:table-cell table:formula="of:=IF([$humanevaluator.G11]=[$chatgpt.G11];&quot;OK&quot;;&quot;KO&quot;)" office:value-type="string" office:string-value="KO" calcext:value-type="string">
            <text:p>KO</text:p>
          </table:table-cell>
          <table:table-cell table:formula="of:=IF([$humanevaluator.H11]=[$chatgpt.H11];&quot;OK&quot;;&quot;KO&quot;)" office:value-type="string" office:string-value="KO" calcext:value-type="string">
            <text:p>KO</text:p>
          </table:table-cell>
          <table:table-cell table:formula="of:=IF([$humanevaluator.I11]=[$chatgpt.I11];&quot;OK&quot;;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6:.I15];&quot;OK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12]=[$chatgpt.B12];&quot;OK&quot;;&quot;KO&quot;)" office:value-type="string" office:string-value="KO" calcext:value-type="string">
            <text:p>KO</text:p>
          </table:table-cell>
          <table:table-cell table:formula="of:=IF([$humanevaluator.C12]=[$chatgpt.C12];&quot;OK&quot;;&quot;KO&quot;)" office:value-type="string" office:string-value="OK" calcext:value-type="string">
            <text:p>OK</text:p>
          </table:table-cell>
          <table:table-cell table:formula="of:=IF([$humanevaluator.D12]=[$chatgpt.D12];&quot;OK&quot;;&quot;KO&quot;)" office:value-type="string" office:string-value="OK" calcext:value-type="string">
            <text:p>OK</text:p>
          </table:table-cell>
          <table:table-cell table:formula="of:=IF([$humanevaluator.E12]=[$chatgpt.E12];&quot;OK&quot;;&quot;KO&quot;)" office:value-type="string" office:string-value="OK" calcext:value-type="string">
            <text:p>OK</text:p>
          </table:table-cell>
          <table:table-cell table:formula="of:=IF([$humanevaluator.F12]=[$chatgpt.F12];&quot;OK&quot;;&quot;KO&quot;)" office:value-type="string" office:string-value="KO" calcext:value-type="string">
            <text:p>KO</text:p>
          </table:table-cell>
          <table:table-cell table:formula="of:=IF([$humanevaluator.G12]=[$chatgpt.G12];&quot;OK&quot;;&quot;KO&quot;)" office:value-type="string" office:string-value="KO" calcext:value-type="string">
            <text:p>KO</text:p>
          </table:table-cell>
          <table:table-cell table:formula="of:=IF([$humanevaluator.H12]=[$chatgpt.H12];&quot;OK&quot;;&quot;KO&quot;)" office:value-type="string" office:string-value="KO" calcext:value-type="string">
            <text:p>KO</text:p>
          </table:table-cell>
          <table:table-cell table:formula="of:=IF([$humanevaluator.I12]=[$chatgpt.I12];&quot;OK&quot;;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4" calcext:value-type="float">
            <text:p>4</text:p>
          </table:table-cell>
          <table:table-cell table:formula="of:=COUNTIF([.B12:.I12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6:.I15];&quot;KO&quot;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13]=[$chatgpt.B13];&quot;OK&quot;;&quot;KO&quot;)" office:value-type="string" office:string-value="KO" calcext:value-type="string">
            <text:p>KO</text:p>
          </table:table-cell>
          <table:table-cell table:formula="of:=IF([$humanevaluator.C13]=[$chatgpt.C13];&quot;OK&quot;;&quot;KO&quot;)" office:value-type="string" office:string-value="KO" calcext:value-type="string">
            <text:p>KO</text:p>
          </table:table-cell>
          <table:table-cell table:formula="of:=IF([$humanevaluator.D13]=[$chatgpt.D13];&quot;OK&quot;;&quot;KO&quot;)" office:value-type="string" office:string-value="KO" calcext:value-type="string">
            <text:p>KO</text:p>
          </table:table-cell>
          <table:table-cell table:formula="of:=IF([$humanevaluator.E13]=[$chatgpt.E13];&quot;OK&quot;;&quot;KO&quot;)" office:value-type="string" office:string-value="KO" calcext:value-type="string">
            <text:p>KO</text:p>
          </table:table-cell>
          <table:table-cell table:formula="of:=IF([$humanevaluator.F13]=[$chatgpt.F13];&quot;OK&quot;;&quot;KO&quot;)" office:value-type="string" office:string-value="OK" calcext:value-type="string">
            <text:p>OK</text:p>
          </table:table-cell>
          <table:table-cell table:formula="of:=IF([$humanevaluator.G13]=[$chatgpt.G13];&quot;OK&quot;;&quot;KO&quot;)" office:value-type="string" office:string-value="KO" calcext:value-type="string">
            <text:p>KO</text:p>
          </table:table-cell>
          <table:table-cell table:formula="of:=IF([$humanevaluator.H13]=[$chatgpt.H13];&quot;OK&quot;;&quot;KO&quot;)" office:value-type="string" office:string-value="KO" calcext:value-type="string">
            <text:p>KO</text:p>
          </table:table-cell>
          <table:table-cell table:formula="of:=IF([$humanevaluator.I13]=[$chatgpt.I13];&quot;OK&quot;;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2" calcext:value-type="float">
            <text:p>2</text:p>
          </table:table-cell>
          <table:table-cell table:formula="of:=COUNTIF([.B13:.I13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14]=[$chatgpt.B14];&quot;OK&quot;;&quot;KO&quot;)" office:value-type="string" office:string-value="KO" calcext:value-type="string">
            <text:p>KO</text:p>
          </table:table-cell>
          <table:table-cell table:formula="of:=IF([$humanevaluator.C14]=[$chatgpt.C14];&quot;OK&quot;;&quot;KO&quot;)" office:value-type="string" office:string-value="KO" calcext:value-type="string">
            <text:p>KO</text:p>
          </table:table-cell>
          <table:table-cell table:formula="of:=IF([$humanevaluator.D14]=[$chatgpt.D14];&quot;OK&quot;;&quot;KO&quot;)" office:value-type="string" office:string-value="OK" calcext:value-type="string">
            <text:p>OK</text:p>
          </table:table-cell>
          <table:table-cell table:formula="of:=IF([$humanevaluator.E14]=[$chatgpt.E14];&quot;OK&quot;;&quot;KO&quot;)" office:value-type="string" office:string-value="OK" calcext:value-type="string">
            <text:p>OK</text:p>
          </table:table-cell>
          <table:table-cell table:formula="of:=IF([$humanevaluator.F14]=[$chatgpt.F14];&quot;OK&quot;;&quot;KO&quot;)" office:value-type="string" office:string-value="OK" calcext:value-type="string">
            <text:p>OK</text:p>
          </table:table-cell>
          <table:table-cell table:formula="of:=IF([$humanevaluator.G14]=[$chatgpt.G14];&quot;OK&quot;;&quot;KO&quot;)" office:value-type="string" office:string-value="KO" calcext:value-type="string">
            <text:p>KO</text:p>
          </table:table-cell>
          <table:table-cell table:formula="of:=IF([$humanevaluator.H14]=[$chatgpt.H14];&quot;OK&quot;;&quot;KO&quot;)" office:value-type="string" office:string-value="KO" calcext:value-type="string">
            <text:p>KO</text:p>
          </table:table-cell>
          <table:table-cell table:formula="of:=IF([$humanevaluator.I14]=[$chatgpt.I14];&quot;OK&quot;;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15]=[$chatgpt.B15];&quot;OK&quot;;&quot;KO&quot;)" office:value-type="string" office:string-value="KO" calcext:value-type="string">
            <text:p>KO</text:p>
          </table:table-cell>
          <table:table-cell table:formula="of:=IF([$humanevaluator.C15]=[$chatgpt.C15];&quot;OK&quot;;&quot;KO&quot;)" office:value-type="string" office:string-value="KO" calcext:value-type="string">
            <text:p>KO</text:p>
          </table:table-cell>
          <table:table-cell table:formula="of:=IF([$humanevaluator.D15]=[$chatgpt.D15];&quot;OK&quot;;&quot;KO&quot;)" office:value-type="string" office:string-value="OK" calcext:value-type="string">
            <text:p>OK</text:p>
          </table:table-cell>
          <table:table-cell table:formula="of:=IF([$humanevaluator.E15]=[$chatgpt.E15];&quot;OK&quot;;&quot;KO&quot;)" office:value-type="string" office:string-value="OK" calcext:value-type="string">
            <text:p>OK</text:p>
          </table:table-cell>
          <table:table-cell table:formula="of:=IF([$humanevaluator.F15]=[$chatgpt.F15];&quot;OK&quot;;&quot;KO&quot;)" office:value-type="string" office:string-value="OK" calcext:value-type="string">
            <text:p>OK</text:p>
          </table:table-cell>
          <table:table-cell table:formula="of:=IF([$humanevaluator.G15]=[$chatgpt.G15];&quot;OK&quot;;&quot;KO&quot;)" office:value-type="string" office:string-value="KO" calcext:value-type="string">
            <text:p>KO</text:p>
          </table:table-cell>
          <table:table-cell table:formula="of:=IF([$humanevaluator.H15]=[$chatgpt.H15];&quot;OK&quot;;&quot;KO&quot;)" office:value-type="string" office:string-value="KO" calcext:value-type="string">
            <text:p>KO</text:p>
          </table:table-cell>
          <table:table-cell table:formula="of:=IF([$humanevaluator.I15]=[$chatgpt.I15];&quot;OK&quot;;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6:.B15];&quot;OK&quot;)" office:value-type="float" office:value="0" calcext:value-type="float">
            <text:p>0</text:p>
          </table:table-cell>
          <table:table-cell table:formula="of:=COUNTIF([.C6:.C15];&quot;OK&quot;)" office:value-type="float" office:value="4" calcext:value-type="float">
            <text:p>4</text:p>
          </table:table-cell>
          <table:table-cell table:formula="of:=COUNTIF([.D6:.D15];&quot;OK&quot;)" office:value-type="float" office:value="8" calcext:value-type="float">
            <text:p>8</text:p>
          </table:table-cell>
          <table:table-cell table:formula="of:=COUNTIF([.E6:.E15];&quot;OK&quot;)" office:value-type="float" office:value="4" calcext:value-type="float">
            <text:p>4</text:p>
          </table:table-cell>
          <table:table-cell table:formula="of:=COUNTIF([.F6:.F15];&quot;OK&quot;)" office:value-type="float" office:value="7" calcext:value-type="float">
            <text:p>7</text:p>
          </table:table-cell>
          <table:table-cell table:formula="of:=COUNTIF([.G6:.G15];&quot;OK&quot;)" office:value-type="float" office:value="1" calcext:value-type="float">
            <text:p>1</text:p>
          </table:table-cell>
          <table:table-cell table:formula="of:=COUNTIF([.H6:.H15];&quot;OK&quot;)" office:value-type="float" office:value="1" calcext:value-type="float">
            <text:p>1</text:p>
          </table:table-cell>
          <table:table-cell table:formula="of:=COUNTIF([.I6:.I15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6:.B15];&quot;KO&quot;)" office:value-type="float" office:value="10" calcext:value-type="float">
            <text:p>10</text:p>
          </table:table-cell>
          <table:table-cell table:formula="of:=COUNTIF([.C6:.C15];&quot;KO&quot;)" office:value-type="float" office:value="6" calcext:value-type="float">
            <text:p>6</text:p>
          </table:table-cell>
          <table:table-cell table:formula="of:=COUNTIF([.D6:.D15];&quot;KO&quot;)" office:value-type="float" office:value="2" calcext:value-type="float">
            <text:p>2</text:p>
          </table:table-cell>
          <table:table-cell table:formula="of:=COUNTIF([.E6:.E15];&quot;KO&quot;)" office:value-type="float" office:value="6" calcext:value-type="float">
            <text:p>6</text:p>
          </table:table-cell>
          <table:table-cell table:formula="of:=COUNTIF([.F6:.F15];&quot;KO&quot;)" office:value-type="float" office:value="3" calcext:value-type="float">
            <text:p>3</text:p>
          </table:table-cell>
          <table:table-cell table:formula="of:=COUNTIF([.G6:.G15];&quot;KO&quot;)" office:value-type="float" office:value="9" calcext:value-type="float">
            <text:p>9</text:p>
          </table:table-cell>
          <table:table-cell table:formula="of:=COUNTIF([.H6:.H15];&quot;KO&quot;)" office:value-type="float" office:value="9" calcext:value-type="float">
            <text:p>9</text:p>
          </table:table-cell>
          <table:table-cell table:formula="of:=COUNTIF([.I6:.I15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ude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19]=[$chatgpt.B19];&quot;OK&quot;;&quot;KO&quot;)" office:value-type="string" office:string-value="KO" calcext:value-type="string">
            <text:p>KO</text:p>
          </table:table-cell>
          <table:table-cell table:formula="of:=IF([$humanevaluator.C19]=[$chatgpt.C19];&quot;OK&quot;;&quot;KO&quot;)" office:value-type="string" office:string-value="KO" calcext:value-type="string">
            <text:p>KO</text:p>
          </table:table-cell>
          <table:table-cell table:formula="of:=IF([$humanevaluator.D19]=[$chatgpt.D19];&quot;OK&quot;;&quot;KO&quot;)" office:value-type="string" office:string-value="OK" calcext:value-type="string">
            <text:p>OK</text:p>
          </table:table-cell>
          <table:table-cell table:formula="of:=IF([$humanevaluator.E19]=[$chatgpt.E19];&quot;OK&quot;;&quot;KO&quot;)" office:value-type="string" office:string-value="KO" calcext:value-type="string">
            <text:p>KO</text:p>
          </table:table-cell>
          <table:table-cell table:formula="of:=IF([$humanevaluator.F19]=[$chatgpt.F19];&quot;OK&quot;;&quot;KO&quot;)" office:value-type="string" office:string-value="OK" calcext:value-type="string">
            <text:p>OK</text:p>
          </table:table-cell>
          <table:table-cell table:formula="of:=IF([$humanevaluator.G19]=[$chatgpt.G19];&quot;OK&quot;;&quot;KO&quot;)" office:value-type="string" office:string-value="KO" calcext:value-type="string">
            <text:p>KO</text:p>
          </table:table-cell>
          <table:table-cell table:formula="of:=IF([$humanevaluator.H19]=[$chatgpt.H19];&quot;OK&quot;;&quot;KO&quot;)" office:value-type="string" office:string-value="KO" calcext:value-type="string">
            <text:p>KO</text:p>
          </table:table-cell>
          <table:table-cell table:formula="of:=IF([$humanevaluator.I19]=[$chatgpt.I19];&quot;OK&quot;;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20]=[$chatgpt.B20];&quot;OK&quot;;&quot;KO&quot;)" office:value-type="string" office:string-value="KO" calcext:value-type="string">
            <text:p>KO</text:p>
          </table:table-cell>
          <table:table-cell table:formula="of:=IF([$humanevaluator.C20]=[$chatgpt.C20];&quot;OK&quot;;&quot;KO&quot;)" office:value-type="string" office:string-value="KO" calcext:value-type="string">
            <text:p>KO</text:p>
          </table:table-cell>
          <table:table-cell table:formula="of:=IF([$humanevaluator.D20]=[$chatgpt.D20];&quot;OK&quot;;&quot;KO&quot;)" office:value-type="string" office:string-value="OK" calcext:value-type="string">
            <text:p>OK</text:p>
          </table:table-cell>
          <table:table-cell table:formula="of:=IF([$humanevaluator.E20]=[$chatgpt.E20];&quot;OK&quot;;&quot;KO&quot;)" office:value-type="string" office:string-value="KO" calcext:value-type="string">
            <text:p>KO</text:p>
          </table:table-cell>
          <table:table-cell table:formula="of:=IF([$humanevaluator.F20]=[$chatgpt.F20];&quot;OK&quot;;&quot;KO&quot;)" office:value-type="string" office:string-value="OK" calcext:value-type="string">
            <text:p>OK</text:p>
          </table:table-cell>
          <table:table-cell table:formula="of:=IF([$humanevaluator.G20]=[$chatgpt.G20];&quot;OK&quot;;&quot;KO&quot;)" office:value-type="string" office:string-value="KO" calcext:value-type="string">
            <text:p>KO</text:p>
          </table:table-cell>
          <table:table-cell table:formula="of:=IF([$humanevaluator.H20]=[$chatgpt.H20];&quot;OK&quot;;&quot;KO&quot;)" office:value-type="string" office:string-value="KO" calcext:value-type="string">
            <text:p>KO</text:p>
          </table:table-cell>
          <table:table-cell table:formula="of:=IF([$humanevaluator.I20]=[$chatgpt.I20];&quot;OK&quot;;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21]=[$chatgpt.B21];&quot;OK&quot;;&quot;KO&quot;)" office:value-type="string" office:string-value="KO" calcext:value-type="string">
            <text:p>KO</text:p>
          </table:table-cell>
          <table:table-cell table:formula="of:=IF([$humanevaluator.C21]=[$chatgpt.C21];&quot;OK&quot;;&quot;KO&quot;)" office:value-type="string" office:string-value="KO" calcext:value-type="string">
            <text:p>KO</text:p>
          </table:table-cell>
          <table:table-cell table:formula="of:=IF([$humanevaluator.D21]=[$chatgpt.D21];&quot;OK&quot;;&quot;KO&quot;)" office:value-type="string" office:string-value="OK" calcext:value-type="string">
            <text:p>OK</text:p>
          </table:table-cell>
          <table:table-cell table:formula="of:=IF([$humanevaluator.E21]=[$chatgpt.E21];&quot;OK&quot;;&quot;KO&quot;)" office:value-type="string" office:string-value="KO" calcext:value-type="string">
            <text:p>KO</text:p>
          </table:table-cell>
          <table:table-cell table:formula="of:=IF([$humanevaluator.F21]=[$chatgpt.F21];&quot;OK&quot;;&quot;KO&quot;)" office:value-type="string" office:string-value="KO" calcext:value-type="string">
            <text:p>KO</text:p>
          </table:table-cell>
          <table:table-cell table:formula="of:=IF([$humanevaluator.G21]=[$chatgpt.G21];&quot;OK&quot;;&quot;KO&quot;)" office:value-type="string" office:string-value="KO" calcext:value-type="string">
            <text:p>KO</text:p>
          </table:table-cell>
          <table:table-cell table:formula="of:=IF([$humanevaluator.H21]=[$chatgpt.H21];&quot;OK&quot;;&quot;KO&quot;)" office:value-type="string" office:string-value="KO" calcext:value-type="string">
            <text:p>KO</text:p>
          </table:table-cell>
          <table:table-cell table:formula="of:=IF([$humanevaluator.I21]=[$chatgpt.I21];&quot;OK&quot;;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2" calcext:value-type="float">
            <text:p>2</text:p>
          </table:table-cell>
          <table:table-cell table:formula="of:=COUNTIF([.B21:.I2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22]=[$chatgpt.B22];&quot;OK&quot;;&quot;KO&quot;)" office:value-type="string" office:string-value="KO" calcext:value-type="string">
            <text:p>KO</text:p>
          </table:table-cell>
          <table:table-cell table:formula="of:=IF([$humanevaluator.C22]=[$chatgpt.C22];&quot;OK&quot;;&quot;KO&quot;)" office:value-type="string" office:string-value="KO" calcext:value-type="string">
            <text:p>KO</text:p>
          </table:table-cell>
          <table:table-cell table:formula="of:=IF([$humanevaluator.D22]=[$chatgpt.D22];&quot;OK&quot;;&quot;KO&quot;)" office:value-type="string" office:string-value="OK" calcext:value-type="string">
            <text:p>OK</text:p>
          </table:table-cell>
          <table:table-cell table:formula="of:=IF([$humanevaluator.E22]=[$chatgpt.E22];&quot;OK&quot;;&quot;KO&quot;)" office:value-type="string" office:string-value="KO" calcext:value-type="string">
            <text:p>KO</text:p>
          </table:table-cell>
          <table:table-cell table:formula="of:=IF([$humanevaluator.F22]=[$chatgpt.F22];&quot;OK&quot;;&quot;KO&quot;)" office:value-type="string" office:string-value="KO" calcext:value-type="string">
            <text:p>KO</text:p>
          </table:table-cell>
          <table:table-cell table:formula="of:=IF([$humanevaluator.G22]=[$chatgpt.G22];&quot;OK&quot;;&quot;KO&quot;)" office:value-type="string" office:string-value="KO" calcext:value-type="string">
            <text:p>KO</text:p>
          </table:table-cell>
          <table:table-cell table:formula="of:=IF([$humanevaluator.H22]=[$chatgpt.H22];&quot;OK&quot;;&quot;KO&quot;)" office:value-type="string" office:string-value="KO" calcext:value-type="string">
            <text:p>KO</text:p>
          </table:table-cell>
          <table:table-cell table:formula="of:=IF([$humanevaluator.I22]=[$chatgpt.I22];&quot;OK&quot;;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2" calcext:value-type="float">
            <text:p>2</text:p>
          </table:table-cell>
          <table:table-cell table:formula="of:=COUNTIF([.B22:.I22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23]=[$chatgpt.B23];&quot;OK&quot;;&quot;KO&quot;)" office:value-type="string" office:string-value="KO" calcext:value-type="string">
            <text:p>KO</text:p>
          </table:table-cell>
          <table:table-cell table:formula="of:=IF([$humanevaluator.C23]=[$chatgpt.C23];&quot;OK&quot;;&quot;KO&quot;)" office:value-type="string" office:string-value="KO" calcext:value-type="string">
            <text:p>KO</text:p>
          </table:table-cell>
          <table:table-cell table:formula="of:=IF([$humanevaluator.D23]=[$chatgpt.D23];&quot;OK&quot;;&quot;KO&quot;)" office:value-type="string" office:string-value="OK" calcext:value-type="string">
            <text:p>OK</text:p>
          </table:table-cell>
          <table:table-cell table:formula="of:=IF([$humanevaluator.E23]=[$chatgpt.E23];&quot;OK&quot;;&quot;KO&quot;)" office:value-type="string" office:string-value="KO" calcext:value-type="string">
            <text:p>KO</text:p>
          </table:table-cell>
          <table:table-cell table:formula="of:=IF([$humanevaluator.F23]=[$chatgpt.F23];&quot;OK&quot;;&quot;KO&quot;)" office:value-type="string" office:string-value="KO" calcext:value-type="string">
            <text:p>KO</text:p>
          </table:table-cell>
          <table:table-cell table:formula="of:=IF([$humanevaluator.G23]=[$chatgpt.G23];&quot;OK&quot;;&quot;KO&quot;)" office:value-type="string" office:string-value="KO" calcext:value-type="string">
            <text:p>KO</text:p>
          </table:table-cell>
          <table:table-cell table:formula="of:=IF([$humanevaluator.H23]=[$chatgpt.H23];&quot;OK&quot;;&quot;KO&quot;)" office:value-type="string" office:string-value="KO" calcext:value-type="string">
            <text:p>KO</text:p>
          </table:table-cell>
          <table:table-cell table:formula="of:=IF([$humanevaluator.I23]=[$chatgpt.I23];&quot;OK&quot;;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1" calcext:value-type="float">
            <text:p>1</text:p>
          </table:table-cell>
          <table:table-cell table:formula="of:=COUNTIF([.B23:.I23];&quot;KO&quot;)" office:value-type="float" office:value="7" calcext:value-type="float">
            <text:p>7</text:p>
          </table:table-cell>
          <table:table-cell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24]=[$chatgpt.B24];&quot;OK&quot;;&quot;KO&quot;)" office:value-type="string" office:string-value="KO" calcext:value-type="string">
            <text:p>KO</text:p>
          </table:table-cell>
          <table:table-cell table:formula="of:=IF([$humanevaluator.C24]=[$chatgpt.C24];&quot;OK&quot;;&quot;KO&quot;)" office:value-type="string" office:string-value="KO" calcext:value-type="string">
            <text:p>KO</text:p>
          </table:table-cell>
          <table:table-cell table:formula="of:=IF([$humanevaluator.D24]=[$chatgpt.D24];&quot;OK&quot;;&quot;KO&quot;)" office:value-type="string" office:string-value="OK" calcext:value-type="string">
            <text:p>OK</text:p>
          </table:table-cell>
          <table:table-cell table:formula="of:=IF([$humanevaluator.E24]=[$chatgpt.E24];&quot;OK&quot;;&quot;KO&quot;)" office:value-type="string" office:string-value="KO" calcext:value-type="string">
            <text:p>KO</text:p>
          </table:table-cell>
          <table:table-cell table:formula="of:=IF([$humanevaluator.F24]=[$chatgpt.F24];&quot;OK&quot;;&quot;KO&quot;)" office:value-type="string" office:string-value="KO" calcext:value-type="string">
            <text:p>KO</text:p>
          </table:table-cell>
          <table:table-cell table:formula="of:=IF([$humanevaluator.G24]=[$chatgpt.G24];&quot;OK&quot;;&quot;KO&quot;)" office:value-type="string" office:string-value="KO" calcext:value-type="string">
            <text:p>KO</text:p>
          </table:table-cell>
          <table:table-cell table:formula="of:=IF([$humanevaluator.H24]=[$chatgpt.H24];&quot;OK&quot;;&quot;KO&quot;)" office:value-type="string" office:string-value="KO" calcext:value-type="string">
            <text:p>KO</text:p>
          </table:table-cell>
          <table:table-cell table:formula="of:=IF([$humanevaluator.I24]=[$chatgpt.I24];&quot;OK&quot;;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2" calcext:value-type="float">
            <text:p>2</text:p>
          </table:table-cell>
          <table:table-cell table:formula="of:=COUNTIF([.B24:.I2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19:.I28];&quot;OK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25]=[$chatgpt.B25];&quot;OK&quot;;&quot;KO&quot;)" office:value-type="string" office:string-value="KO" calcext:value-type="string">
            <text:p>KO</text:p>
          </table:table-cell>
          <table:table-cell table:formula="of:=IF([$humanevaluator.C25]=[$chatgpt.C25];&quot;OK&quot;;&quot;KO&quot;)" office:value-type="string" office:string-value="KO" calcext:value-type="string">
            <text:p>KO</text:p>
          </table:table-cell>
          <table:table-cell table:formula="of:=IF([$humanevaluator.D25]=[$chatgpt.D25];&quot;OK&quot;;&quot;KO&quot;)" office:value-type="string" office:string-value="OK" calcext:value-type="string">
            <text:p>OK</text:p>
          </table:table-cell>
          <table:table-cell table:formula="of:=IF([$humanevaluator.E25]=[$chatgpt.E25];&quot;OK&quot;;&quot;KO&quot;)" office:value-type="string" office:string-value="KO" calcext:value-type="string">
            <text:p>KO</text:p>
          </table:table-cell>
          <table:table-cell table:formula="of:=IF([$humanevaluator.F25]=[$chatgpt.F25];&quot;OK&quot;;&quot;KO&quot;)" office:value-type="string" office:string-value="OK" calcext:value-type="string">
            <text:p>OK</text:p>
          </table:table-cell>
          <table:table-cell table:formula="of:=IF([$humanevaluator.G25]=[$chatgpt.G25];&quot;OK&quot;;&quot;KO&quot;)" office:value-type="string" office:string-value="KO" calcext:value-type="string">
            <text:p>KO</text:p>
          </table:table-cell>
          <table:table-cell table:formula="of:=IF([$humanevaluator.H25]=[$chatgpt.H25];&quot;OK&quot;;&quot;KO&quot;)" office:value-type="string" office:string-value="KO" calcext:value-type="string">
            <text:p>KO</text:p>
          </table:table-cell>
          <table:table-cell table:formula="of:=IF([$humanevaluator.I25]=[$chatgpt.I25];&quot;OK&quot;;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19:.I28];&quot;KO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26]=[$chatgpt.B26];&quot;OK&quot;;&quot;KO&quot;)" office:value-type="string" office:string-value="KO" calcext:value-type="string">
            <text:p>KO</text:p>
          </table:table-cell>
          <table:table-cell table:formula="of:=IF([$humanevaluator.C26]=[$chatgpt.C26];&quot;OK&quot;;&quot;KO&quot;)" office:value-type="string" office:string-value="KO" calcext:value-type="string">
            <text:p>KO</text:p>
          </table:table-cell>
          <table:table-cell table:formula="of:=IF([$humanevaluator.D26]=[$chatgpt.D26];&quot;OK&quot;;&quot;KO&quot;)" office:value-type="string" office:string-value="OK" calcext:value-type="string">
            <text:p>OK</text:p>
          </table:table-cell>
          <table:table-cell table:formula="of:=IF([$humanevaluator.E26]=[$chatgpt.E26];&quot;OK&quot;;&quot;KO&quot;)" office:value-type="string" office:string-value="KO" calcext:value-type="string">
            <text:p>KO</text:p>
          </table:table-cell>
          <table:table-cell table:formula="of:=IF([$humanevaluator.F26]=[$chatgpt.F26];&quot;OK&quot;;&quot;KO&quot;)" office:value-type="string" office:string-value="OK" calcext:value-type="string">
            <text:p>OK</text:p>
          </table:table-cell>
          <table:table-cell table:formula="of:=IF([$humanevaluator.G26]=[$chatgpt.G26];&quot;OK&quot;;&quot;KO&quot;)" office:value-type="string" office:string-value="KO" calcext:value-type="string">
            <text:p>KO</text:p>
          </table:table-cell>
          <table:table-cell table:formula="of:=IF([$humanevaluator.H26]=[$chatgpt.H26];&quot;OK&quot;;&quot;KO&quot;)" office:value-type="string" office:string-value="KO" calcext:value-type="string">
            <text:p>KO</text:p>
          </table:table-cell>
          <table:table-cell table:formula="of:=IF([$humanevaluator.I26]=[$chatgpt.I26];&quot;OK&quot;;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27]=[$chatgpt.B27];&quot;OK&quot;;&quot;KO&quot;)" office:value-type="string" office:string-value="KO" calcext:value-type="string">
            <text:p>KO</text:p>
          </table:table-cell>
          <table:table-cell table:formula="of:=IF([$humanevaluator.C27]=[$chatgpt.C27];&quot;OK&quot;;&quot;KO&quot;)" office:value-type="string" office:string-value="KO" calcext:value-type="string">
            <text:p>KO</text:p>
          </table:table-cell>
          <table:table-cell table:formula="of:=IF([$humanevaluator.D27]=[$chatgpt.D27];&quot;OK&quot;;&quot;KO&quot;)" office:value-type="string" office:string-value="OK" calcext:value-type="string">
            <text:p>OK</text:p>
          </table:table-cell>
          <table:table-cell table:formula="of:=IF([$humanevaluator.E27]=[$chatgpt.E27];&quot;OK&quot;;&quot;KO&quot;)" office:value-type="string" office:string-value="KO" calcext:value-type="string">
            <text:p>KO</text:p>
          </table:table-cell>
          <table:table-cell table:formula="of:=IF([$humanevaluator.F27]=[$chatgpt.F27];&quot;OK&quot;;&quot;KO&quot;)" office:value-type="string" office:string-value="OK" calcext:value-type="string">
            <text:p>OK</text:p>
          </table:table-cell>
          <table:table-cell table:formula="of:=IF([$humanevaluator.G27]=[$chatgpt.G27];&quot;OK&quot;;&quot;KO&quot;)" office:value-type="string" office:string-value="KO" calcext:value-type="string">
            <text:p>KO</text:p>
          </table:table-cell>
          <table:table-cell table:formula="of:=IF([$humanevaluator.H27]=[$chatgpt.H27];&quot;OK&quot;;&quot;KO&quot;)" office:value-type="string" office:string-value="KO" calcext:value-type="string">
            <text:p>KO</text:p>
          </table:table-cell>
          <table:table-cell table:formula="of:=IF([$humanevaluator.I27]=[$chatgpt.I27];&quot;OK&quot;;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28]=[$chatgpt.B28];&quot;OK&quot;;&quot;KO&quot;)" office:value-type="string" office:string-value="KO" calcext:value-type="string">
            <text:p>KO</text:p>
          </table:table-cell>
          <table:table-cell table:formula="of:=IF([$humanevaluator.C28]=[$chatgpt.C28];&quot;OK&quot;;&quot;KO&quot;)" office:value-type="string" office:string-value="KO" calcext:value-type="string">
            <text:p>KO</text:p>
          </table:table-cell>
          <table:table-cell table:formula="of:=IF([$humanevaluator.D28]=[$chatgpt.D28];&quot;OK&quot;;&quot;KO&quot;)" office:value-type="string" office:string-value="OK" calcext:value-type="string">
            <text:p>OK</text:p>
          </table:table-cell>
          <table:table-cell table:formula="of:=IF([$humanevaluator.E28]=[$chatgpt.E28];&quot;OK&quot;;&quot;KO&quot;)" office:value-type="string" office:string-value="KO" calcext:value-type="string">
            <text:p>KO</text:p>
          </table:table-cell>
          <table:table-cell table:formula="of:=IF([$humanevaluator.F28]=[$chatgpt.F28];&quot;OK&quot;;&quot;KO&quot;)" office:value-type="string" office:string-value="OK" calcext:value-type="string">
            <text:p>OK</text:p>
          </table:table-cell>
          <table:table-cell table:formula="of:=IF([$humanevaluator.G28]=[$chatgpt.G28];&quot;OK&quot;;&quot;KO&quot;)" office:value-type="string" office:string-value="KO" calcext:value-type="string">
            <text:p>KO</text:p>
          </table:table-cell>
          <table:table-cell table:formula="of:=IF([$humanevaluator.H28]=[$chatgpt.H28];&quot;OK&quot;;&quot;KO&quot;)" office:value-type="string" office:string-value="KO" calcext:value-type="string">
            <text:p>KO</text:p>
          </table:table-cell>
          <table:table-cell table:formula="of:=IF([$humanevaluator.I28]=[$chatgpt.I28];&quot;OK&quot;;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19:.B28];&quot;OK&quot;)" office:value-type="float" office:value="0" calcext:value-type="float">
            <text:p>0</text:p>
          </table:table-cell>
          <table:table-cell table:formula="of:=COUNTIF([.C19:.C28];&quot;OK&quot;)" office:value-type="float" office:value="0" calcext:value-type="float">
            <text:p>0</text:p>
          </table:table-cell>
          <table:table-cell table:formula="of:=COUNTIF([.D19:.D28];&quot;OK&quot;)" office:value-type="float" office:value="10" calcext:value-type="float">
            <text:p>10</text:p>
          </table:table-cell>
          <table:table-cell table:formula="of:=COUNTIF([.E19:.E28];&quot;OK&quot;)" office:value-type="float" office:value="0" calcext:value-type="float">
            <text:p>0</text:p>
          </table:table-cell>
          <table:table-cell table:formula="of:=COUNTIF([.F19:.F28];&quot;OK&quot;)" office:value-type="float" office:value="6" calcext:value-type="float">
            <text:p>6</text:p>
          </table:table-cell>
          <table:table-cell table:formula="of:=COUNTIF([.G19:.G28];&quot;OK&quot;)" office:value-type="float" office:value="0" calcext:value-type="float">
            <text:p>0</text:p>
          </table:table-cell>
          <table:table-cell table:formula="of:=COUNTIF([.H19:.H28];&quot;OK&quot;)" office:value-type="float" office:value="0" calcext:value-type="float">
            <text:p>0</text:p>
          </table:table-cell>
          <table:table-cell table:formula="of:=COUNTIF([.I19:.I28];&quot;OK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19:.B28];&quot;KO&quot;)" office:value-type="float" office:value="10" calcext:value-type="float">
            <text:p>10</text:p>
          </table:table-cell>
          <table:table-cell table:formula="of:=COUNTIF([.C19:.C28];&quot;KO&quot;)" office:value-type="float" office:value="10" calcext:value-type="float">
            <text:p>10</text:p>
          </table:table-cell>
          <table:table-cell table:formula="of:=COUNTIF([.D19:.D28];&quot;KO&quot;)" office:value-type="float" office:value="0" calcext:value-type="float">
            <text:p>0</text:p>
          </table:table-cell>
          <table:table-cell table:formula="of:=COUNTIF([.E19:.E28];&quot;KO&quot;)" office:value-type="float" office:value="10" calcext:value-type="float">
            <text:p>10</text:p>
          </table:table-cell>
          <table:table-cell table:formula="of:=COUNTIF([.F19:.F28];&quot;KO&quot;)" office:value-type="float" office:value="4" calcext:value-type="float">
            <text:p>4</text:p>
          </table:table-cell>
          <table:table-cell table:formula="of:=COUNTIF([.G19:.G28];&quot;KO&quot;)" office:value-type="float" office:value="10" calcext:value-type="float">
            <text:p>10</text:p>
          </table:table-cell>
          <table:table-cell table:formula="of:=COUNTIF([.H19:.H28];&quot;KO&quot;)" office:value-type="float" office:value="10" calcext:value-type="float">
            <text:p>10</text:p>
          </table:table-cell>
          <table:table-cell table:formula="of:=COUNTIF([.I19:.I28];&quot;KO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32]=[$chatgpt.B32];&quot;OK&quot;;&quot;KO&quot;)" office:value-type="string" office:string-value="OK" calcext:value-type="string">
            <text:p>OK</text:p>
          </table:table-cell>
          <table:table-cell table:formula="of:=IF([$humanevaluator.C32]=[$chatgpt.C32];&quot;OK&quot;;&quot;KO&quot;)" office:value-type="string" office:string-value="OK" calcext:value-type="string">
            <text:p>OK</text:p>
          </table:table-cell>
          <table:table-cell table:formula="of:=IF([$humanevaluator.D32]=[$chatgpt.D32];&quot;OK&quot;;&quot;KO&quot;)" office:value-type="string" office:string-value="KO" calcext:value-type="string">
            <text:p>KO</text:p>
          </table:table-cell>
          <table:table-cell table:formula="of:=IF([$humanevaluator.E32]=[$chatgpt.E32];&quot;OK&quot;;&quot;KO&quot;)" office:value-type="string" office:string-value="OK" calcext:value-type="string">
            <text:p>OK</text:p>
          </table:table-cell>
          <table:table-cell table:formula="of:=IF([$humanevaluator.F32]=[$chatgpt.F32];&quot;OK&quot;;&quot;KO&quot;)" office:value-type="string" office:string-value="OK" calcext:value-type="string">
            <text:p>OK</text:p>
          </table:table-cell>
          <table:table-cell table:formula="of:=IF([$humanevaluator.G32]=[$chatgpt.G32];&quot;OK&quot;;&quot;KO&quot;)" office:value-type="string" office:string-value="OK" calcext:value-type="string">
            <text:p>OK</text:p>
          </table:table-cell>
          <table:table-cell table:formula="of:=IF([$humanevaluator.H32]=[$chatgpt.H32];&quot;OK&quot;;&quot;KO&quot;)" office:value-type="string" office:string-value="OK" calcext:value-type="string">
            <text:p>OK</text:p>
          </table:table-cell>
          <table:table-cell table:formula="of:=IF([$humanevaluator.I32]=[$chatgpt.I32];&quot;OK&quot;;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33]=[$chatgpt.B33];&quot;OK&quot;;&quot;KO&quot;)" office:value-type="string" office:string-value="KO" calcext:value-type="string">
            <text:p>KO</text:p>
          </table:table-cell>
          <table:table-cell table:formula="of:=IF([$humanevaluator.C33]=[$chatgpt.C33];&quot;OK&quot;;&quot;KO&quot;)" office:value-type="string" office:string-value="OK" calcext:value-type="string">
            <text:p>OK</text:p>
          </table:table-cell>
          <table:table-cell table:formula="of:=IF([$humanevaluator.D33]=[$chatgpt.D33];&quot;OK&quot;;&quot;KO&quot;)" office:value-type="string" office:string-value="OK" calcext:value-type="string">
            <text:p>OK</text:p>
          </table:table-cell>
          <table:table-cell table:formula="of:=IF([$humanevaluator.E33]=[$chatgpt.E33];&quot;OK&quot;;&quot;KO&quot;)" office:value-type="string" office:string-value="OK" calcext:value-type="string">
            <text:p>OK</text:p>
          </table:table-cell>
          <table:table-cell table:formula="of:=IF([$humanevaluator.F33]=[$chatgpt.F33];&quot;OK&quot;;&quot;KO&quot;)" office:value-type="string" office:string-value="OK" calcext:value-type="string">
            <text:p>OK</text:p>
          </table:table-cell>
          <table:table-cell table:formula="of:=IF([$humanevaluator.G33]=[$chatgpt.G33];&quot;OK&quot;;&quot;KO&quot;)" office:value-type="string" office:string-value="OK" calcext:value-type="string">
            <text:p>OK</text:p>
          </table:table-cell>
          <table:table-cell table:formula="of:=IF([$humanevaluator.H33]=[$chatgpt.H33];&quot;OK&quot;;&quot;KO&quot;)" office:value-type="string" office:string-value="OK" calcext:value-type="string">
            <text:p>OK</text:p>
          </table:table-cell>
          <table:table-cell table:formula="of:=IF([$humanevaluator.I33]=[$chatgpt.I33];&quot;OK&quot;;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34]=[$chatgpt.B34];&quot;OK&quot;;&quot;KO&quot;)" office:value-type="string" office:string-value="KO" calcext:value-type="string">
            <text:p>KO</text:p>
          </table:table-cell>
          <table:table-cell table:formula="of:=IF([$humanevaluator.C34]=[$chatgpt.C34];&quot;OK&quot;;&quot;KO&quot;)" office:value-type="string" office:string-value="OK" calcext:value-type="string">
            <text:p>OK</text:p>
          </table:table-cell>
          <table:table-cell table:formula="of:=IF([$humanevaluator.D34]=[$chatgpt.D34];&quot;OK&quot;;&quot;KO&quot;)" office:value-type="string" office:string-value="KO" calcext:value-type="string">
            <text:p>KO</text:p>
          </table:table-cell>
          <table:table-cell table:formula="of:=IF([$humanevaluator.E34]=[$chatgpt.E34];&quot;OK&quot;;&quot;KO&quot;)" office:value-type="string" office:string-value="OK" calcext:value-type="string">
            <text:p>OK</text:p>
          </table:table-cell>
          <table:table-cell table:formula="of:=IF([$humanevaluator.F34]=[$chatgpt.F34];&quot;OK&quot;;&quot;KO&quot;)" office:value-type="string" office:string-value="OK" calcext:value-type="string">
            <text:p>OK</text:p>
          </table:table-cell>
          <table:table-cell table:formula="of:=IF([$humanevaluator.G34]=[$chatgpt.G34];&quot;OK&quot;;&quot;KO&quot;)" office:value-type="string" office:string-value="OK" calcext:value-type="string">
            <text:p>OK</text:p>
          </table:table-cell>
          <table:table-cell table:formula="of:=IF([$humanevaluator.H34]=[$chatgpt.H34];&quot;OK&quot;;&quot;KO&quot;)" office:value-type="string" office:string-value="OK" calcext:value-type="string">
            <text:p>OK</text:p>
          </table:table-cell>
          <table:table-cell table:formula="of:=IF([$humanevaluator.I34]=[$chatgpt.I34];&quot;OK&quot;;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35]=[$chatgpt.B35];&quot;OK&quot;;&quot;KO&quot;)" office:value-type="string" office:string-value="KO" calcext:value-type="string">
            <text:p>KO</text:p>
          </table:table-cell>
          <table:table-cell table:formula="of:=IF([$humanevaluator.C35]=[$chatgpt.C35];&quot;OK&quot;;&quot;KO&quot;)" office:value-type="string" office:string-value="KO" calcext:value-type="string">
            <text:p>KO</text:p>
          </table:table-cell>
          <table:table-cell table:formula="of:=IF([$humanevaluator.D35]=[$chatgpt.D35];&quot;OK&quot;;&quot;KO&quot;)" office:value-type="string" office:string-value="OK" calcext:value-type="string">
            <text:p>OK</text:p>
          </table:table-cell>
          <table:table-cell table:formula="of:=IF([$humanevaluator.E35]=[$chatgpt.E35];&quot;OK&quot;;&quot;KO&quot;)" office:value-type="string" office:string-value="OK" calcext:value-type="string">
            <text:p>OK</text:p>
          </table:table-cell>
          <table:table-cell table:formula="of:=IF([$humanevaluator.F35]=[$chatgpt.F35];&quot;OK&quot;;&quot;KO&quot;)" office:value-type="string" office:string-value="OK" calcext:value-type="string">
            <text:p>OK</text:p>
          </table:table-cell>
          <table:table-cell table:formula="of:=IF([$humanevaluator.G35]=[$chatgpt.G35];&quot;OK&quot;;&quot;KO&quot;)" office:value-type="string" office:string-value="OK" calcext:value-type="string">
            <text:p>OK</text:p>
          </table:table-cell>
          <table:table-cell table:formula="of:=IF([$humanevaluator.H35]=[$chatgpt.H35];&quot;OK&quot;;&quot;KO&quot;)" office:value-type="string" office:string-value="OK" calcext:value-type="string">
            <text:p>OK</text:p>
          </table:table-cell>
          <table:table-cell table:formula="of:=IF([$humanevaluator.I35]=[$chatgpt.I35];&quot;OK&quot;;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36]=[$chatgpt.B36];&quot;OK&quot;;&quot;KO&quot;)" office:value-type="string" office:string-value="KO" calcext:value-type="string">
            <text:p>KO</text:p>
          </table:table-cell>
          <table:table-cell table:formula="of:=IF([$humanevaluator.C36]=[$chatgpt.C36];&quot;OK&quot;;&quot;KO&quot;)" office:value-type="string" office:string-value="KO" calcext:value-type="string">
            <text:p>KO</text:p>
          </table:table-cell>
          <table:table-cell table:formula="of:=IF([$humanevaluator.D36]=[$chatgpt.D36];&quot;OK&quot;;&quot;KO&quot;)" office:value-type="string" office:string-value="KO" calcext:value-type="string">
            <text:p>KO</text:p>
          </table:table-cell>
          <table:table-cell table:formula="of:=IF([$humanevaluator.E36]=[$chatgpt.E36];&quot;OK&quot;;&quot;KO&quot;)" office:value-type="string" office:string-value="OK" calcext:value-type="string">
            <text:p>OK</text:p>
          </table:table-cell>
          <table:table-cell table:formula="of:=IF([$humanevaluator.F36]=[$chatgpt.F36];&quot;OK&quot;;&quot;KO&quot;)" office:value-type="string" office:string-value="OK" calcext:value-type="string">
            <text:p>OK</text:p>
          </table:table-cell>
          <table:table-cell table:formula="of:=IF([$humanevaluator.G36]=[$chatgpt.G36];&quot;OK&quot;;&quot;KO&quot;)" office:value-type="string" office:string-value="OK" calcext:value-type="string">
            <text:p>OK</text:p>
          </table:table-cell>
          <table:table-cell table:formula="of:=IF([$humanevaluator.H36]=[$chatgpt.H36];&quot;OK&quot;;&quot;KO&quot;)" office:value-type="string" office:string-value="OK" calcext:value-type="string">
            <text:p>OK</text:p>
          </table:table-cell>
          <table:table-cell table:formula="of:=IF([$humanevaluator.I36]=[$chatgpt.I36];&quot;OK&quot;;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DeepSeek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37]=[$chatgpt.B37];&quot;OK&quot;;&quot;KO&quot;)" office:value-type="string" office:string-value="KO" calcext:value-type="string">
            <text:p>KO</text:p>
          </table:table-cell>
          <table:table-cell table:formula="of:=IF([$humanevaluator.C37]=[$chatgpt.C37];&quot;OK&quot;;&quot;KO&quot;)" office:value-type="string" office:string-value="KO" calcext:value-type="string">
            <text:p>KO</text:p>
          </table:table-cell>
          <table:table-cell table:formula="of:=IF([$humanevaluator.D37]=[$chatgpt.D37];&quot;OK&quot;;&quot;KO&quot;)" office:value-type="string" office:string-value="OK" calcext:value-type="string">
            <text:p>OK</text:p>
          </table:table-cell>
          <table:table-cell table:formula="of:=IF([$humanevaluator.E37]=[$chatgpt.E37];&quot;OK&quot;;&quot;KO&quot;)" office:value-type="string" office:string-value="OK" calcext:value-type="string">
            <text:p>OK</text:p>
          </table:table-cell>
          <table:table-cell table:formula="of:=IF([$humanevaluator.F37]=[$chatgpt.F37];&quot;OK&quot;;&quot;KO&quot;)" office:value-type="string" office:string-value="OK" calcext:value-type="string">
            <text:p>OK</text:p>
          </table:table-cell>
          <table:table-cell table:formula="of:=IF([$humanevaluator.G37]=[$chatgpt.G37];&quot;OK&quot;;&quot;KO&quot;)" office:value-type="string" office:string-value="OK" calcext:value-type="string">
            <text:p>OK</text:p>
          </table:table-cell>
          <table:table-cell table:formula="of:=IF([$humanevaluator.H37]=[$chatgpt.H37];&quot;OK&quot;;&quot;KO&quot;)" office:value-type="string" office:string-value="OK" calcext:value-type="string">
            <text:p>OK</text:p>
          </table:table-cell>
          <table:table-cell table:formula="of:=IF([$humanevaluator.I37]=[$chatgpt.I37];&quot;OK&quot;;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38]=[$chatgpt.B38];&quot;OK&quot;;&quot;KO&quot;)" office:value-type="string" office:string-value="KO" calcext:value-type="string">
            <text:p>KO</text:p>
          </table:table-cell>
          <table:table-cell table:formula="of:=IF([$humanevaluator.C38]=[$chatgpt.C38];&quot;OK&quot;;&quot;KO&quot;)" office:value-type="string" office:string-value="KO" calcext:value-type="string">
            <text:p>KO</text:p>
          </table:table-cell>
          <table:table-cell table:formula="of:=IF([$humanevaluator.D38]=[$chatgpt.D38];&quot;OK&quot;;&quot;KO&quot;)" office:value-type="string" office:string-value="OK" calcext:value-type="string">
            <text:p>OK</text:p>
          </table:table-cell>
          <table:table-cell table:formula="of:=IF([$humanevaluator.E38]=[$chatgpt.E38];&quot;OK&quot;;&quot;KO&quot;)" office:value-type="string" office:string-value="OK" calcext:value-type="string">
            <text:p>OK</text:p>
          </table:table-cell>
          <table:table-cell table:formula="of:=IF([$humanevaluator.F38]=[$chatgpt.F38];&quot;OK&quot;;&quot;KO&quot;)" office:value-type="string" office:string-value="OK" calcext:value-type="string">
            <text:p>OK</text:p>
          </table:table-cell>
          <table:table-cell table:formula="of:=IF([$humanevaluator.G38]=[$chatgpt.G38];&quot;OK&quot;;&quot;KO&quot;)" office:value-type="string" office:string-value="OK" calcext:value-type="string">
            <text:p>OK</text:p>
          </table:table-cell>
          <table:table-cell table:formula="of:=IF([$humanevaluator.H38]=[$chatgpt.H38];&quot;OK&quot;;&quot;KO&quot;)" office:value-type="string" office:string-value="OK" calcext:value-type="string">
            <text:p>OK</text:p>
          </table:table-cell>
          <table:table-cell table:formula="of:=IF([$humanevaluator.I38]=[$chatgpt.I38];&quot;OK&quot;;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39]=[$chatgpt.B39];&quot;OK&quot;;&quot;KO&quot;)" office:value-type="string" office:string-value="KO" calcext:value-type="string">
            <text:p>KO</text:p>
          </table:table-cell>
          <table:table-cell table:formula="of:=IF([$humanevaluator.C39]=[$chatgpt.C39];&quot;OK&quot;;&quot;KO&quot;)" office:value-type="string" office:string-value="KO" calcext:value-type="string">
            <text:p>KO</text:p>
          </table:table-cell>
          <table:table-cell table:formula="of:=IF([$humanevaluator.D39]=[$chatgpt.D39];&quot;OK&quot;;&quot;KO&quot;)" office:value-type="string" office:string-value="OK" calcext:value-type="string">
            <text:p>OK</text:p>
          </table:table-cell>
          <table:table-cell table:formula="of:=IF([$humanevaluator.E39]=[$chatgpt.E39];&quot;OK&quot;;&quot;KO&quot;)" office:value-type="string" office:string-value="OK" calcext:value-type="string">
            <text:p>OK</text:p>
          </table:table-cell>
          <table:table-cell table:formula="of:=IF([$humanevaluator.F39]=[$chatgpt.F39];&quot;OK&quot;;&quot;KO&quot;)" office:value-type="string" office:string-value="OK" calcext:value-type="string">
            <text:p>OK</text:p>
          </table:table-cell>
          <table:table-cell table:formula="of:=IF([$humanevaluator.G39]=[$chatgpt.G39];&quot;OK&quot;;&quot;KO&quot;)" office:value-type="string" office:string-value="OK" calcext:value-type="string">
            <text:p>OK</text:p>
          </table:table-cell>
          <table:table-cell table:formula="of:=IF([$humanevaluator.H39]=[$chatgpt.H39];&quot;OK&quot;;&quot;KO&quot;)" office:value-type="string" office:string-value="OK" calcext:value-type="string">
            <text:p>OK</text:p>
          </table:table-cell>
          <table:table-cell table:formula="of:=IF([$humanevaluator.I39]=[$chatgpt.I39];&quot;OK&quot;;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40]=[$chatgpt.B40];&quot;OK&quot;;&quot;KO&quot;)" office:value-type="string" office:string-value="KO" calcext:value-type="string">
            <text:p>KO</text:p>
          </table:table-cell>
          <table:table-cell table:formula="of:=IF([$humanevaluator.C40]=[$chatgpt.C40];&quot;OK&quot;;&quot;KO&quot;)" office:value-type="string" office:string-value="KO" calcext:value-type="string">
            <text:p>KO</text:p>
          </table:table-cell>
          <table:table-cell table:formula="of:=IF([$humanevaluator.D40]=[$chatgpt.D40];&quot;OK&quot;;&quot;KO&quot;)" office:value-type="string" office:string-value="OK" calcext:value-type="string">
            <text:p>OK</text:p>
          </table:table-cell>
          <table:table-cell table:formula="of:=IF([$humanevaluator.E40]=[$chatgpt.E40];&quot;OK&quot;;&quot;KO&quot;)" office:value-type="string" office:string-value="OK" calcext:value-type="string">
            <text:p>OK</text:p>
          </table:table-cell>
          <table:table-cell table:formula="of:=IF([$humanevaluator.F40]=[$chatgpt.F40];&quot;OK&quot;;&quot;KO&quot;)" office:value-type="string" office:string-value="OK" calcext:value-type="string">
            <text:p>OK</text:p>
          </table:table-cell>
          <table:table-cell table:formula="of:=IF([$humanevaluator.G40]=[$chatgpt.G40];&quot;OK&quot;;&quot;KO&quot;)" office:value-type="string" office:string-value="OK" calcext:value-type="string">
            <text:p>OK</text:p>
          </table:table-cell>
          <table:table-cell table:formula="of:=IF([$humanevaluator.H40]=[$chatgpt.H40];&quot;OK&quot;;&quot;KO&quot;)" office:value-type="string" office:string-value="OK" calcext:value-type="string">
            <text:p>OK</text:p>
          </table:table-cell>
          <table:table-cell table:formula="of:=IF([$humanevaluator.I40]=[$chatgpt.I40];&quot;OK&quot;;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41]=[$chatgpt.B41];&quot;OK&quot;;&quot;KO&quot;)" office:value-type="string" office:string-value="KO" calcext:value-type="string">
            <text:p>KO</text:p>
          </table:table-cell>
          <table:table-cell table:formula="of:=IF([$humanevaluator.C41]=[$chatgpt.C41];&quot;OK&quot;;&quot;KO&quot;)" office:value-type="string" office:string-value="KO" calcext:value-type="string">
            <text:p>KO</text:p>
          </table:table-cell>
          <table:table-cell table:formula="of:=IF([$humanevaluator.D41]=[$chatgpt.D41];&quot;OK&quot;;&quot;KO&quot;)" office:value-type="string" office:string-value="OK" calcext:value-type="string">
            <text:p>OK</text:p>
          </table:table-cell>
          <table:table-cell table:formula="of:=IF([$humanevaluator.E41]=[$chatgpt.E41];&quot;OK&quot;;&quot;KO&quot;)" office:value-type="string" office:string-value="OK" calcext:value-type="string">
            <text:p>OK</text:p>
          </table:table-cell>
          <table:table-cell table:formula="of:=IF([$humanevaluator.F41]=[$chatgpt.F41];&quot;OK&quot;;&quot;KO&quot;)" office:value-type="string" office:string-value="OK" calcext:value-type="string">
            <text:p>OK</text:p>
          </table:table-cell>
          <table:table-cell table:formula="of:=IF([$humanevaluator.G41]=[$chatgpt.G41];&quot;OK&quot;;&quot;KO&quot;)" office:value-type="string" office:string-value="OK" calcext:value-type="string">
            <text:p>OK</text:p>
          </table:table-cell>
          <table:table-cell table:formula="of:=IF([$humanevaluator.H41]=[$chatgpt.H41];&quot;OK&quot;;&quot;KO&quot;)" office:value-type="string" office:string-value="OK" calcext:value-type="string">
            <text:p>OK</text:p>
          </table:table-cell>
          <table:table-cell table:formula="of:=IF([$humanevaluator.I41]=[$chatgpt.I41];&quot;OK&quot;;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32:.B41];&quot;OK&quot;)" office:value-type="float" office:value="1" calcext:value-type="float">
            <text:p>1</text:p>
          </table:table-cell>
          <table:table-cell table:formula="of:=COUNTIF([.C32:.C41];&quot;OK&quot;)" office:value-type="float" office:value="3" calcext:value-type="float">
            <text:p>3</text:p>
          </table:table-cell>
          <table:table-cell table:formula="of:=COUNTIF([.D32:.D41];&quot;OK&quot;)" office:value-type="float" office:value="7" calcext:value-type="float">
            <text:p>7</text:p>
          </table:table-cell>
          <table:table-cell table:formula="of:=COUNTIF([.E32:.E41];&quot;OK&quot;)" office:value-type="float" office:value="10" calcext:value-type="float">
            <text:p>10</text:p>
          </table:table-cell>
          <table:table-cell table:formula="of:=COUNTIF([.F32:.F41];&quot;OK&quot;)" office:value-type="float" office:value="10" calcext:value-type="float">
            <text:p>10</text:p>
          </table:table-cell>
          <table:table-cell table:formula="of:=COUNTIF([.G32:.G41];&quot;OK&quot;)" office:value-type="float" office:value="10" calcext:value-type="float">
            <text:p>10</text:p>
          </table:table-cell>
          <table:table-cell table:formula="of:=COUNTIF([.H32:.H41];&quot;OK&quot;)" office:value-type="float" office:value="10" calcext:value-type="float">
            <text:p>10</text:p>
          </table:table-cell>
          <table:table-cell table:formula="of:=COUNTIF([.I32:.I41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32:.B41];&quot;KO&quot;)" office:value-type="float" office:value="9" calcext:value-type="float">
            <text:p>9</text:p>
          </table:table-cell>
          <table:table-cell table:formula="of:=COUNTIF([.C32:.C41];&quot;KO&quot;)" office:value-type="float" office:value="7" calcext:value-type="float">
            <text:p>7</text:p>
          </table:table-cell>
          <table:table-cell table:formula="of:=COUNTIF([.D32:.D41];&quot;KO&quot;)" office:value-type="float" office:value="3" calcext:value-type="float">
            <text:p>3</text:p>
          </table:table-cell>
          <table:table-cell table:formula="of:=COUNTIF([.E32:.E41];&quot;KO&quot;)" office:value-type="float" office:value="0" calcext:value-type="float">
            <text:p>0</text:p>
          </table:table-cell>
          <table:table-cell table:formula="of:=COUNTIF([.F32:.F41];&quot;KO&quot;)" office:value-type="float" office:value="0" calcext:value-type="float">
            <text:p>0</text:p>
          </table:table-cell>
          <table:table-cell table:formula="of:=COUNTIF([.G32:.G41];&quot;KO&quot;)" office:value-type="float" office:value="0" calcext:value-type="float">
            <text:p>0</text:p>
          </table:table-cell>
          <table:table-cell table:formula="of:=COUNTIF([.H32:.H41];&quot;KO&quot;)" office:value-type="float" office:value="0" calcext:value-type="float">
            <text:p>0</text:p>
          </table:table-cell>
          <table:table-cell table:formula="of:=COUNTIF([.I32:.I41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45]=[$chatgpt.B45];&quot;OK&quot;;&quot;KO&quot;)" office:value-type="string" office:string-value="OK" calcext:value-type="string">
            <text:p>OK</text:p>
          </table:table-cell>
          <table:table-cell table:formula="of:=IF([$humanevaluator.C45]=[$chatgpt.C45];&quot;OK&quot;;&quot;KO&quot;)" office:value-type="string" office:string-value="OK" calcext:value-type="string">
            <text:p>OK</text:p>
          </table:table-cell>
          <table:table-cell table:formula="of:=IF([$humanevaluator.D45]=[$chatgpt.D45];&quot;OK&quot;;&quot;KO&quot;)" office:value-type="string" office:string-value="OK" calcext:value-type="string">
            <text:p>OK</text:p>
          </table:table-cell>
          <table:table-cell table:formula="of:=IF([$humanevaluator.E45]=[$chatgpt.E45];&quot;OK&quot;;&quot;KO&quot;)" office:value-type="string" office:string-value="KO" calcext:value-type="string">
            <text:p>KO</text:p>
          </table:table-cell>
          <table:table-cell table:formula="of:=IF([$humanevaluator.F45]=[$chatgpt.F45];&quot;OK&quot;;&quot;KO&quot;)" office:value-type="string" office:string-value="OK" calcext:value-type="string">
            <text:p>OK</text:p>
          </table:table-cell>
          <table:table-cell table:formula="of:=IF([$humanevaluator.G45]=[$chatgpt.G45];&quot;OK&quot;;&quot;KO&quot;)" office:value-type="string" office:string-value="OK" calcext:value-type="string">
            <text:p>OK</text:p>
          </table:table-cell>
          <table:table-cell table:formula="of:=IF([$humanevaluator.H45]=[$chatgpt.H45];&quot;OK&quot;;&quot;KO&quot;)" office:value-type="string" office:string-value="KO" calcext:value-type="string">
            <text:p>KO</text:p>
          </table:table-cell>
          <table:table-cell table:formula="of:=IF([$humanevaluator.I45]=[$chatgpt.I45];&quot;OK&quot;;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46]=[$chatgpt.B46];&quot;OK&quot;;&quot;KO&quot;)" office:value-type="string" office:string-value="OK" calcext:value-type="string">
            <text:p>OK</text:p>
          </table:table-cell>
          <table:table-cell table:formula="of:=IF([$humanevaluator.C46]=[$chatgpt.C46];&quot;OK&quot;;&quot;KO&quot;)" office:value-type="string" office:string-value="OK" calcext:value-type="string">
            <text:p>OK</text:p>
          </table:table-cell>
          <table:table-cell table:formula="of:=IF([$humanevaluator.D46]=[$chatgpt.D46];&quot;OK&quot;;&quot;KO&quot;)" office:value-type="string" office:string-value="OK" calcext:value-type="string">
            <text:p>OK</text:p>
          </table:table-cell>
          <table:table-cell table:formula="of:=IF([$humanevaluator.E46]=[$chatgpt.E46];&quot;OK&quot;;&quot;KO&quot;)" office:value-type="string" office:string-value="OK" calcext:value-type="string">
            <text:p>OK</text:p>
          </table:table-cell>
          <table:table-cell table:formula="of:=IF([$humanevaluator.F46]=[$chatgpt.F46];&quot;OK&quot;;&quot;KO&quot;)" office:value-type="string" office:string-value="OK" calcext:value-type="string">
            <text:p>OK</text:p>
          </table:table-cell>
          <table:table-cell table:formula="of:=IF([$humanevaluator.G46]=[$chatgpt.G46];&quot;OK&quot;;&quot;KO&quot;)" office:value-type="string" office:string-value="OK" calcext:value-type="string">
            <text:p>OK</text:p>
          </table:table-cell>
          <table:table-cell table:formula="of:=IF([$humanevaluator.H46]=[$chatgpt.H46];&quot;OK&quot;;&quot;KO&quot;)" office:value-type="string" office:string-value="KO" calcext:value-type="string">
            <text:p>KO</text:p>
          </table:table-cell>
          <table:table-cell table:formula="of:=IF([$humanevaluator.I46]=[$chatgpt.I46];&quot;OK&quot;;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47]=[$chatgpt.B47];&quot;OK&quot;;&quot;KO&quot;)" office:value-type="string" office:string-value="OK" calcext:value-type="string">
            <text:p>OK</text:p>
          </table:table-cell>
          <table:table-cell table:formula="of:=IF([$humanevaluator.C47]=[$chatgpt.C47];&quot;OK&quot;;&quot;KO&quot;)" office:value-type="string" office:string-value="OK" calcext:value-type="string">
            <text:p>OK</text:p>
          </table:table-cell>
          <table:table-cell table:formula="of:=IF([$humanevaluator.D47]=[$chatgpt.D47];&quot;OK&quot;;&quot;KO&quot;)" office:value-type="string" office:string-value="KO" calcext:value-type="string">
            <text:p>KO</text:p>
          </table:table-cell>
          <table:table-cell table:formula="of:=IF([$humanevaluator.E47]=[$chatgpt.E47];&quot;OK&quot;;&quot;KO&quot;)" office:value-type="string" office:string-value="OK" calcext:value-type="string">
            <text:p>OK</text:p>
          </table:table-cell>
          <table:table-cell table:formula="of:=IF([$humanevaluator.F47]=[$chatgpt.F47];&quot;OK&quot;;&quot;KO&quot;)" office:value-type="string" office:string-value="OK" calcext:value-type="string">
            <text:p>OK</text:p>
          </table:table-cell>
          <table:table-cell table:formula="of:=IF([$humanevaluator.G47]=[$chatgpt.G47];&quot;OK&quot;;&quot;KO&quot;)" office:value-type="string" office:string-value="OK" calcext:value-type="string">
            <text:p>OK</text:p>
          </table:table-cell>
          <table:table-cell table:formula="of:=IF([$humanevaluator.H47]=[$chatgpt.H47];&quot;OK&quot;;&quot;KO&quot;)" office:value-type="string" office:string-value="KO" calcext:value-type="string">
            <text:p>KO</text:p>
          </table:table-cell>
          <table:table-cell table:formula="of:=IF([$humanevaluator.I47]=[$chatgpt.I47];&quot;OK&quot;;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6" calcext:value-type="float">
            <text:p>6</text:p>
          </table:table-cell>
          <table:table-cell table:formula="of:=COUNTIF([.B47:.I4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48]=[$chatgpt.B48];&quot;OK&quot;;&quot;KO&quot;)" office:value-type="string" office:string-value="KO" calcext:value-type="string">
            <text:p>KO</text:p>
          </table:table-cell>
          <table:table-cell table:formula="of:=IF([$humanevaluator.C48]=[$chatgpt.C48];&quot;OK&quot;;&quot;KO&quot;)" office:value-type="string" office:string-value="OK" calcext:value-type="string">
            <text:p>OK</text:p>
          </table:table-cell>
          <table:table-cell table:formula="of:=IF([$humanevaluator.D48]=[$chatgpt.D48];&quot;OK&quot;;&quot;KO&quot;)" office:value-type="string" office:string-value="OK" calcext:value-type="string">
            <text:p>OK</text:p>
          </table:table-cell>
          <table:table-cell table:formula="of:=IF([$humanevaluator.E48]=[$chatgpt.E48];&quot;OK&quot;;&quot;KO&quot;)" office:value-type="string" office:string-value="OK" calcext:value-type="string">
            <text:p>OK</text:p>
          </table:table-cell>
          <table:table-cell table:formula="of:=IF([$humanevaluator.F48]=[$chatgpt.F48];&quot;OK&quot;;&quot;KO&quot;)" office:value-type="string" office:string-value="OK" calcext:value-type="string">
            <text:p>OK</text:p>
          </table:table-cell>
          <table:table-cell table:formula="of:=IF([$humanevaluator.G48]=[$chatgpt.G48];&quot;OK&quot;;&quot;KO&quot;)" office:value-type="string" office:string-value="KO" calcext:value-type="string">
            <text:p>KO</text:p>
          </table:table-cell>
          <table:table-cell table:formula="of:=IF([$humanevaluator.H48]=[$chatgpt.H48];&quot;OK&quot;;&quot;KO&quot;)" office:value-type="string" office:string-value="KO" calcext:value-type="string">
            <text:p>KO</text:p>
          </table:table-cell>
          <table:table-cell table:formula="of:=IF([$humanevaluator.I48]=[$chatgpt.I48];&quot;OK&quot;;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49]=[$chatgpt.B49];&quot;OK&quot;;&quot;KO&quot;)" office:value-type="string" office:string-value="KO" calcext:value-type="string">
            <text:p>KO</text:p>
          </table:table-cell>
          <table:table-cell table:formula="of:=IF([$humanevaluator.C49]=[$chatgpt.C49];&quot;OK&quot;;&quot;KO&quot;)" office:value-type="string" office:string-value="OK" calcext:value-type="string">
            <text:p>OK</text:p>
          </table:table-cell>
          <table:table-cell table:formula="of:=IF([$humanevaluator.D49]=[$chatgpt.D49];&quot;OK&quot;;&quot;KO&quot;)" office:value-type="string" office:string-value="OK" calcext:value-type="string">
            <text:p>OK</text:p>
          </table:table-cell>
          <table:table-cell table:formula="of:=IF([$humanevaluator.E49]=[$chatgpt.E49];&quot;OK&quot;;&quot;KO&quot;)" office:value-type="string" office:string-value="KO" calcext:value-type="string">
            <text:p>KO</text:p>
          </table:table-cell>
          <table:table-cell table:formula="of:=IF([$humanevaluator.F49]=[$chatgpt.F49];&quot;OK&quot;;&quot;KO&quot;)" office:value-type="string" office:string-value="OK" calcext:value-type="string">
            <text:p>OK</text:p>
          </table:table-cell>
          <table:table-cell table:formula="of:=IF([$humanevaluator.G49]=[$chatgpt.G49];&quot;OK&quot;;&quot;KO&quot;)" office:value-type="string" office:string-value="OK" calcext:value-type="string">
            <text:p>OK</text:p>
          </table:table-cell>
          <table:table-cell table:formula="of:=IF([$humanevaluator.H49]=[$chatgpt.H49];&quot;OK&quot;;&quot;KO&quot;)" office:value-type="string" office:string-value="KO" calcext:value-type="string">
            <text:p>KO</text:p>
          </table:table-cell>
          <table:table-cell table:formula="of:=IF([$humanevaluator.I49]=[$chatgpt.I49];&quot;OK&quot;;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5" calcext:value-type="float">
            <text:p>5</text:p>
          </table:table-cell>
          <table:table-cell table:formula="of:=COUNTIF([.B49:.I49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Mistral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50]=[$chatgpt.B50];&quot;OK&quot;;&quot;KO&quot;)" office:value-type="string" office:string-value="KO" calcext:value-type="string">
            <text:p>KO</text:p>
          </table:table-cell>
          <table:table-cell table:formula="of:=IF([$humanevaluator.C50]=[$chatgpt.C50];&quot;OK&quot;;&quot;KO&quot;)" office:value-type="string" office:string-value="KO" calcext:value-type="string">
            <text:p>KO</text:p>
          </table:table-cell>
          <table:table-cell table:formula="of:=IF([$humanevaluator.D50]=[$chatgpt.D50];&quot;OK&quot;;&quot;KO&quot;)" office:value-type="string" office:string-value="OK" calcext:value-type="string">
            <text:p>OK</text:p>
          </table:table-cell>
          <table:table-cell table:formula="of:=IF([$humanevaluator.E50]=[$chatgpt.E50];&quot;OK&quot;;&quot;KO&quot;)" office:value-type="string" office:string-value="OK" calcext:value-type="string">
            <text:p>OK</text:p>
          </table:table-cell>
          <table:table-cell table:formula="of:=IF([$humanevaluator.F50]=[$chatgpt.F50];&quot;OK&quot;;&quot;KO&quot;)" office:value-type="string" office:string-value="OK" calcext:value-type="string">
            <text:p>OK</text:p>
          </table:table-cell>
          <table:table-cell table:formula="of:=IF([$humanevaluator.G50]=[$chatgpt.G50];&quot;OK&quot;;&quot;KO&quot;)" office:value-type="string" office:string-value="KO" calcext:value-type="string">
            <text:p>KO</text:p>
          </table:table-cell>
          <table:table-cell table:formula="of:=IF([$humanevaluator.H50]=[$chatgpt.H50];&quot;OK&quot;;&quot;KO&quot;)" office:value-type="string" office:string-value="KO" calcext:value-type="string">
            <text:p>KO</text:p>
          </table:table-cell>
          <table:table-cell table:formula="of:=IF([$humanevaluator.I50]=[$chatgpt.I50];&quot;OK&quot;;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3" calcext:value-type="float">
            <text:p>3</text:p>
          </table:table-cell>
          <table:table-cell table:formula="of:=COUNTIF([.B50:.I50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45:.I54];&quot;OK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51]=[$chatgpt.B51];&quot;OK&quot;;&quot;KO&quot;)" office:value-type="string" office:string-value="KO" calcext:value-type="string">
            <text:p>KO</text:p>
          </table:table-cell>
          <table:table-cell table:formula="of:=IF([$humanevaluator.C51]=[$chatgpt.C51];&quot;OK&quot;;&quot;KO&quot;)" office:value-type="string" office:string-value="KO" calcext:value-type="string">
            <text:p>KO</text:p>
          </table:table-cell>
          <table:table-cell table:formula="of:=IF([$humanevaluator.D51]=[$chatgpt.D51];&quot;OK&quot;;&quot;KO&quot;)" office:value-type="string" office:string-value="OK" calcext:value-type="string">
            <text:p>OK</text:p>
          </table:table-cell>
          <table:table-cell table:formula="of:=IF([$humanevaluator.E51]=[$chatgpt.E51];&quot;OK&quot;;&quot;KO&quot;)" office:value-type="string" office:string-value="OK" calcext:value-type="string">
            <text:p>OK</text:p>
          </table:table-cell>
          <table:table-cell table:formula="of:=IF([$humanevaluator.F51]=[$chatgpt.F51];&quot;OK&quot;;&quot;KO&quot;)" office:value-type="string" office:string-value="OK" calcext:value-type="string">
            <text:p>OK</text:p>
          </table:table-cell>
          <table:table-cell table:formula="of:=IF([$humanevaluator.G51]=[$chatgpt.G51];&quot;OK&quot;;&quot;KO&quot;)" office:value-type="string" office:string-value="KO" calcext:value-type="string">
            <text:p>KO</text:p>
          </table:table-cell>
          <table:table-cell table:formula="of:=IF([$humanevaluator.H51]=[$chatgpt.H51];&quot;OK&quot;;&quot;KO&quot;)" office:value-type="string" office:string-value="OK" calcext:value-type="string">
            <text:p>OK</text:p>
          </table:table-cell>
          <table:table-cell table:formula="of:=IF([$humanevaluator.I51]=[$chatgpt.I51];&quot;OK&quot;;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4" calcext:value-type="float">
            <text:p>4</text:p>
          </table:table-cell>
          <table:table-cell table:formula="of:=COUNTIF([.B51:.I5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45:.I54];&quot;KO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52]=[$chatgpt.B52];&quot;OK&quot;;&quot;KO&quot;)" office:value-type="string" office:string-value="KO" calcext:value-type="string">
            <text:p>KO</text:p>
          </table:table-cell>
          <table:table-cell table:formula="of:=IF([$humanevaluator.C52]=[$chatgpt.C52];&quot;OK&quot;;&quot;KO&quot;)" office:value-type="string" office:string-value="OK" calcext:value-type="string">
            <text:p>OK</text:p>
          </table:table-cell>
          <table:table-cell table:formula="of:=IF([$humanevaluator.D52]=[$chatgpt.D52];&quot;OK&quot;;&quot;KO&quot;)" office:value-type="string" office:string-value="OK" calcext:value-type="string">
            <text:p>OK</text:p>
          </table:table-cell>
          <table:table-cell table:formula="of:=IF([$humanevaluator.E52]=[$chatgpt.E52];&quot;OK&quot;;&quot;KO&quot;)" office:value-type="string" office:string-value="OK" calcext:value-type="string">
            <text:p>OK</text:p>
          </table:table-cell>
          <table:table-cell table:formula="of:=IF([$humanevaluator.F52]=[$chatgpt.F52];&quot;OK&quot;;&quot;KO&quot;)" office:value-type="string" office:string-value="OK" calcext:value-type="string">
            <text:p>OK</text:p>
          </table:table-cell>
          <table:table-cell table:formula="of:=IF([$humanevaluator.G52]=[$chatgpt.G52];&quot;OK&quot;;&quot;KO&quot;)" office:value-type="string" office:string-value="OK" calcext:value-type="string">
            <text:p>OK</text:p>
          </table:table-cell>
          <table:table-cell table:formula="of:=IF([$humanevaluator.H52]=[$chatgpt.H52];&quot;OK&quot;;&quot;KO&quot;)" office:value-type="string" office:string-value="OK" calcext:value-type="string">
            <text:p>OK</text:p>
          </table:table-cell>
          <table:table-cell table:formula="of:=IF([$humanevaluator.I52]=[$chatgpt.I52];&quot;OK&quot;;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53]=[$chatgpt.B53];&quot;OK&quot;;&quot;KO&quot;)" office:value-type="string" office:string-value="KO" calcext:value-type="string">
            <text:p>KO</text:p>
          </table:table-cell>
          <table:table-cell table:formula="of:=IF([$humanevaluator.C53]=[$chatgpt.C53];&quot;OK&quot;;&quot;KO&quot;)" office:value-type="string" office:string-value="OK" calcext:value-type="string">
            <text:p>OK</text:p>
          </table:table-cell>
          <table:table-cell table:formula="of:=IF([$humanevaluator.D53]=[$chatgpt.D53];&quot;OK&quot;;&quot;KO&quot;)" office:value-type="string" office:string-value="OK" calcext:value-type="string">
            <text:p>OK</text:p>
          </table:table-cell>
          <table:table-cell table:formula="of:=IF([$humanevaluator.E53]=[$chatgpt.E53];&quot;OK&quot;;&quot;KO&quot;)" office:value-type="string" office:string-value="OK" calcext:value-type="string">
            <text:p>OK</text:p>
          </table:table-cell>
          <table:table-cell table:formula="of:=IF([$humanevaluator.F53]=[$chatgpt.F53];&quot;OK&quot;;&quot;KO&quot;)" office:value-type="string" office:string-value="OK" calcext:value-type="string">
            <text:p>OK</text:p>
          </table:table-cell>
          <table:table-cell table:formula="of:=IF([$humanevaluator.G53]=[$chatgpt.G53];&quot;OK&quot;;&quot;KO&quot;)" office:value-type="string" office:string-value="OK" calcext:value-type="string">
            <text:p>OK</text:p>
          </table:table-cell>
          <table:table-cell table:formula="of:=IF([$humanevaluator.H53]=[$chatgpt.H53];&quot;OK&quot;;&quot;KO&quot;)" office:value-type="string" office:string-value="OK" calcext:value-type="string">
            <text:p>OK</text:p>
          </table:table-cell>
          <table:table-cell table:formula="of:=IF([$humanevaluator.I53]=[$chatgpt.I53];&quot;OK&quot;;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54]=[$chatgpt.B54];&quot;OK&quot;;&quot;KO&quot;)" office:value-type="string" office:string-value="OK" calcext:value-type="string">
            <text:p>OK</text:p>
          </table:table-cell>
          <table:table-cell table:formula="of:=IF([$humanevaluator.C54]=[$chatgpt.C54];&quot;OK&quot;;&quot;KO&quot;)" office:value-type="string" office:string-value="OK" calcext:value-type="string">
            <text:p>OK</text:p>
          </table:table-cell>
          <table:table-cell table:formula="of:=IF([$humanevaluator.D54]=[$chatgpt.D54];&quot;OK&quot;;&quot;KO&quot;)" office:value-type="string" office:string-value="OK" calcext:value-type="string">
            <text:p>OK</text:p>
          </table:table-cell>
          <table:table-cell table:formula="of:=IF([$humanevaluator.E54]=[$chatgpt.E54];&quot;OK&quot;;&quot;KO&quot;)" office:value-type="string" office:string-value="OK" calcext:value-type="string">
            <text:p>OK</text:p>
          </table:table-cell>
          <table:table-cell table:formula="of:=IF([$humanevaluator.F54]=[$chatgpt.F54];&quot;OK&quot;;&quot;KO&quot;)" office:value-type="string" office:string-value="KO" calcext:value-type="string">
            <text:p>KO</text:p>
          </table:table-cell>
          <table:table-cell table:formula="of:=IF([$humanevaluator.G54]=[$chatgpt.G54];&quot;OK&quot;;&quot;KO&quot;)" office:value-type="string" office:string-value="OK" calcext:value-type="string">
            <text:p>OK</text:p>
          </table:table-cell>
          <table:table-cell table:formula="of:=IF([$humanevaluator.H54]=[$chatgpt.H54];&quot;OK&quot;;&quot;KO&quot;)" office:value-type="string" office:string-value="OK" calcext:value-type="string">
            <text:p>OK</text:p>
          </table:table-cell>
          <table:table-cell table:formula="of:=IF([$humanevaluator.I54]=[$chatgpt.I54];&quot;OK&quot;;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7" calcext:value-type="float">
            <text:p>7</text:p>
          </table:table-cell>
          <table:table-cell table:formula="of:=COUNTIF([.B54:.I5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45:.B54];&quot;OK&quot;)" office:value-type="float" office:value="4" calcext:value-type="float">
            <text:p>4</text:p>
          </table:table-cell>
          <table:table-cell table:formula="of:=COUNTIF([.C45:.C54];&quot;OK&quot;)" office:value-type="float" office:value="8" calcext:value-type="float">
            <text:p>8</text:p>
          </table:table-cell>
          <table:table-cell table:formula="of:=COUNTIF([.D45:.D54];&quot;OK&quot;)" office:value-type="float" office:value="9" calcext:value-type="float">
            <text:p>9</text:p>
          </table:table-cell>
          <table:table-cell table:formula="of:=COUNTIF([.E45:.E54];&quot;OK&quot;)" office:value-type="float" office:value="8" calcext:value-type="float">
            <text:p>8</text:p>
          </table:table-cell>
          <table:table-cell table:formula="of:=COUNTIF([.F45:.F54];&quot;OK&quot;)" office:value-type="float" office:value="9" calcext:value-type="float">
            <text:p>9</text:p>
          </table:table-cell>
          <table:table-cell table:formula="of:=COUNTIF([.G45:.G54];&quot;OK&quot;)" office:value-type="float" office:value="7" calcext:value-type="float">
            <text:p>7</text:p>
          </table:table-cell>
          <table:table-cell table:formula="of:=COUNTIF([.H45:.H54];&quot;OK&quot;)" office:value-type="float" office:value="4" calcext:value-type="float">
            <text:p>4</text:p>
          </table:table-cell>
          <table:table-cell table:formula="of:=COUNTIF([.I45:.I54];&quot;OK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45:.B54];&quot;KO&quot;)" office:value-type="float" office:value="6" calcext:value-type="float">
            <text:p>6</text:p>
          </table:table-cell>
          <table:table-cell table:formula="of:=COUNTIF([.C45:.C54];&quot;KO&quot;)" office:value-type="float" office:value="2" calcext:value-type="float">
            <text:p>2</text:p>
          </table:table-cell>
          <table:table-cell table:formula="of:=COUNTIF([.D45:.D54];&quot;KO&quot;)" office:value-type="float" office:value="1" calcext:value-type="float">
            <text:p>1</text:p>
          </table:table-cell>
          <table:table-cell table:formula="of:=COUNTIF([.E45:.E54];&quot;KO&quot;)" office:value-type="float" office:value="2" calcext:value-type="float">
            <text:p>2</text:p>
          </table:table-cell>
          <table:table-cell table:formula="of:=COUNTIF([.F45:.F54];&quot;KO&quot;)" office:value-type="float" office:value="1" calcext:value-type="float">
            <text:p>1</text:p>
          </table:table-cell>
          <table:table-cell table:formula="of:=COUNTIF([.G45:.G54];&quot;KO&quot;)" office:value-type="float" office:value="3" calcext:value-type="float">
            <text:p>3</text:p>
          </table:table-cell>
          <table:table-cell table:formula="of:=COUNTIF([.H45:.H54];&quot;KO&quot;)" office:value-type="float" office:value="6" calcext:value-type="float">
            <text:p>6</text:p>
          </table:table-cell>
          <table:table-cell table:formula="of:=COUNTIF([.I45:.I54];&quot;KO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59]=[$chatgpt.B59];&quot;OK&quot;;&quot;KO&quot;)" office:value-type="string" office:string-value="KO" calcext:value-type="string">
            <text:p>KO</text:p>
          </table:table-cell>
          <table:table-cell table:formula="of:=IF([$humanevaluator.C59]=[$chatgpt.C59];&quot;OK&quot;;&quot;KO&quot;)" office:value-type="string" office:string-value="KO" calcext:value-type="string">
            <text:p>KO</text:p>
          </table:table-cell>
          <table:table-cell table:formula="of:=IF([$humanevaluator.D59]=[$chatgpt.D59];&quot;OK&quot;;&quot;KO&quot;)" office:value-type="string" office:string-value="KO" calcext:value-type="string">
            <text:p>KO</text:p>
          </table:table-cell>
          <table:table-cell table:formula="of:=IF([$humanevaluator.E59]=[$chatgpt.E59];&quot;OK&quot;;&quot;KO&quot;)" office:value-type="string" office:string-value="OK" calcext:value-type="string">
            <text:p>OK</text:p>
          </table:table-cell>
          <table:table-cell table:formula="of:=IF([$humanevaluator.F59]=[$chatgpt.F59];&quot;OK&quot;;&quot;KO&quot;)" office:value-type="string" office:string-value="OK" calcext:value-type="string">
            <text:p>OK</text:p>
          </table:table-cell>
          <table:table-cell table:formula="of:=IF([$humanevaluator.G59]=[$chatgpt.G59];&quot;OK&quot;;&quot;KO&quot;)" office:value-type="string" office:string-value="KO" calcext:value-type="string">
            <text:p>KO</text:p>
          </table:table-cell>
          <table:table-cell table:formula="of:=IF([$humanevaluator.H59]=[$chatgpt.H59];&quot;OK&quot;;&quot;KO&quot;)" office:value-type="string" office:string-value="KO" calcext:value-type="string">
            <text:p>KO</text:p>
          </table:table-cell>
          <table:table-cell table:formula="of:=IF([$humanevaluator.I59]=[$chatgpt.I59];&quot;OK&quot;;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60]=[$chatgpt.B60];&quot;OK&quot;;&quot;KO&quot;)" office:value-type="string" office:string-value="KO" calcext:value-type="string">
            <text:p>KO</text:p>
          </table:table-cell>
          <table:table-cell table:formula="of:=IF([$humanevaluator.C60]=[$chatgpt.C60];&quot;OK&quot;;&quot;KO&quot;)" office:value-type="string" office:string-value="KO" calcext:value-type="string">
            <text:p>KO</text:p>
          </table:table-cell>
          <table:table-cell table:formula="of:=IF([$humanevaluator.D60]=[$chatgpt.D60];&quot;OK&quot;;&quot;KO&quot;)" office:value-type="string" office:string-value="OK" calcext:value-type="string">
            <text:p>OK</text:p>
          </table:table-cell>
          <table:table-cell table:formula="of:=IF([$humanevaluator.E60]=[$chatgpt.E60];&quot;OK&quot;;&quot;KO&quot;)" office:value-type="string" office:string-value="KO" calcext:value-type="string">
            <text:p>KO</text:p>
          </table:table-cell>
          <table:table-cell table:formula="of:=IF([$humanevaluator.F60]=[$chatgpt.F60];&quot;OK&quot;;&quot;KO&quot;)" office:value-type="string" office:string-value="KO" calcext:value-type="string">
            <text:p>KO</text:p>
          </table:table-cell>
          <table:table-cell table:formula="of:=IF([$humanevaluator.G60]=[$chatgpt.G60];&quot;OK&quot;;&quot;KO&quot;)" office:value-type="string" office:string-value="KO" calcext:value-type="string">
            <text:p>KO</text:p>
          </table:table-cell>
          <table:table-cell table:formula="of:=IF([$humanevaluator.H60]=[$chatgpt.H60];&quot;OK&quot;;&quot;KO&quot;)" office:value-type="string" office:string-value="KO" calcext:value-type="string">
            <text:p>KO</text:p>
          </table:table-cell>
          <table:table-cell table:formula="of:=IF([$humanevaluator.I60]=[$chatgpt.I60];&quot;OK&quot;;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2" calcext:value-type="float">
            <text:p>2</text:p>
          </table:table-cell>
          <table:table-cell table:formula="of:=COUNTIF([.B60:.I60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61]=[$chatgpt.B61];&quot;OK&quot;;&quot;KO&quot;)" office:value-type="string" office:string-value="KO" calcext:value-type="string">
            <text:p>KO</text:p>
          </table:table-cell>
          <table:table-cell table:formula="of:=IF([$humanevaluator.C61]=[$chatgpt.C61];&quot;OK&quot;;&quot;KO&quot;)" office:value-type="string" office:string-value="KO" calcext:value-type="string">
            <text:p>KO</text:p>
          </table:table-cell>
          <table:table-cell table:formula="of:=IF([$humanevaluator.D61]=[$chatgpt.D61];&quot;OK&quot;;&quot;KO&quot;)" office:value-type="string" office:string-value="OK" calcext:value-type="string">
            <text:p>OK</text:p>
          </table:table-cell>
          <table:table-cell table:formula="of:=IF([$humanevaluator.E61]=[$chatgpt.E61];&quot;OK&quot;;&quot;KO&quot;)" office:value-type="string" office:string-value="KO" calcext:value-type="string">
            <text:p>KO</text:p>
          </table:table-cell>
          <table:table-cell table:formula="of:=IF([$humanevaluator.F61]=[$chatgpt.F61];&quot;OK&quot;;&quot;KO&quot;)" office:value-type="string" office:string-value="OK" calcext:value-type="string">
            <text:p>OK</text:p>
          </table:table-cell>
          <table:table-cell table:formula="of:=IF([$humanevaluator.G61]=[$chatgpt.G61];&quot;OK&quot;;&quot;KO&quot;)" office:value-type="string" office:string-value="KO" calcext:value-type="string">
            <text:p>KO</text:p>
          </table:table-cell>
          <table:table-cell table:formula="of:=IF([$humanevaluator.H61]=[$chatgpt.H61];&quot;OK&quot;;&quot;KO&quot;)" office:value-type="string" office:string-value="KO" calcext:value-type="string">
            <text:p>KO</text:p>
          </table:table-cell>
          <table:table-cell table:formula="of:=IF([$humanevaluator.I61]=[$chatgpt.I61];&quot;OK&quot;;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62]=[$chatgpt.B62];&quot;OK&quot;;&quot;KO&quot;)" office:value-type="string" office:string-value="KO" calcext:value-type="string">
            <text:p>KO</text:p>
          </table:table-cell>
          <table:table-cell table:formula="of:=IF([$humanevaluator.C62]=[$chatgpt.C62];&quot;OK&quot;;&quot;KO&quot;)" office:value-type="string" office:string-value="KO" calcext:value-type="string">
            <text:p>KO</text:p>
          </table:table-cell>
          <table:table-cell table:formula="of:=IF([$humanevaluator.D62]=[$chatgpt.D62];&quot;OK&quot;;&quot;KO&quot;)" office:value-type="string" office:string-value="OK" calcext:value-type="string">
            <text:p>OK</text:p>
          </table:table-cell>
          <table:table-cell table:formula="of:=IF([$humanevaluator.E62]=[$chatgpt.E62];&quot;OK&quot;;&quot;KO&quot;)" office:value-type="string" office:string-value="OK" calcext:value-type="string">
            <text:p>OK</text:p>
          </table:table-cell>
          <table:table-cell table:formula="of:=IF([$humanevaluator.F62]=[$chatgpt.F62];&quot;OK&quot;;&quot;KO&quot;)" office:value-type="string" office:string-value="KO" calcext:value-type="string">
            <text:p>KO</text:p>
          </table:table-cell>
          <table:table-cell table:formula="of:=IF([$humanevaluator.G62]=[$chatgpt.G62];&quot;OK&quot;;&quot;KO&quot;)" office:value-type="string" office:string-value="KO" calcext:value-type="string">
            <text:p>KO</text:p>
          </table:table-cell>
          <table:table-cell table:formula="of:=IF([$humanevaluator.H62]=[$chatgpt.H62];&quot;OK&quot;;&quot;KO&quot;)" office:value-type="string" office:string-value="KO" calcext:value-type="string">
            <text:p>KO</text:p>
          </table:table-cell>
          <table:table-cell table:formula="of:=IF([$humanevaluator.I62]=[$chatgpt.I62];&quot;OK&quot;;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63]=[$chatgpt.B63];&quot;OK&quot;;&quot;KO&quot;)" office:value-type="string" office:string-value="KO" calcext:value-type="string">
            <text:p>KO</text:p>
          </table:table-cell>
          <table:table-cell table:formula="of:=IF([$humanevaluator.C63]=[$chatgpt.C63];&quot;OK&quot;;&quot;KO&quot;)" office:value-type="string" office:string-value="KO" calcext:value-type="string">
            <text:p>KO</text:p>
          </table:table-cell>
          <table:table-cell table:formula="of:=IF([$humanevaluator.D63]=[$chatgpt.D63];&quot;OK&quot;;&quot;KO&quot;)" office:value-type="string" office:string-value="OK" calcext:value-type="string">
            <text:p>OK</text:p>
          </table:table-cell>
          <table:table-cell table:formula="of:=IF([$humanevaluator.E63]=[$chatgpt.E63];&quot;OK&quot;;&quot;KO&quot;)" office:value-type="string" office:string-value="KO" calcext:value-type="string">
            <text:p>KO</text:p>
          </table:table-cell>
          <table:table-cell table:formula="of:=IF([$humanevaluator.F63]=[$chatgpt.F63];&quot;OK&quot;;&quot;KO&quot;)" office:value-type="string" office:string-value="OK" calcext:value-type="string">
            <text:p>OK</text:p>
          </table:table-cell>
          <table:table-cell table:formula="of:=IF([$humanevaluator.G63]=[$chatgpt.G63];&quot;OK&quot;;&quot;KO&quot;)" office:value-type="string" office:string-value="KO" calcext:value-type="string">
            <text:p>KO</text:p>
          </table:table-cell>
          <table:table-cell table:formula="of:=IF([$humanevaluator.H63]=[$chatgpt.H63];&quot;OK&quot;;&quot;KO&quot;)" office:value-type="string" office:string-value="KO" calcext:value-type="string">
            <text:p>KO</text:p>
          </table:table-cell>
          <table:table-cell table:formula="of:=IF([$humanevaluator.I63]=[$chatgpt.I63];&quot;OK&quot;;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3" calcext:value-type="float">
            <text:p>3</text:p>
          </table:table-cell>
          <table:table-cell table:formula="of:=COUNTIF([.B63:.I63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Qwen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64]=[$chatgpt.B64];&quot;OK&quot;;&quot;KO&quot;)" office:value-type="string" office:string-value="KO" calcext:value-type="string">
            <text:p>KO</text:p>
          </table:table-cell>
          <table:table-cell table:formula="of:=IF([$humanevaluator.C64]=[$chatgpt.C64];&quot;OK&quot;;&quot;KO&quot;)" office:value-type="string" office:string-value="KO" calcext:value-type="string">
            <text:p>KO</text:p>
          </table:table-cell>
          <table:table-cell table:formula="of:=IF([$humanevaluator.D64]=[$chatgpt.D64];&quot;OK&quot;;&quot;KO&quot;)" office:value-type="string" office:string-value="KO" calcext:value-type="string">
            <text:p>KO</text:p>
          </table:table-cell>
          <table:table-cell table:formula="of:=IF([$humanevaluator.E64]=[$chatgpt.E64];&quot;OK&quot;;&quot;KO&quot;)" office:value-type="string" office:string-value="KO" calcext:value-type="string">
            <text:p>KO</text:p>
          </table:table-cell>
          <table:table-cell table:formula="of:=IF([$humanevaluator.F64]=[$chatgpt.F64];&quot;OK&quot;;&quot;KO&quot;)" office:value-type="string" office:string-value="OK" calcext:value-type="string">
            <text:p>OK</text:p>
          </table:table-cell>
          <table:table-cell table:formula="of:=IF([$humanevaluator.G64]=[$chatgpt.G64];&quot;OK&quot;;&quot;KO&quot;)" office:value-type="string" office:string-value="KO" calcext:value-type="string">
            <text:p>KO</text:p>
          </table:table-cell>
          <table:table-cell table:formula="of:=IF([$humanevaluator.H64]=[$chatgpt.H64];&quot;OK&quot;;&quot;KO&quot;)" office:value-type="string" office:string-value="KO" calcext:value-type="string">
            <text:p>KO</text:p>
          </table:table-cell>
          <table:table-cell table:formula="of:=IF([$humanevaluator.I64]=[$chatgpt.I64];&quot;OK&quot;;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59:.I68];&quot;OK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65]=[$chatgpt.B65];&quot;OK&quot;;&quot;KO&quot;)" office:value-type="string" office:string-value="KO" calcext:value-type="string">
            <text:p>KO</text:p>
          </table:table-cell>
          <table:table-cell table:formula="of:=IF([$humanevaluator.C65]=[$chatgpt.C65];&quot;OK&quot;;&quot;KO&quot;)" office:value-type="string" office:string-value="KO" calcext:value-type="string">
            <text:p>KO</text:p>
          </table:table-cell>
          <table:table-cell table:formula="of:=IF([$humanevaluator.D65]=[$chatgpt.D65];&quot;OK&quot;;&quot;KO&quot;)" office:value-type="string" office:string-value="KO" calcext:value-type="string">
            <text:p>KO</text:p>
          </table:table-cell>
          <table:table-cell table:formula="of:=IF([$humanevaluator.E65]=[$chatgpt.E65];&quot;OK&quot;;&quot;KO&quot;)" office:value-type="string" office:string-value="KO" calcext:value-type="string">
            <text:p>KO</text:p>
          </table:table-cell>
          <table:table-cell table:formula="of:=IF([$humanevaluator.F65]=[$chatgpt.F65];&quot;OK&quot;;&quot;KO&quot;)" office:value-type="string" office:string-value="KO" calcext:value-type="string">
            <text:p>KO</text:p>
          </table:table-cell>
          <table:table-cell table:formula="of:=IF([$humanevaluator.G65]=[$chatgpt.G65];&quot;OK&quot;;&quot;KO&quot;)" office:value-type="string" office:string-value="KO" calcext:value-type="string">
            <text:p>KO</text:p>
          </table:table-cell>
          <table:table-cell table:formula="of:=IF([$humanevaluator.H65]=[$chatgpt.H65];&quot;OK&quot;;&quot;KO&quot;)" office:value-type="string" office:string-value="KO" calcext:value-type="string">
            <text:p>KO</text:p>
          </table:table-cell>
          <table:table-cell table:formula="of:=IF([$humanevaluator.I65]=[$chatgpt.I65];&quot;OK&quot;;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1" calcext:value-type="float">
            <text:p>1</text:p>
          </table:table-cell>
          <table:table-cell table:formula="of:=COUNTIF([.B65:.I65];&quot;KO&quot;)" office:value-type="float" office:value="7" calcext:value-type="float">
            <text:p>7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59:.I68];&quot;KO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66]=[$chatgpt.B66];&quot;OK&quot;;&quot;KO&quot;)" office:value-type="string" office:string-value="KO" calcext:value-type="string">
            <text:p>KO</text:p>
          </table:table-cell>
          <table:table-cell table:formula="of:=IF([$humanevaluator.C66]=[$chatgpt.C66];&quot;OK&quot;;&quot;KO&quot;)" office:value-type="string" office:string-value="KO" calcext:value-type="string">
            <text:p>KO</text:p>
          </table:table-cell>
          <table:table-cell table:formula="of:=IF([$humanevaluator.D66]=[$chatgpt.D66];&quot;OK&quot;;&quot;KO&quot;)" office:value-type="string" office:string-value="OK" calcext:value-type="string">
            <text:p>OK</text:p>
          </table:table-cell>
          <table:table-cell table:formula="of:=IF([$humanevaluator.E66]=[$chatgpt.E66];&quot;OK&quot;;&quot;KO&quot;)" office:value-type="string" office:string-value="KO" calcext:value-type="string">
            <text:p>KO</text:p>
          </table:table-cell>
          <table:table-cell table:formula="of:=IF([$humanevaluator.F66]=[$chatgpt.F66];&quot;OK&quot;;&quot;KO&quot;)" office:value-type="string" office:string-value="OK" calcext:value-type="string">
            <text:p>OK</text:p>
          </table:table-cell>
          <table:table-cell table:formula="of:=IF([$humanevaluator.G66]=[$chatgpt.G66];&quot;OK&quot;;&quot;KO&quot;)" office:value-type="string" office:string-value="KO" calcext:value-type="string">
            <text:p>KO</text:p>
          </table:table-cell>
          <table:table-cell table:formula="of:=IF([$humanevaluator.H66]=[$chatgpt.H66];&quot;OK&quot;;&quot;KO&quot;)" office:value-type="string" office:string-value="KO" calcext:value-type="string">
            <text:p>KO</text:p>
          </table:table-cell>
          <table:table-cell table:formula="of:=IF([$humanevaluator.I66]=[$chatgpt.I66];&quot;OK&quot;;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3" calcext:value-type="float">
            <text:p>3</text:p>
          </table:table-cell>
          <table:table-cell table:formula="of:=COUNTIF([.B66:.I66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67]=[$chatgpt.B67];&quot;OK&quot;;&quot;KO&quot;)" office:value-type="string" office:string-value="KO" calcext:value-type="string">
            <text:p>KO</text:p>
          </table:table-cell>
          <table:table-cell table:formula="of:=IF([$humanevaluator.C67]=[$chatgpt.C67];&quot;OK&quot;;&quot;KO&quot;)" office:value-type="string" office:string-value="KO" calcext:value-type="string">
            <text:p>KO</text:p>
          </table:table-cell>
          <table:table-cell table:formula="of:=IF([$humanevaluator.D67]=[$chatgpt.D67];&quot;OK&quot;;&quot;KO&quot;)" office:value-type="string" office:string-value="KO" calcext:value-type="string">
            <text:p>KO</text:p>
          </table:table-cell>
          <table:table-cell table:formula="of:=IF([$humanevaluator.E67]=[$chatgpt.E67];&quot;OK&quot;;&quot;KO&quot;)" office:value-type="string" office:string-value="KO" calcext:value-type="string">
            <text:p>KO</text:p>
          </table:table-cell>
          <table:table-cell table:formula="of:=IF([$humanevaluator.F67]=[$chatgpt.F67];&quot;OK&quot;;&quot;KO&quot;)" office:value-type="string" office:string-value="OK" calcext:value-type="string">
            <text:p>OK</text:p>
          </table:table-cell>
          <table:table-cell table:formula="of:=IF([$humanevaluator.G67]=[$chatgpt.G67];&quot;OK&quot;;&quot;KO&quot;)" office:value-type="string" office:string-value="KO" calcext:value-type="string">
            <text:p>KO</text:p>
          </table:table-cell>
          <table:table-cell table:formula="of:=IF([$humanevaluator.H67]=[$chatgpt.H67];&quot;OK&quot;;&quot;KO&quot;)" office:value-type="string" office:string-value="KO" calcext:value-type="string">
            <text:p>KO</text:p>
          </table:table-cell>
          <table:table-cell table:formula="of:=IF([$humanevaluator.I67]=[$chatgpt.I67];&quot;OK&quot;;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2" calcext:value-type="float">
            <text:p>2</text:p>
          </table:table-cell>
          <table:table-cell table:formula="of:=COUNTIF([.B67:.I67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68]=[$chatgpt.B68];&quot;OK&quot;;&quot;KO&quot;)" office:value-type="string" office:string-value="KO" calcext:value-type="string">
            <text:p>KO</text:p>
          </table:table-cell>
          <table:table-cell table:formula="of:=IF([$humanevaluator.C68]=[$chatgpt.C68];&quot;OK&quot;;&quot;KO&quot;)" office:value-type="string" office:string-value="KO" calcext:value-type="string">
            <text:p>KO</text:p>
          </table:table-cell>
          <table:table-cell table:formula="of:=IF([$humanevaluator.D68]=[$chatgpt.D68];&quot;OK&quot;;&quot;KO&quot;)" office:value-type="string" office:string-value="KO" calcext:value-type="string">
            <text:p>KO</text:p>
          </table:table-cell>
          <table:table-cell table:formula="of:=IF([$humanevaluator.E68]=[$chatgpt.E68];&quot;OK&quot;;&quot;KO&quot;)" office:value-type="string" office:string-value="KO" calcext:value-type="string">
            <text:p>KO</text:p>
          </table:table-cell>
          <table:table-cell table:formula="of:=IF([$humanevaluator.F68]=[$chatgpt.F68];&quot;OK&quot;;&quot;KO&quot;)" office:value-type="string" office:string-value="KO" calcext:value-type="string">
            <text:p>KO</text:p>
          </table:table-cell>
          <table:table-cell table:formula="of:=IF([$humanevaluator.G68]=[$chatgpt.G68];&quot;OK&quot;;&quot;KO&quot;)" office:value-type="string" office:string-value="KO" calcext:value-type="string">
            <text:p>KO</text:p>
          </table:table-cell>
          <table:table-cell table:formula="of:=IF([$humanevaluator.H68]=[$chatgpt.H68];&quot;OK&quot;;&quot;KO&quot;)" office:value-type="string" office:string-value="KO" calcext:value-type="string">
            <text:p>KO</text:p>
          </table:table-cell>
          <table:table-cell table:formula="of:=IF([$humanevaluator.I68]=[$chatgpt.I68];&quot;OK&quot;;&quot;KO&quot;)" office:value-type="string" office:string-value="OK" calcext:value-type="string">
            <text:p>OK</text:p>
          </table:table-cell>
          <table:table-cell table:formula="of:=COUNTIF([.B68:.I68];&quot;OK&quot;)" office:value-type="float" office:value="1" calcext:value-type="float">
            <text:p>1</text:p>
          </table:table-cell>
          <table:table-cell table:formula="of:=COUNTIF([.B68:.I68];&quot;KO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59:.B68];&quot;OK&quot;)" office:value-type="float" office:value="0" calcext:value-type="float">
            <text:p>0</text:p>
          </table:table-cell>
          <table:table-cell table:formula="of:=COUNTIF([.C59:.C68];&quot;OK&quot;)" office:value-type="float" office:value="0" calcext:value-type="float">
            <text:p>0</text:p>
          </table:table-cell>
          <table:table-cell table:formula="of:=COUNTIF([.D59:.D68];&quot;OK&quot;)" office:value-type="float" office:value="5" calcext:value-type="float">
            <text:p>5</text:p>
          </table:table-cell>
          <table:table-cell table:formula="of:=COUNTIF([.E59:.E68];&quot;OK&quot;)" office:value-type="float" office:value="2" calcext:value-type="float">
            <text:p>2</text:p>
          </table:table-cell>
          <table:table-cell table:formula="of:=COUNTIF([.F59:.F68];&quot;OK&quot;)" office:value-type="float" office:value="6" calcext:value-type="float">
            <text:p>6</text:p>
          </table:table-cell>
          <table:table-cell table:formula="of:=COUNTIF([.G59:.G68];&quot;OK&quot;)" office:value-type="float" office:value="0" calcext:value-type="float">
            <text:p>0</text:p>
          </table:table-cell>
          <table:table-cell table:formula="of:=COUNTIF([.H59:.H68];&quot;OK&quot;)" office:value-type="float" office:value="0" calcext:value-type="float">
            <text:p>0</text:p>
          </table:table-cell>
          <table:table-cell table:formula="of:=COUNTIF([.I59:.I68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59:.B68];&quot;KO&quot;)" office:value-type="float" office:value="10" calcext:value-type="float">
            <text:p>10</text:p>
          </table:table-cell>
          <table:table-cell table:formula="of:=COUNTIF([.C59:.C68];&quot;KO&quot;)" office:value-type="float" office:value="10" calcext:value-type="float">
            <text:p>10</text:p>
          </table:table-cell>
          <table:table-cell table:formula="of:=COUNTIF([.D59:.D68];&quot;KO&quot;)" office:value-type="float" office:value="5" calcext:value-type="float">
            <text:p>5</text:p>
          </table:table-cell>
          <table:table-cell table:formula="of:=COUNTIF([.E59:.E68];&quot;KO&quot;)" office:value-type="float" office:value="8" calcext:value-type="float">
            <text:p>8</text:p>
          </table:table-cell>
          <table:table-cell table:formula="of:=COUNTIF([.F59:.F68];&quot;KO&quot;)" office:value-type="float" office:value="4" calcext:value-type="float">
            <text:p>4</text:p>
          </table:table-cell>
          <table:table-cell table:formula="of:=COUNTIF([.G59:.G68];&quot;KO&quot;)" office:value-type="float" office:value="10" calcext:value-type="float">
            <text:p>10</text:p>
          </table:table-cell>
          <table:table-cell table:formula="of:=COUNTIF([.H59:.H68];&quot;KO&quot;)" office:value-type="float" office:value="10" calcext:value-type="float">
            <text:p>10</text:p>
          </table:table-cell>
          <table:table-cell table:formula="of:=COUNTIF([.I59:.I68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/>
          <table:table-cell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OK :</text:p>
          </table:table-cell>
          <table:table-cell table:formula="of:=COUNTIF([.B6:.B68];&quot;OK&quot;)" office:value-type="float" office:value="5" calcext:value-type="float">
            <text:p>5</text:p>
          </table:table-cell>
          <table:table-cell table:formula="of:=COUNTIF([.C6:.C68];&quot;OK&quot;)" office:value-type="float" office:value="15" calcext:value-type="float">
            <text:p>15</text:p>
          </table:table-cell>
          <table:table-cell table:formula="of:=COUNTIF([.D6:.D68];&quot;OK&quot;)" office:value-type="float" office:value="39" calcext:value-type="float">
            <text:p>39</text:p>
          </table:table-cell>
          <table:table-cell table:formula="of:=COUNTIF([.E6:.E68];&quot;OK&quot;)" office:value-type="float" office:value="24" calcext:value-type="float">
            <text:p>24</text:p>
          </table:table-cell>
          <table:table-cell table:formula="of:=COUNTIF([.F6:.F68];&quot;OK&quot;)" office:value-type="float" office:value="38" calcext:value-type="float">
            <text:p>38</text:p>
          </table:table-cell>
          <table:table-cell table:formula="of:=COUNTIF([.G6:.G68];&quot;OK&quot;)" office:value-type="float" office:value="18" calcext:value-type="float">
            <text:p>18</text:p>
          </table:table-cell>
          <table:table-cell table:formula="of:=COUNTIF([.H6:.H68];&quot;OK&quot;)" office:value-type="float" office:value="15" calcext:value-type="float">
            <text:p>15</text:p>
          </table:table-cell>
          <table:table-cell table:formula="of:=COUNTIF([.I6:.I68];&quot;OK&quot;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 :</text:p>
          </table:table-cell>
          <table:table-cell table:formula="of:=COUNTIF([.B6:.B68];&quot;KO&quot;)" office:value-type="float" office:value="45" calcext:value-type="float">
            <text:p>45</text:p>
          </table:table-cell>
          <table:table-cell table:formula="of:=COUNTIF([.C6:.C68];&quot;KO&quot;)" office:value-type="float" office:value="35" calcext:value-type="float">
            <text:p>35</text:p>
          </table:table-cell>
          <table:table-cell table:formula="of:=COUNTIF([.D6:.D68];&quot;KO&quot;)" office:value-type="float" office:value="11" calcext:value-type="float">
            <text:p>11</text:p>
          </table:table-cell>
          <table:table-cell table:formula="of:=COUNTIF([.E6:.E68];&quot;KO&quot;)" office:value-type="float" office:value="26" calcext:value-type="float">
            <text:p>26</text:p>
          </table:table-cell>
          <table:table-cell table:formula="of:=COUNTIF([.F6:.F68];&quot;KO&quot;)" office:value-type="float" office:value="12" calcext:value-type="float">
            <text:p>12</text:p>
          </table:table-cell>
          <table:table-cell table:formula="of:=COUNTIF([.G6:.G68];&quot;KO&quot;)" office:value-type="float" office:value="32" calcext:value-type="float">
            <text:p>32</text:p>
          </table:table-cell>
          <table:table-cell table:formula="of:=COUNTIF([.H6:.H68];&quot;KO&quot;)" office:value-type="float" office:value="35" calcext:value-type="float">
            <text:p>35</text:p>
          </table:table-cell>
          <table:table-cell table:formula="of:=COUNTIF([.I6:.I68];&quot;KO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ConcordanceVraiFaux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K : les deux exigences ont la même catégorisation Vrai (catégorie 1 ou 3)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O : les deux exigences n’ont pas la même catégorisation Faux (catégorie 2 ou 4)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Total OK:</text:p>
          </table:table-cell>
          <table:table-cell table:formula="of:=COUNTIF([.B5:.I68];&quot;OK&quot;)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otal KO:</text:p>
          </table:table-cell>
          <table:table-cell table:formula="of:=COUNTIF([.B5:.I68];&quot;KO&quot;)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office:value-type="string" calcext:value-type="string">
            <text:p>Total OK</text:p>
          </table:table-cell>
          <table:table-cell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6]=1;[$humanevaluator.B6]=3);1;2)    =    IF(OR([$chatgpt.B6]=1;[$chatgpt.B6]=3);1;2); &quot;OK&quot;; &quot;KO&quot;)" office:value-type="string" office:string-value="KO" calcext:value-type="string">
            <text:p>KO</text:p>
          </table:table-cell>
          <table:table-cell table:formula="of:=IF(    IF(OR([$humanevaluator.C6]=1;[$humanevaluator.C6]=3);1;2)    =    IF(OR([$chatgpt.C6]=1;[$chatgpt.C6]=3);1;2); &quot;OK&quot;; &quot;KO&quot;)" office:value-type="string" office:string-value="OK" calcext:value-type="string">
            <text:p>OK</text:p>
          </table:table-cell>
          <table:table-cell table:formula="of:=IF(    IF(OR([$humanevaluator.D6]=1;[$humanevaluator.D6]=3);1;2)    =    IF(OR([$chatgpt.D6]=1;[$chatgpt.D6]=3);1;2); &quot;OK&quot;; &quot;KO&quot;)" office:value-type="string" office:string-value="OK" calcext:value-type="string">
            <text:p>OK</text:p>
          </table:table-cell>
          <table:table-cell table:formula="of:=IF(    IF(OR([$humanevaluator.E6]=1;[$humanevaluator.E6]=3);1;2)    =    IF(OR([$chatgpt.E6]=1;[$chatgpt.E6]=3);1;2); &quot;OK&quot;; &quot;KO&quot;)" office:value-type="string" office:string-value="OK" calcext:value-type="string">
            <text:p>OK</text:p>
          </table:table-cell>
          <table:table-cell table:formula="of:=IF(    IF(OR([$humanevaluator.F6]=1;[$humanevaluator.F6]=3);1;2)    =    IF(OR([$chatgpt.F6]=1;[$chatgpt.F6]=3);1;2); &quot;OK&quot;; &quot;KO&quot;)" office:value-type="string" office:string-value="OK" calcext:value-type="string">
            <text:p>OK</text:p>
          </table:table-cell>
          <table:table-cell table:formula="of:=IF(    IF(OR([$humanevaluator.G6]=1;[$humanevaluator.G6]=3);1;2)    =    IF(OR([$chatgpt.G6]=1;[$chatgpt.G6]=3);1;2); &quot;OK&quot;; &quot;KO&quot;)" office:value-type="string" office:string-value="KO" calcext:value-type="string">
            <text:p>KO</text:p>
          </table:table-cell>
          <table:table-cell table:formula="of:=IF(    IF(OR([$humanevaluator.H6]=1;[$humanevaluator.H6]=3);1;2)    =    IF(OR([$chatgpt.H6]=1;[$chatgpt.H6]=3);1;2); &quot;OK&quot;; &quot;KO&quot;)" office:value-type="string" office:string-value="KO" calcext:value-type="string">
            <text:p>KO</text:p>
          </table:table-cell>
          <table:table-cell table:formula="of:=IF(    IF(OR([$humanevaluator.I6]=1;[$humanevaluator.I6]=3);1;2)    =    IF(OR([$chatgpt.I6]=1;[$chatgpt.I6]=3);1;2); &quot;OK&quot;; 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5" calcext:value-type="float">
            <text:p>5</text:p>
          </table:table-cell>
          <table:table-cell table:formula="of:=COUNTIF([.B6:.I6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]=1;[$humanevaluator.B7]=3);1;2)    =    IF(OR([$chatgpt.B7]=1;[$chatgpt.B7]=3);1;2); &quot;OK&quot;; &quot;KO&quot;)" office:value-type="string" office:string-value="KO" calcext:value-type="string">
            <text:p>KO</text:p>
          </table:table-cell>
          <table:table-cell table:formula="of:=IF(    IF(OR([$humanevaluator.C7]=1;[$humanevaluator.C7]=3);1;2)    =    IF(OR([$chatgpt.C7]=1;[$chatgpt.C7]=3);1;2); &quot;OK&quot;; &quot;KO&quot;)" office:value-type="string" office:string-value="OK" calcext:value-type="string">
            <text:p>OK</text:p>
          </table:table-cell>
          <table:table-cell table:formula="of:=IF(    IF(OR([$humanevaluator.D7]=1;[$humanevaluator.D7]=3);1;2)    =    IF(OR([$chatgpt.D7]=1;[$chatgpt.D7]=3);1;2); &quot;OK&quot;; &quot;KO&quot;)" office:value-type="string" office:string-value="OK" calcext:value-type="string">
            <text:p>OK</text:p>
          </table:table-cell>
          <table:table-cell table:formula="of:=IF(    IF(OR([$humanevaluator.E7]=1;[$humanevaluator.E7]=3);1;2)    =    IF(OR([$chatgpt.E7]=1;[$chatgpt.E7]=3);1;2); &quot;OK&quot;; &quot;KO&quot;)" office:value-type="string" office:string-value="OK" calcext:value-type="string">
            <text:p>OK</text:p>
          </table:table-cell>
          <table:table-cell table:formula="of:=IF(    IF(OR([$humanevaluator.F7]=1;[$humanevaluator.F7]=3);1;2)    =    IF(OR([$chatgpt.F7]=1;[$chatgpt.F7]=3);1;2); &quot;OK&quot;; &quot;KO&quot;)" office:value-type="string" office:string-value="KO" calcext:value-type="string">
            <text:p>KO</text:p>
          </table:table-cell>
          <table:table-cell table:formula="of:=IF(    IF(OR([$humanevaluator.G7]=1;[$humanevaluator.G7]=3);1;2)    =    IF(OR([$chatgpt.G7]=1;[$chatgpt.G7]=3);1;2); &quot;OK&quot;; &quot;KO&quot;)" office:value-type="string" office:string-value="OK" calcext:value-type="string">
            <text:p>OK</text:p>
          </table:table-cell>
          <table:table-cell table:formula="of:=IF(    IF(OR([$humanevaluator.H7]=1;[$humanevaluator.H7]=3);1;2)    =    IF(OR([$chatgpt.H7]=1;[$chatgpt.H7]=3);1;2); &quot;OK&quot;; &quot;KO&quot;)" office:value-type="string" office:string-value="KO" calcext:value-type="string">
            <text:p>KO</text:p>
          </table:table-cell>
          <table:table-cell table:formula="of:=IF(    IF(OR([$humanevaluator.I7]=1;[$humanevaluator.I7]=3);1;2)    =    IF(OR([$chatgpt.I7]=1;[$chatgpt.I7]=3);1;2); &quot;OK&quot;; 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5" calcext:value-type="float">
            <text:p>5</text:p>
          </table:table-cell>
          <table:table-cell table:formula="of:=COUNTIF([.B7:.I7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8]=1;[$humanevaluator.B8]=3);1;2)    =    IF(OR([$chatgpt.B8]=1;[$chatgpt.B8]=3);1;2); &quot;OK&quot;; &quot;KO&quot;)" office:value-type="string" office:string-value="KO" calcext:value-type="string">
            <text:p>KO</text:p>
          </table:table-cell>
          <table:table-cell table:formula="of:=IF(    IF(OR([$humanevaluator.C8]=1;[$humanevaluator.C8]=3);1;2)    =    IF(OR([$chatgpt.C8]=1;[$chatgpt.C8]=3);1;2); &quot;OK&quot;; &quot;KO&quot;)" office:value-type="string" office:string-value="OK" calcext:value-type="string">
            <text:p>OK</text:p>
          </table:table-cell>
          <table:table-cell table:formula="of:=IF(    IF(OR([$humanevaluator.D8]=1;[$humanevaluator.D8]=3);1;2)    =    IF(OR([$chatgpt.D8]=1;[$chatgpt.D8]=3);1;2); &quot;OK&quot;; &quot;KO&quot;)" office:value-type="string" office:string-value="OK" calcext:value-type="string">
            <text:p>OK</text:p>
          </table:table-cell>
          <table:table-cell table:formula="of:=IF(    IF(OR([$humanevaluator.E8]=1;[$humanevaluator.E8]=3);1;2)    =    IF(OR([$chatgpt.E8]=1;[$chatgpt.E8]=3);1;2); &quot;OK&quot;; &quot;KO&quot;)" office:value-type="string" office:string-value="KO" calcext:value-type="string">
            <text:p>KO</text:p>
          </table:table-cell>
          <table:table-cell table:formula="of:=IF(    IF(OR([$humanevaluator.F8]=1;[$humanevaluator.F8]=3);1;2)    =    IF(OR([$chatgpt.F8]=1;[$chatgpt.F8]=3);1;2); &quot;OK&quot;; &quot;KO&quot;)" office:value-type="string" office:string-value="OK" calcext:value-type="string">
            <text:p>OK</text:p>
          </table:table-cell>
          <table:table-cell table:formula="of:=IF(    IF(OR([$humanevaluator.G8]=1;[$humanevaluator.G8]=3);1;2)    =    IF(OR([$chatgpt.G8]=1;[$chatgpt.G8]=3);1;2); &quot;OK&quot;; &quot;KO&quot;)" office:value-type="string" office:string-value="KO" calcext:value-type="string">
            <text:p>KO</text:p>
          </table:table-cell>
          <table:table-cell table:formula="of:=IF(    IF(OR([$humanevaluator.H8]=1;[$humanevaluator.H8]=3);1;2)    =    IF(OR([$chatgpt.H8]=1;[$chatgpt.H8]=3);1;2); &quot;OK&quot;; &quot;KO&quot;)" office:value-type="string" office:string-value="OK" calcext:value-type="string">
            <text:p>OK</text:p>
          </table:table-cell>
          <table:table-cell table:formula="of:=IF(    IF(OR([$humanevaluator.I8]=1;[$humanevaluator.I8]=3);1;2)    =    IF(OR([$chatgpt.I8]=1;[$chatgpt.I8]=3);1;2); &quot;OK&quot;; 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9]=1;[$humanevaluator.B9]=3);1;2)    =    IF(OR([$chatgpt.B9]=1;[$chatgpt.B9]=3);1;2); &quot;OK&quot;; &quot;KO&quot;)" office:value-type="string" office:string-value="KO" calcext:value-type="string">
            <text:p>KO</text:p>
          </table:table-cell>
          <table:table-cell table:formula="of:=IF(    IF(OR([$humanevaluator.C9]=1;[$humanevaluator.C9]=3);1;2)    =    IF(OR([$chatgpt.C9]=1;[$chatgpt.C9]=3);1;2); &quot;OK&quot;; &quot;KO&quot;)" office:value-type="string" office:string-value="OK" calcext:value-type="string">
            <text:p>OK</text:p>
          </table:table-cell>
          <table:table-cell table:formula="of:=IF(    IF(OR([$humanevaluator.D9]=1;[$humanevaluator.D9]=3);1;2)    =    IF(OR([$chatgpt.D9]=1;[$chatgpt.D9]=3);1;2); &quot;OK&quot;; &quot;KO&quot;)" office:value-type="string" office:string-value="OK" calcext:value-type="string">
            <text:p>OK</text:p>
          </table:table-cell>
          <table:table-cell table:formula="of:=IF(    IF(OR([$humanevaluator.E9]=1;[$humanevaluator.E9]=3);1;2)    =    IF(OR([$chatgpt.E9]=1;[$chatgpt.E9]=3);1;2); &quot;OK&quot;; &quot;KO&quot;)" office:value-type="string" office:string-value="KO" calcext:value-type="string">
            <text:p>KO</text:p>
          </table:table-cell>
          <table:table-cell table:formula="of:=IF(    IF(OR([$humanevaluator.F9]=1;[$humanevaluator.F9]=3);1;2)    =    IF(OR([$chatgpt.F9]=1;[$chatgpt.F9]=3);1;2); &quot;OK&quot;; &quot;KO&quot;)" office:value-type="string" office:string-value="OK" calcext:value-type="string">
            <text:p>OK</text:p>
          </table:table-cell>
          <table:table-cell table:formula="of:=IF(    IF(OR([$humanevaluator.G9]=1;[$humanevaluator.G9]=3);1;2)    =    IF(OR([$chatgpt.G9]=1;[$chatgpt.G9]=3);1;2); &quot;OK&quot;; &quot;KO&quot;)" office:value-type="string" office:string-value="KO" calcext:value-type="string">
            <text:p>KO</text:p>
          </table:table-cell>
          <table:table-cell table:formula="of:=IF(    IF(OR([$humanevaluator.H9]=1;[$humanevaluator.H9]=3);1;2)    =    IF(OR([$chatgpt.H9]=1;[$chatgpt.H9]=3);1;2); &quot;OK&quot;; &quot;KO&quot;)" office:value-type="string" office:string-value="KO" calcext:value-type="string">
            <text:p>KO</text:p>
          </table:table-cell>
          <table:table-cell table:formula="of:=IF(    IF(OR([$humanevaluator.I9]=1;[$humanevaluator.I9]=3);1;2)    =    IF(OR([$chatgpt.I9]=1;[$chatgpt.I9]=3);1;2); &quot;OK&quot;; 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4" calcext:value-type="float">
            <text:p>4</text:p>
          </table:table-cell>
          <table:table-cell table:formula="of:=COUNTIF([.B9:.I9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10]=1;[$humanevaluator.B10]=3);1;2)    =    IF(OR([$chatgpt.B10]=1;[$chatgpt.B10]=3);1;2); &quot;OK&quot;; &quot;KO&quot;)" office:value-type="string" office:string-value="KO" calcext:value-type="string">
            <text:p>KO</text:p>
          </table:table-cell>
          <table:table-cell table:formula="of:=IF(    IF(OR([$humanevaluator.C10]=1;[$humanevaluator.C10]=3);1;2)    =    IF(OR([$chatgpt.C10]=1;[$chatgpt.C10]=3);1;2); &quot;OK&quot;; &quot;KO&quot;)" office:value-type="string" office:string-value="KO" calcext:value-type="string">
            <text:p>KO</text:p>
          </table:table-cell>
          <table:table-cell table:formula="of:=IF(    IF(OR([$humanevaluator.D10]=1;[$humanevaluator.D10]=3);1;2)    =    IF(OR([$chatgpt.D10]=1;[$chatgpt.D10]=3);1;2); &quot;OK&quot;; &quot;KO&quot;)" office:value-type="string" office:string-value="OK" calcext:value-type="string">
            <text:p>OK</text:p>
          </table:table-cell>
          <table:table-cell table:formula="of:=IF(    IF(OR([$humanevaluator.E10]=1;[$humanevaluator.E10]=3);1;2)    =    IF(OR([$chatgpt.E10]=1;[$chatgpt.E10]=3);1;2); &quot;OK&quot;; &quot;KO&quot;)" office:value-type="string" office:string-value="OK" calcext:value-type="string">
            <text:p>OK</text:p>
          </table:table-cell>
          <table:table-cell table:formula="of:=IF(    IF(OR([$humanevaluator.F10]=1;[$humanevaluator.F10]=3);1;2)    =    IF(OR([$chatgpt.F10]=1;[$chatgpt.F10]=3);1;2); &quot;OK&quot;; &quot;KO&quot;)" office:value-type="string" office:string-value="OK" calcext:value-type="string">
            <text:p>OK</text:p>
          </table:table-cell>
          <table:table-cell table:formula="of:=IF(    IF(OR([$humanevaluator.G10]=1;[$humanevaluator.G10]=3);1;2)    =    IF(OR([$chatgpt.G10]=1;[$chatgpt.G10]=3);1;2); &quot;OK&quot;; &quot;KO&quot;)" office:value-type="string" office:string-value="KO" calcext:value-type="string">
            <text:p>KO</text:p>
          </table:table-cell>
          <table:table-cell table:formula="of:=IF(    IF(OR([$humanevaluator.H10]=1;[$humanevaluator.H10]=3);1;2)    =    IF(OR([$chatgpt.H10]=1;[$chatgpt.H10]=3);1;2); &quot;OK&quot;; &quot;KO&quot;)" office:value-type="string" office:string-value="KO" calcext:value-type="string">
            <text:p>KO</text:p>
          </table:table-cell>
          <table:table-cell table:formula="of:=IF(    IF(OR([$humanevaluator.I10]=1;[$humanevaluator.I10]=3);1;2)    =    IF(OR([$chatgpt.I10]=1;[$chatgpt.I10]=3);1;2); &quot;OK&quot;; 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4" calcext:value-type="float">
            <text:p>4</text:p>
          </table:table-cell>
          <table:table-cell table:formula="of:=COUNTIF([.B10:.I10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ChatGPT :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11]=1;[$humanevaluator.B11]=3);1;2)    =    IF(OR([$chatgpt.B11]=1;[$chatgpt.B11]=3);1;2); &quot;OK&quot;; &quot;KO&quot;)" office:value-type="string" office:string-value="KO" calcext:value-type="string">
            <text:p>KO</text:p>
          </table:table-cell>
          <table:table-cell table:formula="of:=IF(    IF(OR([$humanevaluator.C11]=1;[$humanevaluator.C11]=3);1;2)    =    IF(OR([$chatgpt.C11]=1;[$chatgpt.C11]=3);1;2); &quot;OK&quot;; &quot;KO&quot;)" office:value-type="string" office:string-value="KO" calcext:value-type="string">
            <text:p>KO</text:p>
          </table:table-cell>
          <table:table-cell table:formula="of:=IF(    IF(OR([$humanevaluator.D11]=1;[$humanevaluator.D11]=3);1;2)    =    IF(OR([$chatgpt.D11]=1;[$chatgpt.D11]=3);1;2); &quot;OK&quot;; &quot;KO&quot;)" office:value-type="string" office:string-value="OK" calcext:value-type="string">
            <text:p>OK</text:p>
          </table:table-cell>
          <table:table-cell table:formula="of:=IF(    IF(OR([$humanevaluator.E11]=1;[$humanevaluator.E11]=3);1;2)    =    IF(OR([$chatgpt.E11]=1;[$chatgpt.E11]=3);1;2); &quot;OK&quot;; &quot;KO&quot;)" office:value-type="string" office:string-value="OK" calcext:value-type="string">
            <text:p>OK</text:p>
          </table:table-cell>
          <table:table-cell table:formula="of:=IF(    IF(OR([$humanevaluator.F11]=1;[$humanevaluator.F11]=3);1;2)    =    IF(OR([$chatgpt.F11]=1;[$chatgpt.F11]=3);1;2); &quot;OK&quot;; &quot;KO&quot;)" office:value-type="string" office:string-value="OK" calcext:value-type="string">
            <text:p>OK</text:p>
          </table:table-cell>
          <table:table-cell table:formula="of:=IF(    IF(OR([$humanevaluator.G11]=1;[$humanevaluator.G11]=3);1;2)    =    IF(OR([$chatgpt.G11]=1;[$chatgpt.G11]=3);1;2); &quot;OK&quot;; &quot;KO&quot;)" office:value-type="string" office:string-value="KO" calcext:value-type="string">
            <text:p>KO</text:p>
          </table:table-cell>
          <table:table-cell table:formula="of:=IF(    IF(OR([$humanevaluator.H11]=1;[$humanevaluator.H11]=3);1;2)    =    IF(OR([$chatgpt.H11]=1;[$chatgpt.H11]=3);1;2); &quot;OK&quot;; &quot;KO&quot;)" office:value-type="string" office:string-value="KO" calcext:value-type="string">
            <text:p>KO</text:p>
          </table:table-cell>
          <table:table-cell table:formula="of:=IF(    IF(OR([$humanevaluator.I11]=1;[$humanevaluator.I11]=3);1;2)    =    IF(OR([$chatgpt.I11]=1;[$chatgpt.I11]=3);1;2); &quot;OK&quot;; 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6:.I15];&quot;OK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12]=1;[$humanevaluator.B12]=3);1;2)    =    IF(OR([$chatgpt.B12]=1;[$chatgpt.B12]=3);1;2); &quot;OK&quot;; &quot;KO&quot;)" office:value-type="string" office:string-value="KO" calcext:value-type="string">
            <text:p>KO</text:p>
          </table:table-cell>
          <table:table-cell table:formula="of:=IF(    IF(OR([$humanevaluator.C12]=1;[$humanevaluator.C12]=3);1;2)    =    IF(OR([$chatgpt.C12]=1;[$chatgpt.C12]=3);1;2); &quot;OK&quot;; &quot;KO&quot;)" office:value-type="string" office:string-value="OK" calcext:value-type="string">
            <text:p>OK</text:p>
          </table:table-cell>
          <table:table-cell table:formula="of:=IF(    IF(OR([$humanevaluator.D12]=1;[$humanevaluator.D12]=3);1;2)    =    IF(OR([$chatgpt.D12]=1;[$chatgpt.D12]=3);1;2); &quot;OK&quot;; &quot;KO&quot;)" office:value-type="string" office:string-value="OK" calcext:value-type="string">
            <text:p>OK</text:p>
          </table:table-cell>
          <table:table-cell table:formula="of:=IF(    IF(OR([$humanevaluator.E12]=1;[$humanevaluator.E12]=3);1;2)    =    IF(OR([$chatgpt.E12]=1;[$chatgpt.E12]=3);1;2); &quot;OK&quot;; &quot;KO&quot;)" office:value-type="string" office:string-value="OK" calcext:value-type="string">
            <text:p>OK</text:p>
          </table:table-cell>
          <table:table-cell table:formula="of:=IF(    IF(OR([$humanevaluator.F12]=1;[$humanevaluator.F12]=3);1;2)    =    IF(OR([$chatgpt.F12]=1;[$chatgpt.F12]=3);1;2); &quot;OK&quot;; &quot;KO&quot;)" office:value-type="string" office:string-value="OK" calcext:value-type="string">
            <text:p>OK</text:p>
          </table:table-cell>
          <table:table-cell table:formula="of:=IF(    IF(OR([$humanevaluator.G12]=1;[$humanevaluator.G12]=3);1;2)    =    IF(OR([$chatgpt.G12]=1;[$chatgpt.G12]=3);1;2); &quot;OK&quot;; &quot;KO&quot;)" office:value-type="string" office:string-value="KO" calcext:value-type="string">
            <text:p>KO</text:p>
          </table:table-cell>
          <table:table-cell table:formula="of:=IF(    IF(OR([$humanevaluator.H12]=1;[$humanevaluator.H12]=3);1;2)    =    IF(OR([$chatgpt.H12]=1;[$chatgpt.H12]=3);1;2); &quot;OK&quot;; &quot;KO&quot;)" office:value-type="string" office:string-value="KO" calcext:value-type="string">
            <text:p>KO</text:p>
          </table:table-cell>
          <table:table-cell table:formula="of:=IF(    IF(OR([$humanevaluator.I12]=1;[$humanevaluator.I12]=3);1;2)    =    IF(OR([$chatgpt.I12]=1;[$chatgpt.I12]=3);1;2); &quot;OK&quot;; 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5" calcext:value-type="float">
            <text:p>5</text:p>
          </table:table-cell>
          <table:table-cell table:formula="of:=COUNTIF([.B12:.I12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6:.I15];&quot;KO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13]=1;[$humanevaluator.B13]=3);1;2)    =    IF(OR([$chatgpt.B13]=1;[$chatgpt.B13]=3);1;2); &quot;OK&quot;; &quot;KO&quot;)" office:value-type="string" office:string-value="KO" calcext:value-type="string">
            <text:p>KO</text:p>
          </table:table-cell>
          <table:table-cell table:formula="of:=IF(    IF(OR([$humanevaluator.C13]=1;[$humanevaluator.C13]=3);1;2)    =    IF(OR([$chatgpt.C13]=1;[$chatgpt.C13]=3);1;2); &quot;OK&quot;; &quot;KO&quot;)" office:value-type="string" office:string-value="KO" calcext:value-type="string">
            <text:p>KO</text:p>
          </table:table-cell>
          <table:table-cell table:formula="of:=IF(    IF(OR([$humanevaluator.D13]=1;[$humanevaluator.D13]=3);1;2)    =    IF(OR([$chatgpt.D13]=1;[$chatgpt.D13]=3);1;2); &quot;OK&quot;; &quot;KO&quot;)" office:value-type="string" office:string-value="OK" calcext:value-type="string">
            <text:p>OK</text:p>
          </table:table-cell>
          <table:table-cell table:formula="of:=IF(    IF(OR([$humanevaluator.E13]=1;[$humanevaluator.E13]=3);1;2)    =    IF(OR([$chatgpt.E13]=1;[$chatgpt.E13]=3);1;2); &quot;OK&quot;; &quot;KO&quot;)" office:value-type="string" office:string-value="KO" calcext:value-type="string">
            <text:p>KO</text:p>
          </table:table-cell>
          <table:table-cell table:formula="of:=IF(    IF(OR([$humanevaluator.F13]=1;[$humanevaluator.F13]=3);1;2)    =    IF(OR([$chatgpt.F13]=1;[$chatgpt.F13]=3);1;2); &quot;OK&quot;; &quot;KO&quot;)" office:value-type="string" office:string-value="OK" calcext:value-type="string">
            <text:p>OK</text:p>
          </table:table-cell>
          <table:table-cell table:formula="of:=IF(    IF(OR([$humanevaluator.G13]=1;[$humanevaluator.G13]=3);1;2)    =    IF(OR([$chatgpt.G13]=1;[$chatgpt.G13]=3);1;2); &quot;OK&quot;; &quot;KO&quot;)" office:value-type="string" office:string-value="KO" calcext:value-type="string">
            <text:p>KO</text:p>
          </table:table-cell>
          <table:table-cell table:formula="of:=IF(    IF(OR([$humanevaluator.H13]=1;[$humanevaluator.H13]=3);1;2)    =    IF(OR([$chatgpt.H13]=1;[$chatgpt.H13]=3);1;2); &quot;OK&quot;; &quot;KO&quot;)" office:value-type="string" office:string-value="KO" calcext:value-type="string">
            <text:p>KO</text:p>
          </table:table-cell>
          <table:table-cell table:formula="of:=IF(    IF(OR([$humanevaluator.I13]=1;[$humanevaluator.I13]=3);1;2)    =    IF(OR([$chatgpt.I13]=1;[$chatgpt.I13]=3);1;2); &quot;OK&quot;; 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3" calcext:value-type="float">
            <text:p>3</text:p>
          </table:table-cell>
          <table:table-cell table:formula="of:=COUNTIF([.B13:.I13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14]=1;[$humanevaluator.B14]=3);1;2)    =    IF(OR([$chatgpt.B14]=1;[$chatgpt.B14]=3);1;2); &quot;OK&quot;; &quot;KO&quot;)" office:value-type="string" office:string-value="KO" calcext:value-type="string">
            <text:p>KO</text:p>
          </table:table-cell>
          <table:table-cell table:formula="of:=IF(    IF(OR([$humanevaluator.C14]=1;[$humanevaluator.C14]=3);1;2)    =    IF(OR([$chatgpt.C14]=1;[$chatgpt.C14]=3);1;2); &quot;OK&quot;; &quot;KO&quot;)" office:value-type="string" office:string-value="KO" calcext:value-type="string">
            <text:p>KO</text:p>
          </table:table-cell>
          <table:table-cell table:formula="of:=IF(    IF(OR([$humanevaluator.D14]=1;[$humanevaluator.D14]=3);1;2)    =    IF(OR([$chatgpt.D14]=1;[$chatgpt.D14]=3);1;2); &quot;OK&quot;; &quot;KO&quot;)" office:value-type="string" office:string-value="OK" calcext:value-type="string">
            <text:p>OK</text:p>
          </table:table-cell>
          <table:table-cell table:formula="of:=IF(    IF(OR([$humanevaluator.E14]=1;[$humanevaluator.E14]=3);1;2)    =    IF(OR([$chatgpt.E14]=1;[$chatgpt.E14]=3);1;2); &quot;OK&quot;; &quot;KO&quot;)" office:value-type="string" office:string-value="OK" calcext:value-type="string">
            <text:p>OK</text:p>
          </table:table-cell>
          <table:table-cell table:formula="of:=IF(    IF(OR([$humanevaluator.F14]=1;[$humanevaluator.F14]=3);1;2)    =    IF(OR([$chatgpt.F14]=1;[$chatgpt.F14]=3);1;2); &quot;OK&quot;; &quot;KO&quot;)" office:value-type="string" office:string-value="OK" calcext:value-type="string">
            <text:p>OK</text:p>
          </table:table-cell>
          <table:table-cell table:formula="of:=IF(    IF(OR([$humanevaluator.G14]=1;[$humanevaluator.G14]=3);1;2)    =    IF(OR([$chatgpt.G14]=1;[$chatgpt.G14]=3);1;2); &quot;OK&quot;; &quot;KO&quot;)" office:value-type="string" office:string-value="KO" calcext:value-type="string">
            <text:p>KO</text:p>
          </table:table-cell>
          <table:table-cell table:formula="of:=IF(    IF(OR([$humanevaluator.H14]=1;[$humanevaluator.H14]=3);1;2)    =    IF(OR([$chatgpt.H14]=1;[$chatgpt.H14]=3);1;2); &quot;OK&quot;; &quot;KO&quot;)" office:value-type="string" office:string-value="KO" calcext:value-type="string">
            <text:p>KO</text:p>
          </table:table-cell>
          <table:table-cell table:formula="of:=IF(    IF(OR([$humanevaluator.I14]=1;[$humanevaluator.I14]=3);1;2)    =    IF(OR([$chatgpt.I14]=1;[$chatgpt.I14]=3);1;2); &quot;OK&quot;; 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15]=1;[$humanevaluator.B15]=3);1;2)    =    IF(OR([$chatgpt.B15]=1;[$chatgpt.B15]=3);1;2); &quot;OK&quot;; &quot;KO&quot;)" office:value-type="string" office:string-value="KO" calcext:value-type="string">
            <text:p>KO</text:p>
          </table:table-cell>
          <table:table-cell table:formula="of:=IF(    IF(OR([$humanevaluator.C15]=1;[$humanevaluator.C15]=3);1;2)    =    IF(OR([$chatgpt.C15]=1;[$chatgpt.C15]=3);1;2); &quot;OK&quot;; &quot;KO&quot;)" office:value-type="string" office:string-value="KO" calcext:value-type="string">
            <text:p>KO</text:p>
          </table:table-cell>
          <table:table-cell table:formula="of:=IF(    IF(OR([$humanevaluator.D15]=1;[$humanevaluator.D15]=3);1;2)    =    IF(OR([$chatgpt.D15]=1;[$chatgpt.D15]=3);1;2); &quot;OK&quot;; &quot;KO&quot;)" office:value-type="string" office:string-value="OK" calcext:value-type="string">
            <text:p>OK</text:p>
          </table:table-cell>
          <table:table-cell table:formula="of:=IF(    IF(OR([$humanevaluator.E15]=1;[$humanevaluator.E15]=3);1;2)    =    IF(OR([$chatgpt.E15]=1;[$chatgpt.E15]=3);1;2); &quot;OK&quot;; &quot;KO&quot;)" office:value-type="string" office:string-value="OK" calcext:value-type="string">
            <text:p>OK</text:p>
          </table:table-cell>
          <table:table-cell table:formula="of:=IF(    IF(OR([$humanevaluator.F15]=1;[$humanevaluator.F15]=3);1;2)    =    IF(OR([$chatgpt.F15]=1;[$chatgpt.F15]=3);1;2); &quot;OK&quot;; &quot;KO&quot;)" office:value-type="string" office:string-value="OK" calcext:value-type="string">
            <text:p>OK</text:p>
          </table:table-cell>
          <table:table-cell table:formula="of:=IF(    IF(OR([$humanevaluator.G15]=1;[$humanevaluator.G15]=3);1;2)    =    IF(OR([$chatgpt.G15]=1;[$chatgpt.G15]=3);1;2); &quot;OK&quot;; &quot;KO&quot;)" office:value-type="string" office:string-value="KO" calcext:value-type="string">
            <text:p>KO</text:p>
          </table:table-cell>
          <table:table-cell table:formula="of:=IF(    IF(OR([$humanevaluator.H15]=1;[$humanevaluator.H15]=3);1;2)    =    IF(OR([$chatgpt.H15]=1;[$chatgpt.H15]=3);1;2); &quot;OK&quot;; &quot;KO&quot;)" office:value-type="string" office:string-value="KO" calcext:value-type="string">
            <text:p>KO</text:p>
          </table:table-cell>
          <table:table-cell table:formula="of:=IF(    IF(OR([$humanevaluator.I15]=1;[$humanevaluator.I15]=3);1;2)    =    IF(OR([$chatgpt.I15]=1;[$chatgpt.I15]=3);1;2); &quot;OK&quot;; 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6:.B15];&quot;OK&quot;)" office:value-type="float" office:value="0" calcext:value-type="float">
            <text:p>0</text:p>
          </table:table-cell>
          <table:table-cell table:formula="of:=COUNTIF([.C6:.C15];&quot;OK&quot;)" office:value-type="float" office:value="5" calcext:value-type="float">
            <text:p>5</text:p>
          </table:table-cell>
          <table:table-cell table:formula="of:=COUNTIF([.D6:.D15];&quot;OK&quot;)" office:value-type="float" office:value="10" calcext:value-type="float">
            <text:p>10</text:p>
          </table:table-cell>
          <table:table-cell table:formula="of:=COUNTIF([.E6:.E15];&quot;OK&quot;)" office:value-type="float" office:value="7" calcext:value-type="float">
            <text:p>7</text:p>
          </table:table-cell>
          <table:table-cell table:formula="of:=COUNTIF([.F6:.F15];&quot;OK&quot;)" office:value-type="float" office:value="9" calcext:value-type="float">
            <text:p>9</text:p>
          </table:table-cell>
          <table:table-cell table:formula="of:=COUNTIF([.G6:.G15];&quot;OK&quot;)" office:value-type="float" office:value="1" calcext:value-type="float">
            <text:p>1</text:p>
          </table:table-cell>
          <table:table-cell table:formula="of:=COUNTIF([.H6:.H15];&quot;OK&quot;)" office:value-type="float" office:value="1" calcext:value-type="float">
            <text:p>1</text:p>
          </table:table-cell>
          <table:table-cell table:formula="of:=COUNTIF([.I6:.I15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6:.B15];&quot;KO&quot;)" office:value-type="float" office:value="10" calcext:value-type="float">
            <text:p>10</text:p>
          </table:table-cell>
          <table:table-cell table:formula="of:=COUNTIF([.C6:.C15];&quot;KO&quot;)" office:value-type="float" office:value="5" calcext:value-type="float">
            <text:p>5</text:p>
          </table:table-cell>
          <table:table-cell table:formula="of:=COUNTIF([.D6:.D15];&quot;KO&quot;)" office:value-type="float" office:value="0" calcext:value-type="float">
            <text:p>0</text:p>
          </table:table-cell>
          <table:table-cell table:formula="of:=COUNTIF([.E6:.E15];&quot;KO&quot;)" office:value-type="float" office:value="3" calcext:value-type="float">
            <text:p>3</text:p>
          </table:table-cell>
          <table:table-cell table:formula="of:=COUNTIF([.F6:.F15];&quot;KO&quot;)" office:value-type="float" office:value="1" calcext:value-type="float">
            <text:p>1</text:p>
          </table:table-cell>
          <table:table-cell table:formula="of:=COUNTIF([.G6:.G15];&quot;KO&quot;)" office:value-type="float" office:value="9" calcext:value-type="float">
            <text:p>9</text:p>
          </table:table-cell>
          <table:table-cell table:formula="of:=COUNTIF([.H6:.H15];&quot;KO&quot;)" office:value-type="float" office:value="9" calcext:value-type="float">
            <text:p>9</text:p>
          </table:table-cell>
          <table:table-cell table:formula="of:=COUNTIF([.I6:.I15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lau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19]=1;[$humanevaluator.B19]=3);1;2)    =    IF(OR([$chatgpt.B19]=1;[$chatgpt.B19]=3);1;2); &quot;OK&quot;; &quot;KO&quot;)" office:value-type="string" office:string-value="KO" calcext:value-type="string">
            <text:p>KO</text:p>
          </table:table-cell>
          <table:table-cell table:formula="of:=IF(    IF(OR([$humanevaluator.C19]=1;[$humanevaluator.C19]=3);1;2)    =    IF(OR([$chatgpt.C19]=1;[$chatgpt.C19]=3);1;2); &quot;OK&quot;; &quot;KO&quot;)" office:value-type="string" office:string-value="KO" calcext:value-type="string">
            <text:p>KO</text:p>
          </table:table-cell>
          <table:table-cell table:formula="of:=IF(    IF(OR([$humanevaluator.D19]=1;[$humanevaluator.D19]=3);1;2)    =    IF(OR([$chatgpt.D19]=1;[$chatgpt.D19]=3);1;2); &quot;OK&quot;; &quot;KO&quot;)" office:value-type="string" office:string-value="OK" calcext:value-type="string">
            <text:p>OK</text:p>
          </table:table-cell>
          <table:table-cell table:formula="of:=IF(    IF(OR([$humanevaluator.E19]=1;[$humanevaluator.E19]=3);1;2)    =    IF(OR([$chatgpt.E19]=1;[$chatgpt.E19]=3);1;2); &quot;OK&quot;; &quot;KO&quot;)" office:value-type="string" office:string-value="KO" calcext:value-type="string">
            <text:p>KO</text:p>
          </table:table-cell>
          <table:table-cell table:formula="of:=IF(    IF(OR([$humanevaluator.F19]=1;[$humanevaluator.F19]=3);1;2)    =    IF(OR([$chatgpt.F19]=1;[$chatgpt.F19]=3);1;2); &quot;OK&quot;; &quot;KO&quot;)" office:value-type="string" office:string-value="OK" calcext:value-type="string">
            <text:p>OK</text:p>
          </table:table-cell>
          <table:table-cell table:formula="of:=IF(    IF(OR([$humanevaluator.G19]=1;[$humanevaluator.G19]=3);1;2)    =    IF(OR([$chatgpt.G19]=1;[$chatgpt.G19]=3);1;2); &quot;OK&quot;; &quot;KO&quot;)" office:value-type="string" office:string-value="KO" calcext:value-type="string">
            <text:p>KO</text:p>
          </table:table-cell>
          <table:table-cell table:formula="of:=IF(    IF(OR([$humanevaluator.H19]=1;[$humanevaluator.H19]=3);1;2)    =    IF(OR([$chatgpt.H19]=1;[$chatgpt.H19]=3);1;2); &quot;OK&quot;; &quot;KO&quot;)" office:value-type="string" office:string-value="KO" calcext:value-type="string">
            <text:p>KO</text:p>
          </table:table-cell>
          <table:table-cell table:formula="of:=IF(    IF(OR([$humanevaluator.I19]=1;[$humanevaluator.I19]=3);1;2)    =    IF(OR([$chatgpt.I19]=1;[$chatgpt.I19]=3);1;2); &quot;OK&quot;; 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20]=1;[$humanevaluator.B20]=3);1;2)    =    IF(OR([$chatgpt.B20]=1;[$chatgpt.B20]=3);1;2); &quot;OK&quot;; &quot;KO&quot;)" office:value-type="string" office:string-value="KO" calcext:value-type="string">
            <text:p>KO</text:p>
          </table:table-cell>
          <table:table-cell table:formula="of:=IF(    IF(OR([$humanevaluator.C20]=1;[$humanevaluator.C20]=3);1;2)    =    IF(OR([$chatgpt.C20]=1;[$chatgpt.C20]=3);1;2); &quot;OK&quot;; &quot;KO&quot;)" office:value-type="string" office:string-value="KO" calcext:value-type="string">
            <text:p>KO</text:p>
          </table:table-cell>
          <table:table-cell table:formula="of:=IF(    IF(OR([$humanevaluator.D20]=1;[$humanevaluator.D20]=3);1;2)    =    IF(OR([$chatgpt.D20]=1;[$chatgpt.D20]=3);1;2); &quot;OK&quot;; &quot;KO&quot;)" office:value-type="string" office:string-value="OK" calcext:value-type="string">
            <text:p>OK</text:p>
          </table:table-cell>
          <table:table-cell table:formula="of:=IF(    IF(OR([$humanevaluator.E20]=1;[$humanevaluator.E20]=3);1;2)    =    IF(OR([$chatgpt.E20]=1;[$chatgpt.E20]=3);1;2); &quot;OK&quot;; &quot;KO&quot;)" office:value-type="string" office:string-value="KO" calcext:value-type="string">
            <text:p>KO</text:p>
          </table:table-cell>
          <table:table-cell table:formula="of:=IF(    IF(OR([$humanevaluator.F20]=1;[$humanevaluator.F20]=3);1;2)    =    IF(OR([$chatgpt.F20]=1;[$chatgpt.F20]=3);1;2); &quot;OK&quot;; &quot;KO&quot;)" office:value-type="string" office:string-value="OK" calcext:value-type="string">
            <text:p>OK</text:p>
          </table:table-cell>
          <table:table-cell table:formula="of:=IF(    IF(OR([$humanevaluator.G20]=1;[$humanevaluator.G20]=3);1;2)    =    IF(OR([$chatgpt.G20]=1;[$chatgpt.G20]=3);1;2); &quot;OK&quot;; &quot;KO&quot;)" office:value-type="string" office:string-value="KO" calcext:value-type="string">
            <text:p>KO</text:p>
          </table:table-cell>
          <table:table-cell table:formula="of:=IF(    IF(OR([$humanevaluator.H20]=1;[$humanevaluator.H20]=3);1;2)    =    IF(OR([$chatgpt.H20]=1;[$chatgpt.H20]=3);1;2); &quot;OK&quot;; &quot;KO&quot;)" office:value-type="string" office:string-value="KO" calcext:value-type="string">
            <text:p>KO</text:p>
          </table:table-cell>
          <table:table-cell table:formula="of:=IF(    IF(OR([$humanevaluator.I20]=1;[$humanevaluator.I20]=3);1;2)    =    IF(OR([$chatgpt.I20]=1;[$chatgpt.I20]=3);1;2); &quot;OK&quot;; 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21]=1;[$humanevaluator.B21]=3);1;2)    =    IF(OR([$chatgpt.B21]=1;[$chatgpt.B21]=3);1;2); &quot;OK&quot;; &quot;KO&quot;)" office:value-type="string" office:string-value="KO" calcext:value-type="string">
            <text:p>KO</text:p>
          </table:table-cell>
          <table:table-cell table:formula="of:=IF(    IF(OR([$humanevaluator.C21]=1;[$humanevaluator.C21]=3);1;2)    =    IF(OR([$chatgpt.C21]=1;[$chatgpt.C21]=3);1;2); &quot;OK&quot;; &quot;KO&quot;)" office:value-type="string" office:string-value="KO" calcext:value-type="string">
            <text:p>KO</text:p>
          </table:table-cell>
          <table:table-cell table:formula="of:=IF(    IF(OR([$humanevaluator.D21]=1;[$humanevaluator.D21]=3);1;2)    =    IF(OR([$chatgpt.D21]=1;[$chatgpt.D21]=3);1;2); &quot;OK&quot;; &quot;KO&quot;)" office:value-type="string" office:string-value="OK" calcext:value-type="string">
            <text:p>OK</text:p>
          </table:table-cell>
          <table:table-cell table:formula="of:=IF(    IF(OR([$humanevaluator.E21]=1;[$humanevaluator.E21]=3);1;2)    =    IF(OR([$chatgpt.E21]=1;[$chatgpt.E21]=3);1;2); &quot;OK&quot;; &quot;KO&quot;)" office:value-type="string" office:string-value="KO" calcext:value-type="string">
            <text:p>KO</text:p>
          </table:table-cell>
          <table:table-cell table:formula="of:=IF(    IF(OR([$humanevaluator.F21]=1;[$humanevaluator.F21]=3);1;2)    =    IF(OR([$chatgpt.F21]=1;[$chatgpt.F21]=3);1;2); &quot;OK&quot;; &quot;KO&quot;)" office:value-type="string" office:string-value="OK" calcext:value-type="string">
            <text:p>OK</text:p>
          </table:table-cell>
          <table:table-cell table:formula="of:=IF(    IF(OR([$humanevaluator.G21]=1;[$humanevaluator.G21]=3);1;2)    =    IF(OR([$chatgpt.G21]=1;[$chatgpt.G21]=3);1;2); &quot;OK&quot;; &quot;KO&quot;)" office:value-type="string" office:string-value="KO" calcext:value-type="string">
            <text:p>KO</text:p>
          </table:table-cell>
          <table:table-cell table:formula="of:=IF(    IF(OR([$humanevaluator.H21]=1;[$humanevaluator.H21]=3);1;2)    =    IF(OR([$chatgpt.H21]=1;[$chatgpt.H21]=3);1;2); &quot;OK&quot;; &quot;KO&quot;)" office:value-type="string" office:string-value="KO" calcext:value-type="string">
            <text:p>KO</text:p>
          </table:table-cell>
          <table:table-cell table:formula="of:=IF(    IF(OR([$humanevaluator.I21]=1;[$humanevaluator.I21]=3);1;2)    =    IF(OR([$chatgpt.I21]=1;[$chatgpt.I21]=3);1;2); &quot;OK&quot;; 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3" calcext:value-type="float">
            <text:p>3</text:p>
          </table:table-cell>
          <table:table-cell table:formula="of:=COUNTIF([.B21:.I2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22]=1;[$humanevaluator.B22]=3);1;2)    =    IF(OR([$chatgpt.B22]=1;[$chatgpt.B22]=3);1;2); &quot;OK&quot;; &quot;KO&quot;)" office:value-type="string" office:string-value="KO" calcext:value-type="string">
            <text:p>KO</text:p>
          </table:table-cell>
          <table:table-cell table:formula="of:=IF(    IF(OR([$humanevaluator.C22]=1;[$humanevaluator.C22]=3);1;2)    =    IF(OR([$chatgpt.C22]=1;[$chatgpt.C22]=3);1;2); &quot;OK&quot;; &quot;KO&quot;)" office:value-type="string" office:string-value="KO" calcext:value-type="string">
            <text:p>KO</text:p>
          </table:table-cell>
          <table:table-cell table:formula="of:=IF(    IF(OR([$humanevaluator.D22]=1;[$humanevaluator.D22]=3);1;2)    =    IF(OR([$chatgpt.D22]=1;[$chatgpt.D22]=3);1;2); &quot;OK&quot;; &quot;KO&quot;)" office:value-type="string" office:string-value="OK" calcext:value-type="string">
            <text:p>OK</text:p>
          </table:table-cell>
          <table:table-cell table:formula="of:=IF(    IF(OR([$humanevaluator.E22]=1;[$humanevaluator.E22]=3);1;2)    =    IF(OR([$chatgpt.E22]=1;[$chatgpt.E22]=3);1;2); &quot;OK&quot;; &quot;KO&quot;)" office:value-type="string" office:string-value="KO" calcext:value-type="string">
            <text:p>KO</text:p>
          </table:table-cell>
          <table:table-cell table:formula="of:=IF(    IF(OR([$humanevaluator.F22]=1;[$humanevaluator.F22]=3);1;2)    =    IF(OR([$chatgpt.F22]=1;[$chatgpt.F22]=3);1;2); &quot;OK&quot;; &quot;KO&quot;)" office:value-type="string" office:string-value="OK" calcext:value-type="string">
            <text:p>OK</text:p>
          </table:table-cell>
          <table:table-cell table:formula="of:=IF(    IF(OR([$humanevaluator.G22]=1;[$humanevaluator.G22]=3);1;2)    =    IF(OR([$chatgpt.G22]=1;[$chatgpt.G22]=3);1;2); &quot;OK&quot;; &quot;KO&quot;)" office:value-type="string" office:string-value="KO" calcext:value-type="string">
            <text:p>KO</text:p>
          </table:table-cell>
          <table:table-cell table:formula="of:=IF(    IF(OR([$humanevaluator.H22]=1;[$humanevaluator.H22]=3);1;2)    =    IF(OR([$chatgpt.H22]=1;[$chatgpt.H22]=3);1;2); &quot;OK&quot;; &quot;KO&quot;)" office:value-type="string" office:string-value="KO" calcext:value-type="string">
            <text:p>KO</text:p>
          </table:table-cell>
          <table:table-cell table:formula="of:=IF(    IF(OR([$humanevaluator.I22]=1;[$humanevaluator.I22]=3);1;2)    =    IF(OR([$chatgpt.I22]=1;[$chatgpt.I22]=3);1;2); &quot;OK&quot;; 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3" calcext:value-type="float">
            <text:p>3</text:p>
          </table:table-cell>
          <table:table-cell table:formula="of:=COUNTIF([.B22:.I2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23]=1;[$humanevaluator.B23]=3);1;2)    =    IF(OR([$chatgpt.B23]=1;[$chatgpt.B23]=3);1;2); &quot;OK&quot;; &quot;KO&quot;)" office:value-type="string" office:string-value="KO" calcext:value-type="string">
            <text:p>KO</text:p>
          </table:table-cell>
          <table:table-cell table:formula="of:=IF(    IF(OR([$humanevaluator.C23]=1;[$humanevaluator.C23]=3);1;2)    =    IF(OR([$chatgpt.C23]=1;[$chatgpt.C23]=3);1;2); &quot;OK&quot;; &quot;KO&quot;)" office:value-type="string" office:string-value="KO" calcext:value-type="string">
            <text:p>KO</text:p>
          </table:table-cell>
          <table:table-cell table:formula="of:=IF(    IF(OR([$humanevaluator.D23]=1;[$humanevaluator.D23]=3);1;2)    =    IF(OR([$chatgpt.D23]=1;[$chatgpt.D23]=3);1;2); &quot;OK&quot;; &quot;KO&quot;)" office:value-type="string" office:string-value="OK" calcext:value-type="string">
            <text:p>OK</text:p>
          </table:table-cell>
          <table:table-cell table:formula="of:=IF(    IF(OR([$humanevaluator.E23]=1;[$humanevaluator.E23]=3);1;2)    =    IF(OR([$chatgpt.E23]=1;[$chatgpt.E23]=3);1;2); &quot;OK&quot;; &quot;KO&quot;)" office:value-type="string" office:string-value="KO" calcext:value-type="string">
            <text:p>KO</text:p>
          </table:table-cell>
          <table:table-cell table:formula="of:=IF(    IF(OR([$humanevaluator.F23]=1;[$humanevaluator.F23]=3);1;2)    =    IF(OR([$chatgpt.F23]=1;[$chatgpt.F23]=3);1;2); &quot;OK&quot;; &quot;KO&quot;)" office:value-type="string" office:string-value="OK" calcext:value-type="string">
            <text:p>OK</text:p>
          </table:table-cell>
          <table:table-cell table:formula="of:=IF(    IF(OR([$humanevaluator.G23]=1;[$humanevaluator.G23]=3);1;2)    =    IF(OR([$chatgpt.G23]=1;[$chatgpt.G23]=3);1;2); &quot;OK&quot;; &quot;KO&quot;)" office:value-type="string" office:string-value="KO" calcext:value-type="string">
            <text:p>KO</text:p>
          </table:table-cell>
          <table:table-cell table:formula="of:=IF(    IF(OR([$humanevaluator.H23]=1;[$humanevaluator.H23]=3);1;2)    =    IF(OR([$chatgpt.H23]=1;[$chatgpt.H23]=3);1;2); &quot;OK&quot;; &quot;KO&quot;)" office:value-type="string" office:string-value="KO" calcext:value-type="string">
            <text:p>KO</text:p>
          </table:table-cell>
          <table:table-cell table:formula="of:=IF(    IF(OR([$humanevaluator.I23]=1;[$humanevaluator.I23]=3);1;2)    =    IF(OR([$chatgpt.I23]=1;[$chatgpt.I23]=3);1;2); &quot;OK&quot;; 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2" calcext:value-type="float">
            <text:p>2</text:p>
          </table:table-cell>
          <table:table-cell table:formula="of:=COUNTIF([.B23:.I23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24]=1;[$humanevaluator.B24]=3);1;2)    =    IF(OR([$chatgpt.B24]=1;[$chatgpt.B24]=3);1;2); &quot;OK&quot;; &quot;KO&quot;)" office:value-type="string" office:string-value="KO" calcext:value-type="string">
            <text:p>KO</text:p>
          </table:table-cell>
          <table:table-cell table:formula="of:=IF(    IF(OR([$humanevaluator.C24]=1;[$humanevaluator.C24]=3);1;2)    =    IF(OR([$chatgpt.C24]=1;[$chatgpt.C24]=3);1;2); &quot;OK&quot;; &quot;KO&quot;)" office:value-type="string" office:string-value="KO" calcext:value-type="string">
            <text:p>KO</text:p>
          </table:table-cell>
          <table:table-cell table:formula="of:=IF(    IF(OR([$humanevaluator.D24]=1;[$humanevaluator.D24]=3);1;2)    =    IF(OR([$chatgpt.D24]=1;[$chatgpt.D24]=3);1;2); &quot;OK&quot;; &quot;KO&quot;)" office:value-type="string" office:string-value="OK" calcext:value-type="string">
            <text:p>OK</text:p>
          </table:table-cell>
          <table:table-cell table:formula="of:=IF(    IF(OR([$humanevaluator.E24]=1;[$humanevaluator.E24]=3);1;2)    =    IF(OR([$chatgpt.E24]=1;[$chatgpt.E24]=3);1;2); &quot;OK&quot;; &quot;KO&quot;)" office:value-type="string" office:string-value="KO" calcext:value-type="string">
            <text:p>KO</text:p>
          </table:table-cell>
          <table:table-cell table:formula="of:=IF(    IF(OR([$humanevaluator.F24]=1;[$humanevaluator.F24]=3);1;2)    =    IF(OR([$chatgpt.F24]=1;[$chatgpt.F24]=3);1;2); &quot;OK&quot;; &quot;KO&quot;)" office:value-type="string" office:string-value="OK" calcext:value-type="string">
            <text:p>OK</text:p>
          </table:table-cell>
          <table:table-cell table:formula="of:=IF(    IF(OR([$humanevaluator.G24]=1;[$humanevaluator.G24]=3);1;2)    =    IF(OR([$chatgpt.G24]=1;[$chatgpt.G24]=3);1;2); &quot;OK&quot;; &quot;KO&quot;)" office:value-type="string" office:string-value="KO" calcext:value-type="string">
            <text:p>KO</text:p>
          </table:table-cell>
          <table:table-cell table:formula="of:=IF(    IF(OR([$humanevaluator.H24]=1;[$humanevaluator.H24]=3);1;2)    =    IF(OR([$chatgpt.H24]=1;[$chatgpt.H24]=3);1;2); &quot;OK&quot;; &quot;KO&quot;)" office:value-type="string" office:string-value="KO" calcext:value-type="string">
            <text:p>KO</text:p>
          </table:table-cell>
          <table:table-cell table:formula="of:=IF(    IF(OR([$humanevaluator.I24]=1;[$humanevaluator.I24]=3);1;2)    =    IF(OR([$chatgpt.I24]=1;[$chatgpt.I24]=3);1;2); &quot;OK&quot;; 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3" calcext:value-type="float">
            <text:p>3</text:p>
          </table:table-cell>
          <table:table-cell table:formula="of:=COUNTIF([.B24:.I24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19:.I28];&quot;OK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25]=1;[$humanevaluator.B25]=3);1;2)    =    IF(OR([$chatgpt.B25]=1;[$chatgpt.B25]=3);1;2); &quot;OK&quot;; &quot;KO&quot;)" office:value-type="string" office:string-value="KO" calcext:value-type="string">
            <text:p>KO</text:p>
          </table:table-cell>
          <table:table-cell table:formula="of:=IF(    IF(OR([$humanevaluator.C25]=1;[$humanevaluator.C25]=3);1;2)    =    IF(OR([$chatgpt.C25]=1;[$chatgpt.C25]=3);1;2); &quot;OK&quot;; &quot;KO&quot;)" office:value-type="string" office:string-value="KO" calcext:value-type="string">
            <text:p>KO</text:p>
          </table:table-cell>
          <table:table-cell table:formula="of:=IF(    IF(OR([$humanevaluator.D25]=1;[$humanevaluator.D25]=3);1;2)    =    IF(OR([$chatgpt.D25]=1;[$chatgpt.D25]=3);1;2); &quot;OK&quot;; &quot;KO&quot;)" office:value-type="string" office:string-value="OK" calcext:value-type="string">
            <text:p>OK</text:p>
          </table:table-cell>
          <table:table-cell table:formula="of:=IF(    IF(OR([$humanevaluator.E25]=1;[$humanevaluator.E25]=3);1;2)    =    IF(OR([$chatgpt.E25]=1;[$chatgpt.E25]=3);1;2); &quot;OK&quot;; &quot;KO&quot;)" office:value-type="string" office:string-value="KO" calcext:value-type="string">
            <text:p>KO</text:p>
          </table:table-cell>
          <table:table-cell table:formula="of:=IF(    IF(OR([$humanevaluator.F25]=1;[$humanevaluator.F25]=3);1;2)    =    IF(OR([$chatgpt.F25]=1;[$chatgpt.F25]=3);1;2); &quot;OK&quot;; &quot;KO&quot;)" office:value-type="string" office:string-value="OK" calcext:value-type="string">
            <text:p>OK</text:p>
          </table:table-cell>
          <table:table-cell table:formula="of:=IF(    IF(OR([$humanevaluator.G25]=1;[$humanevaluator.G25]=3);1;2)    =    IF(OR([$chatgpt.G25]=1;[$chatgpt.G25]=3);1;2); &quot;OK&quot;; &quot;KO&quot;)" office:value-type="string" office:string-value="KO" calcext:value-type="string">
            <text:p>KO</text:p>
          </table:table-cell>
          <table:table-cell table:formula="of:=IF(    IF(OR([$humanevaluator.H25]=1;[$humanevaluator.H25]=3);1;2)    =    IF(OR([$chatgpt.H25]=1;[$chatgpt.H25]=3);1;2); &quot;OK&quot;; &quot;KO&quot;)" office:value-type="string" office:string-value="KO" calcext:value-type="string">
            <text:p>KO</text:p>
          </table:table-cell>
          <table:table-cell table:formula="of:=IF(    IF(OR([$humanevaluator.I25]=1;[$humanevaluator.I25]=3);1;2)    =    IF(OR([$chatgpt.I25]=1;[$chatgpt.I25]=3);1;2); &quot;OK&quot;; 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19:.I28];&quot;KO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26]=1;[$humanevaluator.B26]=3);1;2)    =    IF(OR([$chatgpt.B26]=1;[$chatgpt.B26]=3);1;2); &quot;OK&quot;; &quot;KO&quot;)" office:value-type="string" office:string-value="KO" calcext:value-type="string">
            <text:p>KO</text:p>
          </table:table-cell>
          <table:table-cell table:formula="of:=IF(    IF(OR([$humanevaluator.C26]=1;[$humanevaluator.C26]=3);1;2)    =    IF(OR([$chatgpt.C26]=1;[$chatgpt.C26]=3);1;2); &quot;OK&quot;; &quot;KO&quot;)" office:value-type="string" office:string-value="KO" calcext:value-type="string">
            <text:p>KO</text:p>
          </table:table-cell>
          <table:table-cell table:formula="of:=IF(    IF(OR([$humanevaluator.D26]=1;[$humanevaluator.D26]=3);1;2)    =    IF(OR([$chatgpt.D26]=1;[$chatgpt.D26]=3);1;2); &quot;OK&quot;; &quot;KO&quot;)" office:value-type="string" office:string-value="OK" calcext:value-type="string">
            <text:p>OK</text:p>
          </table:table-cell>
          <table:table-cell table:formula="of:=IF(    IF(OR([$humanevaluator.E26]=1;[$humanevaluator.E26]=3);1;2)    =    IF(OR([$chatgpt.E26]=1;[$chatgpt.E26]=3);1;2); &quot;OK&quot;; &quot;KO&quot;)" office:value-type="string" office:string-value="KO" calcext:value-type="string">
            <text:p>KO</text:p>
          </table:table-cell>
          <table:table-cell table:formula="of:=IF(    IF(OR([$humanevaluator.F26]=1;[$humanevaluator.F26]=3);1;2)    =    IF(OR([$chatgpt.F26]=1;[$chatgpt.F26]=3);1;2); &quot;OK&quot;; &quot;KO&quot;)" office:value-type="string" office:string-value="OK" calcext:value-type="string">
            <text:p>OK</text:p>
          </table:table-cell>
          <table:table-cell table:formula="of:=IF(    IF(OR([$humanevaluator.G26]=1;[$humanevaluator.G26]=3);1;2)    =    IF(OR([$chatgpt.G26]=1;[$chatgpt.G26]=3);1;2); &quot;OK&quot;; &quot;KO&quot;)" office:value-type="string" office:string-value="KO" calcext:value-type="string">
            <text:p>KO</text:p>
          </table:table-cell>
          <table:table-cell table:formula="of:=IF(    IF(OR([$humanevaluator.H26]=1;[$humanevaluator.H26]=3);1;2)    =    IF(OR([$chatgpt.H26]=1;[$chatgpt.H26]=3);1;2); &quot;OK&quot;; &quot;KO&quot;)" office:value-type="string" office:string-value="KO" calcext:value-type="string">
            <text:p>KO</text:p>
          </table:table-cell>
          <table:table-cell table:formula="of:=IF(    IF(OR([$humanevaluator.I26]=1;[$humanevaluator.I26]=3);1;2)    =    IF(OR([$chatgpt.I26]=1;[$chatgpt.I26]=3);1;2); &quot;OK&quot;; 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27]=1;[$humanevaluator.B27]=3);1;2)    =    IF(OR([$chatgpt.B27]=1;[$chatgpt.B27]=3);1;2); &quot;OK&quot;; &quot;KO&quot;)" office:value-type="string" office:string-value="KO" calcext:value-type="string">
            <text:p>KO</text:p>
          </table:table-cell>
          <table:table-cell table:formula="of:=IF(    IF(OR([$humanevaluator.C27]=1;[$humanevaluator.C27]=3);1;2)    =    IF(OR([$chatgpt.C27]=1;[$chatgpt.C27]=3);1;2); &quot;OK&quot;; &quot;KO&quot;)" office:value-type="string" office:string-value="KO" calcext:value-type="string">
            <text:p>KO</text:p>
          </table:table-cell>
          <table:table-cell table:formula="of:=IF(    IF(OR([$humanevaluator.D27]=1;[$humanevaluator.D27]=3);1;2)    =    IF(OR([$chatgpt.D27]=1;[$chatgpt.D27]=3);1;2); &quot;OK&quot;; &quot;KO&quot;)" office:value-type="string" office:string-value="OK" calcext:value-type="string">
            <text:p>OK</text:p>
          </table:table-cell>
          <table:table-cell table:formula="of:=IF(    IF(OR([$humanevaluator.E27]=1;[$humanevaluator.E27]=3);1;2)    =    IF(OR([$chatgpt.E27]=1;[$chatgpt.E27]=3);1;2); &quot;OK&quot;; &quot;KO&quot;)" office:value-type="string" office:string-value="KO" calcext:value-type="string">
            <text:p>KO</text:p>
          </table:table-cell>
          <table:table-cell table:formula="of:=IF(    IF(OR([$humanevaluator.F27]=1;[$humanevaluator.F27]=3);1;2)    =    IF(OR([$chatgpt.F27]=1;[$chatgpt.F27]=3);1;2); &quot;OK&quot;; &quot;KO&quot;)" office:value-type="string" office:string-value="OK" calcext:value-type="string">
            <text:p>OK</text:p>
          </table:table-cell>
          <table:table-cell table:formula="of:=IF(    IF(OR([$humanevaluator.G27]=1;[$humanevaluator.G27]=3);1;2)    =    IF(OR([$chatgpt.G27]=1;[$chatgpt.G27]=3);1;2); &quot;OK&quot;; &quot;KO&quot;)" office:value-type="string" office:string-value="KO" calcext:value-type="string">
            <text:p>KO</text:p>
          </table:table-cell>
          <table:table-cell table:formula="of:=IF(    IF(OR([$humanevaluator.H27]=1;[$humanevaluator.H27]=3);1;2)    =    IF(OR([$chatgpt.H27]=1;[$chatgpt.H27]=3);1;2); &quot;OK&quot;; &quot;KO&quot;)" office:value-type="string" office:string-value="KO" calcext:value-type="string">
            <text:p>KO</text:p>
          </table:table-cell>
          <table:table-cell table:formula="of:=IF(    IF(OR([$humanevaluator.I27]=1;[$humanevaluator.I27]=3);1;2)    =    IF(OR([$chatgpt.I27]=1;[$chatgpt.I27]=3);1;2); &quot;OK&quot;; 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28]=1;[$humanevaluator.B28]=3);1;2)    =    IF(OR([$chatgpt.B28]=1;[$chatgpt.B28]=3);1;2); &quot;OK&quot;; &quot;KO&quot;)" office:value-type="string" office:string-value="KO" calcext:value-type="string">
            <text:p>KO</text:p>
          </table:table-cell>
          <table:table-cell table:formula="of:=IF(    IF(OR([$humanevaluator.C28]=1;[$humanevaluator.C28]=3);1;2)    =    IF(OR([$chatgpt.C28]=1;[$chatgpt.C28]=3);1;2); &quot;OK&quot;; &quot;KO&quot;)" office:value-type="string" office:string-value="KO" calcext:value-type="string">
            <text:p>KO</text:p>
          </table:table-cell>
          <table:table-cell table:formula="of:=IF(    IF(OR([$humanevaluator.D28]=1;[$humanevaluator.D28]=3);1;2)    =    IF(OR([$chatgpt.D28]=1;[$chatgpt.D28]=3);1;2); &quot;OK&quot;; &quot;KO&quot;)" office:value-type="string" office:string-value="OK" calcext:value-type="string">
            <text:p>OK</text:p>
          </table:table-cell>
          <table:table-cell table:formula="of:=IF(    IF(OR([$humanevaluator.E28]=1;[$humanevaluator.E28]=3);1;2)    =    IF(OR([$chatgpt.E28]=1;[$chatgpt.E28]=3);1;2); &quot;OK&quot;; &quot;KO&quot;)" office:value-type="string" office:string-value="KO" calcext:value-type="string">
            <text:p>KO</text:p>
          </table:table-cell>
          <table:table-cell table:formula="of:=IF(    IF(OR([$humanevaluator.F28]=1;[$humanevaluator.F28]=3);1;2)    =    IF(OR([$chatgpt.F28]=1;[$chatgpt.F28]=3);1;2); &quot;OK&quot;; &quot;KO&quot;)" office:value-type="string" office:string-value="OK" calcext:value-type="string">
            <text:p>OK</text:p>
          </table:table-cell>
          <table:table-cell table:formula="of:=IF(    IF(OR([$humanevaluator.G28]=1;[$humanevaluator.G28]=3);1;2)    =    IF(OR([$chatgpt.G28]=1;[$chatgpt.G28]=3);1;2); &quot;OK&quot;; &quot;KO&quot;)" office:value-type="string" office:string-value="KO" calcext:value-type="string">
            <text:p>KO</text:p>
          </table:table-cell>
          <table:table-cell table:formula="of:=IF(    IF(OR([$humanevaluator.H28]=1;[$humanevaluator.H28]=3);1;2)    =    IF(OR([$chatgpt.H28]=1;[$chatgpt.H28]=3);1;2); &quot;OK&quot;; &quot;KO&quot;)" office:value-type="string" office:string-value="KO" calcext:value-type="string">
            <text:p>KO</text:p>
          </table:table-cell>
          <table:table-cell table:formula="of:=IF(    IF(OR([$humanevaluator.I28]=1;[$humanevaluator.I28]=3);1;2)    =    IF(OR([$chatgpt.I28]=1;[$chatgpt.I28]=3);1;2); &quot;OK&quot;; 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19:.B28];&quot;OK&quot;)" office:value-type="float" office:value="0" calcext:value-type="float">
            <text:p>0</text:p>
          </table:table-cell>
          <table:table-cell table:formula="of:=COUNTIF([.C19:.C28];&quot;OK&quot;)" office:value-type="float" office:value="0" calcext:value-type="float">
            <text:p>0</text:p>
          </table:table-cell>
          <table:table-cell table:formula="of:=COUNTIF([.D19:.D28];&quot;OK&quot;)" office:value-type="float" office:value="10" calcext:value-type="float">
            <text:p>10</text:p>
          </table:table-cell>
          <table:table-cell table:formula="of:=COUNTIF([.E19:.E28];&quot;OK&quot;)" office:value-type="float" office:value="0" calcext:value-type="float">
            <text:p>0</text:p>
          </table:table-cell>
          <table:table-cell table:formula="of:=COUNTIF([.F19:.F28];&quot;OK&quot;)" office:value-type="float" office:value="10" calcext:value-type="float">
            <text:p>10</text:p>
          </table:table-cell>
          <table:table-cell table:formula="of:=COUNTIF([.G19:.G28];&quot;OK&quot;)" office:value-type="float" office:value="0" calcext:value-type="float">
            <text:p>0</text:p>
          </table:table-cell>
          <table:table-cell table:formula="of:=COUNTIF([.H19:.H28];&quot;OK&quot;)" office:value-type="float" office:value="0" calcext:value-type="float">
            <text:p>0</text:p>
          </table:table-cell>
          <table:table-cell table:formula="of:=COUNTIF([.I19:.I28];&quot;OK&quot;)" office:value-type="float" office:value="8" calcext:value-type="float">
            <text:p>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19:.B28];&quot;KO&quot;)" office:value-type="float" office:value="10" calcext:value-type="float">
            <text:p>10</text:p>
          </table:table-cell>
          <table:table-cell table:formula="of:=COUNTIF([.C19:.C28];&quot;KO&quot;)" office:value-type="float" office:value="10" calcext:value-type="float">
            <text:p>10</text:p>
          </table:table-cell>
          <table:table-cell table:formula="of:=COUNTIF([.D19:.D28];&quot;KO&quot;)" office:value-type="float" office:value="0" calcext:value-type="float">
            <text:p>0</text:p>
          </table:table-cell>
          <table:table-cell table:formula="of:=COUNTIF([.E19:.E28];&quot;KO&quot;)" office:value-type="float" office:value="10" calcext:value-type="float">
            <text:p>10</text:p>
          </table:table-cell>
          <table:table-cell table:formula="of:=COUNTIF([.F19:.F28];&quot;KO&quot;)" office:value-type="float" office:value="0" calcext:value-type="float">
            <text:p>0</text:p>
          </table:table-cell>
          <table:table-cell table:formula="of:=COUNTIF([.G19:.G28];&quot;KO&quot;)" office:value-type="float" office:value="10" calcext:value-type="float">
            <text:p>10</text:p>
          </table:table-cell>
          <table:table-cell table:formula="of:=COUNTIF([.H19:.H28];&quot;KO&quot;)" office:value-type="float" office:value="10" calcext:value-type="float">
            <text:p>10</text:p>
          </table:table-cell>
          <table:table-cell table:formula="of:=COUNTIF([.I19:.I28];&quot;KO&quot;)" office:value-type="float" office:value="2" calcext:value-type="float">
            <text:p>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32]=1;[$humanevaluator.B32]=3);1;2)    =    IF(OR([$chatgpt.B32]=1;[$chatgpt.B32]=3);1;2); &quot;OK&quot;; &quot;KO&quot;)" office:value-type="string" office:string-value="OK" calcext:value-type="string">
            <text:p>OK</text:p>
          </table:table-cell>
          <table:table-cell table:formula="of:=IF(    IF(OR([$humanevaluator.C32]=1;[$humanevaluator.C32]=3);1;2)    =    IF(OR([$chatgpt.C32]=1;[$chatgpt.C32]=3);1;2); &quot;OK&quot;; &quot;KO&quot;)" office:value-type="string" office:string-value="OK" calcext:value-type="string">
            <text:p>OK</text:p>
          </table:table-cell>
          <table:table-cell table:formula="of:=IF(    IF(OR([$humanevaluator.D32]=1;[$humanevaluator.D32]=3);1;2)    =    IF(OR([$chatgpt.D32]=1;[$chatgpt.D32]=3);1;2); &quot;OK&quot;; &quot;KO&quot;)" office:value-type="string" office:string-value="KO" calcext:value-type="string">
            <text:p>KO</text:p>
          </table:table-cell>
          <table:table-cell table:formula="of:=IF(    IF(OR([$humanevaluator.E32]=1;[$humanevaluator.E32]=3);1;2)    =    IF(OR([$chatgpt.E32]=1;[$chatgpt.E32]=3);1;2); &quot;OK&quot;; &quot;KO&quot;)" office:value-type="string" office:string-value="OK" calcext:value-type="string">
            <text:p>OK</text:p>
          </table:table-cell>
          <table:table-cell table:formula="of:=IF(    IF(OR([$humanevaluator.F32]=1;[$humanevaluator.F32]=3);1;2)    =    IF(OR([$chatgpt.F32]=1;[$chatgpt.F32]=3);1;2); &quot;OK&quot;; &quot;KO&quot;)" office:value-type="string" office:string-value="OK" calcext:value-type="string">
            <text:p>OK</text:p>
          </table:table-cell>
          <table:table-cell table:formula="of:=IF(    IF(OR([$humanevaluator.G32]=1;[$humanevaluator.G32]=3);1;2)    =    IF(OR([$chatgpt.G32]=1;[$chatgpt.G32]=3);1;2); &quot;OK&quot;; &quot;KO&quot;)" office:value-type="string" office:string-value="OK" calcext:value-type="string">
            <text:p>OK</text:p>
          </table:table-cell>
          <table:table-cell table:formula="of:=IF(    IF(OR([$humanevaluator.H32]=1;[$humanevaluator.H32]=3);1;2)    =    IF(OR([$chatgpt.H32]=1;[$chatgpt.H32]=3);1;2); &quot;OK&quot;; &quot;KO&quot;)" office:value-type="string" office:string-value="OK" calcext:value-type="string">
            <text:p>OK</text:p>
          </table:table-cell>
          <table:table-cell table:formula="of:=IF(    IF(OR([$humanevaluator.I32]=1;[$humanevaluator.I32]=3);1;2)    =    IF(OR([$chatgpt.I32]=1;[$chatgpt.I32]=3);1;2); &quot;OK&quot;; 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33]=1;[$humanevaluator.B33]=3);1;2)    =    IF(OR([$chatgpt.B33]=1;[$chatgpt.B33]=3);1;2); &quot;OK&quot;; &quot;KO&quot;)" office:value-type="string" office:string-value="KO" calcext:value-type="string">
            <text:p>KO</text:p>
          </table:table-cell>
          <table:table-cell table:formula="of:=IF(    IF(OR([$humanevaluator.C33]=1;[$humanevaluator.C33]=3);1;2)    =    IF(OR([$chatgpt.C33]=1;[$chatgpt.C33]=3);1;2); &quot;OK&quot;; &quot;KO&quot;)" office:value-type="string" office:string-value="OK" calcext:value-type="string">
            <text:p>OK</text:p>
          </table:table-cell>
          <table:table-cell table:formula="of:=IF(    IF(OR([$humanevaluator.D33]=1;[$humanevaluator.D33]=3);1;2)    =    IF(OR([$chatgpt.D33]=1;[$chatgpt.D33]=3);1;2); &quot;OK&quot;; &quot;KO&quot;)" office:value-type="string" office:string-value="OK" calcext:value-type="string">
            <text:p>OK</text:p>
          </table:table-cell>
          <table:table-cell table:formula="of:=IF(    IF(OR([$humanevaluator.E33]=1;[$humanevaluator.E33]=3);1;2)    =    IF(OR([$chatgpt.E33]=1;[$chatgpt.E33]=3);1;2); &quot;OK&quot;; &quot;KO&quot;)" office:value-type="string" office:string-value="OK" calcext:value-type="string">
            <text:p>OK</text:p>
          </table:table-cell>
          <table:table-cell table:formula="of:=IF(    IF(OR([$humanevaluator.F33]=1;[$humanevaluator.F33]=3);1;2)    =    IF(OR([$chatgpt.F33]=1;[$chatgpt.F33]=3);1;2); &quot;OK&quot;; &quot;KO&quot;)" office:value-type="string" office:string-value="OK" calcext:value-type="string">
            <text:p>OK</text:p>
          </table:table-cell>
          <table:table-cell table:formula="of:=IF(    IF(OR([$humanevaluator.G33]=1;[$humanevaluator.G33]=3);1;2)    =    IF(OR([$chatgpt.G33]=1;[$chatgpt.G33]=3);1;2); &quot;OK&quot;; &quot;KO&quot;)" office:value-type="string" office:string-value="OK" calcext:value-type="string">
            <text:p>OK</text:p>
          </table:table-cell>
          <table:table-cell table:formula="of:=IF(    IF(OR([$humanevaluator.H33]=1;[$humanevaluator.H33]=3);1;2)    =    IF(OR([$chatgpt.H33]=1;[$chatgpt.H33]=3);1;2); &quot;OK&quot;; &quot;KO&quot;)" office:value-type="string" office:string-value="OK" calcext:value-type="string">
            <text:p>OK</text:p>
          </table:table-cell>
          <table:table-cell table:formula="of:=IF(    IF(OR([$humanevaluator.I33]=1;[$humanevaluator.I33]=3);1;2)    =    IF(OR([$chatgpt.I33]=1;[$chatgpt.I33]=3);1;2); &quot;OK&quot;; 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34]=1;[$humanevaluator.B34]=3);1;2)    =    IF(OR([$chatgpt.B34]=1;[$chatgpt.B34]=3);1;2); &quot;OK&quot;; &quot;KO&quot;)" office:value-type="string" office:string-value="KO" calcext:value-type="string">
            <text:p>KO</text:p>
          </table:table-cell>
          <table:table-cell table:formula="of:=IF(    IF(OR([$humanevaluator.C34]=1;[$humanevaluator.C34]=3);1;2)    =    IF(OR([$chatgpt.C34]=1;[$chatgpt.C34]=3);1;2); &quot;OK&quot;; &quot;KO&quot;)" office:value-type="string" office:string-value="OK" calcext:value-type="string">
            <text:p>OK</text:p>
          </table:table-cell>
          <table:table-cell table:formula="of:=IF(    IF(OR([$humanevaluator.D34]=1;[$humanevaluator.D34]=3);1;2)    =    IF(OR([$chatgpt.D34]=1;[$chatgpt.D34]=3);1;2); &quot;OK&quot;; &quot;KO&quot;)" office:value-type="string" office:string-value="KO" calcext:value-type="string">
            <text:p>KO</text:p>
          </table:table-cell>
          <table:table-cell table:formula="of:=IF(    IF(OR([$humanevaluator.E34]=1;[$humanevaluator.E34]=3);1;2)    =    IF(OR([$chatgpt.E34]=1;[$chatgpt.E34]=3);1;2); &quot;OK&quot;; &quot;KO&quot;)" office:value-type="string" office:string-value="OK" calcext:value-type="string">
            <text:p>OK</text:p>
          </table:table-cell>
          <table:table-cell table:formula="of:=IF(    IF(OR([$humanevaluator.F34]=1;[$humanevaluator.F34]=3);1;2)    =    IF(OR([$chatgpt.F34]=1;[$chatgpt.F34]=3);1;2); &quot;OK&quot;; &quot;KO&quot;)" office:value-type="string" office:string-value="OK" calcext:value-type="string">
            <text:p>OK</text:p>
          </table:table-cell>
          <table:table-cell table:formula="of:=IF(    IF(OR([$humanevaluator.G34]=1;[$humanevaluator.G34]=3);1;2)    =    IF(OR([$chatgpt.G34]=1;[$chatgpt.G34]=3);1;2); &quot;OK&quot;; &quot;KO&quot;)" office:value-type="string" office:string-value="OK" calcext:value-type="string">
            <text:p>OK</text:p>
          </table:table-cell>
          <table:table-cell table:formula="of:=IF(    IF(OR([$humanevaluator.H34]=1;[$humanevaluator.H34]=3);1;2)    =    IF(OR([$chatgpt.H34]=1;[$chatgpt.H34]=3);1;2); &quot;OK&quot;; &quot;KO&quot;)" office:value-type="string" office:string-value="OK" calcext:value-type="string">
            <text:p>OK</text:p>
          </table:table-cell>
          <table:table-cell table:formula="of:=IF(    IF(OR([$humanevaluator.I34]=1;[$humanevaluator.I34]=3);1;2)    =    IF(OR([$chatgpt.I34]=1;[$chatgpt.I34]=3);1;2); &quot;OK&quot;; 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35]=1;[$humanevaluator.B35]=3);1;2)    =    IF(OR([$chatgpt.B35]=1;[$chatgpt.B35]=3);1;2); &quot;OK&quot;; &quot;KO&quot;)" office:value-type="string" office:string-value="KO" calcext:value-type="string">
            <text:p>KO</text:p>
          </table:table-cell>
          <table:table-cell table:formula="of:=IF(    IF(OR([$humanevaluator.C35]=1;[$humanevaluator.C35]=3);1;2)    =    IF(OR([$chatgpt.C35]=1;[$chatgpt.C35]=3);1;2); &quot;OK&quot;; &quot;KO&quot;)" office:value-type="string" office:string-value="KO" calcext:value-type="string">
            <text:p>KO</text:p>
          </table:table-cell>
          <table:table-cell table:formula="of:=IF(    IF(OR([$humanevaluator.D35]=1;[$humanevaluator.D35]=3);1;2)    =    IF(OR([$chatgpt.D35]=1;[$chatgpt.D35]=3);1;2); &quot;OK&quot;; &quot;KO&quot;)" office:value-type="string" office:string-value="OK" calcext:value-type="string">
            <text:p>OK</text:p>
          </table:table-cell>
          <table:table-cell table:formula="of:=IF(    IF(OR([$humanevaluator.E35]=1;[$humanevaluator.E35]=3);1;2)    =    IF(OR([$chatgpt.E35]=1;[$chatgpt.E35]=3);1;2); &quot;OK&quot;; &quot;KO&quot;)" office:value-type="string" office:string-value="OK" calcext:value-type="string">
            <text:p>OK</text:p>
          </table:table-cell>
          <table:table-cell table:formula="of:=IF(    IF(OR([$humanevaluator.F35]=1;[$humanevaluator.F35]=3);1;2)    =    IF(OR([$chatgpt.F35]=1;[$chatgpt.F35]=3);1;2); &quot;OK&quot;; &quot;KO&quot;)" office:value-type="string" office:string-value="OK" calcext:value-type="string">
            <text:p>OK</text:p>
          </table:table-cell>
          <table:table-cell table:formula="of:=IF(    IF(OR([$humanevaluator.G35]=1;[$humanevaluator.G35]=3);1;2)    =    IF(OR([$chatgpt.G35]=1;[$chatgpt.G35]=3);1;2); &quot;OK&quot;; &quot;KO&quot;)" office:value-type="string" office:string-value="OK" calcext:value-type="string">
            <text:p>OK</text:p>
          </table:table-cell>
          <table:table-cell table:formula="of:=IF(    IF(OR([$humanevaluator.H35]=1;[$humanevaluator.H35]=3);1;2)    =    IF(OR([$chatgpt.H35]=1;[$chatgpt.H35]=3);1;2); &quot;OK&quot;; &quot;KO&quot;)" office:value-type="string" office:string-value="OK" calcext:value-type="string">
            <text:p>OK</text:p>
          </table:table-cell>
          <table:table-cell table:formula="of:=IF(    IF(OR([$humanevaluator.I35]=1;[$humanevaluator.I35]=3);1;2)    =    IF(OR([$chatgpt.I35]=1;[$chatgpt.I35]=3);1;2); &quot;OK&quot;; 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36]=1;[$humanevaluator.B36]=3);1;2)    =    IF(OR([$chatgpt.B36]=1;[$chatgpt.B36]=3);1;2); &quot;OK&quot;; &quot;KO&quot;)" office:value-type="string" office:string-value="KO" calcext:value-type="string">
            <text:p>KO</text:p>
          </table:table-cell>
          <table:table-cell table:formula="of:=IF(    IF(OR([$humanevaluator.C36]=1;[$humanevaluator.C36]=3);1;2)    =    IF(OR([$chatgpt.C36]=1;[$chatgpt.C36]=3);1;2); &quot;OK&quot;; &quot;KO&quot;)" office:value-type="string" office:string-value="KO" calcext:value-type="string">
            <text:p>KO</text:p>
          </table:table-cell>
          <table:table-cell table:formula="of:=IF(    IF(OR([$humanevaluator.D36]=1;[$humanevaluator.D36]=3);1;2)    =    IF(OR([$chatgpt.D36]=1;[$chatgpt.D36]=3);1;2); &quot;OK&quot;; &quot;KO&quot;)" office:value-type="string" office:string-value="KO" calcext:value-type="string">
            <text:p>KO</text:p>
          </table:table-cell>
          <table:table-cell table:formula="of:=IF(    IF(OR([$humanevaluator.E36]=1;[$humanevaluator.E36]=3);1;2)    =    IF(OR([$chatgpt.E36]=1;[$chatgpt.E36]=3);1;2); &quot;OK&quot;; &quot;KO&quot;)" office:value-type="string" office:string-value="OK" calcext:value-type="string">
            <text:p>OK</text:p>
          </table:table-cell>
          <table:table-cell table:formula="of:=IF(    IF(OR([$humanevaluator.F36]=1;[$humanevaluator.F36]=3);1;2)    =    IF(OR([$chatgpt.F36]=1;[$chatgpt.F36]=3);1;2); &quot;OK&quot;; &quot;KO&quot;)" office:value-type="string" office:string-value="OK" calcext:value-type="string">
            <text:p>OK</text:p>
          </table:table-cell>
          <table:table-cell table:formula="of:=IF(    IF(OR([$humanevaluator.G36]=1;[$humanevaluator.G36]=3);1;2)    =    IF(OR([$chatgpt.G36]=1;[$chatgpt.G36]=3);1;2); &quot;OK&quot;; &quot;KO&quot;)" office:value-type="string" office:string-value="OK" calcext:value-type="string">
            <text:p>OK</text:p>
          </table:table-cell>
          <table:table-cell table:formula="of:=IF(    IF(OR([$humanevaluator.H36]=1;[$humanevaluator.H36]=3);1;2)    =    IF(OR([$chatgpt.H36]=1;[$chatgpt.H36]=3);1;2); &quot;OK&quot;; &quot;KO&quot;)" office:value-type="string" office:string-value="OK" calcext:value-type="string">
            <text:p>OK</text:p>
          </table:table-cell>
          <table:table-cell table:formula="of:=IF(    IF(OR([$humanevaluator.I36]=1;[$humanevaluator.I36]=3);1;2)    =    IF(OR([$chatgpt.I36]=1;[$chatgpt.I36]=3);1;2); &quot;OK&quot;; 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DeepSeek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37]=1;[$humanevaluator.B37]=3);1;2)    =    IF(OR([$chatgpt.B37]=1;[$chatgpt.B37]=3);1;2); &quot;OK&quot;; &quot;KO&quot;)" office:value-type="string" office:string-value="KO" calcext:value-type="string">
            <text:p>KO</text:p>
          </table:table-cell>
          <table:table-cell table:formula="of:=IF(    IF(OR([$humanevaluator.C37]=1;[$humanevaluator.C37]=3);1;2)    =    IF(OR([$chatgpt.C37]=1;[$chatgpt.C37]=3);1;2); &quot;OK&quot;; &quot;KO&quot;)" office:value-type="string" office:string-value="KO" calcext:value-type="string">
            <text:p>KO</text:p>
          </table:table-cell>
          <table:table-cell table:formula="of:=IF(    IF(OR([$humanevaluator.D37]=1;[$humanevaluator.D37]=3);1;2)    =    IF(OR([$chatgpt.D37]=1;[$chatgpt.D37]=3);1;2); &quot;OK&quot;; &quot;KO&quot;)" office:value-type="string" office:string-value="OK" calcext:value-type="string">
            <text:p>OK</text:p>
          </table:table-cell>
          <table:table-cell table:formula="of:=IF(    IF(OR([$humanevaluator.E37]=1;[$humanevaluator.E37]=3);1;2)    =    IF(OR([$chatgpt.E37]=1;[$chatgpt.E37]=3);1;2); &quot;OK&quot;; &quot;KO&quot;)" office:value-type="string" office:string-value="OK" calcext:value-type="string">
            <text:p>OK</text:p>
          </table:table-cell>
          <table:table-cell table:formula="of:=IF(    IF(OR([$humanevaluator.F37]=1;[$humanevaluator.F37]=3);1;2)    =    IF(OR([$chatgpt.F37]=1;[$chatgpt.F37]=3);1;2); &quot;OK&quot;; &quot;KO&quot;)" office:value-type="string" office:string-value="OK" calcext:value-type="string">
            <text:p>OK</text:p>
          </table:table-cell>
          <table:table-cell table:formula="of:=IF(    IF(OR([$humanevaluator.G37]=1;[$humanevaluator.G37]=3);1;2)    =    IF(OR([$chatgpt.G37]=1;[$chatgpt.G37]=3);1;2); &quot;OK&quot;; &quot;KO&quot;)" office:value-type="string" office:string-value="OK" calcext:value-type="string">
            <text:p>OK</text:p>
          </table:table-cell>
          <table:table-cell table:formula="of:=IF(    IF(OR([$humanevaluator.H37]=1;[$humanevaluator.H37]=3);1;2)    =    IF(OR([$chatgpt.H37]=1;[$chatgpt.H37]=3);1;2); &quot;OK&quot;; &quot;KO&quot;)" office:value-type="string" office:string-value="OK" calcext:value-type="string">
            <text:p>OK</text:p>
          </table:table-cell>
          <table:table-cell table:formula="of:=IF(    IF(OR([$humanevaluator.I37]=1;[$humanevaluator.I37]=3);1;2)    =    IF(OR([$chatgpt.I37]=1;[$chatgpt.I37]=3);1;2); &quot;OK&quot;; 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38]=1;[$humanevaluator.B38]=3);1;2)    =    IF(OR([$chatgpt.B38]=1;[$chatgpt.B38]=3);1;2); &quot;OK&quot;; &quot;KO&quot;)" office:value-type="string" office:string-value="KO" calcext:value-type="string">
            <text:p>KO</text:p>
          </table:table-cell>
          <table:table-cell table:formula="of:=IF(    IF(OR([$humanevaluator.C38]=1;[$humanevaluator.C38]=3);1;2)    =    IF(OR([$chatgpt.C38]=1;[$chatgpt.C38]=3);1;2); &quot;OK&quot;; &quot;KO&quot;)" office:value-type="string" office:string-value="KO" calcext:value-type="string">
            <text:p>KO</text:p>
          </table:table-cell>
          <table:table-cell table:formula="of:=IF(    IF(OR([$humanevaluator.D38]=1;[$humanevaluator.D38]=3);1;2)    =    IF(OR([$chatgpt.D38]=1;[$chatgpt.D38]=3);1;2); &quot;OK&quot;; &quot;KO&quot;)" office:value-type="string" office:string-value="OK" calcext:value-type="string">
            <text:p>OK</text:p>
          </table:table-cell>
          <table:table-cell table:formula="of:=IF(    IF(OR([$humanevaluator.E38]=1;[$humanevaluator.E38]=3);1;2)    =    IF(OR([$chatgpt.E38]=1;[$chatgpt.E38]=3);1;2); &quot;OK&quot;; &quot;KO&quot;)" office:value-type="string" office:string-value="OK" calcext:value-type="string">
            <text:p>OK</text:p>
          </table:table-cell>
          <table:table-cell table:formula="of:=IF(    IF(OR([$humanevaluator.F38]=1;[$humanevaluator.F38]=3);1;2)    =    IF(OR([$chatgpt.F38]=1;[$chatgpt.F38]=3);1;2); &quot;OK&quot;; &quot;KO&quot;)" office:value-type="string" office:string-value="OK" calcext:value-type="string">
            <text:p>OK</text:p>
          </table:table-cell>
          <table:table-cell table:formula="of:=IF(    IF(OR([$humanevaluator.G38]=1;[$humanevaluator.G38]=3);1;2)    =    IF(OR([$chatgpt.G38]=1;[$chatgpt.G38]=3);1;2); &quot;OK&quot;; &quot;KO&quot;)" office:value-type="string" office:string-value="OK" calcext:value-type="string">
            <text:p>OK</text:p>
          </table:table-cell>
          <table:table-cell table:formula="of:=IF(    IF(OR([$humanevaluator.H38]=1;[$humanevaluator.H38]=3);1;2)    =    IF(OR([$chatgpt.H38]=1;[$chatgpt.H38]=3);1;2); &quot;OK&quot;; &quot;KO&quot;)" office:value-type="string" office:string-value="OK" calcext:value-type="string">
            <text:p>OK</text:p>
          </table:table-cell>
          <table:table-cell table:formula="of:=IF(    IF(OR([$humanevaluator.I38]=1;[$humanevaluator.I38]=3);1;2)    =    IF(OR([$chatgpt.I38]=1;[$chatgpt.I38]=3);1;2); &quot;OK&quot;; 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39]=1;[$humanevaluator.B39]=3);1;2)    =    IF(OR([$chatgpt.B39]=1;[$chatgpt.B39]=3);1;2); &quot;OK&quot;; &quot;KO&quot;)" office:value-type="string" office:string-value="KO" calcext:value-type="string">
            <text:p>KO</text:p>
          </table:table-cell>
          <table:table-cell table:formula="of:=IF(    IF(OR([$humanevaluator.C39]=1;[$humanevaluator.C39]=3);1;2)    =    IF(OR([$chatgpt.C39]=1;[$chatgpt.C39]=3);1;2); &quot;OK&quot;; &quot;KO&quot;)" office:value-type="string" office:string-value="KO" calcext:value-type="string">
            <text:p>KO</text:p>
          </table:table-cell>
          <table:table-cell table:formula="of:=IF(    IF(OR([$humanevaluator.D39]=1;[$humanevaluator.D39]=3);1;2)    =    IF(OR([$chatgpt.D39]=1;[$chatgpt.D39]=3);1;2); &quot;OK&quot;; &quot;KO&quot;)" office:value-type="string" office:string-value="OK" calcext:value-type="string">
            <text:p>OK</text:p>
          </table:table-cell>
          <table:table-cell table:formula="of:=IF(    IF(OR([$humanevaluator.E39]=1;[$humanevaluator.E39]=3);1;2)    =    IF(OR([$chatgpt.E39]=1;[$chatgpt.E39]=3);1;2); &quot;OK&quot;; &quot;KO&quot;)" office:value-type="string" office:string-value="OK" calcext:value-type="string">
            <text:p>OK</text:p>
          </table:table-cell>
          <table:table-cell table:formula="of:=IF(    IF(OR([$humanevaluator.F39]=1;[$humanevaluator.F39]=3);1;2)    =    IF(OR([$chatgpt.F39]=1;[$chatgpt.F39]=3);1;2); &quot;OK&quot;; &quot;KO&quot;)" office:value-type="string" office:string-value="OK" calcext:value-type="string">
            <text:p>OK</text:p>
          </table:table-cell>
          <table:table-cell table:formula="of:=IF(    IF(OR([$humanevaluator.G39]=1;[$humanevaluator.G39]=3);1;2)    =    IF(OR([$chatgpt.G39]=1;[$chatgpt.G39]=3);1;2); &quot;OK&quot;; &quot;KO&quot;)" office:value-type="string" office:string-value="OK" calcext:value-type="string">
            <text:p>OK</text:p>
          </table:table-cell>
          <table:table-cell table:formula="of:=IF(    IF(OR([$humanevaluator.H39]=1;[$humanevaluator.H39]=3);1;2)    =    IF(OR([$chatgpt.H39]=1;[$chatgpt.H39]=3);1;2); &quot;OK&quot;; &quot;KO&quot;)" office:value-type="string" office:string-value="OK" calcext:value-type="string">
            <text:p>OK</text:p>
          </table:table-cell>
          <table:table-cell table:formula="of:=IF(    IF(OR([$humanevaluator.I39]=1;[$humanevaluator.I39]=3);1;2)    =    IF(OR([$chatgpt.I39]=1;[$chatgpt.I39]=3);1;2); &quot;OK&quot;; 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40]=1;[$humanevaluator.B40]=3);1;2)    =    IF(OR([$chatgpt.B40]=1;[$chatgpt.B40]=3);1;2); &quot;OK&quot;; &quot;KO&quot;)" office:value-type="string" office:string-value="KO" calcext:value-type="string">
            <text:p>KO</text:p>
          </table:table-cell>
          <table:table-cell table:formula="of:=IF(    IF(OR([$humanevaluator.C40]=1;[$humanevaluator.C40]=3);1;2)    =    IF(OR([$chatgpt.C40]=1;[$chatgpt.C40]=3);1;2); &quot;OK&quot;; &quot;KO&quot;)" office:value-type="string" office:string-value="KO" calcext:value-type="string">
            <text:p>KO</text:p>
          </table:table-cell>
          <table:table-cell table:formula="of:=IF(    IF(OR([$humanevaluator.D40]=1;[$humanevaluator.D40]=3);1;2)    =    IF(OR([$chatgpt.D40]=1;[$chatgpt.D40]=3);1;2); &quot;OK&quot;; &quot;KO&quot;)" office:value-type="string" office:string-value="OK" calcext:value-type="string">
            <text:p>OK</text:p>
          </table:table-cell>
          <table:table-cell table:formula="of:=IF(    IF(OR([$humanevaluator.E40]=1;[$humanevaluator.E40]=3);1;2)    =    IF(OR([$chatgpt.E40]=1;[$chatgpt.E40]=3);1;2); &quot;OK&quot;; &quot;KO&quot;)" office:value-type="string" office:string-value="OK" calcext:value-type="string">
            <text:p>OK</text:p>
          </table:table-cell>
          <table:table-cell table:formula="of:=IF(    IF(OR([$humanevaluator.F40]=1;[$humanevaluator.F40]=3);1;2)    =    IF(OR([$chatgpt.F40]=1;[$chatgpt.F40]=3);1;2); &quot;OK&quot;; &quot;KO&quot;)" office:value-type="string" office:string-value="OK" calcext:value-type="string">
            <text:p>OK</text:p>
          </table:table-cell>
          <table:table-cell table:formula="of:=IF(    IF(OR([$humanevaluator.G40]=1;[$humanevaluator.G40]=3);1;2)    =    IF(OR([$chatgpt.G40]=1;[$chatgpt.G40]=3);1;2); &quot;OK&quot;; &quot;KO&quot;)" office:value-type="string" office:string-value="OK" calcext:value-type="string">
            <text:p>OK</text:p>
          </table:table-cell>
          <table:table-cell table:formula="of:=IF(    IF(OR([$humanevaluator.H40]=1;[$humanevaluator.H40]=3);1;2)    =    IF(OR([$chatgpt.H40]=1;[$chatgpt.H40]=3);1;2); &quot;OK&quot;; &quot;KO&quot;)" office:value-type="string" office:string-value="OK" calcext:value-type="string">
            <text:p>OK</text:p>
          </table:table-cell>
          <table:table-cell table:formula="of:=IF(    IF(OR([$humanevaluator.I40]=1;[$humanevaluator.I40]=3);1;2)    =    IF(OR([$chatgpt.I40]=1;[$chatgpt.I40]=3);1;2); &quot;OK&quot;; 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41]=1;[$humanevaluator.B41]=3);1;2)    =    IF(OR([$chatgpt.B41]=1;[$chatgpt.B41]=3);1;2); &quot;OK&quot;; &quot;KO&quot;)" office:value-type="string" office:string-value="KO" calcext:value-type="string">
            <text:p>KO</text:p>
          </table:table-cell>
          <table:table-cell table:formula="of:=IF(    IF(OR([$humanevaluator.C41]=1;[$humanevaluator.C41]=3);1;2)    =    IF(OR([$chatgpt.C41]=1;[$chatgpt.C41]=3);1;2); &quot;OK&quot;; &quot;KO&quot;)" office:value-type="string" office:string-value="KO" calcext:value-type="string">
            <text:p>KO</text:p>
          </table:table-cell>
          <table:table-cell table:formula="of:=IF(    IF(OR([$humanevaluator.D41]=1;[$humanevaluator.D41]=3);1;2)    =    IF(OR([$chatgpt.D41]=1;[$chatgpt.D41]=3);1;2); &quot;OK&quot;; &quot;KO&quot;)" office:value-type="string" office:string-value="OK" calcext:value-type="string">
            <text:p>OK</text:p>
          </table:table-cell>
          <table:table-cell table:formula="of:=IF(    IF(OR([$humanevaluator.E41]=1;[$humanevaluator.E41]=3);1;2)    =    IF(OR([$chatgpt.E41]=1;[$chatgpt.E41]=3);1;2); &quot;OK&quot;; &quot;KO&quot;)" office:value-type="string" office:string-value="OK" calcext:value-type="string">
            <text:p>OK</text:p>
          </table:table-cell>
          <table:table-cell table:formula="of:=IF(    IF(OR([$humanevaluator.F41]=1;[$humanevaluator.F41]=3);1;2)    =    IF(OR([$chatgpt.F41]=1;[$chatgpt.F41]=3);1;2); &quot;OK&quot;; &quot;KO&quot;)" office:value-type="string" office:string-value="OK" calcext:value-type="string">
            <text:p>OK</text:p>
          </table:table-cell>
          <table:table-cell table:formula="of:=IF(    IF(OR([$humanevaluator.G41]=1;[$humanevaluator.G41]=3);1;2)    =    IF(OR([$chatgpt.G41]=1;[$chatgpt.G41]=3);1;2); &quot;OK&quot;; &quot;KO&quot;)" office:value-type="string" office:string-value="OK" calcext:value-type="string">
            <text:p>OK</text:p>
          </table:table-cell>
          <table:table-cell table:formula="of:=IF(    IF(OR([$humanevaluator.H41]=1;[$humanevaluator.H41]=3);1;2)    =    IF(OR([$chatgpt.H41]=1;[$chatgpt.H41]=3);1;2); &quot;OK&quot;; &quot;KO&quot;)" office:value-type="string" office:string-value="OK" calcext:value-type="string">
            <text:p>OK</text:p>
          </table:table-cell>
          <table:table-cell table:formula="of:=IF(    IF(OR([$humanevaluator.I41]=1;[$humanevaluator.I41]=3);1;2)    =    IF(OR([$chatgpt.I41]=1;[$chatgpt.I41]=3);1;2); &quot;OK&quot;; 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32:.B41];&quot;OK&quot;)" office:value-type="float" office:value="1" calcext:value-type="float">
            <text:p>1</text:p>
          </table:table-cell>
          <table:table-cell table:formula="of:=COUNTIF([.C32:.C41];&quot;OK&quot;)" office:value-type="float" office:value="3" calcext:value-type="float">
            <text:p>3</text:p>
          </table:table-cell>
          <table:table-cell table:formula="of:=COUNTIF([.D32:.D41];&quot;OK&quot;)" office:value-type="float" office:value="7" calcext:value-type="float">
            <text:p>7</text:p>
          </table:table-cell>
          <table:table-cell table:formula="of:=COUNTIF([.E32:.E41];&quot;OK&quot;)" office:value-type="float" office:value="10" calcext:value-type="float">
            <text:p>10</text:p>
          </table:table-cell>
          <table:table-cell table:formula="of:=COUNTIF([.F32:.F41];&quot;OK&quot;)" office:value-type="float" office:value="10" calcext:value-type="float">
            <text:p>10</text:p>
          </table:table-cell>
          <table:table-cell table:formula="of:=COUNTIF([.G32:.G41];&quot;OK&quot;)" office:value-type="float" office:value="10" calcext:value-type="float">
            <text:p>10</text:p>
          </table:table-cell>
          <table:table-cell table:formula="of:=COUNTIF([.H32:.H41];&quot;OK&quot;)" office:value-type="float" office:value="10" calcext:value-type="float">
            <text:p>10</text:p>
          </table:table-cell>
          <table:table-cell table:formula="of:=COUNTIF([.I32:.I41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32:.B41];&quot;KO&quot;)" office:value-type="float" office:value="9" calcext:value-type="float">
            <text:p>9</text:p>
          </table:table-cell>
          <table:table-cell table:formula="of:=COUNTIF([.C32:.C41];&quot;KO&quot;)" office:value-type="float" office:value="7" calcext:value-type="float">
            <text:p>7</text:p>
          </table:table-cell>
          <table:table-cell table:formula="of:=COUNTIF([.D32:.D41];&quot;KO&quot;)" office:value-type="float" office:value="3" calcext:value-type="float">
            <text:p>3</text:p>
          </table:table-cell>
          <table:table-cell table:formula="of:=COUNTIF([.E32:.E41];&quot;KO&quot;)" office:value-type="float" office:value="0" calcext:value-type="float">
            <text:p>0</text:p>
          </table:table-cell>
          <table:table-cell table:formula="of:=COUNTIF([.F32:.F41];&quot;KO&quot;)" office:value-type="float" office:value="0" calcext:value-type="float">
            <text:p>0</text:p>
          </table:table-cell>
          <table:table-cell table:formula="of:=COUNTIF([.G32:.G41];&quot;KO&quot;)" office:value-type="float" office:value="0" calcext:value-type="float">
            <text:p>0</text:p>
          </table:table-cell>
          <table:table-cell table:formula="of:=COUNTIF([.H32:.H41];&quot;KO&quot;)" office:value-type="float" office:value="0" calcext:value-type="float">
            <text:p>0</text:p>
          </table:table-cell>
          <table:table-cell table:formula="of:=COUNTIF([.I32:.I41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45]=1;[$humanevaluator.B45]=3);1;2)    =    IF(OR([$chatgpt.B45]=1;[$chatgpt.B45]=3);1;2); &quot;OK&quot;; &quot;KO&quot;)" office:value-type="string" office:string-value="OK" calcext:value-type="string">
            <text:p>OK</text:p>
          </table:table-cell>
          <table:table-cell table:formula="of:=IF(    IF(OR([$humanevaluator.C45]=1;[$humanevaluator.C45]=3);1;2)    =    IF(OR([$chatgpt.C45]=1;[$chatgpt.C45]=3);1;2); &quot;OK&quot;; &quot;KO&quot;)" office:value-type="string" office:string-value="OK" calcext:value-type="string">
            <text:p>OK</text:p>
          </table:table-cell>
          <table:table-cell table:formula="of:=IF(    IF(OR([$humanevaluator.D45]=1;[$humanevaluator.D45]=3);1;2)    =    IF(OR([$chatgpt.D45]=1;[$chatgpt.D45]=3);1;2); &quot;OK&quot;; &quot;KO&quot;)" office:value-type="string" office:string-value="OK" calcext:value-type="string">
            <text:p>OK</text:p>
          </table:table-cell>
          <table:table-cell table:formula="of:=IF(    IF(OR([$humanevaluator.E45]=1;[$humanevaluator.E45]=3);1;2)    =    IF(OR([$chatgpt.E45]=1;[$chatgpt.E45]=3);1;2); &quot;OK&quot;; &quot;KO&quot;)" office:value-type="string" office:string-value="KO" calcext:value-type="string">
            <text:p>KO</text:p>
          </table:table-cell>
          <table:table-cell table:formula="of:=IF(    IF(OR([$humanevaluator.F45]=1;[$humanevaluator.F45]=3);1;2)    =    IF(OR([$chatgpt.F45]=1;[$chatgpt.F45]=3);1;2); &quot;OK&quot;; &quot;KO&quot;)" office:value-type="string" office:string-value="OK" calcext:value-type="string">
            <text:p>OK</text:p>
          </table:table-cell>
          <table:table-cell table:formula="of:=IF(    IF(OR([$humanevaluator.G45]=1;[$humanevaluator.G45]=3);1;2)    =    IF(OR([$chatgpt.G45]=1;[$chatgpt.G45]=3);1;2); &quot;OK&quot;; &quot;KO&quot;)" office:value-type="string" office:string-value="OK" calcext:value-type="string">
            <text:p>OK</text:p>
          </table:table-cell>
          <table:table-cell table:formula="of:=IF(    IF(OR([$humanevaluator.H45]=1;[$humanevaluator.H45]=3);1;2)    =    IF(OR([$chatgpt.H45]=1;[$chatgpt.H45]=3);1;2); &quot;OK&quot;; &quot;KO&quot;)" office:value-type="string" office:string-value="KO" calcext:value-type="string">
            <text:p>KO</text:p>
          </table:table-cell>
          <table:table-cell table:formula="of:=IF(    IF(OR([$humanevaluator.I45]=1;[$humanevaluator.I45]=3);1;2)    =    IF(OR([$chatgpt.I45]=1;[$chatgpt.I45]=3);1;2); &quot;OK&quot;; 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46]=1;[$humanevaluator.B46]=3);1;2)    =    IF(OR([$chatgpt.B46]=1;[$chatgpt.B46]=3);1;2); &quot;OK&quot;; &quot;KO&quot;)" office:value-type="string" office:string-value="OK" calcext:value-type="string">
            <text:p>OK</text:p>
          </table:table-cell>
          <table:table-cell table:formula="of:=IF(    IF(OR([$humanevaluator.C46]=1;[$humanevaluator.C46]=3);1;2)    =    IF(OR([$chatgpt.C46]=1;[$chatgpt.C46]=3);1;2); &quot;OK&quot;; &quot;KO&quot;)" office:value-type="string" office:string-value="OK" calcext:value-type="string">
            <text:p>OK</text:p>
          </table:table-cell>
          <table:table-cell table:formula="of:=IF(    IF(OR([$humanevaluator.D46]=1;[$humanevaluator.D46]=3);1;2)    =    IF(OR([$chatgpt.D46]=1;[$chatgpt.D46]=3);1;2); &quot;OK&quot;; &quot;KO&quot;)" office:value-type="string" office:string-value="OK" calcext:value-type="string">
            <text:p>OK</text:p>
          </table:table-cell>
          <table:table-cell table:formula="of:=IF(    IF(OR([$humanevaluator.E46]=1;[$humanevaluator.E46]=3);1;2)    =    IF(OR([$chatgpt.E46]=1;[$chatgpt.E46]=3);1;2); &quot;OK&quot;; &quot;KO&quot;)" office:value-type="string" office:string-value="OK" calcext:value-type="string">
            <text:p>OK</text:p>
          </table:table-cell>
          <table:table-cell table:formula="of:=IF(    IF(OR([$humanevaluator.F46]=1;[$humanevaluator.F46]=3);1;2)    =    IF(OR([$chatgpt.F46]=1;[$chatgpt.F46]=3);1;2); &quot;OK&quot;; &quot;KO&quot;)" office:value-type="string" office:string-value="OK" calcext:value-type="string">
            <text:p>OK</text:p>
          </table:table-cell>
          <table:table-cell table:formula="of:=IF(    IF(OR([$humanevaluator.G46]=1;[$humanevaluator.G46]=3);1;2)    =    IF(OR([$chatgpt.G46]=1;[$chatgpt.G46]=3);1;2); &quot;OK&quot;; &quot;KO&quot;)" office:value-type="string" office:string-value="OK" calcext:value-type="string">
            <text:p>OK</text:p>
          </table:table-cell>
          <table:table-cell table:formula="of:=IF(    IF(OR([$humanevaluator.H46]=1;[$humanevaluator.H46]=3);1;2)    =    IF(OR([$chatgpt.H46]=1;[$chatgpt.H46]=3);1;2); &quot;OK&quot;; &quot;KO&quot;)" office:value-type="string" office:string-value="KO" calcext:value-type="string">
            <text:p>KO</text:p>
          </table:table-cell>
          <table:table-cell table:formula="of:=IF(    IF(OR([$humanevaluator.I46]=1;[$humanevaluator.I46]=3);1;2)    =    IF(OR([$chatgpt.I46]=1;[$chatgpt.I46]=3);1;2); &quot;OK&quot;; 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47]=1;[$humanevaluator.B47]=3);1;2)    =    IF(OR([$chatgpt.B47]=1;[$chatgpt.B47]=3);1;2); &quot;OK&quot;; &quot;KO&quot;)" office:value-type="string" office:string-value="OK" calcext:value-type="string">
            <text:p>OK</text:p>
          </table:table-cell>
          <table:table-cell table:formula="of:=IF(    IF(OR([$humanevaluator.C47]=1;[$humanevaluator.C47]=3);1;2)    =    IF(OR([$chatgpt.C47]=1;[$chatgpt.C47]=3);1;2); &quot;OK&quot;; &quot;KO&quot;)" office:value-type="string" office:string-value="OK" calcext:value-type="string">
            <text:p>OK</text:p>
          </table:table-cell>
          <table:table-cell table:formula="of:=IF(    IF(OR([$humanevaluator.D47]=1;[$humanevaluator.D47]=3);1;2)    =    IF(OR([$chatgpt.D47]=1;[$chatgpt.D47]=3);1;2); &quot;OK&quot;; &quot;KO&quot;)" office:value-type="string" office:string-value="OK" calcext:value-type="string">
            <text:p>OK</text:p>
          </table:table-cell>
          <table:table-cell table:formula="of:=IF(    IF(OR([$humanevaluator.E47]=1;[$humanevaluator.E47]=3);1;2)    =    IF(OR([$chatgpt.E47]=1;[$chatgpt.E47]=3);1;2); &quot;OK&quot;; &quot;KO&quot;)" office:value-type="string" office:string-value="OK" calcext:value-type="string">
            <text:p>OK</text:p>
          </table:table-cell>
          <table:table-cell table:formula="of:=IF(    IF(OR([$humanevaluator.F47]=1;[$humanevaluator.F47]=3);1;2)    =    IF(OR([$chatgpt.F47]=1;[$chatgpt.F47]=3);1;2); &quot;OK&quot;; &quot;KO&quot;)" office:value-type="string" office:string-value="OK" calcext:value-type="string">
            <text:p>OK</text:p>
          </table:table-cell>
          <table:table-cell table:formula="of:=IF(    IF(OR([$humanevaluator.G47]=1;[$humanevaluator.G47]=3);1;2)    =    IF(OR([$chatgpt.G47]=1;[$chatgpt.G47]=3);1;2); &quot;OK&quot;; &quot;KO&quot;)" office:value-type="string" office:string-value="OK" calcext:value-type="string">
            <text:p>OK</text:p>
          </table:table-cell>
          <table:table-cell table:formula="of:=IF(    IF(OR([$humanevaluator.H47]=1;[$humanevaluator.H47]=3);1;2)    =    IF(OR([$chatgpt.H47]=1;[$chatgpt.H47]=3);1;2); &quot;OK&quot;; &quot;KO&quot;)" office:value-type="string" office:string-value="KO" calcext:value-type="string">
            <text:p>KO</text:p>
          </table:table-cell>
          <table:table-cell table:formula="of:=IF(    IF(OR([$humanevaluator.I47]=1;[$humanevaluator.I47]=3);1;2)    =    IF(OR([$chatgpt.I47]=1;[$chatgpt.I47]=3);1;2); &quot;OK&quot;; 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7" calcext:value-type="float">
            <text:p>7</text:p>
          </table:table-cell>
          <table:table-cell table:formula="of:=COUNTIF([.B47:.I4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48]=1;[$humanevaluator.B48]=3);1;2)    =    IF(OR([$chatgpt.B48]=1;[$chatgpt.B48]=3);1;2); &quot;OK&quot;; &quot;KO&quot;)" office:value-type="string" office:string-value="KO" calcext:value-type="string">
            <text:p>KO</text:p>
          </table:table-cell>
          <table:table-cell table:formula="of:=IF(    IF(OR([$humanevaluator.C48]=1;[$humanevaluator.C48]=3);1;2)    =    IF(OR([$chatgpt.C48]=1;[$chatgpt.C48]=3);1;2); &quot;OK&quot;; &quot;KO&quot;)" office:value-type="string" office:string-value="OK" calcext:value-type="string">
            <text:p>OK</text:p>
          </table:table-cell>
          <table:table-cell table:formula="of:=IF(    IF(OR([$humanevaluator.D48]=1;[$humanevaluator.D48]=3);1;2)    =    IF(OR([$chatgpt.D48]=1;[$chatgpt.D48]=3);1;2); &quot;OK&quot;; &quot;KO&quot;)" office:value-type="string" office:string-value="OK" calcext:value-type="string">
            <text:p>OK</text:p>
          </table:table-cell>
          <table:table-cell table:formula="of:=IF(    IF(OR([$humanevaluator.E48]=1;[$humanevaluator.E48]=3);1;2)    =    IF(OR([$chatgpt.E48]=1;[$chatgpt.E48]=3);1;2); &quot;OK&quot;; &quot;KO&quot;)" office:value-type="string" office:string-value="OK" calcext:value-type="string">
            <text:p>OK</text:p>
          </table:table-cell>
          <table:table-cell table:formula="of:=IF(    IF(OR([$humanevaluator.F48]=1;[$humanevaluator.F48]=3);1;2)    =    IF(OR([$chatgpt.F48]=1;[$chatgpt.F48]=3);1;2); &quot;OK&quot;; &quot;KO&quot;)" office:value-type="string" office:string-value="OK" calcext:value-type="string">
            <text:p>OK</text:p>
          </table:table-cell>
          <table:table-cell table:formula="of:=IF(    IF(OR([$humanevaluator.G48]=1;[$humanevaluator.G48]=3);1;2)    =    IF(OR([$chatgpt.G48]=1;[$chatgpt.G48]=3);1;2); &quot;OK&quot;; &quot;KO&quot;)" office:value-type="string" office:string-value="KO" calcext:value-type="string">
            <text:p>KO</text:p>
          </table:table-cell>
          <table:table-cell table:formula="of:=IF(    IF(OR([$humanevaluator.H48]=1;[$humanevaluator.H48]=3);1;2)    =    IF(OR([$chatgpt.H48]=1;[$chatgpt.H48]=3);1;2); &quot;OK&quot;; &quot;KO&quot;)" office:value-type="string" office:string-value="KO" calcext:value-type="string">
            <text:p>KO</text:p>
          </table:table-cell>
          <table:table-cell table:formula="of:=IF(    IF(OR([$humanevaluator.I48]=1;[$humanevaluator.I48]=3);1;2)    =    IF(OR([$chatgpt.I48]=1;[$chatgpt.I48]=3);1;2); &quot;OK&quot;; 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49]=1;[$humanevaluator.B49]=3);1;2)    =    IF(OR([$chatgpt.B49]=1;[$chatgpt.B49]=3);1;2); &quot;OK&quot;; &quot;KO&quot;)" office:value-type="string" office:string-value="KO" calcext:value-type="string">
            <text:p>KO</text:p>
          </table:table-cell>
          <table:table-cell table:formula="of:=IF(    IF(OR([$humanevaluator.C49]=1;[$humanevaluator.C49]=3);1;2)    =    IF(OR([$chatgpt.C49]=1;[$chatgpt.C49]=3);1;2); &quot;OK&quot;; &quot;KO&quot;)" office:value-type="string" office:string-value="OK" calcext:value-type="string">
            <text:p>OK</text:p>
          </table:table-cell>
          <table:table-cell table:formula="of:=IF(    IF(OR([$humanevaluator.D49]=1;[$humanevaluator.D49]=3);1;2)    =    IF(OR([$chatgpt.D49]=1;[$chatgpt.D49]=3);1;2); &quot;OK&quot;; &quot;KO&quot;)" office:value-type="string" office:string-value="OK" calcext:value-type="string">
            <text:p>OK</text:p>
          </table:table-cell>
          <table:table-cell table:formula="of:=IF(    IF(OR([$humanevaluator.E49]=1;[$humanevaluator.E49]=3);1;2)    =    IF(OR([$chatgpt.E49]=1;[$chatgpt.E49]=3);1;2); &quot;OK&quot;; &quot;KO&quot;)" office:value-type="string" office:string-value="KO" calcext:value-type="string">
            <text:p>KO</text:p>
          </table:table-cell>
          <table:table-cell table:formula="of:=IF(    IF(OR([$humanevaluator.F49]=1;[$humanevaluator.F49]=3);1;2)    =    IF(OR([$chatgpt.F49]=1;[$chatgpt.F49]=3);1;2); &quot;OK&quot;; &quot;KO&quot;)" office:value-type="string" office:string-value="OK" calcext:value-type="string">
            <text:p>OK</text:p>
          </table:table-cell>
          <table:table-cell table:formula="of:=IF(    IF(OR([$humanevaluator.G49]=1;[$humanevaluator.G49]=3);1;2)    =    IF(OR([$chatgpt.G49]=1;[$chatgpt.G49]=3);1;2); &quot;OK&quot;; &quot;KO&quot;)" office:value-type="string" office:string-value="OK" calcext:value-type="string">
            <text:p>OK</text:p>
          </table:table-cell>
          <table:table-cell table:formula="of:=IF(    IF(OR([$humanevaluator.H49]=1;[$humanevaluator.H49]=3);1;2)    =    IF(OR([$chatgpt.H49]=1;[$chatgpt.H49]=3);1;2); &quot;OK&quot;; &quot;KO&quot;)" office:value-type="string" office:string-value="KO" calcext:value-type="string">
            <text:p>KO</text:p>
          </table:table-cell>
          <table:table-cell table:formula="of:=IF(    IF(OR([$humanevaluator.I49]=1;[$humanevaluator.I49]=3);1;2)    =    IF(OR([$chatgpt.I49]=1;[$chatgpt.I49]=3);1;2); &quot;OK&quot;; 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5" calcext:value-type="float">
            <text:p>5</text:p>
          </table:table-cell>
          <table:table-cell table:formula="of:=COUNTIF([.B49:.I49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Mistral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50]=1;[$humanevaluator.B50]=3);1;2)    =    IF(OR([$chatgpt.B50]=1;[$chatgpt.B50]=3);1;2); &quot;OK&quot;; &quot;KO&quot;)" office:value-type="string" office:string-value="KO" calcext:value-type="string">
            <text:p>KO</text:p>
          </table:table-cell>
          <table:table-cell table:formula="of:=IF(    IF(OR([$humanevaluator.C50]=1;[$humanevaluator.C50]=3);1;2)    =    IF(OR([$chatgpt.C50]=1;[$chatgpt.C50]=3);1;2); &quot;OK&quot;; &quot;KO&quot;)" office:value-type="string" office:string-value="KO" calcext:value-type="string">
            <text:p>KO</text:p>
          </table:table-cell>
          <table:table-cell table:formula="of:=IF(    IF(OR([$humanevaluator.D50]=1;[$humanevaluator.D50]=3);1;2)    =    IF(OR([$chatgpt.D50]=1;[$chatgpt.D50]=3);1;2); &quot;OK&quot;; &quot;KO&quot;)" office:value-type="string" office:string-value="OK" calcext:value-type="string">
            <text:p>OK</text:p>
          </table:table-cell>
          <table:table-cell table:formula="of:=IF(    IF(OR([$humanevaluator.E50]=1;[$humanevaluator.E50]=3);1;2)    =    IF(OR([$chatgpt.E50]=1;[$chatgpt.E50]=3);1;2); &quot;OK&quot;; &quot;KO&quot;)" office:value-type="string" office:string-value="OK" calcext:value-type="string">
            <text:p>OK</text:p>
          </table:table-cell>
          <table:table-cell table:formula="of:=IF(    IF(OR([$humanevaluator.F50]=1;[$humanevaluator.F50]=3);1;2)    =    IF(OR([$chatgpt.F50]=1;[$chatgpt.F50]=3);1;2); &quot;OK&quot;; &quot;KO&quot;)" office:value-type="string" office:string-value="OK" calcext:value-type="string">
            <text:p>OK</text:p>
          </table:table-cell>
          <table:table-cell table:formula="of:=IF(    IF(OR([$humanevaluator.G50]=1;[$humanevaluator.G50]=3);1;2)    =    IF(OR([$chatgpt.G50]=1;[$chatgpt.G50]=3);1;2); &quot;OK&quot;; &quot;KO&quot;)" office:value-type="string" office:string-value="KO" calcext:value-type="string">
            <text:p>KO</text:p>
          </table:table-cell>
          <table:table-cell table:formula="of:=IF(    IF(OR([$humanevaluator.H50]=1;[$humanevaluator.H50]=3);1;2)    =    IF(OR([$chatgpt.H50]=1;[$chatgpt.H50]=3);1;2); &quot;OK&quot;; &quot;KO&quot;)" office:value-type="string" office:string-value="KO" calcext:value-type="string">
            <text:p>KO</text:p>
          </table:table-cell>
          <table:table-cell table:formula="of:=IF(    IF(OR([$humanevaluator.I50]=1;[$humanevaluator.I50]=3);1;2)    =    IF(OR([$chatgpt.I50]=1;[$chatgpt.I50]=3);1;2); &quot;OK&quot;; &quot;KO&quot;)" office:value-type="string" office:string-value="OK" calcext:value-type="string">
            <text:p>OK</text:p>
          </table:table-cell>
          <table:table-cell table:formula="of:=COUNTIF([.B50:.I50];&quot;OK&quot;)" office:value-type="float" office:value="4" calcext:value-type="float">
            <text:p>4</text:p>
          </table:table-cell>
          <table:table-cell table:formula="of:=COUNTIF([.B50:.I50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45:.I54];&quot;OK&quot;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51]=1;[$humanevaluator.B51]=3);1;2)    =    IF(OR([$chatgpt.B51]=1;[$chatgpt.B51]=3);1;2); &quot;OK&quot;; &quot;KO&quot;)" office:value-type="string" office:string-value="KO" calcext:value-type="string">
            <text:p>KO</text:p>
          </table:table-cell>
          <table:table-cell table:formula="of:=IF(    IF(OR([$humanevaluator.C51]=1;[$humanevaluator.C51]=3);1;2)    =    IF(OR([$chatgpt.C51]=1;[$chatgpt.C51]=3);1;2); &quot;OK&quot;; &quot;KO&quot;)" office:value-type="string" office:string-value="KO" calcext:value-type="string">
            <text:p>KO</text:p>
          </table:table-cell>
          <table:table-cell table:formula="of:=IF(    IF(OR([$humanevaluator.D51]=1;[$humanevaluator.D51]=3);1;2)    =    IF(OR([$chatgpt.D51]=1;[$chatgpt.D51]=3);1;2); &quot;OK&quot;; &quot;KO&quot;)" office:value-type="string" office:string-value="OK" calcext:value-type="string">
            <text:p>OK</text:p>
          </table:table-cell>
          <table:table-cell table:formula="of:=IF(    IF(OR([$humanevaluator.E51]=1;[$humanevaluator.E51]=3);1;2)    =    IF(OR([$chatgpt.E51]=1;[$chatgpt.E51]=3);1;2); &quot;OK&quot;; &quot;KO&quot;)" office:value-type="string" office:string-value="OK" calcext:value-type="string">
            <text:p>OK</text:p>
          </table:table-cell>
          <table:table-cell table:formula="of:=IF(    IF(OR([$humanevaluator.F51]=1;[$humanevaluator.F51]=3);1;2)    =    IF(OR([$chatgpt.F51]=1;[$chatgpt.F51]=3);1;2); &quot;OK&quot;; &quot;KO&quot;)" office:value-type="string" office:string-value="OK" calcext:value-type="string">
            <text:p>OK</text:p>
          </table:table-cell>
          <table:table-cell table:formula="of:=IF(    IF(OR([$humanevaluator.G51]=1;[$humanevaluator.G51]=3);1;2)    =    IF(OR([$chatgpt.G51]=1;[$chatgpt.G51]=3);1;2); &quot;OK&quot;; &quot;KO&quot;)" office:value-type="string" office:string-value="KO" calcext:value-type="string">
            <text:p>KO</text:p>
          </table:table-cell>
          <table:table-cell table:formula="of:=IF(    IF(OR([$humanevaluator.H51]=1;[$humanevaluator.H51]=3);1;2)    =    IF(OR([$chatgpt.H51]=1;[$chatgpt.H51]=3);1;2); &quot;OK&quot;; &quot;KO&quot;)" office:value-type="string" office:string-value="OK" calcext:value-type="string">
            <text:p>OK</text:p>
          </table:table-cell>
          <table:table-cell table:formula="of:=IF(    IF(OR([$humanevaluator.I51]=1;[$humanevaluator.I51]=3);1;2)    =    IF(OR([$chatgpt.I51]=1;[$chatgpt.I51]=3);1;2); &quot;OK&quot;; 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4" calcext:value-type="float">
            <text:p>4</text:p>
          </table:table-cell>
          <table:table-cell table:formula="of:=COUNTIF([.B51:.I5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45:.I54];&quot;KO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52]=1;[$humanevaluator.B52]=3);1;2)    =    IF(OR([$chatgpt.B52]=1;[$chatgpt.B52]=3);1;2); &quot;OK&quot;; &quot;KO&quot;)" office:value-type="string" office:string-value="KO" calcext:value-type="string">
            <text:p>KO</text:p>
          </table:table-cell>
          <table:table-cell table:formula="of:=IF(    IF(OR([$humanevaluator.C52]=1;[$humanevaluator.C52]=3);1;2)    =    IF(OR([$chatgpt.C52]=1;[$chatgpt.C52]=3);1;2); &quot;OK&quot;; &quot;KO&quot;)" office:value-type="string" office:string-value="OK" calcext:value-type="string">
            <text:p>OK</text:p>
          </table:table-cell>
          <table:table-cell table:formula="of:=IF(    IF(OR([$humanevaluator.D52]=1;[$humanevaluator.D52]=3);1;2)    =    IF(OR([$chatgpt.D52]=1;[$chatgpt.D52]=3);1;2); &quot;OK&quot;; &quot;KO&quot;)" office:value-type="string" office:string-value="OK" calcext:value-type="string">
            <text:p>OK</text:p>
          </table:table-cell>
          <table:table-cell table:formula="of:=IF(    IF(OR([$humanevaluator.E52]=1;[$humanevaluator.E52]=3);1;2)    =    IF(OR([$chatgpt.E52]=1;[$chatgpt.E52]=3);1;2); &quot;OK&quot;; &quot;KO&quot;)" office:value-type="string" office:string-value="OK" calcext:value-type="string">
            <text:p>OK</text:p>
          </table:table-cell>
          <table:table-cell table:formula="of:=IF(    IF(OR([$humanevaluator.F52]=1;[$humanevaluator.F52]=3);1;2)    =    IF(OR([$chatgpt.F52]=1;[$chatgpt.F52]=3);1;2); &quot;OK&quot;; &quot;KO&quot;)" office:value-type="string" office:string-value="OK" calcext:value-type="string">
            <text:p>OK</text:p>
          </table:table-cell>
          <table:table-cell table:formula="of:=IF(    IF(OR([$humanevaluator.G52]=1;[$humanevaluator.G52]=3);1;2)    =    IF(OR([$chatgpt.G52]=1;[$chatgpt.G52]=3);1;2); &quot;OK&quot;; &quot;KO&quot;)" office:value-type="string" office:string-value="OK" calcext:value-type="string">
            <text:p>OK</text:p>
          </table:table-cell>
          <table:table-cell table:formula="of:=IF(    IF(OR([$humanevaluator.H52]=1;[$humanevaluator.H52]=3);1;2)    =    IF(OR([$chatgpt.H52]=1;[$chatgpt.H52]=3);1;2); &quot;OK&quot;; &quot;KO&quot;)" office:value-type="string" office:string-value="OK" calcext:value-type="string">
            <text:p>OK</text:p>
          </table:table-cell>
          <table:table-cell table:formula="of:=IF(    IF(OR([$humanevaluator.I52]=1;[$humanevaluator.I52]=3);1;2)    =    IF(OR([$chatgpt.I52]=1;[$chatgpt.I52]=3);1;2); &quot;OK&quot;; 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53]=1;[$humanevaluator.B53]=3);1;2)    =    IF(OR([$chatgpt.B53]=1;[$chatgpt.B53]=3);1;2); &quot;OK&quot;; &quot;KO&quot;)" office:value-type="string" office:string-value="KO" calcext:value-type="string">
            <text:p>KO</text:p>
          </table:table-cell>
          <table:table-cell table:formula="of:=IF(    IF(OR([$humanevaluator.C53]=1;[$humanevaluator.C53]=3);1;2)    =    IF(OR([$chatgpt.C53]=1;[$chatgpt.C53]=3);1;2); &quot;OK&quot;; &quot;KO&quot;)" office:value-type="string" office:string-value="OK" calcext:value-type="string">
            <text:p>OK</text:p>
          </table:table-cell>
          <table:table-cell table:formula="of:=IF(    IF(OR([$humanevaluator.D53]=1;[$humanevaluator.D53]=3);1;2)    =    IF(OR([$chatgpt.D53]=1;[$chatgpt.D53]=3);1;2); &quot;OK&quot;; &quot;KO&quot;)" office:value-type="string" office:string-value="OK" calcext:value-type="string">
            <text:p>OK</text:p>
          </table:table-cell>
          <table:table-cell table:formula="of:=IF(    IF(OR([$humanevaluator.E53]=1;[$humanevaluator.E53]=3);1;2)    =    IF(OR([$chatgpt.E53]=1;[$chatgpt.E53]=3);1;2); &quot;OK&quot;; &quot;KO&quot;)" office:value-type="string" office:string-value="OK" calcext:value-type="string">
            <text:p>OK</text:p>
          </table:table-cell>
          <table:table-cell table:formula="of:=IF(    IF(OR([$humanevaluator.F53]=1;[$humanevaluator.F53]=3);1;2)    =    IF(OR([$chatgpt.F53]=1;[$chatgpt.F53]=3);1;2); &quot;OK&quot;; &quot;KO&quot;)" office:value-type="string" office:string-value="OK" calcext:value-type="string">
            <text:p>OK</text:p>
          </table:table-cell>
          <table:table-cell table:formula="of:=IF(    IF(OR([$humanevaluator.G53]=1;[$humanevaluator.G53]=3);1;2)    =    IF(OR([$chatgpt.G53]=1;[$chatgpt.G53]=3);1;2); &quot;OK&quot;; &quot;KO&quot;)" office:value-type="string" office:string-value="OK" calcext:value-type="string">
            <text:p>OK</text:p>
          </table:table-cell>
          <table:table-cell table:formula="of:=IF(    IF(OR([$humanevaluator.H53]=1;[$humanevaluator.H53]=3);1;2)    =    IF(OR([$chatgpt.H53]=1;[$chatgpt.H53]=3);1;2); &quot;OK&quot;; &quot;KO&quot;)" office:value-type="string" office:string-value="OK" calcext:value-type="string">
            <text:p>OK</text:p>
          </table:table-cell>
          <table:table-cell table:formula="of:=IF(    IF(OR([$humanevaluator.I53]=1;[$humanevaluator.I53]=3);1;2)    =    IF(OR([$chatgpt.I53]=1;[$chatgpt.I53]=3);1;2); &quot;OK&quot;; 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54]=1;[$humanevaluator.B54]=3);1;2)    =    IF(OR([$chatgpt.B54]=1;[$chatgpt.B54]=3);1;2); &quot;OK&quot;; &quot;KO&quot;)" office:value-type="string" office:string-value="OK" calcext:value-type="string">
            <text:p>OK</text:p>
          </table:table-cell>
          <table:table-cell table:formula="of:=IF(    IF(OR([$humanevaluator.C54]=1;[$humanevaluator.C54]=3);1;2)    =    IF(OR([$chatgpt.C54]=1;[$chatgpt.C54]=3);1;2); &quot;OK&quot;; &quot;KO&quot;)" office:value-type="string" office:string-value="OK" calcext:value-type="string">
            <text:p>OK</text:p>
          </table:table-cell>
          <table:table-cell table:formula="of:=IF(    IF(OR([$humanevaluator.D54]=1;[$humanevaluator.D54]=3);1;2)    =    IF(OR([$chatgpt.D54]=1;[$chatgpt.D54]=3);1;2); &quot;OK&quot;; &quot;KO&quot;)" office:value-type="string" office:string-value="OK" calcext:value-type="string">
            <text:p>OK</text:p>
          </table:table-cell>
          <table:table-cell table:formula="of:=IF(    IF(OR([$humanevaluator.E54]=1;[$humanevaluator.E54]=3);1;2)    =    IF(OR([$chatgpt.E54]=1;[$chatgpt.E54]=3);1;2); &quot;OK&quot;; &quot;KO&quot;)" office:value-type="string" office:string-value="OK" calcext:value-type="string">
            <text:p>OK</text:p>
          </table:table-cell>
          <table:table-cell table:formula="of:=IF(    IF(OR([$humanevaluator.F54]=1;[$humanevaluator.F54]=3);1;2)    =    IF(OR([$chatgpt.F54]=1;[$chatgpt.F54]=3);1;2); &quot;OK&quot;; &quot;KO&quot;)" office:value-type="string" office:string-value="OK" calcext:value-type="string">
            <text:p>OK</text:p>
          </table:table-cell>
          <table:table-cell table:formula="of:=IF(    IF(OR([$humanevaluator.G54]=1;[$humanevaluator.G54]=3);1;2)    =    IF(OR([$chatgpt.G54]=1;[$chatgpt.G54]=3);1;2); &quot;OK&quot;; &quot;KO&quot;)" office:value-type="string" office:string-value="OK" calcext:value-type="string">
            <text:p>OK</text:p>
          </table:table-cell>
          <table:table-cell table:formula="of:=IF(    IF(OR([$humanevaluator.H54]=1;[$humanevaluator.H54]=3);1;2)    =    IF(OR([$chatgpt.H54]=1;[$chatgpt.H54]=3);1;2); &quot;OK&quot;; &quot;KO&quot;)" office:value-type="string" office:string-value="OK" calcext:value-type="string">
            <text:p>OK</text:p>
          </table:table-cell>
          <table:table-cell table:formula="of:=IF(    IF(OR([$humanevaluator.I54]=1;[$humanevaluator.I54]=3);1;2)    =    IF(OR([$chatgpt.I54]=1;[$chatgpt.I54]=3);1;2); &quot;OK&quot;; 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8" calcext:value-type="float">
            <text:p>8</text:p>
          </table:table-cell>
          <table:table-cell table:formula="of:=COUNTIF([.B54:.I54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45:.B54];&quot;OK&quot;)" office:value-type="float" office:value="4" calcext:value-type="float">
            <text:p>4</text:p>
          </table:table-cell>
          <table:table-cell table:formula="of:=COUNTIF([.C45:.C54];&quot;OK&quot;)" office:value-type="float" office:value="8" calcext:value-type="float">
            <text:p>8</text:p>
          </table:table-cell>
          <table:table-cell table:formula="of:=COUNTIF([.D45:.D54];&quot;OK&quot;)" office:value-type="float" office:value="10" calcext:value-type="float">
            <text:p>10</text:p>
          </table:table-cell>
          <table:table-cell table:formula="of:=COUNTIF([.E45:.E54];&quot;OK&quot;)" office:value-type="float" office:value="8" calcext:value-type="float">
            <text:p>8</text:p>
          </table:table-cell>
          <table:table-cell table:formula="of:=COUNTIF([.F45:.F54];&quot;OK&quot;)" office:value-type="float" office:value="10" calcext:value-type="float">
            <text:p>10</text:p>
          </table:table-cell>
          <table:table-cell table:formula="of:=COUNTIF([.G45:.G54];&quot;OK&quot;)" office:value-type="float" office:value="7" calcext:value-type="float">
            <text:p>7</text:p>
          </table:table-cell>
          <table:table-cell table:formula="of:=COUNTIF([.H45:.H54];&quot;OK&quot;)" office:value-type="float" office:value="4" calcext:value-type="float">
            <text:p>4</text:p>
          </table:table-cell>
          <table:table-cell table:formula="of:=COUNTIF([.I45:.I54];&quot;OK&quot;)" office:value-type="float" office:value="9" calcext:value-type="float">
            <text:p>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45:.B54];&quot;KO&quot;)" office:value-type="float" office:value="6" calcext:value-type="float">
            <text:p>6</text:p>
          </table:table-cell>
          <table:table-cell table:formula="of:=COUNTIF([.C45:.C54];&quot;KO&quot;)" office:value-type="float" office:value="2" calcext:value-type="float">
            <text:p>2</text:p>
          </table:table-cell>
          <table:table-cell table:formula="of:=COUNTIF([.D45:.D54];&quot;KO&quot;)" office:value-type="float" office:value="0" calcext:value-type="float">
            <text:p>0</text:p>
          </table:table-cell>
          <table:table-cell table:formula="of:=COUNTIF([.E45:.E54];&quot;KO&quot;)" office:value-type="float" office:value="2" calcext:value-type="float">
            <text:p>2</text:p>
          </table:table-cell>
          <table:table-cell table:formula="of:=COUNTIF([.F45:.F54];&quot;KO&quot;)" office:value-type="float" office:value="0" calcext:value-type="float">
            <text:p>0</text:p>
          </table:table-cell>
          <table:table-cell table:formula="of:=COUNTIF([.G45:.G54];&quot;KO&quot;)" office:value-type="float" office:value="3" calcext:value-type="float">
            <text:p>3</text:p>
          </table:table-cell>
          <table:table-cell table:formula="of:=COUNTIF([.H45:.H54];&quot;KO&quot;)" office:value-type="float" office:value="6" calcext:value-type="float">
            <text:p>6</text:p>
          </table:table-cell>
          <table:table-cell table:formula="of:=COUNTIF([.I45:.I54];&quot;KO&quot;)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59]=1;[$humanevaluator.B59]=3);1;2)    =    IF(OR([$chatgpt.B59]=1;[$chatgpt.B59]=3);1;2); &quot;OK&quot;; &quot;KO&quot;)" office:value-type="string" office:string-value="KO" calcext:value-type="string">
            <text:p>KO</text:p>
          </table:table-cell>
          <table:table-cell table:formula="of:=IF(    IF(OR([$humanevaluator.C59]=1;[$humanevaluator.C59]=3);1;2)    =    IF(OR([$chatgpt.C59]=1;[$chatgpt.C59]=3);1;2); &quot;OK&quot;; &quot;KO&quot;)" office:value-type="string" office:string-value="KO" calcext:value-type="string">
            <text:p>KO</text:p>
          </table:table-cell>
          <table:table-cell table:formula="of:=IF(    IF(OR([$humanevaluator.D59]=1;[$humanevaluator.D59]=3);1;2)    =    IF(OR([$chatgpt.D59]=1;[$chatgpt.D59]=3);1;2); &quot;OK&quot;; &quot;KO&quot;)" office:value-type="string" office:string-value="KO" calcext:value-type="string">
            <text:p>KO</text:p>
          </table:table-cell>
          <table:table-cell table:formula="of:=IF(    IF(OR([$humanevaluator.E59]=1;[$humanevaluator.E59]=3);1;2)    =    IF(OR([$chatgpt.E59]=1;[$chatgpt.E59]=3);1;2); &quot;OK&quot;; &quot;KO&quot;)" office:value-type="string" office:string-value="OK" calcext:value-type="string">
            <text:p>OK</text:p>
          </table:table-cell>
          <table:table-cell table:formula="of:=IF(    IF(OR([$humanevaluator.F59]=1;[$humanevaluator.F59]=3);1;2)    =    IF(OR([$chatgpt.F59]=1;[$chatgpt.F59]=3);1;2); &quot;OK&quot;; &quot;KO&quot;)" office:value-type="string" office:string-value="OK" calcext:value-type="string">
            <text:p>OK</text:p>
          </table:table-cell>
          <table:table-cell table:formula="of:=IF(    IF(OR([$humanevaluator.G59]=1;[$humanevaluator.G59]=3);1;2)    =    IF(OR([$chatgpt.G59]=1;[$chatgpt.G59]=3);1;2); &quot;OK&quot;; &quot;KO&quot;)" office:value-type="string" office:string-value="KO" calcext:value-type="string">
            <text:p>KO</text:p>
          </table:table-cell>
          <table:table-cell table:formula="of:=IF(    IF(OR([$humanevaluator.H59]=1;[$humanevaluator.H59]=3);1;2)    =    IF(OR([$chatgpt.H59]=1;[$chatgpt.H59]=3);1;2); &quot;OK&quot;; &quot;KO&quot;)" office:value-type="string" office:string-value="KO" calcext:value-type="string">
            <text:p>KO</text:p>
          </table:table-cell>
          <table:table-cell table:formula="of:=IF(    IF(OR([$humanevaluator.I59]=1;[$humanevaluator.I59]=3);1;2)    =    IF(OR([$chatgpt.I59]=1;[$chatgpt.I59]=3);1;2); &quot;OK&quot;; 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60]=1;[$humanevaluator.B60]=3);1;2)    =    IF(OR([$chatgpt.B60]=1;[$chatgpt.B60]=3);1;2); &quot;OK&quot;; &quot;KO&quot;)" office:value-type="string" office:string-value="KO" calcext:value-type="string">
            <text:p>KO</text:p>
          </table:table-cell>
          <table:table-cell table:formula="of:=IF(    IF(OR([$humanevaluator.C60]=1;[$humanevaluator.C60]=3);1;2)    =    IF(OR([$chatgpt.C60]=1;[$chatgpt.C60]=3);1;2); &quot;OK&quot;; &quot;KO&quot;)" office:value-type="string" office:string-value="KO" calcext:value-type="string">
            <text:p>KO</text:p>
          </table:table-cell>
          <table:table-cell table:formula="of:=IF(    IF(OR([$humanevaluator.D60]=1;[$humanevaluator.D60]=3);1;2)    =    IF(OR([$chatgpt.D60]=1;[$chatgpt.D60]=3);1;2); &quot;OK&quot;; &quot;KO&quot;)" office:value-type="string" office:string-value="OK" calcext:value-type="string">
            <text:p>OK</text:p>
          </table:table-cell>
          <table:table-cell table:formula="of:=IF(    IF(OR([$humanevaluator.E60]=1;[$humanevaluator.E60]=3);1;2)    =    IF(OR([$chatgpt.E60]=1;[$chatgpt.E60]=3);1;2); &quot;OK&quot;; &quot;KO&quot;)" office:value-type="string" office:string-value="KO" calcext:value-type="string">
            <text:p>KO</text:p>
          </table:table-cell>
          <table:table-cell table:formula="of:=IF(    IF(OR([$humanevaluator.F60]=1;[$humanevaluator.F60]=3);1;2)    =    IF(OR([$chatgpt.F60]=1;[$chatgpt.F60]=3);1;2); &quot;OK&quot;; &quot;KO&quot;)" office:value-type="string" office:string-value="OK" calcext:value-type="string">
            <text:p>OK</text:p>
          </table:table-cell>
          <table:table-cell table:formula="of:=IF(    IF(OR([$humanevaluator.G60]=1;[$humanevaluator.G60]=3);1;2)    =    IF(OR([$chatgpt.G60]=1;[$chatgpt.G60]=3);1;2); &quot;OK&quot;; &quot;KO&quot;)" office:value-type="string" office:string-value="KO" calcext:value-type="string">
            <text:p>KO</text:p>
          </table:table-cell>
          <table:table-cell table:formula="of:=IF(    IF(OR([$humanevaluator.H60]=1;[$humanevaluator.H60]=3);1;2)    =    IF(OR([$chatgpt.H60]=1;[$chatgpt.H60]=3);1;2); &quot;OK&quot;; &quot;KO&quot;)" office:value-type="string" office:string-value="KO" calcext:value-type="string">
            <text:p>KO</text:p>
          </table:table-cell>
          <table:table-cell table:formula="of:=IF(    IF(OR([$humanevaluator.I60]=1;[$humanevaluator.I60]=3);1;2)    =    IF(OR([$chatgpt.I60]=1;[$chatgpt.I60]=3);1;2); &quot;OK&quot;; 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61]=1;[$humanevaluator.B61]=3);1;2)    =    IF(OR([$chatgpt.B61]=1;[$chatgpt.B61]=3);1;2); &quot;OK&quot;; &quot;KO&quot;)" office:value-type="string" office:string-value="KO" calcext:value-type="string">
            <text:p>KO</text:p>
          </table:table-cell>
          <table:table-cell table:formula="of:=IF(    IF(OR([$humanevaluator.C61]=1;[$humanevaluator.C61]=3);1;2)    =    IF(OR([$chatgpt.C61]=1;[$chatgpt.C61]=3);1;2); &quot;OK&quot;; &quot;KO&quot;)" office:value-type="string" office:string-value="KO" calcext:value-type="string">
            <text:p>KO</text:p>
          </table:table-cell>
          <table:table-cell table:formula="of:=IF(    IF(OR([$humanevaluator.D61]=1;[$humanevaluator.D61]=3);1;2)    =    IF(OR([$chatgpt.D61]=1;[$chatgpt.D61]=3);1;2); &quot;OK&quot;; &quot;KO&quot;)" office:value-type="string" office:string-value="OK" calcext:value-type="string">
            <text:p>OK</text:p>
          </table:table-cell>
          <table:table-cell table:formula="of:=IF(    IF(OR([$humanevaluator.E61]=1;[$humanevaluator.E61]=3);1;2)    =    IF(OR([$chatgpt.E61]=1;[$chatgpt.E61]=3);1;2); &quot;OK&quot;; &quot;KO&quot;)" office:value-type="string" office:string-value="KO" calcext:value-type="string">
            <text:p>KO</text:p>
          </table:table-cell>
          <table:table-cell table:formula="of:=IF(    IF(OR([$humanevaluator.F61]=1;[$humanevaluator.F61]=3);1;2)    =    IF(OR([$chatgpt.F61]=1;[$chatgpt.F61]=3);1;2); &quot;OK&quot;; &quot;KO&quot;)" office:value-type="string" office:string-value="OK" calcext:value-type="string">
            <text:p>OK</text:p>
          </table:table-cell>
          <table:table-cell table:formula="of:=IF(    IF(OR([$humanevaluator.G61]=1;[$humanevaluator.G61]=3);1;2)    =    IF(OR([$chatgpt.G61]=1;[$chatgpt.G61]=3);1;2); &quot;OK&quot;; &quot;KO&quot;)" office:value-type="string" office:string-value="KO" calcext:value-type="string">
            <text:p>KO</text:p>
          </table:table-cell>
          <table:table-cell table:formula="of:=IF(    IF(OR([$humanevaluator.H61]=1;[$humanevaluator.H61]=3);1;2)    =    IF(OR([$chatgpt.H61]=1;[$chatgpt.H61]=3);1;2); &quot;OK&quot;; &quot;KO&quot;)" office:value-type="string" office:string-value="KO" calcext:value-type="string">
            <text:p>KO</text:p>
          </table:table-cell>
          <table:table-cell table:formula="of:=IF(    IF(OR([$humanevaluator.I61]=1;[$humanevaluator.I61]=3);1;2)    =    IF(OR([$chatgpt.I61]=1;[$chatgpt.I61]=3);1;2); &quot;OK&quot;; 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62]=1;[$humanevaluator.B62]=3);1;2)    =    IF(OR([$chatgpt.B62]=1;[$chatgpt.B62]=3);1;2); &quot;OK&quot;; &quot;KO&quot;)" office:value-type="string" office:string-value="KO" calcext:value-type="string">
            <text:p>KO</text:p>
          </table:table-cell>
          <table:table-cell table:formula="of:=IF(    IF(OR([$humanevaluator.C62]=1;[$humanevaluator.C62]=3);1;2)    =    IF(OR([$chatgpt.C62]=1;[$chatgpt.C62]=3);1;2); &quot;OK&quot;; &quot;KO&quot;)" office:value-type="string" office:string-value="KO" calcext:value-type="string">
            <text:p>KO</text:p>
          </table:table-cell>
          <table:table-cell table:formula="of:=IF(    IF(OR([$humanevaluator.D62]=1;[$humanevaluator.D62]=3);1;2)    =    IF(OR([$chatgpt.D62]=1;[$chatgpt.D62]=3);1;2); &quot;OK&quot;; &quot;KO&quot;)" office:value-type="string" office:string-value="OK" calcext:value-type="string">
            <text:p>OK</text:p>
          </table:table-cell>
          <table:table-cell table:formula="of:=IF(    IF(OR([$humanevaluator.E62]=1;[$humanevaluator.E62]=3);1;2)    =    IF(OR([$chatgpt.E62]=1;[$chatgpt.E62]=3);1;2); &quot;OK&quot;; &quot;KO&quot;)" office:value-type="string" office:string-value="OK" calcext:value-type="string">
            <text:p>OK</text:p>
          </table:table-cell>
          <table:table-cell table:formula="of:=IF(    IF(OR([$humanevaluator.F62]=1;[$humanevaluator.F62]=3);1;2)    =    IF(OR([$chatgpt.F62]=1;[$chatgpt.F62]=3);1;2); &quot;OK&quot;; &quot;KO&quot;)" office:value-type="string" office:string-value="OK" calcext:value-type="string">
            <text:p>OK</text:p>
          </table:table-cell>
          <table:table-cell table:formula="of:=IF(    IF(OR([$humanevaluator.G62]=1;[$humanevaluator.G62]=3);1;2)    =    IF(OR([$chatgpt.G62]=1;[$chatgpt.G62]=3);1;2); &quot;OK&quot;; &quot;KO&quot;)" office:value-type="string" office:string-value="KO" calcext:value-type="string">
            <text:p>KO</text:p>
          </table:table-cell>
          <table:table-cell table:formula="of:=IF(    IF(OR([$humanevaluator.H62]=1;[$humanevaluator.H62]=3);1;2)    =    IF(OR([$chatgpt.H62]=1;[$chatgpt.H62]=3);1;2); &quot;OK&quot;; &quot;KO&quot;)" office:value-type="string" office:string-value="KO" calcext:value-type="string">
            <text:p>KO</text:p>
          </table:table-cell>
          <table:table-cell table:formula="of:=IF(    IF(OR([$humanevaluator.I62]=1;[$humanevaluator.I62]=3);1;2)    =    IF(OR([$chatgpt.I62]=1;[$chatgpt.I62]=3);1;2); &quot;OK&quot;; 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4" calcext:value-type="float">
            <text:p>4</text:p>
          </table:table-cell>
          <table:table-cell table:formula="of:=COUNTIF([.B62:.I62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63]=1;[$humanevaluator.B63]=3);1;2)    =    IF(OR([$chatgpt.B63]=1;[$chatgpt.B63]=3);1;2); &quot;OK&quot;; &quot;KO&quot;)" office:value-type="string" office:string-value="KO" calcext:value-type="string">
            <text:p>KO</text:p>
          </table:table-cell>
          <table:table-cell table:formula="of:=IF(    IF(OR([$humanevaluator.C63]=1;[$humanevaluator.C63]=3);1;2)    =    IF(OR([$chatgpt.C63]=1;[$chatgpt.C63]=3);1;2); &quot;OK&quot;; &quot;KO&quot;)" office:value-type="string" office:string-value="KO" calcext:value-type="string">
            <text:p>KO</text:p>
          </table:table-cell>
          <table:table-cell table:formula="of:=IF(    IF(OR([$humanevaluator.D63]=1;[$humanevaluator.D63]=3);1;2)    =    IF(OR([$chatgpt.D63]=1;[$chatgpt.D63]=3);1;2); &quot;OK&quot;; &quot;KO&quot;)" office:value-type="string" office:string-value="OK" calcext:value-type="string">
            <text:p>OK</text:p>
          </table:table-cell>
          <table:table-cell table:formula="of:=IF(    IF(OR([$humanevaluator.E63]=1;[$humanevaluator.E63]=3);1;2)    =    IF(OR([$chatgpt.E63]=1;[$chatgpt.E63]=3);1;2); &quot;OK&quot;; &quot;KO&quot;)" office:value-type="string" office:string-value="KO" calcext:value-type="string">
            <text:p>KO</text:p>
          </table:table-cell>
          <table:table-cell table:formula="of:=IF(    IF(OR([$humanevaluator.F63]=1;[$humanevaluator.F63]=3);1;2)    =    IF(OR([$chatgpt.F63]=1;[$chatgpt.F63]=3);1;2); &quot;OK&quot;; &quot;KO&quot;)" office:value-type="string" office:string-value="OK" calcext:value-type="string">
            <text:p>OK</text:p>
          </table:table-cell>
          <table:table-cell table:formula="of:=IF(    IF(OR([$humanevaluator.G63]=1;[$humanevaluator.G63]=3);1;2)    =    IF(OR([$chatgpt.G63]=1;[$chatgpt.G63]=3);1;2); &quot;OK&quot;; &quot;KO&quot;)" office:value-type="string" office:string-value="KO" calcext:value-type="string">
            <text:p>KO</text:p>
          </table:table-cell>
          <table:table-cell table:formula="of:=IF(    IF(OR([$humanevaluator.H63]=1;[$humanevaluator.H63]=3);1;2)    =    IF(OR([$chatgpt.H63]=1;[$chatgpt.H63]=3);1;2); &quot;OK&quot;; &quot;KO&quot;)" office:value-type="string" office:string-value="KO" calcext:value-type="string">
            <text:p>KO</text:p>
          </table:table-cell>
          <table:table-cell table:formula="of:=IF(    IF(OR([$humanevaluator.I63]=1;[$humanevaluator.I63]=3);1;2)    =    IF(OR([$chatgpt.I63]=1;[$chatgpt.I63]=3);1;2); &quot;OK&quot;; 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3" calcext:value-type="float">
            <text:p>3</text:p>
          </table:table-cell>
          <table:table-cell table:formula="of:=COUNTIF([.B63:.I63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Qwen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64]=1;[$humanevaluator.B64]=3);1;2)    =    IF(OR([$chatgpt.B64]=1;[$chatgpt.B64]=3);1;2); &quot;OK&quot;; &quot;KO&quot;)" office:value-type="string" office:string-value="KO" calcext:value-type="string">
            <text:p>KO</text:p>
          </table:table-cell>
          <table:table-cell table:formula="of:=IF(    IF(OR([$humanevaluator.C64]=1;[$humanevaluator.C64]=3);1;2)    =    IF(OR([$chatgpt.C64]=1;[$chatgpt.C64]=3);1;2); &quot;OK&quot;; &quot;KO&quot;)" office:value-type="string" office:string-value="KO" calcext:value-type="string">
            <text:p>KO</text:p>
          </table:table-cell>
          <table:table-cell table:formula="of:=IF(    IF(OR([$humanevaluator.D64]=1;[$humanevaluator.D64]=3);1;2)    =    IF(OR([$chatgpt.D64]=1;[$chatgpt.D64]=3);1;2); &quot;OK&quot;; &quot;KO&quot;)" office:value-type="string" office:string-value="KO" calcext:value-type="string">
            <text:p>KO</text:p>
          </table:table-cell>
          <table:table-cell table:formula="of:=IF(    IF(OR([$humanevaluator.E64]=1;[$humanevaluator.E64]=3);1;2)    =    IF(OR([$chatgpt.E64]=1;[$chatgpt.E64]=3);1;2); &quot;OK&quot;; &quot;KO&quot;)" office:value-type="string" office:string-value="KO" calcext:value-type="string">
            <text:p>KO</text:p>
          </table:table-cell>
          <table:table-cell table:formula="of:=IF(    IF(OR([$humanevaluator.F64]=1;[$humanevaluator.F64]=3);1;2)    =    IF(OR([$chatgpt.F64]=1;[$chatgpt.F64]=3);1;2); &quot;OK&quot;; &quot;KO&quot;)" office:value-type="string" office:string-value="OK" calcext:value-type="string">
            <text:p>OK</text:p>
          </table:table-cell>
          <table:table-cell table:formula="of:=IF(    IF(OR([$humanevaluator.G64]=1;[$humanevaluator.G64]=3);1;2)    =    IF(OR([$chatgpt.G64]=1;[$chatgpt.G64]=3);1;2); &quot;OK&quot;; &quot;KO&quot;)" office:value-type="string" office:string-value="KO" calcext:value-type="string">
            <text:p>KO</text:p>
          </table:table-cell>
          <table:table-cell table:formula="of:=IF(    IF(OR([$humanevaluator.H64]=1;[$humanevaluator.H64]=3);1;2)    =    IF(OR([$chatgpt.H64]=1;[$chatgpt.H64]=3);1;2); &quot;OK&quot;; &quot;KO&quot;)" office:value-type="string" office:string-value="KO" calcext:value-type="string">
            <text:p>KO</text:p>
          </table:table-cell>
          <table:table-cell table:formula="of:=IF(    IF(OR([$humanevaluator.I64]=1;[$humanevaluator.I64]=3);1;2)    =    IF(OR([$chatgpt.I64]=1;[$chatgpt.I64]=3);1;2); &quot;OK&quot;; 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59:.I68];&quot;OK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65]=1;[$humanevaluator.B65]=3);1;2)    =    IF(OR([$chatgpt.B65]=1;[$chatgpt.B65]=3);1;2); &quot;OK&quot;; &quot;KO&quot;)" office:value-type="string" office:string-value="KO" calcext:value-type="string">
            <text:p>KO</text:p>
          </table:table-cell>
          <table:table-cell table:formula="of:=IF(    IF(OR([$humanevaluator.C65]=1;[$humanevaluator.C65]=3);1;2)    =    IF(OR([$chatgpt.C65]=1;[$chatgpt.C65]=3);1;2); &quot;OK&quot;; &quot;KO&quot;)" office:value-type="string" office:string-value="KO" calcext:value-type="string">
            <text:p>KO</text:p>
          </table:table-cell>
          <table:table-cell table:formula="of:=IF(    IF(OR([$humanevaluator.D65]=1;[$humanevaluator.D65]=3);1;2)    =    IF(OR([$chatgpt.D65]=1;[$chatgpt.D65]=3);1;2); &quot;OK&quot;; &quot;KO&quot;)" office:value-type="string" office:string-value="KO" calcext:value-type="string">
            <text:p>KO</text:p>
          </table:table-cell>
          <table:table-cell table:formula="of:=IF(    IF(OR([$humanevaluator.E65]=1;[$humanevaluator.E65]=3);1;2)    =    IF(OR([$chatgpt.E65]=1;[$chatgpt.E65]=3);1;2); &quot;OK&quot;; &quot;KO&quot;)" office:value-type="string" office:string-value="KO" calcext:value-type="string">
            <text:p>KO</text:p>
          </table:table-cell>
          <table:table-cell table:formula="of:=IF(    IF(OR([$humanevaluator.F65]=1;[$humanevaluator.F65]=3);1;2)    =    IF(OR([$chatgpt.F65]=1;[$chatgpt.F65]=3);1;2); &quot;OK&quot;; &quot;KO&quot;)" office:value-type="string" office:string-value="OK" calcext:value-type="string">
            <text:p>OK</text:p>
          </table:table-cell>
          <table:table-cell table:formula="of:=IF(    IF(OR([$humanevaluator.G65]=1;[$humanevaluator.G65]=3);1;2)    =    IF(OR([$chatgpt.G65]=1;[$chatgpt.G65]=3);1;2); &quot;OK&quot;; &quot;KO&quot;)" office:value-type="string" office:string-value="KO" calcext:value-type="string">
            <text:p>KO</text:p>
          </table:table-cell>
          <table:table-cell table:formula="of:=IF(    IF(OR([$humanevaluator.H65]=1;[$humanevaluator.H65]=3);1;2)    =    IF(OR([$chatgpt.H65]=1;[$chatgpt.H65]=3);1;2); &quot;OK&quot;; &quot;KO&quot;)" office:value-type="string" office:string-value="KO" calcext:value-type="string">
            <text:p>KO</text:p>
          </table:table-cell>
          <table:table-cell table:formula="of:=IF(    IF(OR([$humanevaluator.I65]=1;[$humanevaluator.I65]=3);1;2)    =    IF(OR([$chatgpt.I65]=1;[$chatgpt.I65]=3);1;2); &quot;OK&quot;; 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2" calcext:value-type="float">
            <text:p>2</text:p>
          </table:table-cell>
          <table:table-cell table:formula="of:=COUNTIF([.B65:.I65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59:.I68];&quot;KO&quot;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66]=1;[$humanevaluator.B66]=3);1;2)    =    IF(OR([$chatgpt.B66]=1;[$chatgpt.B66]=3);1;2); &quot;OK&quot;; &quot;KO&quot;)" office:value-type="string" office:string-value="KO" calcext:value-type="string">
            <text:p>KO</text:p>
          </table:table-cell>
          <table:table-cell table:formula="of:=IF(    IF(OR([$humanevaluator.C66]=1;[$humanevaluator.C66]=3);1;2)    =    IF(OR([$chatgpt.C66]=1;[$chatgpt.C66]=3);1;2); &quot;OK&quot;; &quot;KO&quot;)" office:value-type="string" office:string-value="KO" calcext:value-type="string">
            <text:p>KO</text:p>
          </table:table-cell>
          <table:table-cell table:formula="of:=IF(    IF(OR([$humanevaluator.D66]=1;[$humanevaluator.D66]=3);1;2)    =    IF(OR([$chatgpt.D66]=1;[$chatgpt.D66]=3);1;2); &quot;OK&quot;; &quot;KO&quot;)" office:value-type="string" office:string-value="OK" calcext:value-type="string">
            <text:p>OK</text:p>
          </table:table-cell>
          <table:table-cell table:formula="of:=IF(    IF(OR([$humanevaluator.E66]=1;[$humanevaluator.E66]=3);1;2)    =    IF(OR([$chatgpt.E66]=1;[$chatgpt.E66]=3);1;2); &quot;OK&quot;; &quot;KO&quot;)" office:value-type="string" office:string-value="OK" calcext:value-type="string">
            <text:p>OK</text:p>
          </table:table-cell>
          <table:table-cell table:formula="of:=IF(    IF(OR([$humanevaluator.F66]=1;[$humanevaluator.F66]=3);1;2)    =    IF(OR([$chatgpt.F66]=1;[$chatgpt.F66]=3);1;2); &quot;OK&quot;; &quot;KO&quot;)" office:value-type="string" office:string-value="OK" calcext:value-type="string">
            <text:p>OK</text:p>
          </table:table-cell>
          <table:table-cell table:formula="of:=IF(    IF(OR([$humanevaluator.G66]=1;[$humanevaluator.G66]=3);1;2)    =    IF(OR([$chatgpt.G66]=1;[$chatgpt.G66]=3);1;2); &quot;OK&quot;; &quot;KO&quot;)" office:value-type="string" office:string-value="KO" calcext:value-type="string">
            <text:p>KO</text:p>
          </table:table-cell>
          <table:table-cell table:formula="of:=IF(    IF(OR([$humanevaluator.H66]=1;[$humanevaluator.H66]=3);1;2)    =    IF(OR([$chatgpt.H66]=1;[$chatgpt.H66]=3);1;2); &quot;OK&quot;; &quot;KO&quot;)" office:value-type="string" office:string-value="KO" calcext:value-type="string">
            <text:p>KO</text:p>
          </table:table-cell>
          <table:table-cell table:formula="of:=IF(    IF(OR([$humanevaluator.I66]=1;[$humanevaluator.I66]=3);1;2)    =    IF(OR([$chatgpt.I66]=1;[$chatgpt.I66]=3);1;2); &quot;OK&quot;; 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4" calcext:value-type="float">
            <text:p>4</text:p>
          </table:table-cell>
          <table:table-cell table:formula="of:=COUNTIF([.B66:.I6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67]=1;[$humanevaluator.B67]=3);1;2)    =    IF(OR([$chatgpt.B67]=1;[$chatgpt.B67]=3);1;2); &quot;OK&quot;; &quot;KO&quot;)" office:value-type="string" office:string-value="KO" calcext:value-type="string">
            <text:p>KO</text:p>
          </table:table-cell>
          <table:table-cell table:formula="of:=IF(    IF(OR([$humanevaluator.C67]=1;[$humanevaluator.C67]=3);1;2)    =    IF(OR([$chatgpt.C67]=1;[$chatgpt.C67]=3);1;2); &quot;OK&quot;; &quot;KO&quot;)" office:value-type="string" office:string-value="KO" calcext:value-type="string">
            <text:p>KO</text:p>
          </table:table-cell>
          <table:table-cell table:formula="of:=IF(    IF(OR([$humanevaluator.D67]=1;[$humanevaluator.D67]=3);1;2)    =    IF(OR([$chatgpt.D67]=1;[$chatgpt.D67]=3);1;2); &quot;OK&quot;; &quot;KO&quot;)" office:value-type="string" office:string-value="OK" calcext:value-type="string">
            <text:p>OK</text:p>
          </table:table-cell>
          <table:table-cell table:formula="of:=IF(    IF(OR([$humanevaluator.E67]=1;[$humanevaluator.E67]=3);1;2)    =    IF(OR([$chatgpt.E67]=1;[$chatgpt.E67]=3);1;2); &quot;OK&quot;; &quot;KO&quot;)" office:value-type="string" office:string-value="KO" calcext:value-type="string">
            <text:p>KO</text:p>
          </table:table-cell>
          <table:table-cell table:formula="of:=IF(    IF(OR([$humanevaluator.F67]=1;[$humanevaluator.F67]=3);1;2)    =    IF(OR([$chatgpt.F67]=1;[$chatgpt.F67]=3);1;2); &quot;OK&quot;; &quot;KO&quot;)" office:value-type="string" office:string-value="OK" calcext:value-type="string">
            <text:p>OK</text:p>
          </table:table-cell>
          <table:table-cell table:formula="of:=IF(    IF(OR([$humanevaluator.G67]=1;[$humanevaluator.G67]=3);1;2)    =    IF(OR([$chatgpt.G67]=1;[$chatgpt.G67]=3);1;2); &quot;OK&quot;; &quot;KO&quot;)" office:value-type="string" office:string-value="KO" calcext:value-type="string">
            <text:p>KO</text:p>
          </table:table-cell>
          <table:table-cell table:formula="of:=IF(    IF(OR([$humanevaluator.H67]=1;[$humanevaluator.H67]=3);1;2)    =    IF(OR([$chatgpt.H67]=1;[$chatgpt.H67]=3);1;2); &quot;OK&quot;; &quot;KO&quot;)" office:value-type="string" office:string-value="KO" calcext:value-type="string">
            <text:p>KO</text:p>
          </table:table-cell>
          <table:table-cell table:formula="of:=IF(    IF(OR([$humanevaluator.I67]=1;[$humanevaluator.I67]=3);1;2)    =    IF(OR([$chatgpt.I67]=1;[$chatgpt.I67]=3);1;2); &quot;OK&quot;; 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3" calcext:value-type="float">
            <text:p>3</text:p>
          </table:table-cell>
          <table:table-cell table:formula="of:=COUNTIF([.B67:.I6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68]=1;[$humanevaluator.B68]=3);1;2)    =    IF(OR([$chatgpt.B68]=1;[$chatgpt.B68]=3);1;2); &quot;OK&quot;; &quot;KO&quot;)" office:value-type="string" office:string-value="KO" calcext:value-type="string">
            <text:p>KO</text:p>
          </table:table-cell>
          <table:table-cell table:formula="of:=IF(    IF(OR([$humanevaluator.C68]=1;[$humanevaluator.C68]=3);1;2)    =    IF(OR([$chatgpt.C68]=1;[$chatgpt.C68]=3);1;2); &quot;OK&quot;; &quot;KO&quot;)" office:value-type="string" office:string-value="KO" calcext:value-type="string">
            <text:p>KO</text:p>
          </table:table-cell>
          <table:table-cell table:formula="of:=IF(    IF(OR([$humanevaluator.D68]=1;[$humanevaluator.D68]=3);1;2)    =    IF(OR([$chatgpt.D68]=1;[$chatgpt.D68]=3);1;2); &quot;OK&quot;; &quot;KO&quot;)" office:value-type="string" office:string-value="KO" calcext:value-type="string">
            <text:p>KO</text:p>
          </table:table-cell>
          <table:table-cell table:formula="of:=IF(    IF(OR([$humanevaluator.E68]=1;[$humanevaluator.E68]=3);1;2)    =    IF(OR([$chatgpt.E68]=1;[$chatgpt.E68]=3);1;2); &quot;OK&quot;; &quot;KO&quot;)" office:value-type="string" office:string-value="OK" calcext:value-type="string">
            <text:p>OK</text:p>
          </table:table-cell>
          <table:table-cell table:formula="of:=IF(    IF(OR([$humanevaluator.F68]=1;[$humanevaluator.F68]=3);1;2)    =    IF(OR([$chatgpt.F68]=1;[$chatgpt.F68]=3);1;2); &quot;OK&quot;; &quot;KO&quot;)" office:value-type="string" office:string-value="OK" calcext:value-type="string">
            <text:p>OK</text:p>
          </table:table-cell>
          <table:table-cell table:formula="of:=IF(    IF(OR([$humanevaluator.G68]=1;[$humanevaluator.G68]=3);1;2)    =    IF(OR([$chatgpt.G68]=1;[$chatgpt.G68]=3);1;2); &quot;OK&quot;; &quot;KO&quot;)" office:value-type="string" office:string-value="KO" calcext:value-type="string">
            <text:p>KO</text:p>
          </table:table-cell>
          <table:table-cell table:formula="of:=IF(    IF(OR([$humanevaluator.H68]=1;[$humanevaluator.H68]=3);1;2)    =    IF(OR([$chatgpt.H68]=1;[$chatgpt.H68]=3);1;2); &quot;OK&quot;; &quot;KO&quot;)" office:value-type="string" office:string-value="KO" calcext:value-type="string">
            <text:p>KO</text:p>
          </table:table-cell>
          <table:table-cell table:formula="of:=IF(    IF(OR([$humanevaluator.I68]=1;[$humanevaluator.I68]=3);1;2)    =    IF(OR([$chatgpt.I68]=1;[$chatgpt.I68]=3);1;2); &quot;OK&quot;; &quot;KO&quot;)" office:value-type="string" office:string-value="OK" calcext:value-type="string">
            <text:p>OK</text:p>
          </table:table-cell>
          <table:table-cell table:formula="of:=COUNTIF([.B68:.I68];&quot;OK&quot;)" office:value-type="float" office:value="3" calcext:value-type="float">
            <text:p>3</text:p>
          </table:table-cell>
          <table:table-cell table:formula="of:=COUNTIF([.B68:.I6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59:.B68];&quot;OK&quot;)" office:value-type="float" office:value="0" calcext:value-type="float">
            <text:p>0</text:p>
          </table:table-cell>
          <table:table-cell table:formula="of:=COUNTIF([.C59:.C68];&quot;OK&quot;)" office:value-type="float" office:value="0" calcext:value-type="float">
            <text:p>0</text:p>
          </table:table-cell>
          <table:table-cell table:formula="of:=COUNTIF([.D59:.D68];&quot;OK&quot;)" office:value-type="float" office:value="6" calcext:value-type="float">
            <text:p>6</text:p>
          </table:table-cell>
          <table:table-cell table:formula="of:=COUNTIF([.E59:.E68];&quot;OK&quot;)" office:value-type="float" office:value="4" calcext:value-type="float">
            <text:p>4</text:p>
          </table:table-cell>
          <table:table-cell table:formula="of:=COUNTIF([.F59:.F68];&quot;OK&quot;)" office:value-type="float" office:value="10" calcext:value-type="float">
            <text:p>10</text:p>
          </table:table-cell>
          <table:table-cell table:formula="of:=COUNTIF([.G59:.G68];&quot;OK&quot;)" office:value-type="float" office:value="0" calcext:value-type="float">
            <text:p>0</text:p>
          </table:table-cell>
          <table:table-cell table:formula="of:=COUNTIF([.H59:.H68];&quot;OK&quot;)" office:value-type="float" office:value="0" calcext:value-type="float">
            <text:p>0</text:p>
          </table:table-cell>
          <table:table-cell table:formula="of:=COUNTIF([.I59:.I68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59:.B68];&quot;KO&quot;)" office:value-type="float" office:value="10" calcext:value-type="float">
            <text:p>10</text:p>
          </table:table-cell>
          <table:table-cell table:formula="of:=COUNTIF([.C59:.C68];&quot;KO&quot;)" office:value-type="float" office:value="10" calcext:value-type="float">
            <text:p>10</text:p>
          </table:table-cell>
          <table:table-cell table:formula="of:=COUNTIF([.D59:.D68];&quot;KO&quot;)" office:value-type="float" office:value="4" calcext:value-type="float">
            <text:p>4</text:p>
          </table:table-cell>
          <table:table-cell table:formula="of:=COUNTIF([.E59:.E68];&quot;KO&quot;)" office:value-type="float" office:value="6" calcext:value-type="float">
            <text:p>6</text:p>
          </table:table-cell>
          <table:table-cell table:formula="of:=COUNTIF([.F59:.F68];&quot;KO&quot;)" office:value-type="float" office:value="0" calcext:value-type="float">
            <text:p>0</text:p>
          </table:table-cell>
          <table:table-cell table:formula="of:=COUNTIF([.G59:.G68];&quot;KO&quot;)" office:value-type="float" office:value="10" calcext:value-type="float">
            <text:p>10</text:p>
          </table:table-cell>
          <table:table-cell table:formula="of:=COUNTIF([.H59:.H68];&quot;KO&quot;)" office:value-type="float" office:value="10" calcext:value-type="float">
            <text:p>10</text:p>
          </table:table-cell>
          <table:table-cell table:formula="of:=COUNTIF([.I59:.I68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3">
          <table:table-cell/>
          <table:table-cell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OK :</text:p>
          </table:table-cell>
          <table:table-cell table:formula="of:=COUNTIF([.B6:.B68];&quot;OK&quot;)" office:value-type="float" office:value="5" calcext:value-type="float">
            <text:p>5</text:p>
          </table:table-cell>
          <table:table-cell table:formula="of:=COUNTIF([.C6:.C68];&quot;OK&quot;)" office:value-type="float" office:value="16" calcext:value-type="float">
            <text:p>16</text:p>
          </table:table-cell>
          <table:table-cell table:formula="of:=COUNTIF([.D6:.D68];&quot;OK&quot;)" office:value-type="float" office:value="43" calcext:value-type="float">
            <text:p>43</text:p>
          </table:table-cell>
          <table:table-cell table:formula="of:=COUNTIF([.E6:.E68];&quot;OK&quot;)" office:value-type="float" office:value="29" calcext:value-type="float">
            <text:p>29</text:p>
          </table:table-cell>
          <table:table-cell table:formula="of:=COUNTIF([.F6:.F68];&quot;OK&quot;)" office:value-type="float" office:value="49" calcext:value-type="float">
            <text:p>49</text:p>
          </table:table-cell>
          <table:table-cell table:formula="of:=COUNTIF([.G6:.G68];&quot;OK&quot;)" office:value-type="float" office:value="18" calcext:value-type="float">
            <text:p>18</text:p>
          </table:table-cell>
          <table:table-cell table:formula="of:=COUNTIF([.H6:.H68];&quot;OK&quot;)" office:value-type="float" office:value="15" calcext:value-type="float">
            <text:p>15</text:p>
          </table:table-cell>
          <table:table-cell table:formula="of:=COUNTIF([.I6:.I68];&quot;OK&quot;)"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KO :</text:p>
          </table:table-cell>
          <table:table-cell table:formula="of:=COUNTIF([.B6:.B68];&quot;KO&quot;)" office:value-type="float" office:value="45" calcext:value-type="float">
            <text:p>45</text:p>
          </table:table-cell>
          <table:table-cell table:formula="of:=COUNTIF([.C6:.C68];&quot;KO&quot;)" office:value-type="float" office:value="34" calcext:value-type="float">
            <text:p>34</text:p>
          </table:table-cell>
          <table:table-cell table:formula="of:=COUNTIF([.D6:.D68];&quot;KO&quot;)" office:value-type="float" office:value="7" calcext:value-type="float">
            <text:p>7</text:p>
          </table:table-cell>
          <table:table-cell table:formula="of:=COUNTIF([.E6:.E68];&quot;KO&quot;)" office:value-type="float" office:value="21" calcext:value-type="float">
            <text:p>21</text:p>
          </table:table-cell>
          <table:table-cell table:formula="of:=COUNTIF([.F6:.F68];&quot;KO&quot;)" office:value-type="float" office:value="1" calcext:value-type="float">
            <text:p>1</text:p>
          </table:table-cell>
          <table:table-cell table:formula="of:=COUNTIF([.G6:.G68];&quot;KO&quot;)" office:value-type="float" office:value="32" calcext:value-type="float">
            <text:p>32</text:p>
          </table:table-cell>
          <table:table-cell table:formula="of:=COUNTIF([.H6:.H68];&quot;KO&quot;)" office:value-type="float" office:value="35" calcext:value-type="float">
            <text:p>35</text:p>
          </table:table-cell>
          <table:table-cell table:formula="of:=COUNTIF([.I6:.I68];&quot;KO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Metriques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Total FN:</text:p>
          </table:table-cell>
          <table:table-cell table:formula="of:=COUNTIF([.C5:.J68];&quot;FN&quot;)" office:value-type="float" office:value="83" calcext:value-type="float">
            <text:p>83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Total TN:</text:p>
          </table:table-cell>
          <table:table-cell table:formula="of:=COUNTIF([.C5:.J68];&quot;TN&quot;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3"/>
          <table:table-cell office:value-type="string" calcext:value-type="string">
            <text:p>Total FP:</text:p>
          </table:table-cell>
          <table:table-cell table:formula="of:=COUNTIF([.C6:.J69];&quot;TN&quot;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6]=1;[$humanevaluator.B6]=3);     IF(OR([$chatgpt.D6]=1;[$chatgpt.D6]=3);&quot;TP&quot;;&quot;FP&quot;);     IF(OR([$chatgpt.D6]=1;[$chatgpt.D6]=3);&quot;FN&quot;;&quot;TN&quot;) )" office:value-type="string" office:string-value="FN" calcext:value-type="string">
            <text:p>FN</text:p>
          </table:table-cell>
          <table:table-cell table:formula="of:=IF(OR([$humanevaluator.C6]=1;[$humanevaluator.C6]=3);     IF(OR([$chatgpt.E6]=1;[$chatgpt.E6]=3);&quot;TP&quot;;&quot;FP&quot;);     IF(OR([$chatgpt.E6]=1;[$chatgpt.E6]=3);&quot;FN&quot;;&quot;TN&quot;) )" office:value-type="string" office:string-value="TN" calcext:value-type="string">
            <text:p>TN</text:p>
          </table:table-cell>
          <table:table-cell table:formula="of:=IF(OR([$humanevaluator.D6]=1;[$humanevaluator.D6]=3);     IF(OR([$chatgpt.F6]=1;[$chatgpt.F6]=3);&quot;TP&quot;;&quot;FP&quot;);     IF(OR([$chatgpt.F6]=1;[$chatgpt.F6]=3);&quot;FN&quot;;&quot;TN&quot;) )" office:value-type="string" office:string-value="TP" calcext:value-type="string">
            <text:p>TP</text:p>
          </table:table-cell>
          <table:table-cell table:formula="of:=IF(OR([$humanevaluator.E6]=1;[$humanevaluator.E6]=3);     IF(OR([$chatgpt.G6]=1;[$chatgpt.G6]=3);&quot;TP&quot;;&quot;FP&quot;);     IF(OR([$chatgpt.G6]=1;[$chatgpt.G6]=3);&quot;FN&quot;;&quot;TN&quot;) )" office:value-type="string" office:string-value="FN" calcext:value-type="string">
            <text:p>FN</text:p>
          </table:table-cell>
          <table:table-cell table:formula="of:=IF(OR([$humanevaluator.F6]=1;[$humanevaluator.F6]=3);     IF(OR([$chatgpt.H6]=1;[$chatgpt.H6]=3);&quot;TP&quot;;&quot;FP&quot;);     IF(OR([$chatgpt.H6]=1;[$chatgpt.H6]=3);&quot;FN&quot;;&quot;TN&quot;) )" office:value-type="string" office:string-value="TP" calcext:value-type="string">
            <text:p>TP</text:p>
          </table:table-cell>
          <table:table-cell table:formula="of:=IF(OR([$humanevaluator.G6]=1;[$humanevaluator.G6]=3);     IF(OR([$chatgpt.I6]=1;[$chatgpt.I6]=3);&quot;TP&quot;;&quot;FP&quot;);     IF(OR([$chatgpt.I6]=1;[$chatgpt.I6]=3);&quot;FN&quot;;&quot;TN&quot;) )" office:value-type="string" office:string-value="FN" calcext:value-type="string">
            <text:p>FN</text:p>
          </table:table-cell>
          <table:table-cell table:formula="of:=IF(OR([$humanevaluator.H6]=1;[$humanevaluator.H6]=3);     IF(OR([$chatgpt.J6]=1;[$chatgpt.J6]=3);&quot;TP&quot;;&quot;FP&quot;);     IF(OR([$chatgpt.J6]=1;[$chatgpt.J6]=3);&quot;FN&quot;;&quot;TN&quot;) )" office:value-type="string" office:string-value="TN" calcext:value-type="string">
            <text:p>TN</text:p>
          </table:table-cell>
          <table:table-cell table:formula="of:=IF(OR([$humanevaluator.I6]=1;[$humanevaluator.I6]=3);     IF(OR([$chatgpt.K6]=1;[$chatgpt.K6]=3);&quot;TP&quot;;&quot;FP&quot;);     IF(OR([$chatgpt.K6]=1;[$chatgpt.K6]=3);&quot;FN&quot;;&quot;TN&quot;) )" office:value-type="string" office:string-value="FP" calcext:value-type="string">
            <text:p>FP</text:p>
          </table:table-cell>
          <table:table-cell table:number-columns-repeated="3"/>
          <table:table-cell office:value-type="string" calcext:value-type="string">
            <text:p>Total TP:</text:p>
          </table:table-cell>
          <table:table-cell table:formula="of:=COUNTIF([.C7:.J70];&quot;TN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]=1;[$humanevaluator.B7]=3);     IF(OR([$chatgpt.D7]=1;[$chatgpt.D7]=3);&quot;TP&quot;;&quot;FP&quot;);     IF(OR([$chatgpt.D7]=1;[$chatgpt.D7]=3);&quot;FN&quot;;&quot;TN&quot;) )" office:value-type="string" office:string-value="FN" calcext:value-type="string">
            <text:p>FN</text:p>
          </table:table-cell>
          <table:table-cell table:formula="of:=IF(OR([$humanevaluator.C7]=1;[$humanevaluator.C7]=3);     IF(OR([$chatgpt.E7]=1;[$chatgpt.E7]=3);&quot;TP&quot;;&quot;FP&quot;);     IF(OR([$chatgpt.E7]=1;[$chatgpt.E7]=3);&quot;FN&quot;;&quot;TN&quot;) )" office:value-type="string" office:string-value="FN" calcext:value-type="string">
            <text:p>FN</text:p>
          </table:table-cell>
          <table:table-cell table:formula="of:=IF(OR([$humanevaluator.D7]=1;[$humanevaluator.D7]=3);     IF(OR([$chatgpt.F7]=1;[$chatgpt.F7]=3);&quot;TP&quot;;&quot;FP&quot;);     IF(OR([$chatgpt.F7]=1;[$chatgpt.F7]=3);&quot;FN&quot;;&quot;TN&quot;) )" office:value-type="string" office:string-value="FP" calcext:value-type="string">
            <text:p>FP</text:p>
          </table:table-cell>
          <table:table-cell table:formula="of:=IF(OR([$humanevaluator.E7]=1;[$humanevaluator.E7]=3);     IF(OR([$chatgpt.G7]=1;[$chatgpt.G7]=3);&quot;TP&quot;;&quot;FP&quot;);     IF(OR([$chatgpt.G7]=1;[$chatgpt.G7]=3);&quot;FN&quot;;&quot;TN&quot;) )" office:value-type="string" office:string-value="FP" calcext:value-type="string">
            <text:p>FP</text:p>
          </table:table-cell>
          <table:table-cell table:formula="of:=IF(OR([$humanevaluator.F7]=1;[$humanevaluator.F7]=3);     IF(OR([$chatgpt.H7]=1;[$chatgpt.H7]=3);&quot;TP&quot;;&quot;FP&quot;);     IF(OR([$chatgpt.H7]=1;[$chatgpt.H7]=3);&quot;FN&quot;;&quot;TN&quot;) )" office:value-type="string" office:string-value="TP" calcext:value-type="string">
            <text:p>TP</text:p>
          </table:table-cell>
          <table:table-cell table:formula="of:=IF(OR([$humanevaluator.G7]=1;[$humanevaluator.G7]=3);     IF(OR([$chatgpt.I7]=1;[$chatgpt.I7]=3);&quot;TP&quot;;&quot;FP&quot;);     IF(OR([$chatgpt.I7]=1;[$chatgpt.I7]=3);&quot;FN&quot;;&quot;TN&quot;) )" office:value-type="string" office:string-value="FN" calcext:value-type="string">
            <text:p>FN</text:p>
          </table:table-cell>
          <table:table-cell table:formula="of:=IF(OR([$humanevaluator.H7]=1;[$humanevaluator.H7]=3);     IF(OR([$chatgpt.J7]=1;[$chatgpt.J7]=3);&quot;TP&quot;;&quot;FP&quot;);     IF(OR([$chatgpt.J7]=1;[$chatgpt.J7]=3);&quot;FN&quot;;&quot;TN&quot;) )" office:value-type="string" office:string-value="TN" calcext:value-type="string">
            <text:p>TN</text:p>
          </table:table-cell>
          <table:table-cell table:formula="of:=IF(OR([$humanevaluator.I7]=1;[$humanevaluator.I7]=3);     IF(OR([$chatgpt.K7]=1;[$chatgpt.K7]=3);&quot;TP&quot;;&quot;FP&quot;);     IF(OR([$chatgpt.K7]=1;[$chatgpt.K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8]=1;[$humanevaluator.B8]=3);     IF(OR([$chatgpt.D8]=1;[$chatgpt.D8]=3);&quot;TP&quot;;&quot;FP&quot;);     IF(OR([$chatgpt.D8]=1;[$chatgpt.D8]=3);&quot;FN&quot;;&quot;TN&quot;) )" office:value-type="string" office:string-value="FN" calcext:value-type="string">
            <text:p>FN</text:p>
          </table:table-cell>
          <table:table-cell table:formula="of:=IF(OR([$humanevaluator.C8]=1;[$humanevaluator.C8]=3);     IF(OR([$chatgpt.E8]=1;[$chatgpt.E8]=3);&quot;TP&quot;;&quot;FP&quot;);     IF(OR([$chatgpt.E8]=1;[$chatgpt.E8]=3);&quot;FN&quot;;&quot;TN&quot;) )" office:value-type="string" office:string-value="FN" calcext:value-type="string">
            <text:p>FN</text:p>
          </table:table-cell>
          <table:table-cell table:formula="of:=IF(OR([$humanevaluator.D8]=1;[$humanevaluator.D8]=3);     IF(OR([$chatgpt.F8]=1;[$chatgpt.F8]=3);&quot;TP&quot;;&quot;FP&quot;);     IF(OR([$chatgpt.F8]=1;[$chatgpt.F8]=3);&quot;FN&quot;;&quot;TN&quot;) )" office:value-type="string" office:string-value="TP" calcext:value-type="string">
            <text:p>TP</text:p>
          </table:table-cell>
          <table:table-cell table:formula="of:=IF(OR([$humanevaluator.E8]=1;[$humanevaluator.E8]=3);     IF(OR([$chatgpt.G8]=1;[$chatgpt.G8]=3);&quot;TP&quot;;&quot;FP&quot;);     IF(OR([$chatgpt.G8]=1;[$chatgpt.G8]=3);&quot;FN&quot;;&quot;TN&quot;) )" office:value-type="string" office:string-value="FN" calcext:value-type="string">
            <text:p>FN</text:p>
          </table:table-cell>
          <table:table-cell table:formula="of:=IF(OR([$humanevaluator.F8]=1;[$humanevaluator.F8]=3);     IF(OR([$chatgpt.H8]=1;[$chatgpt.H8]=3);&quot;TP&quot;;&quot;FP&quot;);     IF(OR([$chatgpt.H8]=1;[$chatgpt.H8]=3);&quot;FN&quot;;&quot;TN&quot;) )" office:value-type="string" office:string-value="TP" calcext:value-type="string">
            <text:p>TP</text:p>
          </table:table-cell>
          <table:table-cell table:formula="of:=IF(OR([$humanevaluator.G8]=1;[$humanevaluator.G8]=3);     IF(OR([$chatgpt.I8]=1;[$chatgpt.I8]=3);&quot;TP&quot;;&quot;FP&quot;);     IF(OR([$chatgpt.I8]=1;[$chatgpt.I8]=3);&quot;FN&quot;;&quot;TN&quot;) )" office:value-type="string" office:string-value="FN" calcext:value-type="string">
            <text:p>FN</text:p>
          </table:table-cell>
          <table:table-cell table:formula="of:=IF(OR([$humanevaluator.H8]=1;[$humanevaluator.H8]=3);     IF(OR([$chatgpt.J8]=1;[$chatgpt.J8]=3);&quot;TP&quot;;&quot;FP&quot;);     IF(OR([$chatgpt.J8]=1;[$chatgpt.J8]=3);&quot;FN&quot;;&quot;TN&quot;) )" office:value-type="string" office:string-value="FP" calcext:value-type="string">
            <text:p>FP</text:p>
          </table:table-cell>
          <table:table-cell table:formula="of:=IF(OR([$humanevaluator.I8]=1;[$humanevaluator.I8]=3);     IF(OR([$chatgpt.K8]=1;[$chatgpt.K8]=3);&quot;TP&quot;;&quot;FP&quot;);     IF(OR([$chatgpt.K8]=1;[$chatgpt.K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9]=1;[$humanevaluator.B9]=3);     IF(OR([$chatgpt.D9]=1;[$chatgpt.D9]=3);&quot;TP&quot;;&quot;FP&quot;);     IF(OR([$chatgpt.D9]=1;[$chatgpt.D9]=3);&quot;FN&quot;;&quot;TN&quot;) )" office:value-type="string" office:string-value="FN" calcext:value-type="string">
            <text:p>FN</text:p>
          </table:table-cell>
          <table:table-cell table:formula="of:=IF(OR([$humanevaluator.C9]=1;[$humanevaluator.C9]=3);     IF(OR([$chatgpt.E9]=1;[$chatgpt.E9]=3);&quot;TP&quot;;&quot;FP&quot;);     IF(OR([$chatgpt.E9]=1;[$chatgpt.E9]=3);&quot;FN&quot;;&quot;TN&quot;) )" office:value-type="string" office:string-value="TN" calcext:value-type="string">
            <text:p>TN</text:p>
          </table:table-cell>
          <table:table-cell table:formula="of:=IF(OR([$humanevaluator.D9]=1;[$humanevaluator.D9]=3);     IF(OR([$chatgpt.F9]=1;[$chatgpt.F9]=3);&quot;TP&quot;;&quot;FP&quot;);     IF(OR([$chatgpt.F9]=1;[$chatgpt.F9]=3);&quot;FN&quot;;&quot;TN&quot;) )" office:value-type="string" office:string-value="TP" calcext:value-type="string">
            <text:p>TP</text:p>
          </table:table-cell>
          <table:table-cell table:formula="of:=IF(OR([$humanevaluator.E9]=1;[$humanevaluator.E9]=3);     IF(OR([$chatgpt.G9]=1;[$chatgpt.G9]=3);&quot;TP&quot;;&quot;FP&quot;);     IF(OR([$chatgpt.G9]=1;[$chatgpt.G9]=3);&quot;FN&quot;;&quot;TN&quot;) )" office:value-type="string" office:string-value="TP" calcext:value-type="string">
            <text:p>TP</text:p>
          </table:table-cell>
          <table:table-cell table:formula="of:=IF(OR([$humanevaluator.F9]=1;[$humanevaluator.F9]=3);     IF(OR([$chatgpt.H9]=1;[$chatgpt.H9]=3);&quot;TP&quot;;&quot;FP&quot;);     IF(OR([$chatgpt.H9]=1;[$chatgpt.H9]=3);&quot;FN&quot;;&quot;TN&quot;) )" office:value-type="string" office:string-value="TP" calcext:value-type="string">
            <text:p>TP</text:p>
          </table:table-cell>
          <table:table-cell table:formula="of:=IF(OR([$humanevaluator.G9]=1;[$humanevaluator.G9]=3);     IF(OR([$chatgpt.I9]=1;[$chatgpt.I9]=3);&quot;TP&quot;;&quot;FP&quot;);     IF(OR([$chatgpt.I9]=1;[$chatgpt.I9]=3);&quot;FN&quot;;&quot;TN&quot;) )" office:value-type="string" office:string-value="FN" calcext:value-type="string">
            <text:p>FN</text:p>
          </table:table-cell>
          <table:table-cell table:formula="of:=IF(OR([$humanevaluator.H9]=1;[$humanevaluator.H9]=3);     IF(OR([$chatgpt.J9]=1;[$chatgpt.J9]=3);&quot;TP&quot;;&quot;FP&quot;);     IF(OR([$chatgpt.J9]=1;[$chatgpt.J9]=3);&quot;FN&quot;;&quot;TN&quot;) )" office:value-type="string" office:string-value="TN" calcext:value-type="string">
            <text:p>TN</text:p>
          </table:table-cell>
          <table:table-cell table:formula="of:=IF(OR([$humanevaluator.I9]=1;[$humanevaluator.I9]=3);     IF(OR([$chatgpt.K9]=1;[$chatgpt.K9]=3);&quot;TP&quot;;&quot;FP&quot;);     IF(OR([$chatgpt.K9]=1;[$chatgpt.K9]=3);&quot;FN&quot;;&quot;TN&quot;) )" office:value-type="string" office:string-value="FP" calcext:value-type="string">
            <text:p>FP</text:p>
          </table:table-cell>
          <table:table-cell table:number-columns-repeated="3"/>
          <table:table-cell office:value-type="string" calcext:value-type="string">
            <text:p>Accuracy : </text:p>
          </table:table-cell>
          <table:table-cell table:formula="of:=([.N5]+[.N4])/([.N3]+[.N4]+[.N5]+[.N6])" office:value-type="float" office:value="0.429824561403509" calcext:value-type="float">
            <text:p>0,429824561403509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10]=1;[$humanevaluator.B10]=3);     IF(OR([$chatgpt.D10]=1;[$chatgpt.D10]=3);&quot;TP&quot;;&quot;FP&quot;);     IF(OR([$chatgpt.D10]=1;[$chatgpt.D10]=3);&quot;FN&quot;;&quot;TN&quot;) )" office:value-type="string" office:string-value="FN" calcext:value-type="string">
            <text:p>FN</text:p>
          </table:table-cell>
          <table:table-cell table:formula="of:=IF(OR([$humanevaluator.C10]=1;[$humanevaluator.C10]=3);     IF(OR([$chatgpt.E10]=1;[$chatgpt.E10]=3);&quot;TP&quot;;&quot;FP&quot;);     IF(OR([$chatgpt.E10]=1;[$chatgpt.E10]=3);&quot;FN&quot;;&quot;TN&quot;) )" office:value-type="string" office:string-value="FN" calcext:value-type="string">
            <text:p>FN</text:p>
          </table:table-cell>
          <table:table-cell table:formula="of:=IF(OR([$humanevaluator.D10]=1;[$humanevaluator.D10]=3);     IF(OR([$chatgpt.F10]=1;[$chatgpt.F10]=3);&quot;TP&quot;;&quot;FP&quot;);     IF(OR([$chatgpt.F10]=1;[$chatgpt.F10]=3);&quot;FN&quot;;&quot;TN&quot;) )" office:value-type="string" office:string-value="TP" calcext:value-type="string">
            <text:p>TP</text:p>
          </table:table-cell>
          <table:table-cell table:formula="of:=IF(OR([$humanevaluator.E10]=1;[$humanevaluator.E10]=3);     IF(OR([$chatgpt.G10]=1;[$chatgpt.G10]=3);&quot;TP&quot;;&quot;FP&quot;);     IF(OR([$chatgpt.G10]=1;[$chatgpt.G10]=3);&quot;FN&quot;;&quot;TN&quot;) )" office:value-type="string" office:string-value="TP" calcext:value-type="string">
            <text:p>TP</text:p>
          </table:table-cell>
          <table:table-cell table:formula="of:=IF(OR([$humanevaluator.F10]=1;[$humanevaluator.F10]=3);     IF(OR([$chatgpt.H10]=1;[$chatgpt.H10]=3);&quot;TP&quot;;&quot;FP&quot;);     IF(OR([$chatgpt.H10]=1;[$chatgpt.H10]=3);&quot;FN&quot;;&quot;TN&quot;) )" office:value-type="string" office:string-value="TP" calcext:value-type="string">
            <text:p>TP</text:p>
          </table:table-cell>
          <table:table-cell table:formula="of:=IF(OR([$humanevaluator.G10]=1;[$humanevaluator.G10]=3);     IF(OR([$chatgpt.I10]=1;[$chatgpt.I10]=3);&quot;TP&quot;;&quot;FP&quot;);     IF(OR([$chatgpt.I10]=1;[$chatgpt.I10]=3);&quot;FN&quot;;&quot;TN&quot;) )" office:value-type="string" office:string-value="FN" calcext:value-type="string">
            <text:p>FN</text:p>
          </table:table-cell>
          <table:table-cell table:formula="of:=IF(OR([$humanevaluator.H10]=1;[$humanevaluator.H10]=3);     IF(OR([$chatgpt.J10]=1;[$chatgpt.J10]=3);&quot;TP&quot;;&quot;FP&quot;);     IF(OR([$chatgpt.J10]=1;[$chatgpt.J10]=3);&quot;FN&quot;;&quot;TN&quot;) )" office:value-type="string" office:string-value="TN" calcext:value-type="string">
            <text:p>TN</text:p>
          </table:table-cell>
          <table:table-cell table:formula="of:=IF(OR([$humanevaluator.I10]=1;[$humanevaluator.I10]=3);     IF(OR([$chatgpt.K10]=1;[$chatgpt.K10]=3);&quot;TP&quot;;&quot;FP&quot;);     IF(OR([$chatgpt.K10]=1;[$chatgpt.K10]=3);&quot;FN&quot;;&quot;TN&quot;) )" office:value-type="string" office:string-value="FP" calcext:value-type="string">
            <text:p>FP</text:p>
          </table:table-cell>
          <table:table-cell table:number-columns-repeated="3"/>
          <table:table-cell office:value-type="string" calcext:value-type="string">
            <text:p>Specificity :</text:p>
          </table:table-cell>
          <table:table-cell table:formula="of:=[.N4]/([.N4]+[.N6])" office:value-type="float" office:value="0.510416666666667" calcext:value-type="float">
            <text:p>0,51041666666666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11]=1;[$humanevaluator.B11]=3);     IF(OR([$chatgpt.D11]=1;[$chatgpt.D11]=3);&quot;TP&quot;;&quot;FP&quot;);     IF(OR([$chatgpt.D11]=1;[$chatgpt.D11]=3);&quot;FN&quot;;&quot;TN&quot;) )" office:value-type="string" office:string-value="FN" calcext:value-type="string">
            <text:p>FN</text:p>
          </table:table-cell>
          <table:table-cell table:formula="of:=IF(OR([$humanevaluator.C11]=1;[$humanevaluator.C11]=3);     IF(OR([$chatgpt.E11]=1;[$chatgpt.E11]=3);&quot;TP&quot;;&quot;FP&quot;);     IF(OR([$chatgpt.E11]=1;[$chatgpt.E11]=3);&quot;FN&quot;;&quot;TN&quot;) )" office:value-type="string" office:string-value="FN" calcext:value-type="string">
            <text:p>FN</text:p>
          </table:table-cell>
          <table:table-cell table:formula="of:=IF(OR([$humanevaluator.D11]=1;[$humanevaluator.D11]=3);     IF(OR([$chatgpt.F11]=1;[$chatgpt.F11]=3);&quot;TP&quot;;&quot;FP&quot;);     IF(OR([$chatgpt.F11]=1;[$chatgpt.F11]=3);&quot;FN&quot;;&quot;TN&quot;) )" office:value-type="string" office:string-value="TP" calcext:value-type="string">
            <text:p>TP</text:p>
          </table:table-cell>
          <table:table-cell table:formula="of:=IF(OR([$humanevaluator.E11]=1;[$humanevaluator.E11]=3);     IF(OR([$chatgpt.G11]=1;[$chatgpt.G11]=3);&quot;TP&quot;;&quot;FP&quot;);     IF(OR([$chatgpt.G11]=1;[$chatgpt.G11]=3);&quot;FN&quot;;&quot;TN&quot;) )" office:value-type="string" office:string-value="TP" calcext:value-type="string">
            <text:p>TP</text:p>
          </table:table-cell>
          <table:table-cell table:formula="of:=IF(OR([$humanevaluator.F11]=1;[$humanevaluator.F11]=3);     IF(OR([$chatgpt.H11]=1;[$chatgpt.H11]=3);&quot;TP&quot;;&quot;FP&quot;);     IF(OR([$chatgpt.H11]=1;[$chatgpt.H11]=3);&quot;FN&quot;;&quot;TN&quot;) )" office:value-type="string" office:string-value="TP" calcext:value-type="string">
            <text:p>TP</text:p>
          </table:table-cell>
          <table:table-cell table:formula="of:=IF(OR([$humanevaluator.G11]=1;[$humanevaluator.G11]=3);     IF(OR([$chatgpt.I11]=1;[$chatgpt.I11]=3);&quot;TP&quot;;&quot;FP&quot;);     IF(OR([$chatgpt.I11]=1;[$chatgpt.I11]=3);&quot;FN&quot;;&quot;TN&quot;) )" office:value-type="string" office:string-value="FN" calcext:value-type="string">
            <text:p>FN</text:p>
          </table:table-cell>
          <table:table-cell table:formula="of:=IF(OR([$humanevaluator.H11]=1;[$humanevaluator.H11]=3);     IF(OR([$chatgpt.J11]=1;[$chatgpt.J11]=3);&quot;TP&quot;;&quot;FP&quot;);     IF(OR([$chatgpt.J11]=1;[$chatgpt.J11]=3);&quot;FN&quot;;&quot;TN&quot;) )" office:value-type="string" office:string-value="TN" calcext:value-type="string">
            <text:p>TN</text:p>
          </table:table-cell>
          <table:table-cell table:formula="of:=IF(OR([$humanevaluator.I11]=1;[$humanevaluator.I11]=3);     IF(OR([$chatgpt.K11]=1;[$chatgpt.K11]=3);&quot;TP&quot;;&quot;FP&quot;);     IF(OR([$chatgpt.K11]=1;[$chatgpt.K11]=3);&quot;FN&quot;;&quot;TN&quot;) )" office:value-type="string" office:string-value="FP" calcext:value-type="string">
            <text:p>FP</text:p>
          </table:table-cell>
          <table:table-cell table:number-columns-repeated="3"/>
          <table:table-cell office:value-type="string" calcext:value-type="string">
            <text:p>Sensitivity :</text:p>
          </table:table-cell>
          <table:table-cell table:formula="of:=[.N6]/([.N6]+[.N3])" office:value-type="float" office:value="0.361538461538462" calcext:value-type="float">
            <text:p>0,36153846153846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12]=1;[$humanevaluator.B12]=3);     IF(OR([$chatgpt.D12]=1;[$chatgpt.D12]=3);&quot;TP&quot;;&quot;FP&quot;);     IF(OR([$chatgpt.D12]=1;[$chatgpt.D12]=3);&quot;FN&quot;;&quot;TN&quot;) )" office:value-type="string" office:string-value="FN" calcext:value-type="string">
            <text:p>FN</text:p>
          </table:table-cell>
          <table:table-cell table:formula="of:=IF(OR([$humanevaluator.C12]=1;[$humanevaluator.C12]=3);     IF(OR([$chatgpt.E12]=1;[$chatgpt.E12]=3);&quot;TP&quot;;&quot;FP&quot;);     IF(OR([$chatgpt.E12]=1;[$chatgpt.E12]=3);&quot;FN&quot;;&quot;TN&quot;) )" office:value-type="string" office:string-value="FN" calcext:value-type="string">
            <text:p>FN</text:p>
          </table:table-cell>
          <table:table-cell table:formula="of:=IF(OR([$humanevaluator.D12]=1;[$humanevaluator.D12]=3);     IF(OR([$chatgpt.F12]=1;[$chatgpt.F12]=3);&quot;TP&quot;;&quot;FP&quot;);     IF(OR([$chatgpt.F12]=1;[$chatgpt.F12]=3);&quot;FN&quot;;&quot;TN&quot;) )" office:value-type="string" office:string-value="TP" calcext:value-type="string">
            <text:p>TP</text:p>
          </table:table-cell>
          <table:table-cell table:formula="of:=IF(OR([$humanevaluator.E12]=1;[$humanevaluator.E12]=3);     IF(OR([$chatgpt.G12]=1;[$chatgpt.G12]=3);&quot;TP&quot;;&quot;FP&quot;);     IF(OR([$chatgpt.G12]=1;[$chatgpt.G12]=3);&quot;FN&quot;;&quot;TN&quot;) )" office:value-type="string" office:string-value="TP" calcext:value-type="string">
            <text:p>TP</text:p>
          </table:table-cell>
          <table:table-cell table:formula="of:=IF(OR([$humanevaluator.F12]=1;[$humanevaluator.F12]=3);     IF(OR([$chatgpt.H12]=1;[$chatgpt.H12]=3);&quot;TP&quot;;&quot;FP&quot;);     IF(OR([$chatgpt.H12]=1;[$chatgpt.H12]=3);&quot;FN&quot;;&quot;TN&quot;) )" office:value-type="string" office:string-value="TP" calcext:value-type="string">
            <text:p>TP</text:p>
          </table:table-cell>
          <table:table-cell table:formula="of:=IF(OR([$humanevaluator.G12]=1;[$humanevaluator.G12]=3);     IF(OR([$chatgpt.I12]=1;[$chatgpt.I12]=3);&quot;TP&quot;;&quot;FP&quot;);     IF(OR([$chatgpt.I12]=1;[$chatgpt.I12]=3);&quot;FN&quot;;&quot;TN&quot;) )" office:value-type="string" office:string-value="FN" calcext:value-type="string">
            <text:p>FN</text:p>
          </table:table-cell>
          <table:table-cell table:formula="of:=IF(OR([$humanevaluator.H12]=1;[$humanevaluator.H12]=3);     IF(OR([$chatgpt.J12]=1;[$chatgpt.J12]=3);&quot;TP&quot;;&quot;FP&quot;);     IF(OR([$chatgpt.J12]=1;[$chatgpt.J12]=3);&quot;FN&quot;;&quot;TN&quot;) )" office:value-type="string" office:string-value="TN" calcext:value-type="string">
            <text:p>TN</text:p>
          </table:table-cell>
          <table:table-cell table:formula="of:=IF(OR([$humanevaluator.I12]=1;[$humanevaluator.I12]=3);     IF(OR([$chatgpt.K12]=1;[$chatgpt.K12]=3);&quot;TP&quot;;&quot;FP&quot;);     IF(OR([$chatgpt.K12]=1;[$chatgpt.K1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13]=1;[$humanevaluator.B13]=3);     IF(OR([$chatgpt.D13]=1;[$chatgpt.D13]=3);&quot;TP&quot;;&quot;FP&quot;);     IF(OR([$chatgpt.D13]=1;[$chatgpt.D13]=3);&quot;FN&quot;;&quot;TN&quot;) )" office:value-type="string" office:string-value="FN" calcext:value-type="string">
            <text:p>FN</text:p>
          </table:table-cell>
          <table:table-cell table:formula="of:=IF(OR([$humanevaluator.C13]=1;[$humanevaluator.C13]=3);     IF(OR([$chatgpt.E13]=1;[$chatgpt.E13]=3);&quot;TP&quot;;&quot;FP&quot;);     IF(OR([$chatgpt.E13]=1;[$chatgpt.E13]=3);&quot;FN&quot;;&quot;TN&quot;) )" office:value-type="string" office:string-value="TN" calcext:value-type="string">
            <text:p>TN</text:p>
          </table:table-cell>
          <table:table-cell table:formula="of:=IF(OR([$humanevaluator.D13]=1;[$humanevaluator.D13]=3);     IF(OR([$chatgpt.F13]=1;[$chatgpt.F13]=3);&quot;TP&quot;;&quot;FP&quot;);     IF(OR([$chatgpt.F13]=1;[$chatgpt.F13]=3);&quot;FN&quot;;&quot;TN&quot;) )" office:value-type="string" office:string-value="TP" calcext:value-type="string">
            <text:p>TP</text:p>
          </table:table-cell>
          <table:table-cell table:formula="of:=IF(OR([$humanevaluator.E13]=1;[$humanevaluator.E13]=3);     IF(OR([$chatgpt.G13]=1;[$chatgpt.G13]=3);&quot;TP&quot;;&quot;FP&quot;);     IF(OR([$chatgpt.G13]=1;[$chatgpt.G13]=3);&quot;FN&quot;;&quot;TN&quot;) )" office:value-type="string" office:string-value="TP" calcext:value-type="string">
            <text:p>TP</text:p>
          </table:table-cell>
          <table:table-cell table:formula="of:=IF(OR([$humanevaluator.F13]=1;[$humanevaluator.F13]=3);     IF(OR([$chatgpt.H13]=1;[$chatgpt.H13]=3);&quot;TP&quot;;&quot;FP&quot;);     IF(OR([$chatgpt.H13]=1;[$chatgpt.H13]=3);&quot;FN&quot;;&quot;TN&quot;) )" office:value-type="string" office:string-value="TP" calcext:value-type="string">
            <text:p>TP</text:p>
          </table:table-cell>
          <table:table-cell table:formula="of:=IF(OR([$humanevaluator.G13]=1;[$humanevaluator.G13]=3);     IF(OR([$chatgpt.I13]=1;[$chatgpt.I13]=3);&quot;TP&quot;;&quot;FP&quot;);     IF(OR([$chatgpt.I13]=1;[$chatgpt.I13]=3);&quot;FN&quot;;&quot;TN&quot;) )" office:value-type="string" office:string-value="FN" calcext:value-type="string">
            <text:p>FN</text:p>
          </table:table-cell>
          <table:table-cell table:formula="of:=IF(OR([$humanevaluator.H13]=1;[$humanevaluator.H13]=3);     IF(OR([$chatgpt.J13]=1;[$chatgpt.J13]=3);&quot;TP&quot;;&quot;FP&quot;);     IF(OR([$chatgpt.J13]=1;[$chatgpt.J13]=3);&quot;FN&quot;;&quot;TN&quot;) )" office:value-type="string" office:string-value="TN" calcext:value-type="string">
            <text:p>TN</text:p>
          </table:table-cell>
          <table:table-cell table:formula="of:=IF(OR([$humanevaluator.I13]=1;[$humanevaluator.I13]=3);     IF(OR([$chatgpt.K13]=1;[$chatgpt.K13]=3);&quot;TP&quot;;&quot;FP&quot;);     IF(OR([$chatgpt.K13]=1;[$chatgpt.K1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14]=1;[$humanevaluator.B14]=3);     IF(OR([$chatgpt.D14]=1;[$chatgpt.D14]=3);&quot;TP&quot;;&quot;FP&quot;);     IF(OR([$chatgpt.D14]=1;[$chatgpt.D14]=3);&quot;FN&quot;;&quot;TN&quot;) )" office:value-type="string" office:string-value="FN" calcext:value-type="string">
            <text:p>FN</text:p>
          </table:table-cell>
          <table:table-cell table:formula="of:=IF(OR([$humanevaluator.C14]=1;[$humanevaluator.C14]=3);     IF(OR([$chatgpt.E14]=1;[$chatgpt.E14]=3);&quot;TP&quot;;&quot;FP&quot;);     IF(OR([$chatgpt.E14]=1;[$chatgpt.E14]=3);&quot;FN&quot;;&quot;TN&quot;) )" office:value-type="string" office:string-value="FN" calcext:value-type="string">
            <text:p>FN</text:p>
          </table:table-cell>
          <table:table-cell table:formula="of:=IF(OR([$humanevaluator.D14]=1;[$humanevaluator.D14]=3);     IF(OR([$chatgpt.F14]=1;[$chatgpt.F14]=3);&quot;TP&quot;;&quot;FP&quot;);     IF(OR([$chatgpt.F14]=1;[$chatgpt.F14]=3);&quot;FN&quot;;&quot;TN&quot;) )" office:value-type="string" office:string-value="TP" calcext:value-type="string">
            <text:p>TP</text:p>
          </table:table-cell>
          <table:table-cell table:formula="of:=IF(OR([$humanevaluator.E14]=1;[$humanevaluator.E14]=3);     IF(OR([$chatgpt.G14]=1;[$chatgpt.G14]=3);&quot;TP&quot;;&quot;FP&quot;);     IF(OR([$chatgpt.G14]=1;[$chatgpt.G14]=3);&quot;FN&quot;;&quot;TN&quot;) )" office:value-type="string" office:string-value="TP" calcext:value-type="string">
            <text:p>TP</text:p>
          </table:table-cell>
          <table:table-cell table:formula="of:=IF(OR([$humanevaluator.F14]=1;[$humanevaluator.F14]=3);     IF(OR([$chatgpt.H14]=1;[$chatgpt.H14]=3);&quot;TP&quot;;&quot;FP&quot;);     IF(OR([$chatgpt.H14]=1;[$chatgpt.H14]=3);&quot;FN&quot;;&quot;TN&quot;) )" office:value-type="string" office:string-value="TP" calcext:value-type="string">
            <text:p>TP</text:p>
          </table:table-cell>
          <table:table-cell table:formula="of:=IF(OR([$humanevaluator.G14]=1;[$humanevaluator.G14]=3);     IF(OR([$chatgpt.I14]=1;[$chatgpt.I14]=3);&quot;TP&quot;;&quot;FP&quot;);     IF(OR([$chatgpt.I14]=1;[$chatgpt.I14]=3);&quot;FN&quot;;&quot;TN&quot;) )" office:value-type="string" office:string-value="FN" calcext:value-type="string">
            <text:p>FN</text:p>
          </table:table-cell>
          <table:table-cell table:formula="of:=IF(OR([$humanevaluator.H14]=1;[$humanevaluator.H14]=3);     IF(OR([$chatgpt.J14]=1;[$chatgpt.J14]=3);&quot;TP&quot;;&quot;FP&quot;);     IF(OR([$chatgpt.J14]=1;[$chatgpt.J14]=3);&quot;FN&quot;;&quot;TN&quot;) )" office:value-type="string" office:string-value="TN" calcext:value-type="string">
            <text:p>TN</text:p>
          </table:table-cell>
          <table:table-cell table:formula="of:=IF(OR([$humanevaluator.I14]=1;[$humanevaluator.I14]=3);     IF(OR([$chatgpt.K14]=1;[$chatgpt.K14]=3);&quot;TP&quot;;&quot;FP&quot;);     IF(OR([$chatgpt.K14]=1;[$chatgpt.K1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15]=1;[$humanevaluator.B15]=3);     IF(OR([$chatgpt.D15]=1;[$chatgpt.D15]=3);&quot;TP&quot;;&quot;FP&quot;);     IF(OR([$chatgpt.D15]=1;[$chatgpt.D15]=3);&quot;FN&quot;;&quot;TN&quot;) )" office:value-type="string" office:string-value="FN" calcext:value-type="string">
            <text:p>FN</text:p>
          </table:table-cell>
          <table:table-cell table:formula="of:=IF(OR([$humanevaluator.C15]=1;[$humanevaluator.C15]=3);     IF(OR([$chatgpt.E15]=1;[$chatgpt.E15]=3);&quot;TP&quot;;&quot;FP&quot;);     IF(OR([$chatgpt.E15]=1;[$chatgpt.E15]=3);&quot;FN&quot;;&quot;TN&quot;) )" office:value-type="string" office:string-value="FN" calcext:value-type="string">
            <text:p>FN</text:p>
          </table:table-cell>
          <table:table-cell table:formula="of:=IF(OR([$humanevaluator.D15]=1;[$humanevaluator.D15]=3);     IF(OR([$chatgpt.F15]=1;[$chatgpt.F15]=3);&quot;TP&quot;;&quot;FP&quot;);     IF(OR([$chatgpt.F15]=1;[$chatgpt.F15]=3);&quot;FN&quot;;&quot;TN&quot;) )" office:value-type="string" office:string-value="TP" calcext:value-type="string">
            <text:p>TP</text:p>
          </table:table-cell>
          <table:table-cell table:formula="of:=IF(OR([$humanevaluator.E15]=1;[$humanevaluator.E15]=3);     IF(OR([$chatgpt.G15]=1;[$chatgpt.G15]=3);&quot;TP&quot;;&quot;FP&quot;);     IF(OR([$chatgpt.G15]=1;[$chatgpt.G15]=3);&quot;FN&quot;;&quot;TN&quot;) )" office:value-type="string" office:string-value="TP" calcext:value-type="string">
            <text:p>TP</text:p>
          </table:table-cell>
          <table:table-cell table:formula="of:=IF(OR([$humanevaluator.F15]=1;[$humanevaluator.F15]=3);     IF(OR([$chatgpt.H15]=1;[$chatgpt.H15]=3);&quot;TP&quot;;&quot;FP&quot;);     IF(OR([$chatgpt.H15]=1;[$chatgpt.H15]=3);&quot;FN&quot;;&quot;TN&quot;) )" office:value-type="string" office:string-value="TP" calcext:value-type="string">
            <text:p>TP</text:p>
          </table:table-cell>
          <table:table-cell table:formula="of:=IF(OR([$humanevaluator.G15]=1;[$humanevaluator.G15]=3);     IF(OR([$chatgpt.I15]=1;[$chatgpt.I15]=3);&quot;TP&quot;;&quot;FP&quot;);     IF(OR([$chatgpt.I15]=1;[$chatgpt.I15]=3);&quot;FN&quot;;&quot;TN&quot;) )" office:value-type="string" office:string-value="FN" calcext:value-type="string">
            <text:p>FN</text:p>
          </table:table-cell>
          <table:table-cell table:formula="of:=IF(OR([$humanevaluator.H15]=1;[$humanevaluator.H15]=3);     IF(OR([$chatgpt.J15]=1;[$chatgpt.J15]=3);&quot;TP&quot;;&quot;FP&quot;);     IF(OR([$chatgpt.J15]=1;[$chatgpt.J15]=3);&quot;FN&quot;;&quot;TN&quot;) )" office:value-type="string" office:string-value="TN" calcext:value-type="string">
            <text:p>TN</text:p>
          </table:table-cell>
          <table:table-cell table:formula="of:=IF(OR([$humanevaluator.I15]=1;[$humanevaluator.I15]=3);     IF(OR([$chatgpt.K15]=1;[$chatgpt.K15]=3);&quot;TP&quot;;&quot;FP&quot;);     IF(OR([$chatgpt.K15]=1;[$chatgpt.K1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lau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19]=1;[$humanevaluator.B19]=3);     IF(OR([$chatgpt.D19]=1;[$chatgpt.D19]=3);&quot;TP&quot;;&quot;FP&quot;);     IF(OR([$chatgpt.D19]=1;[$chatgpt.D19]=3);&quot;FN&quot;;&quot;TN&quot;) )" office:value-type="string" office:string-value="FN" calcext:value-type="string">
            <text:p>FN</text:p>
          </table:table-cell>
          <table:table-cell table:formula="of:=IF(OR([$humanevaluator.C19]=1;[$humanevaluator.C19]=3);     IF(OR([$chatgpt.E19]=1;[$chatgpt.E19]=3);&quot;TP&quot;;&quot;FP&quot;);     IF(OR([$chatgpt.E19]=1;[$chatgpt.E19]=3);&quot;FN&quot;;&quot;TN&quot;) )" office:value-type="string" office:string-value="FN" calcext:value-type="string">
            <text:p>FN</text:p>
          </table:table-cell>
          <table:table-cell table:formula="of:=IF(OR([$humanevaluator.D19]=1;[$humanevaluator.D19]=3);     IF(OR([$chatgpt.F19]=1;[$chatgpt.F19]=3);&quot;TP&quot;;&quot;FP&quot;);     IF(OR([$chatgpt.F19]=1;[$chatgpt.F19]=3);&quot;FN&quot;;&quot;TN&quot;) )" office:value-type="string" office:string-value="TP" calcext:value-type="string">
            <text:p>TP</text:p>
          </table:table-cell>
          <table:table-cell table:formula="of:=IF(OR([$humanevaluator.E19]=1;[$humanevaluator.E19]=3);     IF(OR([$chatgpt.G19]=1;[$chatgpt.G19]=3);&quot;TP&quot;;&quot;FP&quot;);     IF(OR([$chatgpt.G19]=1;[$chatgpt.G19]=3);&quot;FN&quot;;&quot;TN&quot;) )" office:value-type="string" office:string-value="FN" calcext:value-type="string">
            <text:p>FN</text:p>
          </table:table-cell>
          <table:table-cell table:formula="of:=IF(OR([$humanevaluator.F19]=1;[$humanevaluator.F19]=3);     IF(OR([$chatgpt.H19]=1;[$chatgpt.H19]=3);&quot;TP&quot;;&quot;FP&quot;);     IF(OR([$chatgpt.H19]=1;[$chatgpt.H19]=3);&quot;FN&quot;;&quot;TN&quot;) )" office:value-type="string" office:string-value="TP" calcext:value-type="string">
            <text:p>TP</text:p>
          </table:table-cell>
          <table:table-cell table:formula="of:=IF(OR([$humanevaluator.G19]=1;[$humanevaluator.G19]=3);     IF(OR([$chatgpt.I19]=1;[$chatgpt.I19]=3);&quot;TP&quot;;&quot;FP&quot;);     IF(OR([$chatgpt.I19]=1;[$chatgpt.I19]=3);&quot;FN&quot;;&quot;TN&quot;) )" office:value-type="string" office:string-value="FN" calcext:value-type="string">
            <text:p>FN</text:p>
          </table:table-cell>
          <table:table-cell table:formula="of:=IF(OR([$humanevaluator.H19]=1;[$humanevaluator.H19]=3);     IF(OR([$chatgpt.J19]=1;[$chatgpt.J19]=3);&quot;TP&quot;;&quot;FP&quot;);     IF(OR([$chatgpt.J19]=1;[$chatgpt.J19]=3);&quot;FN&quot;;&quot;TN&quot;) )" office:value-type="string" office:string-value="TN" calcext:value-type="string">
            <text:p>TN</text:p>
          </table:table-cell>
          <table:table-cell table:formula="of:=IF(OR([$humanevaluator.I19]=1;[$humanevaluator.I19]=3);     IF(OR([$chatgpt.K19]=1;[$chatgpt.K19]=3);&quot;TP&quot;;&quot;FP&quot;);     IF(OR([$chatgpt.K19]=1;[$chatgpt.K1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20]=1;[$humanevaluator.B20]=3);     IF(OR([$chatgpt.D20]=1;[$chatgpt.D20]=3);&quot;TP&quot;;&quot;FP&quot;);     IF(OR([$chatgpt.D20]=1;[$chatgpt.D20]=3);&quot;FN&quot;;&quot;TN&quot;) )" office:value-type="string" office:string-value="FN" calcext:value-type="string">
            <text:p>FN</text:p>
          </table:table-cell>
          <table:table-cell table:formula="of:=IF(OR([$humanevaluator.C20]=1;[$humanevaluator.C20]=3);     IF(OR([$chatgpt.E20]=1;[$chatgpt.E20]=3);&quot;TP&quot;;&quot;FP&quot;);     IF(OR([$chatgpt.E20]=1;[$chatgpt.E20]=3);&quot;FN&quot;;&quot;TN&quot;) )" office:value-type="string" office:string-value="FN" calcext:value-type="string">
            <text:p>FN</text:p>
          </table:table-cell>
          <table:table-cell table:formula="of:=IF(OR([$humanevaluator.D20]=1;[$humanevaluator.D20]=3);     IF(OR([$chatgpt.F20]=1;[$chatgpt.F20]=3);&quot;TP&quot;;&quot;FP&quot;);     IF(OR([$chatgpt.F20]=1;[$chatgpt.F20]=3);&quot;FN&quot;;&quot;TN&quot;) )" office:value-type="string" office:string-value="TP" calcext:value-type="string">
            <text:p>TP</text:p>
          </table:table-cell>
          <table:table-cell table:formula="of:=IF(OR([$humanevaluator.E20]=1;[$humanevaluator.E20]=3);     IF(OR([$chatgpt.G20]=1;[$chatgpt.G20]=3);&quot;TP&quot;;&quot;FP&quot;);     IF(OR([$chatgpt.G20]=1;[$chatgpt.G20]=3);&quot;FN&quot;;&quot;TN&quot;) )" office:value-type="string" office:string-value="FN" calcext:value-type="string">
            <text:p>FN</text:p>
          </table:table-cell>
          <table:table-cell table:formula="of:=IF(OR([$humanevaluator.F20]=1;[$humanevaluator.F20]=3);     IF(OR([$chatgpt.H20]=1;[$chatgpt.H20]=3);&quot;TP&quot;;&quot;FP&quot;);     IF(OR([$chatgpt.H20]=1;[$chatgpt.H20]=3);&quot;FN&quot;;&quot;TN&quot;) )" office:value-type="string" office:string-value="TP" calcext:value-type="string">
            <text:p>TP</text:p>
          </table:table-cell>
          <table:table-cell table:formula="of:=IF(OR([$humanevaluator.G20]=1;[$humanevaluator.G20]=3);     IF(OR([$chatgpt.I20]=1;[$chatgpt.I20]=3);&quot;TP&quot;;&quot;FP&quot;);     IF(OR([$chatgpt.I20]=1;[$chatgpt.I20]=3);&quot;FN&quot;;&quot;TN&quot;) )" office:value-type="string" office:string-value="FN" calcext:value-type="string">
            <text:p>FN</text:p>
          </table:table-cell>
          <table:table-cell table:formula="of:=IF(OR([$humanevaluator.H20]=1;[$humanevaluator.H20]=3);     IF(OR([$chatgpt.J20]=1;[$chatgpt.J20]=3);&quot;TP&quot;;&quot;FP&quot;);     IF(OR([$chatgpt.J20]=1;[$chatgpt.J20]=3);&quot;FN&quot;;&quot;TN&quot;) )" office:value-type="string" office:string-value="TN" calcext:value-type="string">
            <text:p>TN</text:p>
          </table:table-cell>
          <table:table-cell table:formula="of:=IF(OR([$humanevaluator.I20]=1;[$humanevaluator.I20]=3);     IF(OR([$chatgpt.K20]=1;[$chatgpt.K20]=3);&quot;TP&quot;;&quot;FP&quot;);     IF(OR([$chatgpt.K20]=1;[$chatgpt.K2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21]=1;[$humanevaluator.B21]=3);     IF(OR([$chatgpt.D21]=1;[$chatgpt.D21]=3);&quot;TP&quot;;&quot;FP&quot;);     IF(OR([$chatgpt.D21]=1;[$chatgpt.D21]=3);&quot;FN&quot;;&quot;TN&quot;) )" office:value-type="string" office:string-value="FN" calcext:value-type="string">
            <text:p>FN</text:p>
          </table:table-cell>
          <table:table-cell table:formula="of:=IF(OR([$humanevaluator.C21]=1;[$humanevaluator.C21]=3);     IF(OR([$chatgpt.E21]=1;[$chatgpt.E21]=3);&quot;TP&quot;;&quot;FP&quot;);     IF(OR([$chatgpt.E21]=1;[$chatgpt.E21]=3);&quot;FN&quot;;&quot;TN&quot;) )" office:value-type="string" office:string-value="FN" calcext:value-type="string">
            <text:p>FN</text:p>
          </table:table-cell>
          <table:table-cell table:formula="of:=IF(OR([$humanevaluator.D21]=1;[$humanevaluator.D21]=3);     IF(OR([$chatgpt.F21]=1;[$chatgpt.F21]=3);&quot;TP&quot;;&quot;FP&quot;);     IF(OR([$chatgpt.F21]=1;[$chatgpt.F21]=3);&quot;FN&quot;;&quot;TN&quot;) )" office:value-type="string" office:string-value="TP" calcext:value-type="string">
            <text:p>TP</text:p>
          </table:table-cell>
          <table:table-cell table:formula="of:=IF(OR([$humanevaluator.E21]=1;[$humanevaluator.E21]=3);     IF(OR([$chatgpt.G21]=1;[$chatgpt.G21]=3);&quot;TP&quot;;&quot;FP&quot;);     IF(OR([$chatgpt.G21]=1;[$chatgpt.G21]=3);&quot;FN&quot;;&quot;TN&quot;) )" office:value-type="string" office:string-value="FN" calcext:value-type="string">
            <text:p>FN</text:p>
          </table:table-cell>
          <table:table-cell table:formula="of:=IF(OR([$humanevaluator.F21]=1;[$humanevaluator.F21]=3);     IF(OR([$chatgpt.H21]=1;[$chatgpt.H21]=3);&quot;TP&quot;;&quot;FP&quot;);     IF(OR([$chatgpt.H21]=1;[$chatgpt.H21]=3);&quot;FN&quot;;&quot;TN&quot;) )" office:value-type="string" office:string-value="TP" calcext:value-type="string">
            <text:p>TP</text:p>
          </table:table-cell>
          <table:table-cell table:formula="of:=IF(OR([$humanevaluator.G21]=1;[$humanevaluator.G21]=3);     IF(OR([$chatgpt.I21]=1;[$chatgpt.I21]=3);&quot;TP&quot;;&quot;FP&quot;);     IF(OR([$chatgpt.I21]=1;[$chatgpt.I21]=3);&quot;FN&quot;;&quot;TN&quot;) )" office:value-type="string" office:string-value="FN" calcext:value-type="string">
            <text:p>FN</text:p>
          </table:table-cell>
          <table:table-cell table:formula="of:=IF(OR([$humanevaluator.H21]=1;[$humanevaluator.H21]=3);     IF(OR([$chatgpt.J21]=1;[$chatgpt.J21]=3);&quot;TP&quot;;&quot;FP&quot;);     IF(OR([$chatgpt.J21]=1;[$chatgpt.J21]=3);&quot;FN&quot;;&quot;TN&quot;) )" office:value-type="string" office:string-value="TN" calcext:value-type="string">
            <text:p>TN</text:p>
          </table:table-cell>
          <table:table-cell table:formula="of:=IF(OR([$humanevaluator.I21]=1;[$humanevaluator.I21]=3);     IF(OR([$chatgpt.K21]=1;[$chatgpt.K21]=3);&quot;TP&quot;;&quot;FP&quot;);     IF(OR([$chatgpt.K21]=1;[$chatgpt.K2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22]=1;[$humanevaluator.B22]=3);     IF(OR([$chatgpt.D22]=1;[$chatgpt.D22]=3);&quot;TP&quot;;&quot;FP&quot;);     IF(OR([$chatgpt.D22]=1;[$chatgpt.D22]=3);&quot;FN&quot;;&quot;TN&quot;) )" office:value-type="string" office:string-value="FN" calcext:value-type="string">
            <text:p>FN</text:p>
          </table:table-cell>
          <table:table-cell table:formula="of:=IF(OR([$humanevaluator.C22]=1;[$humanevaluator.C22]=3);     IF(OR([$chatgpt.E22]=1;[$chatgpt.E22]=3);&quot;TP&quot;;&quot;FP&quot;);     IF(OR([$chatgpt.E22]=1;[$chatgpt.E22]=3);&quot;FN&quot;;&quot;TN&quot;) )" office:value-type="string" office:string-value="FN" calcext:value-type="string">
            <text:p>FN</text:p>
          </table:table-cell>
          <table:table-cell table:formula="of:=IF(OR([$humanevaluator.D22]=1;[$humanevaluator.D22]=3);     IF(OR([$chatgpt.F22]=1;[$chatgpt.F22]=3);&quot;TP&quot;;&quot;FP&quot;);     IF(OR([$chatgpt.F22]=1;[$chatgpt.F22]=3);&quot;FN&quot;;&quot;TN&quot;) )" office:value-type="string" office:string-value="TP" calcext:value-type="string">
            <text:p>TP</text:p>
          </table:table-cell>
          <table:table-cell table:formula="of:=IF(OR([$humanevaluator.E22]=1;[$humanevaluator.E22]=3);     IF(OR([$chatgpt.G22]=1;[$chatgpt.G22]=3);&quot;TP&quot;;&quot;FP&quot;);     IF(OR([$chatgpt.G22]=1;[$chatgpt.G22]=3);&quot;FN&quot;;&quot;TN&quot;) )" office:value-type="string" office:string-value="FN" calcext:value-type="string">
            <text:p>FN</text:p>
          </table:table-cell>
          <table:table-cell table:formula="of:=IF(OR([$humanevaluator.F22]=1;[$humanevaluator.F22]=3);     IF(OR([$chatgpt.H22]=1;[$chatgpt.H22]=3);&quot;TP&quot;;&quot;FP&quot;);     IF(OR([$chatgpt.H22]=1;[$chatgpt.H22]=3);&quot;FN&quot;;&quot;TN&quot;) )" office:value-type="string" office:string-value="TP" calcext:value-type="string">
            <text:p>TP</text:p>
          </table:table-cell>
          <table:table-cell table:formula="of:=IF(OR([$humanevaluator.G22]=1;[$humanevaluator.G22]=3);     IF(OR([$chatgpt.I22]=1;[$chatgpt.I22]=3);&quot;TP&quot;;&quot;FP&quot;);     IF(OR([$chatgpt.I22]=1;[$chatgpt.I22]=3);&quot;FN&quot;;&quot;TN&quot;) )" office:value-type="string" office:string-value="FN" calcext:value-type="string">
            <text:p>FN</text:p>
          </table:table-cell>
          <table:table-cell table:formula="of:=IF(OR([$humanevaluator.H22]=1;[$humanevaluator.H22]=3);     IF(OR([$chatgpt.J22]=1;[$chatgpt.J22]=3);&quot;TP&quot;;&quot;FP&quot;);     IF(OR([$chatgpt.J22]=1;[$chatgpt.J22]=3);&quot;FN&quot;;&quot;TN&quot;) )" office:value-type="string" office:string-value="TN" calcext:value-type="string">
            <text:p>TN</text:p>
          </table:table-cell>
          <table:table-cell table:formula="of:=IF(OR([$humanevaluator.I22]=1;[$humanevaluator.I22]=3);     IF(OR([$chatgpt.K22]=1;[$chatgpt.K22]=3);&quot;TP&quot;;&quot;FP&quot;);     IF(OR([$chatgpt.K22]=1;[$chatgpt.K2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23]=1;[$humanevaluator.B23]=3);     IF(OR([$chatgpt.D23]=1;[$chatgpt.D23]=3);&quot;TP&quot;;&quot;FP&quot;);     IF(OR([$chatgpt.D23]=1;[$chatgpt.D23]=3);&quot;FN&quot;;&quot;TN&quot;) )" office:value-type="string" office:string-value="FN" calcext:value-type="string">
            <text:p>FN</text:p>
          </table:table-cell>
          <table:table-cell table:formula="of:=IF(OR([$humanevaluator.C23]=1;[$humanevaluator.C23]=3);     IF(OR([$chatgpt.E23]=1;[$chatgpt.E23]=3);&quot;TP&quot;;&quot;FP&quot;);     IF(OR([$chatgpt.E23]=1;[$chatgpt.E23]=3);&quot;FN&quot;;&quot;TN&quot;) )" office:value-type="string" office:string-value="FN" calcext:value-type="string">
            <text:p>FN</text:p>
          </table:table-cell>
          <table:table-cell table:formula="of:=IF(OR([$humanevaluator.D23]=1;[$humanevaluator.D23]=3);     IF(OR([$chatgpt.F23]=1;[$chatgpt.F23]=3);&quot;TP&quot;;&quot;FP&quot;);     IF(OR([$chatgpt.F23]=1;[$chatgpt.F23]=3);&quot;FN&quot;;&quot;TN&quot;) )" office:value-type="string" office:string-value="TP" calcext:value-type="string">
            <text:p>TP</text:p>
          </table:table-cell>
          <table:table-cell table:formula="of:=IF(OR([$humanevaluator.E23]=1;[$humanevaluator.E23]=3);     IF(OR([$chatgpt.G23]=1;[$chatgpt.G23]=3);&quot;TP&quot;;&quot;FP&quot;);     IF(OR([$chatgpt.G23]=1;[$chatgpt.G23]=3);&quot;FN&quot;;&quot;TN&quot;) )" office:value-type="string" office:string-value="FN" calcext:value-type="string">
            <text:p>FN</text:p>
          </table:table-cell>
          <table:table-cell table:formula="of:=IF(OR([$humanevaluator.F23]=1;[$humanevaluator.F23]=3);     IF(OR([$chatgpt.H23]=1;[$chatgpt.H23]=3);&quot;TP&quot;;&quot;FP&quot;);     IF(OR([$chatgpt.H23]=1;[$chatgpt.H23]=3);&quot;FN&quot;;&quot;TN&quot;) )" office:value-type="string" office:string-value="TP" calcext:value-type="string">
            <text:p>TP</text:p>
          </table:table-cell>
          <table:table-cell table:formula="of:=IF(OR([$humanevaluator.G23]=1;[$humanevaluator.G23]=3);     IF(OR([$chatgpt.I23]=1;[$chatgpt.I23]=3);&quot;TP&quot;;&quot;FP&quot;);     IF(OR([$chatgpt.I23]=1;[$chatgpt.I23]=3);&quot;FN&quot;;&quot;TN&quot;) )" office:value-type="string" office:string-value="FN" calcext:value-type="string">
            <text:p>FN</text:p>
          </table:table-cell>
          <table:table-cell table:formula="of:=IF(OR([$humanevaluator.H23]=1;[$humanevaluator.H23]=3);     IF(OR([$chatgpt.J23]=1;[$chatgpt.J23]=3);&quot;TP&quot;;&quot;FP&quot;);     IF(OR([$chatgpt.J23]=1;[$chatgpt.J23]=3);&quot;FN&quot;;&quot;TN&quot;) )" office:value-type="string" office:string-value="TN" calcext:value-type="string">
            <text:p>TN</text:p>
          </table:table-cell>
          <table:table-cell table:formula="of:=IF(OR([$humanevaluator.I23]=1;[$humanevaluator.I23]=3);     IF(OR([$chatgpt.K23]=1;[$chatgpt.K23]=3);&quot;TP&quot;;&quot;FP&quot;);     IF(OR([$chatgpt.K23]=1;[$chatgpt.K23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24]=1;[$humanevaluator.B24]=3);     IF(OR([$chatgpt.D24]=1;[$chatgpt.D24]=3);&quot;TP&quot;;&quot;FP&quot;);     IF(OR([$chatgpt.D24]=1;[$chatgpt.D24]=3);&quot;FN&quot;;&quot;TN&quot;) )" office:value-type="string" office:string-value="FN" calcext:value-type="string">
            <text:p>FN</text:p>
          </table:table-cell>
          <table:table-cell table:formula="of:=IF(OR([$humanevaluator.C24]=1;[$humanevaluator.C24]=3);     IF(OR([$chatgpt.E24]=1;[$chatgpt.E24]=3);&quot;TP&quot;;&quot;FP&quot;);     IF(OR([$chatgpt.E24]=1;[$chatgpt.E24]=3);&quot;FN&quot;;&quot;TN&quot;) )" office:value-type="string" office:string-value="FN" calcext:value-type="string">
            <text:p>FN</text:p>
          </table:table-cell>
          <table:table-cell table:formula="of:=IF(OR([$humanevaluator.D24]=1;[$humanevaluator.D24]=3);     IF(OR([$chatgpt.F24]=1;[$chatgpt.F24]=3);&quot;TP&quot;;&quot;FP&quot;);     IF(OR([$chatgpt.F24]=1;[$chatgpt.F24]=3);&quot;FN&quot;;&quot;TN&quot;) )" office:value-type="string" office:string-value="TP" calcext:value-type="string">
            <text:p>TP</text:p>
          </table:table-cell>
          <table:table-cell table:formula="of:=IF(OR([$humanevaluator.E24]=1;[$humanevaluator.E24]=3);     IF(OR([$chatgpt.G24]=1;[$chatgpt.G24]=3);&quot;TP&quot;;&quot;FP&quot;);     IF(OR([$chatgpt.G24]=1;[$chatgpt.G24]=3);&quot;FN&quot;;&quot;TN&quot;) )" office:value-type="string" office:string-value="FN" calcext:value-type="string">
            <text:p>FN</text:p>
          </table:table-cell>
          <table:table-cell table:formula="of:=IF(OR([$humanevaluator.F24]=1;[$humanevaluator.F24]=3);     IF(OR([$chatgpt.H24]=1;[$chatgpt.H24]=3);&quot;TP&quot;;&quot;FP&quot;);     IF(OR([$chatgpt.H24]=1;[$chatgpt.H24]=3);&quot;FN&quot;;&quot;TN&quot;) )" office:value-type="string" office:string-value="TP" calcext:value-type="string">
            <text:p>TP</text:p>
          </table:table-cell>
          <table:table-cell table:formula="of:=IF(OR([$humanevaluator.G24]=1;[$humanevaluator.G24]=3);     IF(OR([$chatgpt.I24]=1;[$chatgpt.I24]=3);&quot;TP&quot;;&quot;FP&quot;);     IF(OR([$chatgpt.I24]=1;[$chatgpt.I24]=3);&quot;FN&quot;;&quot;TN&quot;) )" office:value-type="string" office:string-value="FN" calcext:value-type="string">
            <text:p>FN</text:p>
          </table:table-cell>
          <table:table-cell table:formula="of:=IF(OR([$humanevaluator.H24]=1;[$humanevaluator.H24]=3);     IF(OR([$chatgpt.J24]=1;[$chatgpt.J24]=3);&quot;TP&quot;;&quot;FP&quot;);     IF(OR([$chatgpt.J24]=1;[$chatgpt.J24]=3);&quot;FN&quot;;&quot;TN&quot;) )" office:value-type="string" office:string-value="TN" calcext:value-type="string">
            <text:p>TN</text:p>
          </table:table-cell>
          <table:table-cell table:formula="of:=IF(OR([$humanevaluator.I24]=1;[$humanevaluator.I24]=3);     IF(OR([$chatgpt.K24]=1;[$chatgpt.K24]=3);&quot;TP&quot;;&quot;FP&quot;);     IF(OR([$chatgpt.K24]=1;[$chatgpt.K2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25]=1;[$humanevaluator.B25]=3);     IF(OR([$chatgpt.D25]=1;[$chatgpt.D25]=3);&quot;TP&quot;;&quot;FP&quot;);     IF(OR([$chatgpt.D25]=1;[$chatgpt.D25]=3);&quot;FN&quot;;&quot;TN&quot;) )" office:value-type="string" office:string-value="FN" calcext:value-type="string">
            <text:p>FN</text:p>
          </table:table-cell>
          <table:table-cell table:formula="of:=IF(OR([$humanevaluator.C25]=1;[$humanevaluator.C25]=3);     IF(OR([$chatgpt.E25]=1;[$chatgpt.E25]=3);&quot;TP&quot;;&quot;FP&quot;);     IF(OR([$chatgpt.E25]=1;[$chatgpt.E25]=3);&quot;FN&quot;;&quot;TN&quot;) )" office:value-type="string" office:string-value="FN" calcext:value-type="string">
            <text:p>FN</text:p>
          </table:table-cell>
          <table:table-cell table:formula="of:=IF(OR([$humanevaluator.D25]=1;[$humanevaluator.D25]=3);     IF(OR([$chatgpt.F25]=1;[$chatgpt.F25]=3);&quot;TP&quot;;&quot;FP&quot;);     IF(OR([$chatgpt.F25]=1;[$chatgpt.F25]=3);&quot;FN&quot;;&quot;TN&quot;) )" office:value-type="string" office:string-value="TP" calcext:value-type="string">
            <text:p>TP</text:p>
          </table:table-cell>
          <table:table-cell table:formula="of:=IF(OR([$humanevaluator.E25]=1;[$humanevaluator.E25]=3);     IF(OR([$chatgpt.G25]=1;[$chatgpt.G25]=3);&quot;TP&quot;;&quot;FP&quot;);     IF(OR([$chatgpt.G25]=1;[$chatgpt.G25]=3);&quot;FN&quot;;&quot;TN&quot;) )" office:value-type="string" office:string-value="FN" calcext:value-type="string">
            <text:p>FN</text:p>
          </table:table-cell>
          <table:table-cell table:formula="of:=IF(OR([$humanevaluator.F25]=1;[$humanevaluator.F25]=3);     IF(OR([$chatgpt.H25]=1;[$chatgpt.H25]=3);&quot;TP&quot;;&quot;FP&quot;);     IF(OR([$chatgpt.H25]=1;[$chatgpt.H25]=3);&quot;FN&quot;;&quot;TN&quot;) )" office:value-type="string" office:string-value="TP" calcext:value-type="string">
            <text:p>TP</text:p>
          </table:table-cell>
          <table:table-cell table:formula="of:=IF(OR([$humanevaluator.G25]=1;[$humanevaluator.G25]=3);     IF(OR([$chatgpt.I25]=1;[$chatgpt.I25]=3);&quot;TP&quot;;&quot;FP&quot;);     IF(OR([$chatgpt.I25]=1;[$chatgpt.I25]=3);&quot;FN&quot;;&quot;TN&quot;) )" office:value-type="string" office:string-value="FN" calcext:value-type="string">
            <text:p>FN</text:p>
          </table:table-cell>
          <table:table-cell table:formula="of:=IF(OR([$humanevaluator.H25]=1;[$humanevaluator.H25]=3);     IF(OR([$chatgpt.J25]=1;[$chatgpt.J25]=3);&quot;TP&quot;;&quot;FP&quot;);     IF(OR([$chatgpt.J25]=1;[$chatgpt.J25]=3);&quot;FN&quot;;&quot;TN&quot;) )" office:value-type="string" office:string-value="TN" calcext:value-type="string">
            <text:p>TN</text:p>
          </table:table-cell>
          <table:table-cell table:formula="of:=IF(OR([$humanevaluator.I25]=1;[$humanevaluator.I25]=3);     IF(OR([$chatgpt.K25]=1;[$chatgpt.K25]=3);&quot;TP&quot;;&quot;FP&quot;);     IF(OR([$chatgpt.K25]=1;[$chatgpt.K2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26]=1;[$humanevaluator.B26]=3);     IF(OR([$chatgpt.D26]=1;[$chatgpt.D26]=3);&quot;TP&quot;;&quot;FP&quot;);     IF(OR([$chatgpt.D26]=1;[$chatgpt.D26]=3);&quot;FN&quot;;&quot;TN&quot;) )" office:value-type="string" office:string-value="FN" calcext:value-type="string">
            <text:p>FN</text:p>
          </table:table-cell>
          <table:table-cell table:formula="of:=IF(OR([$humanevaluator.C26]=1;[$humanevaluator.C26]=3);     IF(OR([$chatgpt.E26]=1;[$chatgpt.E26]=3);&quot;TP&quot;;&quot;FP&quot;);     IF(OR([$chatgpt.E26]=1;[$chatgpt.E26]=3);&quot;FN&quot;;&quot;TN&quot;) )" office:value-type="string" office:string-value="FN" calcext:value-type="string">
            <text:p>FN</text:p>
          </table:table-cell>
          <table:table-cell table:formula="of:=IF(OR([$humanevaluator.D26]=1;[$humanevaluator.D26]=3);     IF(OR([$chatgpt.F26]=1;[$chatgpt.F26]=3);&quot;TP&quot;;&quot;FP&quot;);     IF(OR([$chatgpt.F26]=1;[$chatgpt.F26]=3);&quot;FN&quot;;&quot;TN&quot;) )" office:value-type="string" office:string-value="TP" calcext:value-type="string">
            <text:p>TP</text:p>
          </table:table-cell>
          <table:table-cell table:formula="of:=IF(OR([$humanevaluator.E26]=1;[$humanevaluator.E26]=3);     IF(OR([$chatgpt.G26]=1;[$chatgpt.G26]=3);&quot;TP&quot;;&quot;FP&quot;);     IF(OR([$chatgpt.G26]=1;[$chatgpt.G26]=3);&quot;FN&quot;;&quot;TN&quot;) )" office:value-type="string" office:string-value="FN" calcext:value-type="string">
            <text:p>FN</text:p>
          </table:table-cell>
          <table:table-cell table:formula="of:=IF(OR([$humanevaluator.F26]=1;[$humanevaluator.F26]=3);     IF(OR([$chatgpt.H26]=1;[$chatgpt.H26]=3);&quot;TP&quot;;&quot;FP&quot;);     IF(OR([$chatgpt.H26]=1;[$chatgpt.H26]=3);&quot;FN&quot;;&quot;TN&quot;) )" office:value-type="string" office:string-value="TP" calcext:value-type="string">
            <text:p>TP</text:p>
          </table:table-cell>
          <table:table-cell table:formula="of:=IF(OR([$humanevaluator.G26]=1;[$humanevaluator.G26]=3);     IF(OR([$chatgpt.I26]=1;[$chatgpt.I26]=3);&quot;TP&quot;;&quot;FP&quot;);     IF(OR([$chatgpt.I26]=1;[$chatgpt.I26]=3);&quot;FN&quot;;&quot;TN&quot;) )" office:value-type="string" office:string-value="FN" calcext:value-type="string">
            <text:p>FN</text:p>
          </table:table-cell>
          <table:table-cell table:formula="of:=IF(OR([$humanevaluator.H26]=1;[$humanevaluator.H26]=3);     IF(OR([$chatgpt.J26]=1;[$chatgpt.J26]=3);&quot;TP&quot;;&quot;FP&quot;);     IF(OR([$chatgpt.J26]=1;[$chatgpt.J26]=3);&quot;FN&quot;;&quot;TN&quot;) )" office:value-type="string" office:string-value="TN" calcext:value-type="string">
            <text:p>TN</text:p>
          </table:table-cell>
          <table:table-cell table:formula="of:=IF(OR([$humanevaluator.I26]=1;[$humanevaluator.I26]=3);     IF(OR([$chatgpt.K26]=1;[$chatgpt.K26]=3);&quot;TP&quot;;&quot;FP&quot;);     IF(OR([$chatgpt.K26]=1;[$chatgpt.K26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27]=1;[$humanevaluator.B27]=3);     IF(OR([$chatgpt.D27]=1;[$chatgpt.D27]=3);&quot;TP&quot;;&quot;FP&quot;);     IF(OR([$chatgpt.D27]=1;[$chatgpt.D27]=3);&quot;FN&quot;;&quot;TN&quot;) )" office:value-type="string" office:string-value="FN" calcext:value-type="string">
            <text:p>FN</text:p>
          </table:table-cell>
          <table:table-cell table:formula="of:=IF(OR([$humanevaluator.C27]=1;[$humanevaluator.C27]=3);     IF(OR([$chatgpt.E27]=1;[$chatgpt.E27]=3);&quot;TP&quot;;&quot;FP&quot;);     IF(OR([$chatgpt.E27]=1;[$chatgpt.E27]=3);&quot;FN&quot;;&quot;TN&quot;) )" office:value-type="string" office:string-value="FN" calcext:value-type="string">
            <text:p>FN</text:p>
          </table:table-cell>
          <table:table-cell table:formula="of:=IF(OR([$humanevaluator.D27]=1;[$humanevaluator.D27]=3);     IF(OR([$chatgpt.F27]=1;[$chatgpt.F27]=3);&quot;TP&quot;;&quot;FP&quot;);     IF(OR([$chatgpt.F27]=1;[$chatgpt.F27]=3);&quot;FN&quot;;&quot;TN&quot;) )" office:value-type="string" office:string-value="TP" calcext:value-type="string">
            <text:p>TP</text:p>
          </table:table-cell>
          <table:table-cell table:formula="of:=IF(OR([$humanevaluator.E27]=1;[$humanevaluator.E27]=3);     IF(OR([$chatgpt.G27]=1;[$chatgpt.G27]=3);&quot;TP&quot;;&quot;FP&quot;);     IF(OR([$chatgpt.G27]=1;[$chatgpt.G27]=3);&quot;FN&quot;;&quot;TN&quot;) )" office:value-type="string" office:string-value="FN" calcext:value-type="string">
            <text:p>FN</text:p>
          </table:table-cell>
          <table:table-cell table:formula="of:=IF(OR([$humanevaluator.F27]=1;[$humanevaluator.F27]=3);     IF(OR([$chatgpt.H27]=1;[$chatgpt.H27]=3);&quot;TP&quot;;&quot;FP&quot;);     IF(OR([$chatgpt.H27]=1;[$chatgpt.H27]=3);&quot;FN&quot;;&quot;TN&quot;) )" office:value-type="string" office:string-value="TP" calcext:value-type="string">
            <text:p>TP</text:p>
          </table:table-cell>
          <table:table-cell table:formula="of:=IF(OR([$humanevaluator.G27]=1;[$humanevaluator.G27]=3);     IF(OR([$chatgpt.I27]=1;[$chatgpt.I27]=3);&quot;TP&quot;;&quot;FP&quot;);     IF(OR([$chatgpt.I27]=1;[$chatgpt.I27]=3);&quot;FN&quot;;&quot;TN&quot;) )" office:value-type="string" office:string-value="FN" calcext:value-type="string">
            <text:p>FN</text:p>
          </table:table-cell>
          <table:table-cell table:formula="of:=IF(OR([$humanevaluator.H27]=1;[$humanevaluator.H27]=3);     IF(OR([$chatgpt.J27]=1;[$chatgpt.J27]=3);&quot;TP&quot;;&quot;FP&quot;);     IF(OR([$chatgpt.J27]=1;[$chatgpt.J27]=3);&quot;FN&quot;;&quot;TN&quot;) )" office:value-type="string" office:string-value="TN" calcext:value-type="string">
            <text:p>TN</text:p>
          </table:table-cell>
          <table:table-cell table:formula="of:=IF(OR([$humanevaluator.I27]=1;[$humanevaluator.I27]=3);     IF(OR([$chatgpt.K27]=1;[$chatgpt.K27]=3);&quot;TP&quot;;&quot;FP&quot;);     IF(OR([$chatgpt.K27]=1;[$chatgpt.K2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28]=1;[$humanevaluator.B28]=3);     IF(OR([$chatgpt.D28]=1;[$chatgpt.D28]=3);&quot;TP&quot;;&quot;FP&quot;);     IF(OR([$chatgpt.D28]=1;[$chatgpt.D28]=3);&quot;FN&quot;;&quot;TN&quot;) )" office:value-type="string" office:string-value="FN" calcext:value-type="string">
            <text:p>FN</text:p>
          </table:table-cell>
          <table:table-cell table:formula="of:=IF(OR([$humanevaluator.C28]=1;[$humanevaluator.C28]=3);     IF(OR([$chatgpt.E28]=1;[$chatgpt.E28]=3);&quot;TP&quot;;&quot;FP&quot;);     IF(OR([$chatgpt.E28]=1;[$chatgpt.E28]=3);&quot;FN&quot;;&quot;TN&quot;) )" office:value-type="string" office:string-value="FN" calcext:value-type="string">
            <text:p>FN</text:p>
          </table:table-cell>
          <table:table-cell table:formula="of:=IF(OR([$humanevaluator.D28]=1;[$humanevaluator.D28]=3);     IF(OR([$chatgpt.F28]=1;[$chatgpt.F28]=3);&quot;TP&quot;;&quot;FP&quot;);     IF(OR([$chatgpt.F28]=1;[$chatgpt.F28]=3);&quot;FN&quot;;&quot;TN&quot;) )" office:value-type="string" office:string-value="TP" calcext:value-type="string">
            <text:p>TP</text:p>
          </table:table-cell>
          <table:table-cell table:formula="of:=IF(OR([$humanevaluator.E28]=1;[$humanevaluator.E28]=3);     IF(OR([$chatgpt.G28]=1;[$chatgpt.G28]=3);&quot;TP&quot;;&quot;FP&quot;);     IF(OR([$chatgpt.G28]=1;[$chatgpt.G28]=3);&quot;FN&quot;;&quot;TN&quot;) )" office:value-type="string" office:string-value="FN" calcext:value-type="string">
            <text:p>FN</text:p>
          </table:table-cell>
          <table:table-cell table:formula="of:=IF(OR([$humanevaluator.F28]=1;[$humanevaluator.F28]=3);     IF(OR([$chatgpt.H28]=1;[$chatgpt.H28]=3);&quot;TP&quot;;&quot;FP&quot;);     IF(OR([$chatgpt.H28]=1;[$chatgpt.H28]=3);&quot;FN&quot;;&quot;TN&quot;) )" office:value-type="string" office:string-value="TP" calcext:value-type="string">
            <text:p>TP</text:p>
          </table:table-cell>
          <table:table-cell table:formula="of:=IF(OR([$humanevaluator.G28]=1;[$humanevaluator.G28]=3);     IF(OR([$chatgpt.I28]=1;[$chatgpt.I28]=3);&quot;TP&quot;;&quot;FP&quot;);     IF(OR([$chatgpt.I28]=1;[$chatgpt.I28]=3);&quot;FN&quot;;&quot;TN&quot;) )" office:value-type="string" office:string-value="FN" calcext:value-type="string">
            <text:p>FN</text:p>
          </table:table-cell>
          <table:table-cell table:formula="of:=IF(OR([$humanevaluator.H28]=1;[$humanevaluator.H28]=3);     IF(OR([$chatgpt.J28]=1;[$chatgpt.J28]=3);&quot;TP&quot;;&quot;FP&quot;);     IF(OR([$chatgpt.J28]=1;[$chatgpt.J28]=3);&quot;FN&quot;;&quot;TN&quot;) )" office:value-type="string" office:string-value="TN" calcext:value-type="string">
            <text:p>TN</text:p>
          </table:table-cell>
          <table:table-cell table:formula="of:=IF(OR([$humanevaluator.I28]=1;[$humanevaluator.I28]=3);     IF(OR([$chatgpt.K28]=1;[$chatgpt.K28]=3);&quot;TP&quot;;&quot;FP&quot;);     IF(OR([$chatgpt.K28]=1;[$chatgpt.K2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32]=1;[$humanevaluator.B32]=3);     IF(OR([$chatgpt.D32]=1;[$chatgpt.D32]=3);&quot;TP&quot;;&quot;FP&quot;);     IF(OR([$chatgpt.D32]=1;[$chatgpt.D32]=3);&quot;FN&quot;;&quot;TN&quot;) )" office:value-type="string" office:string-value="FP" calcext:value-type="string">
            <text:p>FP</text:p>
          </table:table-cell>
          <table:table-cell table:formula="of:=IF(OR([$humanevaluator.C32]=1;[$humanevaluator.C32]=3);     IF(OR([$chatgpt.E32]=1;[$chatgpt.E32]=3);&quot;TP&quot;;&quot;FP&quot;);     IF(OR([$chatgpt.E32]=1;[$chatgpt.E32]=3);&quot;FN&quot;;&quot;TN&quot;) )" office:value-type="string" office:string-value="TP" calcext:value-type="string">
            <text:p>TP</text:p>
          </table:table-cell>
          <table:table-cell table:formula="of:=IF(OR([$humanevaluator.D32]=1;[$humanevaluator.D32]=3);     IF(OR([$chatgpt.F32]=1;[$chatgpt.F32]=3);&quot;TP&quot;;&quot;FP&quot;);     IF(OR([$chatgpt.F32]=1;[$chatgpt.F32]=3);&quot;FN&quot;;&quot;TN&quot;) )" office:value-type="string" office:string-value="TP" calcext:value-type="string">
            <text:p>TP</text:p>
          </table:table-cell>
          <table:table-cell table:formula="of:=IF(OR([$humanevaluator.E32]=1;[$humanevaluator.E32]=3);     IF(OR([$chatgpt.G32]=1;[$chatgpt.G32]=3);&quot;TP&quot;;&quot;FP&quot;);     IF(OR([$chatgpt.G32]=1;[$chatgpt.G32]=3);&quot;FN&quot;;&quot;TN&quot;) )" office:value-type="string" office:string-value="TP" calcext:value-type="string">
            <text:p>TP</text:p>
          </table:table-cell>
          <table:table-cell table:formula="of:=IF(OR([$humanevaluator.F32]=1;[$humanevaluator.F32]=3);     IF(OR([$chatgpt.H32]=1;[$chatgpt.H32]=3);&quot;TP&quot;;&quot;FP&quot;);     IF(OR([$chatgpt.H32]=1;[$chatgpt.H32]=3);&quot;FN&quot;;&quot;TN&quot;) )" office:value-type="string" office:string-value="TP" calcext:value-type="string">
            <text:p>TP</text:p>
          </table:table-cell>
          <table:table-cell table:formula="of:=IF(OR([$humanevaluator.G32]=1;[$humanevaluator.G32]=3);     IF(OR([$chatgpt.I32]=1;[$chatgpt.I32]=3);&quot;TP&quot;;&quot;FP&quot;);     IF(OR([$chatgpt.I32]=1;[$chatgpt.I32]=3);&quot;FN&quot;;&quot;TN&quot;) )" office:value-type="string" office:string-value="TP" calcext:value-type="string">
            <text:p>TP</text:p>
          </table:table-cell>
          <table:table-cell table:formula="of:=IF(OR([$humanevaluator.H32]=1;[$humanevaluator.H32]=3);     IF(OR([$chatgpt.J32]=1;[$chatgpt.J32]=3);&quot;TP&quot;;&quot;FP&quot;);     IF(OR([$chatgpt.J32]=1;[$chatgpt.J32]=3);&quot;FN&quot;;&quot;TN&quot;) )" office:value-type="string" office:string-value="FP" calcext:value-type="string">
            <text:p>FP</text:p>
          </table:table-cell>
          <table:table-cell table:formula="of:=IF(OR([$humanevaluator.I32]=1;[$humanevaluator.I32]=3);     IF(OR([$chatgpt.K32]=1;[$chatgpt.K32]=3);&quot;TP&quot;;&quot;FP&quot;);     IF(OR([$chatgpt.K32]=1;[$chatgpt.K3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33]=1;[$humanevaluator.B33]=3);     IF(OR([$chatgpt.D33]=1;[$chatgpt.D33]=3);&quot;TP&quot;;&quot;FP&quot;);     IF(OR([$chatgpt.D33]=1;[$chatgpt.D33]=3);&quot;FN&quot;;&quot;TN&quot;) )" office:value-type="string" office:string-value="FN" calcext:value-type="string">
            <text:p>FN</text:p>
          </table:table-cell>
          <table:table-cell table:formula="of:=IF(OR([$humanevaluator.C33]=1;[$humanevaluator.C33]=3);     IF(OR([$chatgpt.E33]=1;[$chatgpt.E33]=3);&quot;TP&quot;;&quot;FP&quot;);     IF(OR([$chatgpt.E33]=1;[$chatgpt.E33]=3);&quot;FN&quot;;&quot;TN&quot;) )" office:value-type="string" office:string-value="TP" calcext:value-type="string">
            <text:p>TP</text:p>
          </table:table-cell>
          <table:table-cell table:formula="of:=IF(OR([$humanevaluator.D33]=1;[$humanevaluator.D33]=3);     IF(OR([$chatgpt.F33]=1;[$chatgpt.F33]=3);&quot;TP&quot;;&quot;FP&quot;);     IF(OR([$chatgpt.F33]=1;[$chatgpt.F33]=3);&quot;FN&quot;;&quot;TN&quot;) )" office:value-type="string" office:string-value="TP" calcext:value-type="string">
            <text:p>TP</text:p>
          </table:table-cell>
          <table:table-cell table:formula="of:=IF(OR([$humanevaluator.E33]=1;[$humanevaluator.E33]=3);     IF(OR([$chatgpt.G33]=1;[$chatgpt.G33]=3);&quot;TP&quot;;&quot;FP&quot;);     IF(OR([$chatgpt.G33]=1;[$chatgpt.G33]=3);&quot;FN&quot;;&quot;TN&quot;) )" office:value-type="string" office:string-value="TP" calcext:value-type="string">
            <text:p>TP</text:p>
          </table:table-cell>
          <table:table-cell table:formula="of:=IF(OR([$humanevaluator.F33]=1;[$humanevaluator.F33]=3);     IF(OR([$chatgpt.H33]=1;[$chatgpt.H33]=3);&quot;TP&quot;;&quot;FP&quot;);     IF(OR([$chatgpt.H33]=1;[$chatgpt.H33]=3);&quot;FN&quot;;&quot;TN&quot;) )" office:value-type="string" office:string-value="TP" calcext:value-type="string">
            <text:p>TP</text:p>
          </table:table-cell>
          <table:table-cell table:formula="of:=IF(OR([$humanevaluator.G33]=1;[$humanevaluator.G33]=3);     IF(OR([$chatgpt.I33]=1;[$chatgpt.I33]=3);&quot;TP&quot;;&quot;FP&quot;);     IF(OR([$chatgpt.I33]=1;[$chatgpt.I33]=3);&quot;FN&quot;;&quot;TN&quot;) )" office:value-type="string" office:string-value="TP" calcext:value-type="string">
            <text:p>TP</text:p>
          </table:table-cell>
          <table:table-cell table:formula="of:=IF(OR([$humanevaluator.H33]=1;[$humanevaluator.H33]=3);     IF(OR([$chatgpt.J33]=1;[$chatgpt.J33]=3);&quot;TP&quot;;&quot;FP&quot;);     IF(OR([$chatgpt.J33]=1;[$chatgpt.J33]=3);&quot;FN&quot;;&quot;TN&quot;) )" office:value-type="string" office:string-value="FP" calcext:value-type="string">
            <text:p>FP</text:p>
          </table:table-cell>
          <table:table-cell table:formula="of:=IF(OR([$humanevaluator.I33]=1;[$humanevaluator.I33]=3);     IF(OR([$chatgpt.K33]=1;[$chatgpt.K33]=3);&quot;TP&quot;;&quot;FP&quot;);     IF(OR([$chatgpt.K33]=1;[$chatgpt.K3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34]=1;[$humanevaluator.B34]=3);     IF(OR([$chatgpt.D34]=1;[$chatgpt.D34]=3);&quot;TP&quot;;&quot;FP&quot;);     IF(OR([$chatgpt.D34]=1;[$chatgpt.D34]=3);&quot;FN&quot;;&quot;TN&quot;) )" office:value-type="string" office:string-value="FN" calcext:value-type="string">
            <text:p>FN</text:p>
          </table:table-cell>
          <table:table-cell table:formula="of:=IF(OR([$humanevaluator.C34]=1;[$humanevaluator.C34]=3);     IF(OR([$chatgpt.E34]=1;[$chatgpt.E34]=3);&quot;TP&quot;;&quot;FP&quot;);     IF(OR([$chatgpt.E34]=1;[$chatgpt.E34]=3);&quot;FN&quot;;&quot;TN&quot;) )" office:value-type="string" office:string-value="TP" calcext:value-type="string">
            <text:p>TP</text:p>
          </table:table-cell>
          <table:table-cell table:formula="of:=IF(OR([$humanevaluator.D34]=1;[$humanevaluator.D34]=3);     IF(OR([$chatgpt.F34]=1;[$chatgpt.F34]=3);&quot;TP&quot;;&quot;FP&quot;);     IF(OR([$chatgpt.F34]=1;[$chatgpt.F34]=3);&quot;FN&quot;;&quot;TN&quot;) )" office:value-type="string" office:string-value="FN" calcext:value-type="string">
            <text:p>FN</text:p>
          </table:table-cell>
          <table:table-cell table:formula="of:=IF(OR([$humanevaluator.E34]=1;[$humanevaluator.E34]=3);     IF(OR([$chatgpt.G34]=1;[$chatgpt.G34]=3);&quot;TP&quot;;&quot;FP&quot;);     IF(OR([$chatgpt.G34]=1;[$chatgpt.G34]=3);&quot;FN&quot;;&quot;TN&quot;) )" office:value-type="string" office:string-value="TP" calcext:value-type="string">
            <text:p>TP</text:p>
          </table:table-cell>
          <table:table-cell table:formula="of:=IF(OR([$humanevaluator.F34]=1;[$humanevaluator.F34]=3);     IF(OR([$chatgpt.H34]=1;[$chatgpt.H34]=3);&quot;TP&quot;;&quot;FP&quot;);     IF(OR([$chatgpt.H34]=1;[$chatgpt.H34]=3);&quot;FN&quot;;&quot;TN&quot;) )" office:value-type="string" office:string-value="TP" calcext:value-type="string">
            <text:p>TP</text:p>
          </table:table-cell>
          <table:table-cell table:formula="of:=IF(OR([$humanevaluator.G34]=1;[$humanevaluator.G34]=3);     IF(OR([$chatgpt.I34]=1;[$chatgpt.I34]=3);&quot;TP&quot;;&quot;FP&quot;);     IF(OR([$chatgpt.I34]=1;[$chatgpt.I34]=3);&quot;FN&quot;;&quot;TN&quot;) )" office:value-type="string" office:string-value="TP" calcext:value-type="string">
            <text:p>TP</text:p>
          </table:table-cell>
          <table:table-cell table:formula="of:=IF(OR([$humanevaluator.H34]=1;[$humanevaluator.H34]=3);     IF(OR([$chatgpt.J34]=1;[$chatgpt.J34]=3);&quot;TP&quot;;&quot;FP&quot;);     IF(OR([$chatgpt.J34]=1;[$chatgpt.J34]=3);&quot;FN&quot;;&quot;TN&quot;) )" office:value-type="string" office:string-value="FP" calcext:value-type="string">
            <text:p>FP</text:p>
          </table:table-cell>
          <table:table-cell table:formula="of:=IF(OR([$humanevaluator.I34]=1;[$humanevaluator.I34]=3);     IF(OR([$chatgpt.K34]=1;[$chatgpt.K34]=3);&quot;TP&quot;;&quot;FP&quot;);     IF(OR([$chatgpt.K34]=1;[$chatgpt.K3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35]=1;[$humanevaluator.B35]=3);     IF(OR([$chatgpt.D35]=1;[$chatgpt.D35]=3);&quot;TP&quot;;&quot;FP&quot;);     IF(OR([$chatgpt.D35]=1;[$chatgpt.D35]=3);&quot;FN&quot;;&quot;TN&quot;) )" office:value-type="string" office:string-value="FN" calcext:value-type="string">
            <text:p>FN</text:p>
          </table:table-cell>
          <table:table-cell table:formula="of:=IF(OR([$humanevaluator.C35]=1;[$humanevaluator.C35]=3);     IF(OR([$chatgpt.E35]=1;[$chatgpt.E35]=3);&quot;TP&quot;;&quot;FP&quot;);     IF(OR([$chatgpt.E35]=1;[$chatgpt.E35]=3);&quot;FN&quot;;&quot;TN&quot;) )" office:value-type="string" office:string-value="FN" calcext:value-type="string">
            <text:p>FN</text:p>
          </table:table-cell>
          <table:table-cell table:formula="of:=IF(OR([$humanevaluator.D35]=1;[$humanevaluator.D35]=3);     IF(OR([$chatgpt.F35]=1;[$chatgpt.F35]=3);&quot;TP&quot;;&quot;FP&quot;);     IF(OR([$chatgpt.F35]=1;[$chatgpt.F35]=3);&quot;FN&quot;;&quot;TN&quot;) )" office:value-type="string" office:string-value="TP" calcext:value-type="string">
            <text:p>TP</text:p>
          </table:table-cell>
          <table:table-cell table:formula="of:=IF(OR([$humanevaluator.E35]=1;[$humanevaluator.E35]=3);     IF(OR([$chatgpt.G35]=1;[$chatgpt.G35]=3);&quot;TP&quot;;&quot;FP&quot;);     IF(OR([$chatgpt.G35]=1;[$chatgpt.G35]=3);&quot;FN&quot;;&quot;TN&quot;) )" office:value-type="string" office:string-value="TP" calcext:value-type="string">
            <text:p>TP</text:p>
          </table:table-cell>
          <table:table-cell table:formula="of:=IF(OR([$humanevaluator.F35]=1;[$humanevaluator.F35]=3);     IF(OR([$chatgpt.H35]=1;[$chatgpt.H35]=3);&quot;TP&quot;;&quot;FP&quot;);     IF(OR([$chatgpt.H35]=1;[$chatgpt.H35]=3);&quot;FN&quot;;&quot;TN&quot;) )" office:value-type="string" office:string-value="TP" calcext:value-type="string">
            <text:p>TP</text:p>
          </table:table-cell>
          <table:table-cell table:formula="of:=IF(OR([$humanevaluator.G35]=1;[$humanevaluator.G35]=3);     IF(OR([$chatgpt.I35]=1;[$chatgpt.I35]=3);&quot;TP&quot;;&quot;FP&quot;);     IF(OR([$chatgpt.I35]=1;[$chatgpt.I35]=3);&quot;FN&quot;;&quot;TN&quot;) )" office:value-type="string" office:string-value="TP" calcext:value-type="string">
            <text:p>TP</text:p>
          </table:table-cell>
          <table:table-cell table:formula="of:=IF(OR([$humanevaluator.H35]=1;[$humanevaluator.H35]=3);     IF(OR([$chatgpt.J35]=1;[$chatgpt.J35]=3);&quot;TP&quot;;&quot;FP&quot;);     IF(OR([$chatgpt.J35]=1;[$chatgpt.J35]=3);&quot;FN&quot;;&quot;TN&quot;) )" office:value-type="string" office:string-value="FP" calcext:value-type="string">
            <text:p>FP</text:p>
          </table:table-cell>
          <table:table-cell table:formula="of:=IF(OR([$humanevaluator.I35]=1;[$humanevaluator.I35]=3);     IF(OR([$chatgpt.K35]=1;[$chatgpt.K35]=3);&quot;TP&quot;;&quot;FP&quot;);     IF(OR([$chatgpt.K35]=1;[$chatgpt.K3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36]=1;[$humanevaluator.B36]=3);     IF(OR([$chatgpt.D36]=1;[$chatgpt.D36]=3);&quot;TP&quot;;&quot;FP&quot;);     IF(OR([$chatgpt.D36]=1;[$chatgpt.D36]=3);&quot;FN&quot;;&quot;TN&quot;) )" office:value-type="string" office:string-value="FN" calcext:value-type="string">
            <text:p>FN</text:p>
          </table:table-cell>
          <table:table-cell table:formula="of:=IF(OR([$humanevaluator.C36]=1;[$humanevaluator.C36]=3);     IF(OR([$chatgpt.E36]=1;[$chatgpt.E36]=3);&quot;TP&quot;;&quot;FP&quot;);     IF(OR([$chatgpt.E36]=1;[$chatgpt.E36]=3);&quot;FN&quot;;&quot;TN&quot;) )" office:value-type="string" office:string-value="FN" calcext:value-type="string">
            <text:p>FN</text:p>
          </table:table-cell>
          <table:table-cell table:formula="of:=IF(OR([$humanevaluator.D36]=1;[$humanevaluator.D36]=3);     IF(OR([$chatgpt.F36]=1;[$chatgpt.F36]=3);&quot;TP&quot;;&quot;FP&quot;);     IF(OR([$chatgpt.F36]=1;[$chatgpt.F36]=3);&quot;FN&quot;;&quot;TN&quot;) )" office:value-type="string" office:string-value="FN" calcext:value-type="string">
            <text:p>FN</text:p>
          </table:table-cell>
          <table:table-cell table:formula="of:=IF(OR([$humanevaluator.E36]=1;[$humanevaluator.E36]=3);     IF(OR([$chatgpt.G36]=1;[$chatgpt.G36]=3);&quot;TP&quot;;&quot;FP&quot;);     IF(OR([$chatgpt.G36]=1;[$chatgpt.G36]=3);&quot;FN&quot;;&quot;TN&quot;) )" office:value-type="string" office:string-value="TP" calcext:value-type="string">
            <text:p>TP</text:p>
          </table:table-cell>
          <table:table-cell table:formula="of:=IF(OR([$humanevaluator.F36]=1;[$humanevaluator.F36]=3);     IF(OR([$chatgpt.H36]=1;[$chatgpt.H36]=3);&quot;TP&quot;;&quot;FP&quot;);     IF(OR([$chatgpt.H36]=1;[$chatgpt.H36]=3);&quot;FN&quot;;&quot;TN&quot;) )" office:value-type="string" office:string-value="TP" calcext:value-type="string">
            <text:p>TP</text:p>
          </table:table-cell>
          <table:table-cell table:formula="of:=IF(OR([$humanevaluator.G36]=1;[$humanevaluator.G36]=3);     IF(OR([$chatgpt.I36]=1;[$chatgpt.I36]=3);&quot;TP&quot;;&quot;FP&quot;);     IF(OR([$chatgpt.I36]=1;[$chatgpt.I36]=3);&quot;FN&quot;;&quot;TN&quot;) )" office:value-type="string" office:string-value="TP" calcext:value-type="string">
            <text:p>TP</text:p>
          </table:table-cell>
          <table:table-cell table:formula="of:=IF(OR([$humanevaluator.H36]=1;[$humanevaluator.H36]=3);     IF(OR([$chatgpt.J36]=1;[$chatgpt.J36]=3);&quot;TP&quot;;&quot;FP&quot;);     IF(OR([$chatgpt.J36]=1;[$chatgpt.J36]=3);&quot;FN&quot;;&quot;TN&quot;) )" office:value-type="string" office:string-value="FP" calcext:value-type="string">
            <text:p>FP</text:p>
          </table:table-cell>
          <table:table-cell table:formula="of:=IF(OR([$humanevaluator.I36]=1;[$humanevaluator.I36]=3);     IF(OR([$chatgpt.K36]=1;[$chatgpt.K36]=3);&quot;TP&quot;;&quot;FP&quot;);     IF(OR([$chatgpt.K36]=1;[$chatgpt.K3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37]=1;[$humanevaluator.B37]=3);     IF(OR([$chatgpt.D37]=1;[$chatgpt.D37]=3);&quot;TP&quot;;&quot;FP&quot;);     IF(OR([$chatgpt.D37]=1;[$chatgpt.D37]=3);&quot;FN&quot;;&quot;TN&quot;) )" office:value-type="string" office:string-value="FN" calcext:value-type="string">
            <text:p>FN</text:p>
          </table:table-cell>
          <table:table-cell table:formula="of:=IF(OR([$humanevaluator.C37]=1;[$humanevaluator.C37]=3);     IF(OR([$chatgpt.E37]=1;[$chatgpt.E37]=3);&quot;TP&quot;;&quot;FP&quot;);     IF(OR([$chatgpt.E37]=1;[$chatgpt.E37]=3);&quot;FN&quot;;&quot;TN&quot;) )" office:value-type="string" office:string-value="FN" calcext:value-type="string">
            <text:p>FN</text:p>
          </table:table-cell>
          <table:table-cell table:formula="of:=IF(OR([$humanevaluator.D37]=1;[$humanevaluator.D37]=3);     IF(OR([$chatgpt.F37]=1;[$chatgpt.F37]=3);&quot;TP&quot;;&quot;FP&quot;);     IF(OR([$chatgpt.F37]=1;[$chatgpt.F37]=3);&quot;FN&quot;;&quot;TN&quot;) )" office:value-type="string" office:string-value="TP" calcext:value-type="string">
            <text:p>TP</text:p>
          </table:table-cell>
          <table:table-cell table:formula="of:=IF(OR([$humanevaluator.E37]=1;[$humanevaluator.E37]=3);     IF(OR([$chatgpt.G37]=1;[$chatgpt.G37]=3);&quot;TP&quot;;&quot;FP&quot;);     IF(OR([$chatgpt.G37]=1;[$chatgpt.G37]=3);&quot;FN&quot;;&quot;TN&quot;) )" office:value-type="string" office:string-value="TP" calcext:value-type="string">
            <text:p>TP</text:p>
          </table:table-cell>
          <table:table-cell table:formula="of:=IF(OR([$humanevaluator.F37]=1;[$humanevaluator.F37]=3);     IF(OR([$chatgpt.H37]=1;[$chatgpt.H37]=3);&quot;TP&quot;;&quot;FP&quot;);     IF(OR([$chatgpt.H37]=1;[$chatgpt.H37]=3);&quot;FN&quot;;&quot;TN&quot;) )" office:value-type="string" office:string-value="TP" calcext:value-type="string">
            <text:p>TP</text:p>
          </table:table-cell>
          <table:table-cell table:formula="of:=IF(OR([$humanevaluator.G37]=1;[$humanevaluator.G37]=3);     IF(OR([$chatgpt.I37]=1;[$chatgpt.I37]=3);&quot;TP&quot;;&quot;FP&quot;);     IF(OR([$chatgpt.I37]=1;[$chatgpt.I37]=3);&quot;FN&quot;;&quot;TN&quot;) )" office:value-type="string" office:string-value="TP" calcext:value-type="string">
            <text:p>TP</text:p>
          </table:table-cell>
          <table:table-cell table:formula="of:=IF(OR([$humanevaluator.H37]=1;[$humanevaluator.H37]=3);     IF(OR([$chatgpt.J37]=1;[$chatgpt.J37]=3);&quot;TP&quot;;&quot;FP&quot;);     IF(OR([$chatgpt.J37]=1;[$chatgpt.J37]=3);&quot;FN&quot;;&quot;TN&quot;) )" office:value-type="string" office:string-value="FP" calcext:value-type="string">
            <text:p>FP</text:p>
          </table:table-cell>
          <table:table-cell table:formula="of:=IF(OR([$humanevaluator.I37]=1;[$humanevaluator.I37]=3);     IF(OR([$chatgpt.K37]=1;[$chatgpt.K37]=3);&quot;TP&quot;;&quot;FP&quot;);     IF(OR([$chatgpt.K37]=1;[$chatgpt.K3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38]=1;[$humanevaluator.B38]=3);     IF(OR([$chatgpt.D38]=1;[$chatgpt.D38]=3);&quot;TP&quot;;&quot;FP&quot;);     IF(OR([$chatgpt.D38]=1;[$chatgpt.D38]=3);&quot;FN&quot;;&quot;TN&quot;) )" office:value-type="string" office:string-value="FN" calcext:value-type="string">
            <text:p>FN</text:p>
          </table:table-cell>
          <table:table-cell table:formula="of:=IF(OR([$humanevaluator.C38]=1;[$humanevaluator.C38]=3);     IF(OR([$chatgpt.E38]=1;[$chatgpt.E38]=3);&quot;TP&quot;;&quot;FP&quot;);     IF(OR([$chatgpt.E38]=1;[$chatgpt.E38]=3);&quot;FN&quot;;&quot;TN&quot;) )" office:value-type="string" office:string-value="FN" calcext:value-type="string">
            <text:p>FN</text:p>
          </table:table-cell>
          <table:table-cell table:formula="of:=IF(OR([$humanevaluator.D38]=1;[$humanevaluator.D38]=3);     IF(OR([$chatgpt.F38]=1;[$chatgpt.F38]=3);&quot;TP&quot;;&quot;FP&quot;);     IF(OR([$chatgpt.F38]=1;[$chatgpt.F38]=3);&quot;FN&quot;;&quot;TN&quot;) )" office:value-type="string" office:string-value="TP" calcext:value-type="string">
            <text:p>TP</text:p>
          </table:table-cell>
          <table:table-cell table:formula="of:=IF(OR([$humanevaluator.E38]=1;[$humanevaluator.E38]=3);     IF(OR([$chatgpt.G38]=1;[$chatgpt.G38]=3);&quot;TP&quot;;&quot;FP&quot;);     IF(OR([$chatgpt.G38]=1;[$chatgpt.G38]=3);&quot;FN&quot;;&quot;TN&quot;) )" office:value-type="string" office:string-value="TP" calcext:value-type="string">
            <text:p>TP</text:p>
          </table:table-cell>
          <table:table-cell table:formula="of:=IF(OR([$humanevaluator.F38]=1;[$humanevaluator.F38]=3);     IF(OR([$chatgpt.H38]=1;[$chatgpt.H38]=3);&quot;TP&quot;;&quot;FP&quot;);     IF(OR([$chatgpt.H38]=1;[$chatgpt.H38]=3);&quot;FN&quot;;&quot;TN&quot;) )" office:value-type="string" office:string-value="TP" calcext:value-type="string">
            <text:p>TP</text:p>
          </table:table-cell>
          <table:table-cell table:formula="of:=IF(OR([$humanevaluator.G38]=1;[$humanevaluator.G38]=3);     IF(OR([$chatgpt.I38]=1;[$chatgpt.I38]=3);&quot;TP&quot;;&quot;FP&quot;);     IF(OR([$chatgpt.I38]=1;[$chatgpt.I38]=3);&quot;FN&quot;;&quot;TN&quot;) )" office:value-type="string" office:string-value="TP" calcext:value-type="string">
            <text:p>TP</text:p>
          </table:table-cell>
          <table:table-cell table:formula="of:=IF(OR([$humanevaluator.H38]=1;[$humanevaluator.H38]=3);     IF(OR([$chatgpt.J38]=1;[$chatgpt.J38]=3);&quot;TP&quot;;&quot;FP&quot;);     IF(OR([$chatgpt.J38]=1;[$chatgpt.J38]=3);&quot;FN&quot;;&quot;TN&quot;) )" office:value-type="string" office:string-value="FP" calcext:value-type="string">
            <text:p>FP</text:p>
          </table:table-cell>
          <table:table-cell table:formula="of:=IF(OR([$humanevaluator.I38]=1;[$humanevaluator.I38]=3);     IF(OR([$chatgpt.K38]=1;[$chatgpt.K38]=3);&quot;TP&quot;;&quot;FP&quot;);     IF(OR([$chatgpt.K38]=1;[$chatgpt.K3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39]=1;[$humanevaluator.B39]=3);     IF(OR([$chatgpt.D39]=1;[$chatgpt.D39]=3);&quot;TP&quot;;&quot;FP&quot;);     IF(OR([$chatgpt.D39]=1;[$chatgpt.D39]=3);&quot;FN&quot;;&quot;TN&quot;) )" office:value-type="string" office:string-value="FN" calcext:value-type="string">
            <text:p>FN</text:p>
          </table:table-cell>
          <table:table-cell table:formula="of:=IF(OR([$humanevaluator.C39]=1;[$humanevaluator.C39]=3);     IF(OR([$chatgpt.E39]=1;[$chatgpt.E39]=3);&quot;TP&quot;;&quot;FP&quot;);     IF(OR([$chatgpt.E39]=1;[$chatgpt.E39]=3);&quot;FN&quot;;&quot;TN&quot;) )" office:value-type="string" office:string-value="FN" calcext:value-type="string">
            <text:p>FN</text:p>
          </table:table-cell>
          <table:table-cell table:formula="of:=IF(OR([$humanevaluator.D39]=1;[$humanevaluator.D39]=3);     IF(OR([$chatgpt.F39]=1;[$chatgpt.F39]=3);&quot;TP&quot;;&quot;FP&quot;);     IF(OR([$chatgpt.F39]=1;[$chatgpt.F39]=3);&quot;FN&quot;;&quot;TN&quot;) )" office:value-type="string" office:string-value="TP" calcext:value-type="string">
            <text:p>TP</text:p>
          </table:table-cell>
          <table:table-cell table:formula="of:=IF(OR([$humanevaluator.E39]=1;[$humanevaluator.E39]=3);     IF(OR([$chatgpt.G39]=1;[$chatgpt.G39]=3);&quot;TP&quot;;&quot;FP&quot;);     IF(OR([$chatgpt.G39]=1;[$chatgpt.G39]=3);&quot;FN&quot;;&quot;TN&quot;) )" office:value-type="string" office:string-value="TP" calcext:value-type="string">
            <text:p>TP</text:p>
          </table:table-cell>
          <table:table-cell table:formula="of:=IF(OR([$humanevaluator.F39]=1;[$humanevaluator.F39]=3);     IF(OR([$chatgpt.H39]=1;[$chatgpt.H39]=3);&quot;TP&quot;;&quot;FP&quot;);     IF(OR([$chatgpt.H39]=1;[$chatgpt.H39]=3);&quot;FN&quot;;&quot;TN&quot;) )" office:value-type="string" office:string-value="TP" calcext:value-type="string">
            <text:p>TP</text:p>
          </table:table-cell>
          <table:table-cell table:formula="of:=IF(OR([$humanevaluator.G39]=1;[$humanevaluator.G39]=3);     IF(OR([$chatgpt.I39]=1;[$chatgpt.I39]=3);&quot;TP&quot;;&quot;FP&quot;);     IF(OR([$chatgpt.I39]=1;[$chatgpt.I39]=3);&quot;FN&quot;;&quot;TN&quot;) )" office:value-type="string" office:string-value="TP" calcext:value-type="string">
            <text:p>TP</text:p>
          </table:table-cell>
          <table:table-cell table:formula="of:=IF(OR([$humanevaluator.H39]=1;[$humanevaluator.H39]=3);     IF(OR([$chatgpt.J39]=1;[$chatgpt.J39]=3);&quot;TP&quot;;&quot;FP&quot;);     IF(OR([$chatgpt.J39]=1;[$chatgpt.J39]=3);&quot;FN&quot;;&quot;TN&quot;) )" office:value-type="string" office:string-value="FP" calcext:value-type="string">
            <text:p>FP</text:p>
          </table:table-cell>
          <table:table-cell table:formula="of:=IF(OR([$humanevaluator.I39]=1;[$humanevaluator.I39]=3);     IF(OR([$chatgpt.K39]=1;[$chatgpt.K39]=3);&quot;TP&quot;;&quot;FP&quot;);     IF(OR([$chatgpt.K39]=1;[$chatgpt.K3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40]=1;[$humanevaluator.B40]=3);     IF(OR([$chatgpt.D40]=1;[$chatgpt.D40]=3);&quot;TP&quot;;&quot;FP&quot;);     IF(OR([$chatgpt.D40]=1;[$chatgpt.D40]=3);&quot;FN&quot;;&quot;TN&quot;) )" office:value-type="string" office:string-value="FN" calcext:value-type="string">
            <text:p>FN</text:p>
          </table:table-cell>
          <table:table-cell table:formula="of:=IF(OR([$humanevaluator.C40]=1;[$humanevaluator.C40]=3);     IF(OR([$chatgpt.E40]=1;[$chatgpt.E40]=3);&quot;TP&quot;;&quot;FP&quot;);     IF(OR([$chatgpt.E40]=1;[$chatgpt.E40]=3);&quot;FN&quot;;&quot;TN&quot;) )" office:value-type="string" office:string-value="FN" calcext:value-type="string">
            <text:p>FN</text:p>
          </table:table-cell>
          <table:table-cell table:formula="of:=IF(OR([$humanevaluator.D40]=1;[$humanevaluator.D40]=3);     IF(OR([$chatgpt.F40]=1;[$chatgpt.F40]=3);&quot;TP&quot;;&quot;FP&quot;);     IF(OR([$chatgpt.F40]=1;[$chatgpt.F40]=3);&quot;FN&quot;;&quot;TN&quot;) )" office:value-type="string" office:string-value="TP" calcext:value-type="string">
            <text:p>TP</text:p>
          </table:table-cell>
          <table:table-cell table:formula="of:=IF(OR([$humanevaluator.E40]=1;[$humanevaluator.E40]=3);     IF(OR([$chatgpt.G40]=1;[$chatgpt.G40]=3);&quot;TP&quot;;&quot;FP&quot;);     IF(OR([$chatgpt.G40]=1;[$chatgpt.G40]=3);&quot;FN&quot;;&quot;TN&quot;) )" office:value-type="string" office:string-value="TP" calcext:value-type="string">
            <text:p>TP</text:p>
          </table:table-cell>
          <table:table-cell table:formula="of:=IF(OR([$humanevaluator.F40]=1;[$humanevaluator.F40]=3);     IF(OR([$chatgpt.H40]=1;[$chatgpt.H40]=3);&quot;TP&quot;;&quot;FP&quot;);     IF(OR([$chatgpt.H40]=1;[$chatgpt.H40]=3);&quot;FN&quot;;&quot;TN&quot;) )" office:value-type="string" office:string-value="TP" calcext:value-type="string">
            <text:p>TP</text:p>
          </table:table-cell>
          <table:table-cell table:formula="of:=IF(OR([$humanevaluator.G40]=1;[$humanevaluator.G40]=3);     IF(OR([$chatgpt.I40]=1;[$chatgpt.I40]=3);&quot;TP&quot;;&quot;FP&quot;);     IF(OR([$chatgpt.I40]=1;[$chatgpt.I40]=3);&quot;FN&quot;;&quot;TN&quot;) )" office:value-type="string" office:string-value="TP" calcext:value-type="string">
            <text:p>TP</text:p>
          </table:table-cell>
          <table:table-cell table:formula="of:=IF(OR([$humanevaluator.H40]=1;[$humanevaluator.H40]=3);     IF(OR([$chatgpt.J40]=1;[$chatgpt.J40]=3);&quot;TP&quot;;&quot;FP&quot;);     IF(OR([$chatgpt.J40]=1;[$chatgpt.J40]=3);&quot;FN&quot;;&quot;TN&quot;) )" office:value-type="string" office:string-value="FP" calcext:value-type="string">
            <text:p>FP</text:p>
          </table:table-cell>
          <table:table-cell table:formula="of:=IF(OR([$humanevaluator.I40]=1;[$humanevaluator.I40]=3);     IF(OR([$chatgpt.K40]=1;[$chatgpt.K40]=3);&quot;TP&quot;;&quot;FP&quot;);     IF(OR([$chatgpt.K40]=1;[$chatgpt.K4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41]=1;[$humanevaluator.B41]=3);     IF(OR([$chatgpt.D41]=1;[$chatgpt.D41]=3);&quot;TP&quot;;&quot;FP&quot;);     IF(OR([$chatgpt.D41]=1;[$chatgpt.D41]=3);&quot;FN&quot;;&quot;TN&quot;) )" office:value-type="string" office:string-value="FN" calcext:value-type="string">
            <text:p>FN</text:p>
          </table:table-cell>
          <table:table-cell table:formula="of:=IF(OR([$humanevaluator.C41]=1;[$humanevaluator.C41]=3);     IF(OR([$chatgpt.E41]=1;[$chatgpt.E41]=3);&quot;TP&quot;;&quot;FP&quot;);     IF(OR([$chatgpt.E41]=1;[$chatgpt.E41]=3);&quot;FN&quot;;&quot;TN&quot;) )" office:value-type="string" office:string-value="FN" calcext:value-type="string">
            <text:p>FN</text:p>
          </table:table-cell>
          <table:table-cell table:formula="of:=IF(OR([$humanevaluator.D41]=1;[$humanevaluator.D41]=3);     IF(OR([$chatgpt.F41]=1;[$chatgpt.F41]=3);&quot;TP&quot;;&quot;FP&quot;);     IF(OR([$chatgpt.F41]=1;[$chatgpt.F41]=3);&quot;FN&quot;;&quot;TN&quot;) )" office:value-type="string" office:string-value="TP" calcext:value-type="string">
            <text:p>TP</text:p>
          </table:table-cell>
          <table:table-cell table:formula="of:=IF(OR([$humanevaluator.E41]=1;[$humanevaluator.E41]=3);     IF(OR([$chatgpt.G41]=1;[$chatgpt.G41]=3);&quot;TP&quot;;&quot;FP&quot;);     IF(OR([$chatgpt.G41]=1;[$chatgpt.G41]=3);&quot;FN&quot;;&quot;TN&quot;) )" office:value-type="string" office:string-value="TP" calcext:value-type="string">
            <text:p>TP</text:p>
          </table:table-cell>
          <table:table-cell table:formula="of:=IF(OR([$humanevaluator.F41]=1;[$humanevaluator.F41]=3);     IF(OR([$chatgpt.H41]=1;[$chatgpt.H41]=3);&quot;TP&quot;;&quot;FP&quot;);     IF(OR([$chatgpt.H41]=1;[$chatgpt.H41]=3);&quot;FN&quot;;&quot;TN&quot;) )" office:value-type="string" office:string-value="TP" calcext:value-type="string">
            <text:p>TP</text:p>
          </table:table-cell>
          <table:table-cell table:formula="of:=IF(OR([$humanevaluator.G41]=1;[$humanevaluator.G41]=3);     IF(OR([$chatgpt.I41]=1;[$chatgpt.I41]=3);&quot;TP&quot;;&quot;FP&quot;);     IF(OR([$chatgpt.I41]=1;[$chatgpt.I41]=3);&quot;FN&quot;;&quot;TN&quot;) )" office:value-type="string" office:string-value="TP" calcext:value-type="string">
            <text:p>TP</text:p>
          </table:table-cell>
          <table:table-cell table:formula="of:=IF(OR([$humanevaluator.H41]=1;[$humanevaluator.H41]=3);     IF(OR([$chatgpt.J41]=1;[$chatgpt.J41]=3);&quot;TP&quot;;&quot;FP&quot;);     IF(OR([$chatgpt.J41]=1;[$chatgpt.J41]=3);&quot;FN&quot;;&quot;TN&quot;) )" office:value-type="string" office:string-value="FP" calcext:value-type="string">
            <text:p>FP</text:p>
          </table:table-cell>
          <table:table-cell table:formula="of:=IF(OR([$humanevaluator.I41]=1;[$humanevaluator.I41]=3);     IF(OR([$chatgpt.K41]=1;[$chatgpt.K41]=3);&quot;TP&quot;;&quot;FP&quot;);     IF(OR([$chatgpt.K41]=1;[$chatgpt.K4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45]=1;[$humanevaluator.B45]=3);     IF(OR([$chatgpt.D45]=1;[$chatgpt.D45]=3);&quot;TP&quot;;&quot;FP&quot;);     IF(OR([$chatgpt.D45]=1;[$chatgpt.D45]=3);&quot;FN&quot;;&quot;TN&quot;) )" office:value-type="string" office:string-value="TP" calcext:value-type="string">
            <text:p>TP</text:p>
          </table:table-cell>
          <table:table-cell table:formula="of:=IF(OR([$humanevaluator.C45]=1;[$humanevaluator.C45]=3);     IF(OR([$chatgpt.E45]=1;[$chatgpt.E45]=3);&quot;TP&quot;;&quot;FP&quot;);     IF(OR([$chatgpt.E45]=1;[$chatgpt.E45]=3);&quot;FN&quot;;&quot;TN&quot;) )" office:value-type="string" office:string-value="TP" calcext:value-type="string">
            <text:p>TP</text:p>
          </table:table-cell>
          <table:table-cell table:formula="of:=IF(OR([$humanevaluator.D45]=1;[$humanevaluator.D45]=3);     IF(OR([$chatgpt.F45]=1;[$chatgpt.F45]=3);&quot;TP&quot;;&quot;FP&quot;);     IF(OR([$chatgpt.F45]=1;[$chatgpt.F45]=3);&quot;FN&quot;;&quot;TN&quot;) )" office:value-type="string" office:string-value="TP" calcext:value-type="string">
            <text:p>TP</text:p>
          </table:table-cell>
          <table:table-cell table:formula="of:=IF(OR([$humanevaluator.E45]=1;[$humanevaluator.E45]=3);     IF(OR([$chatgpt.G45]=1;[$chatgpt.G45]=3);&quot;TP&quot;;&quot;FP&quot;);     IF(OR([$chatgpt.G45]=1;[$chatgpt.G45]=3);&quot;FN&quot;;&quot;TN&quot;) )" office:value-type="string" office:string-value="FN" calcext:value-type="string">
            <text:p>FN</text:p>
          </table:table-cell>
          <table:table-cell table:formula="of:=IF(OR([$humanevaluator.F45]=1;[$humanevaluator.F45]=3);     IF(OR([$chatgpt.H45]=1;[$chatgpt.H45]=3);&quot;TP&quot;;&quot;FP&quot;);     IF(OR([$chatgpt.H45]=1;[$chatgpt.H45]=3);&quot;FN&quot;;&quot;TN&quot;) )" office:value-type="string" office:string-value="TP" calcext:value-type="string">
            <text:p>TP</text:p>
          </table:table-cell>
          <table:table-cell table:formula="of:=IF(OR([$humanevaluator.G45]=1;[$humanevaluator.G45]=3);     IF(OR([$chatgpt.I45]=1;[$chatgpt.I45]=3);&quot;TP&quot;;&quot;FP&quot;);     IF(OR([$chatgpt.I45]=1;[$chatgpt.I45]=3);&quot;FN&quot;;&quot;TN&quot;) )" office:value-type="string" office:string-value="TP" calcext:value-type="string">
            <text:p>TP</text:p>
          </table:table-cell>
          <table:table-cell table:formula="of:=IF(OR([$humanevaluator.H45]=1;[$humanevaluator.H45]=3);     IF(OR([$chatgpt.J45]=1;[$chatgpt.J45]=3);&quot;TP&quot;;&quot;FP&quot;);     IF(OR([$chatgpt.J45]=1;[$chatgpt.J45]=3);&quot;FN&quot;;&quot;TN&quot;) )" office:value-type="string" office:string-value="TN" calcext:value-type="string">
            <text:p>TN</text:p>
          </table:table-cell>
          <table:table-cell table:formula="of:=IF(OR([$humanevaluator.I45]=1;[$humanevaluator.I45]=3);     IF(OR([$chatgpt.K45]=1;[$chatgpt.K45]=3);&quot;TP&quot;;&quot;FP&quot;);     IF(OR([$chatgpt.K45]=1;[$chatgpt.K4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46]=1;[$humanevaluator.B46]=3);     IF(OR([$chatgpt.D46]=1;[$chatgpt.D46]=3);&quot;TP&quot;;&quot;FP&quot;);     IF(OR([$chatgpt.D46]=1;[$chatgpt.D46]=3);&quot;FN&quot;;&quot;TN&quot;) )" office:value-type="string" office:string-value="TP" calcext:value-type="string">
            <text:p>TP</text:p>
          </table:table-cell>
          <table:table-cell table:formula="of:=IF(OR([$humanevaluator.C46]=1;[$humanevaluator.C46]=3);     IF(OR([$chatgpt.E46]=1;[$chatgpt.E46]=3);&quot;TP&quot;;&quot;FP&quot;);     IF(OR([$chatgpt.E46]=1;[$chatgpt.E46]=3);&quot;FN&quot;;&quot;TN&quot;) )" office:value-type="string" office:string-value="TP" calcext:value-type="string">
            <text:p>TP</text:p>
          </table:table-cell>
          <table:table-cell table:formula="of:=IF(OR([$humanevaluator.D46]=1;[$humanevaluator.D46]=3);     IF(OR([$chatgpt.F46]=1;[$chatgpt.F46]=3);&quot;TP&quot;;&quot;FP&quot;);     IF(OR([$chatgpt.F46]=1;[$chatgpt.F46]=3);&quot;FN&quot;;&quot;TN&quot;) )" office:value-type="string" office:string-value="TP" calcext:value-type="string">
            <text:p>TP</text:p>
          </table:table-cell>
          <table:table-cell table:formula="of:=IF(OR([$humanevaluator.E46]=1;[$humanevaluator.E46]=3);     IF(OR([$chatgpt.G46]=1;[$chatgpt.G46]=3);&quot;TP&quot;;&quot;FP&quot;);     IF(OR([$chatgpt.G46]=1;[$chatgpt.G46]=3);&quot;FN&quot;;&quot;TN&quot;) )" office:value-type="string" office:string-value="TP" calcext:value-type="string">
            <text:p>TP</text:p>
          </table:table-cell>
          <table:table-cell table:formula="of:=IF(OR([$humanevaluator.F46]=1;[$humanevaluator.F46]=3);     IF(OR([$chatgpt.H46]=1;[$chatgpt.H46]=3);&quot;TP&quot;;&quot;FP&quot;);     IF(OR([$chatgpt.H46]=1;[$chatgpt.H46]=3);&quot;FN&quot;;&quot;TN&quot;) )" office:value-type="string" office:string-value="TP" calcext:value-type="string">
            <text:p>TP</text:p>
          </table:table-cell>
          <table:table-cell table:formula="of:=IF(OR([$humanevaluator.G46]=1;[$humanevaluator.G46]=3);     IF(OR([$chatgpt.I46]=1;[$chatgpt.I46]=3);&quot;TP&quot;;&quot;FP&quot;);     IF(OR([$chatgpt.I46]=1;[$chatgpt.I46]=3);&quot;FN&quot;;&quot;TN&quot;) )" office:value-type="string" office:string-value="TP" calcext:value-type="string">
            <text:p>TP</text:p>
          </table:table-cell>
          <table:table-cell table:formula="of:=IF(OR([$humanevaluator.H46]=1;[$humanevaluator.H46]=3);     IF(OR([$chatgpt.J46]=1;[$chatgpt.J46]=3);&quot;TP&quot;;&quot;FP&quot;);     IF(OR([$chatgpt.J46]=1;[$chatgpt.J46]=3);&quot;FN&quot;;&quot;TN&quot;) )" office:value-type="string" office:string-value="TN" calcext:value-type="string">
            <text:p>TN</text:p>
          </table:table-cell>
          <table:table-cell table:formula="of:=IF(OR([$humanevaluator.I46]=1;[$humanevaluator.I46]=3);     IF(OR([$chatgpt.K46]=1;[$chatgpt.K46]=3);&quot;TP&quot;;&quot;FP&quot;);     IF(OR([$chatgpt.K46]=1;[$chatgpt.K4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47]=1;[$humanevaluator.B47]=3);     IF(OR([$chatgpt.D47]=1;[$chatgpt.D47]=3);&quot;TP&quot;;&quot;FP&quot;);     IF(OR([$chatgpt.D47]=1;[$chatgpt.D47]=3);&quot;FN&quot;;&quot;TN&quot;) )" office:value-type="string" office:string-value="TP" calcext:value-type="string">
            <text:p>TP</text:p>
          </table:table-cell>
          <table:table-cell table:formula="of:=IF(OR([$humanevaluator.C47]=1;[$humanevaluator.C47]=3);     IF(OR([$chatgpt.E47]=1;[$chatgpt.E47]=3);&quot;TP&quot;;&quot;FP&quot;);     IF(OR([$chatgpt.E47]=1;[$chatgpt.E47]=3);&quot;FN&quot;;&quot;TN&quot;) )" office:value-type="string" office:string-value="TP" calcext:value-type="string">
            <text:p>TP</text:p>
          </table:table-cell>
          <table:table-cell table:formula="of:=IF(OR([$humanevaluator.D47]=1;[$humanevaluator.D47]=3);     IF(OR([$chatgpt.F47]=1;[$chatgpt.F47]=3);&quot;TP&quot;;&quot;FP&quot;);     IF(OR([$chatgpt.F47]=1;[$chatgpt.F47]=3);&quot;FN&quot;;&quot;TN&quot;) )" office:value-type="string" office:string-value="TP" calcext:value-type="string">
            <text:p>TP</text:p>
          </table:table-cell>
          <table:table-cell table:formula="of:=IF(OR([$humanevaluator.E47]=1;[$humanevaluator.E47]=3);     IF(OR([$chatgpt.G47]=1;[$chatgpt.G47]=3);&quot;TP&quot;;&quot;FP&quot;);     IF(OR([$chatgpt.G47]=1;[$chatgpt.G47]=3);&quot;FN&quot;;&quot;TN&quot;) )" office:value-type="string" office:string-value="TP" calcext:value-type="string">
            <text:p>TP</text:p>
          </table:table-cell>
          <table:table-cell table:formula="of:=IF(OR([$humanevaluator.F47]=1;[$humanevaluator.F47]=3);     IF(OR([$chatgpt.H47]=1;[$chatgpt.H47]=3);&quot;TP&quot;;&quot;FP&quot;);     IF(OR([$chatgpt.H47]=1;[$chatgpt.H47]=3);&quot;FN&quot;;&quot;TN&quot;) )" office:value-type="string" office:string-value="TP" calcext:value-type="string">
            <text:p>TP</text:p>
          </table:table-cell>
          <table:table-cell table:formula="of:=IF(OR([$humanevaluator.G47]=1;[$humanevaluator.G47]=3);     IF(OR([$chatgpt.I47]=1;[$chatgpt.I47]=3);&quot;TP&quot;;&quot;FP&quot;);     IF(OR([$chatgpt.I47]=1;[$chatgpt.I47]=3);&quot;FN&quot;;&quot;TN&quot;) )" office:value-type="string" office:string-value="TP" calcext:value-type="string">
            <text:p>TP</text:p>
          </table:table-cell>
          <table:table-cell table:formula="of:=IF(OR([$humanevaluator.H47]=1;[$humanevaluator.H47]=3);     IF(OR([$chatgpt.J47]=1;[$chatgpt.J47]=3);&quot;TP&quot;;&quot;FP&quot;);     IF(OR([$chatgpt.J47]=1;[$chatgpt.J47]=3);&quot;FN&quot;;&quot;TN&quot;) )" office:value-type="string" office:string-value="TN" calcext:value-type="string">
            <text:p>TN</text:p>
          </table:table-cell>
          <table:table-cell table:formula="of:=IF(OR([$humanevaluator.I47]=1;[$humanevaluator.I47]=3);     IF(OR([$chatgpt.K47]=1;[$chatgpt.K47]=3);&quot;TP&quot;;&quot;FP&quot;);     IF(OR([$chatgpt.K47]=1;[$chatgpt.K4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48]=1;[$humanevaluator.B48]=3);     IF(OR([$chatgpt.D48]=1;[$chatgpt.D48]=3);&quot;TP&quot;;&quot;FP&quot;);     IF(OR([$chatgpt.D48]=1;[$chatgpt.D48]=3);&quot;FN&quot;;&quot;TN&quot;) )" office:value-type="string" office:string-value="FN" calcext:value-type="string">
            <text:p>FN</text:p>
          </table:table-cell>
          <table:table-cell table:formula="of:=IF(OR([$humanevaluator.C48]=1;[$humanevaluator.C48]=3);     IF(OR([$chatgpt.E48]=1;[$chatgpt.E48]=3);&quot;TP&quot;;&quot;FP&quot;);     IF(OR([$chatgpt.E48]=1;[$chatgpt.E48]=3);&quot;FN&quot;;&quot;TN&quot;) )" office:value-type="string" office:string-value="TP" calcext:value-type="string">
            <text:p>TP</text:p>
          </table:table-cell>
          <table:table-cell table:formula="of:=IF(OR([$humanevaluator.D48]=1;[$humanevaluator.D48]=3);     IF(OR([$chatgpt.F48]=1;[$chatgpt.F48]=3);&quot;TP&quot;;&quot;FP&quot;);     IF(OR([$chatgpt.F48]=1;[$chatgpt.F48]=3);&quot;FN&quot;;&quot;TN&quot;) )" office:value-type="string" office:string-value="TP" calcext:value-type="string">
            <text:p>TP</text:p>
          </table:table-cell>
          <table:table-cell table:formula="of:=IF(OR([$humanevaluator.E48]=1;[$humanevaluator.E48]=3);     IF(OR([$chatgpt.G48]=1;[$chatgpt.G48]=3);&quot;TP&quot;;&quot;FP&quot;);     IF(OR([$chatgpt.G48]=1;[$chatgpt.G48]=3);&quot;FN&quot;;&quot;TN&quot;) )" office:value-type="string" office:string-value="TP" calcext:value-type="string">
            <text:p>TP</text:p>
          </table:table-cell>
          <table:table-cell table:formula="of:=IF(OR([$humanevaluator.F48]=1;[$humanevaluator.F48]=3);     IF(OR([$chatgpt.H48]=1;[$chatgpt.H48]=3);&quot;TP&quot;;&quot;FP&quot;);     IF(OR([$chatgpt.H48]=1;[$chatgpt.H48]=3);&quot;FN&quot;;&quot;TN&quot;) )" office:value-type="string" office:string-value="TP" calcext:value-type="string">
            <text:p>TP</text:p>
          </table:table-cell>
          <table:table-cell table:formula="of:=IF(OR([$humanevaluator.G48]=1;[$humanevaluator.G48]=3);     IF(OR([$chatgpt.I48]=1;[$chatgpt.I48]=3);&quot;TP&quot;;&quot;FP&quot;);     IF(OR([$chatgpt.I48]=1;[$chatgpt.I48]=3);&quot;FN&quot;;&quot;TN&quot;) )" office:value-type="string" office:string-value="FN" calcext:value-type="string">
            <text:p>FN</text:p>
          </table:table-cell>
          <table:table-cell table:formula="of:=IF(OR([$humanevaluator.H48]=1;[$humanevaluator.H48]=3);     IF(OR([$chatgpt.J48]=1;[$chatgpt.J48]=3);&quot;TP&quot;;&quot;FP&quot;);     IF(OR([$chatgpt.J48]=1;[$chatgpt.J48]=3);&quot;FN&quot;;&quot;TN&quot;) )" office:value-type="string" office:string-value="TN" calcext:value-type="string">
            <text:p>TN</text:p>
          </table:table-cell>
          <table:table-cell table:formula="of:=IF(OR([$humanevaluator.I48]=1;[$humanevaluator.I48]=3);     IF(OR([$chatgpt.K48]=1;[$chatgpt.K48]=3);&quot;TP&quot;;&quot;FP&quot;);     IF(OR([$chatgpt.K48]=1;[$chatgpt.K4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49]=1;[$humanevaluator.B49]=3);     IF(OR([$chatgpt.D49]=1;[$chatgpt.D49]=3);&quot;TP&quot;;&quot;FP&quot;);     IF(OR([$chatgpt.D49]=1;[$chatgpt.D49]=3);&quot;FN&quot;;&quot;TN&quot;) )" office:value-type="string" office:string-value="FN" calcext:value-type="string">
            <text:p>FN</text:p>
          </table:table-cell>
          <table:table-cell table:formula="of:=IF(OR([$humanevaluator.C49]=1;[$humanevaluator.C49]=3);     IF(OR([$chatgpt.E49]=1;[$chatgpt.E49]=3);&quot;TP&quot;;&quot;FP&quot;);     IF(OR([$chatgpt.E49]=1;[$chatgpt.E49]=3);&quot;FN&quot;;&quot;TN&quot;) )" office:value-type="string" office:string-value="FP" calcext:value-type="string">
            <text:p>FP</text:p>
          </table:table-cell>
          <table:table-cell table:formula="of:=IF(OR([$humanevaluator.D49]=1;[$humanevaluator.D49]=3);     IF(OR([$chatgpt.F49]=1;[$chatgpt.F49]=3);&quot;TP&quot;;&quot;FP&quot;);     IF(OR([$chatgpt.F49]=1;[$chatgpt.F49]=3);&quot;FN&quot;;&quot;TN&quot;) )" office:value-type="string" office:string-value="TP" calcext:value-type="string">
            <text:p>TP</text:p>
          </table:table-cell>
          <table:table-cell table:formula="of:=IF(OR([$humanevaluator.E49]=1;[$humanevaluator.E49]=3);     IF(OR([$chatgpt.G49]=1;[$chatgpt.G49]=3);&quot;TP&quot;;&quot;FP&quot;);     IF(OR([$chatgpt.G49]=1;[$chatgpt.G49]=3);&quot;FN&quot;;&quot;TN&quot;) )" office:value-type="string" office:string-value="TP" calcext:value-type="string">
            <text:p>TP</text:p>
          </table:table-cell>
          <table:table-cell table:formula="of:=IF(OR([$humanevaluator.F49]=1;[$humanevaluator.F49]=3);     IF(OR([$chatgpt.H49]=1;[$chatgpt.H49]=3);&quot;TP&quot;;&quot;FP&quot;);     IF(OR([$chatgpt.H49]=1;[$chatgpt.H49]=3);&quot;FN&quot;;&quot;TN&quot;) )" office:value-type="string" office:string-value="TP" calcext:value-type="string">
            <text:p>TP</text:p>
          </table:table-cell>
          <table:table-cell table:formula="of:=IF(OR([$humanevaluator.G49]=1;[$humanevaluator.G49]=3);     IF(OR([$chatgpt.I49]=1;[$chatgpt.I49]=3);&quot;TP&quot;;&quot;FP&quot;);     IF(OR([$chatgpt.I49]=1;[$chatgpt.I49]=3);&quot;FN&quot;;&quot;TN&quot;) )" office:value-type="string" office:string-value="TP" calcext:value-type="string">
            <text:p>TP</text:p>
          </table:table-cell>
          <table:table-cell table:formula="of:=IF(OR([$humanevaluator.H49]=1;[$humanevaluator.H49]=3);     IF(OR([$chatgpt.J49]=1;[$chatgpt.J49]=3);&quot;TP&quot;;&quot;FP&quot;);     IF(OR([$chatgpt.J49]=1;[$chatgpt.J49]=3);&quot;FN&quot;;&quot;TN&quot;) )" office:value-type="string" office:string-value="TN" calcext:value-type="string">
            <text:p>TN</text:p>
          </table:table-cell>
          <table:table-cell table:formula="of:=IF(OR([$humanevaluator.I49]=1;[$humanevaluator.I49]=3);     IF(OR([$chatgpt.K49]=1;[$chatgpt.K49]=3);&quot;TP&quot;;&quot;FP&quot;);     IF(OR([$chatgpt.K49]=1;[$chatgpt.K4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50]=1;[$humanevaluator.B50]=3);     IF(OR([$chatgpt.D50]=1;[$chatgpt.D50]=3);&quot;TP&quot;;&quot;FP&quot;);     IF(OR([$chatgpt.D50]=1;[$chatgpt.D50]=3);&quot;FN&quot;;&quot;TN&quot;) )" office:value-type="string" office:string-value="FN" calcext:value-type="string">
            <text:p>FN</text:p>
          </table:table-cell>
          <table:table-cell table:formula="of:=IF(OR([$humanevaluator.C50]=1;[$humanevaluator.C50]=3);     IF(OR([$chatgpt.E50]=1;[$chatgpt.E50]=3);&quot;TP&quot;;&quot;FP&quot;);     IF(OR([$chatgpt.E50]=1;[$chatgpt.E50]=3);&quot;FN&quot;;&quot;TN&quot;) )" office:value-type="string" office:string-value="FN" calcext:value-type="string">
            <text:p>FN</text:p>
          </table:table-cell>
          <table:table-cell table:formula="of:=IF(OR([$humanevaluator.D50]=1;[$humanevaluator.D50]=3);     IF(OR([$chatgpt.F50]=1;[$chatgpt.F50]=3);&quot;TP&quot;;&quot;FP&quot;);     IF(OR([$chatgpt.F50]=1;[$chatgpt.F50]=3);&quot;FN&quot;;&quot;TN&quot;) )" office:value-type="string" office:string-value="TP" calcext:value-type="string">
            <text:p>TP</text:p>
          </table:table-cell>
          <table:table-cell table:formula="of:=IF(OR([$humanevaluator.E50]=1;[$humanevaluator.E50]=3);     IF(OR([$chatgpt.G50]=1;[$chatgpt.G50]=3);&quot;TP&quot;;&quot;FP&quot;);     IF(OR([$chatgpt.G50]=1;[$chatgpt.G50]=3);&quot;FN&quot;;&quot;TN&quot;) )" office:value-type="string" office:string-value="TP" calcext:value-type="string">
            <text:p>TP</text:p>
          </table:table-cell>
          <table:table-cell table:formula="of:=IF(OR([$humanevaluator.F50]=1;[$humanevaluator.F50]=3);     IF(OR([$chatgpt.H50]=1;[$chatgpt.H50]=3);&quot;TP&quot;;&quot;FP&quot;);     IF(OR([$chatgpt.H50]=1;[$chatgpt.H50]=3);&quot;FN&quot;;&quot;TN&quot;) )" office:value-type="string" office:string-value="TP" calcext:value-type="string">
            <text:p>TP</text:p>
          </table:table-cell>
          <table:table-cell table:formula="of:=IF(OR([$humanevaluator.G50]=1;[$humanevaluator.G50]=3);     IF(OR([$chatgpt.I50]=1;[$chatgpt.I50]=3);&quot;TP&quot;;&quot;FP&quot;);     IF(OR([$chatgpt.I50]=1;[$chatgpt.I50]=3);&quot;FN&quot;;&quot;TN&quot;) )" office:value-type="string" office:string-value="TN" calcext:value-type="string">
            <text:p>TN</text:p>
          </table:table-cell>
          <table:table-cell table:formula="of:=IF(OR([$humanevaluator.H50]=1;[$humanevaluator.H50]=3);     IF(OR([$chatgpt.J50]=1;[$chatgpt.J50]=3);&quot;TP&quot;;&quot;FP&quot;);     IF(OR([$chatgpt.J50]=1;[$chatgpt.J50]=3);&quot;FN&quot;;&quot;TN&quot;) )" office:value-type="string" office:string-value="TN" calcext:value-type="string">
            <text:p>TN</text:p>
          </table:table-cell>
          <table:table-cell table:formula="of:=IF(OR([$humanevaluator.I50]=1;[$humanevaluator.I50]=3);     IF(OR([$chatgpt.K50]=1;[$chatgpt.K50]=3);&quot;TP&quot;;&quot;FP&quot;);     IF(OR([$chatgpt.K50]=1;[$chatgpt.K50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51]=1;[$humanevaluator.B51]=3);     IF(OR([$chatgpt.D51]=1;[$chatgpt.D51]=3);&quot;TP&quot;;&quot;FP&quot;);     IF(OR([$chatgpt.D51]=1;[$chatgpt.D51]=3);&quot;FN&quot;;&quot;TN&quot;) )" office:value-type="string" office:string-value="FN" calcext:value-type="string">
            <text:p>FN</text:p>
          </table:table-cell>
          <table:table-cell table:formula="of:=IF(OR([$humanevaluator.C51]=1;[$humanevaluator.C51]=3);     IF(OR([$chatgpt.E51]=1;[$chatgpt.E51]=3);&quot;TP&quot;;&quot;FP&quot;);     IF(OR([$chatgpt.E51]=1;[$chatgpt.E51]=3);&quot;FN&quot;;&quot;TN&quot;) )" office:value-type="string" office:string-value="FN" calcext:value-type="string">
            <text:p>FN</text:p>
          </table:table-cell>
          <table:table-cell table:formula="of:=IF(OR([$humanevaluator.D51]=1;[$humanevaluator.D51]=3);     IF(OR([$chatgpt.F51]=1;[$chatgpt.F51]=3);&quot;TP&quot;;&quot;FP&quot;);     IF(OR([$chatgpt.F51]=1;[$chatgpt.F51]=3);&quot;FN&quot;;&quot;TN&quot;) )" office:value-type="string" office:string-value="TP" calcext:value-type="string">
            <text:p>TP</text:p>
          </table:table-cell>
          <table:table-cell table:formula="of:=IF(OR([$humanevaluator.E51]=1;[$humanevaluator.E51]=3);     IF(OR([$chatgpt.G51]=1;[$chatgpt.G51]=3);&quot;TP&quot;;&quot;FP&quot;);     IF(OR([$chatgpt.G51]=1;[$chatgpt.G51]=3);&quot;FN&quot;;&quot;TN&quot;) )" office:value-type="string" office:string-value="TP" calcext:value-type="string">
            <text:p>TP</text:p>
          </table:table-cell>
          <table:table-cell table:formula="of:=IF(OR([$humanevaluator.F51]=1;[$humanevaluator.F51]=3);     IF(OR([$chatgpt.H51]=1;[$chatgpt.H51]=3);&quot;TP&quot;;&quot;FP&quot;);     IF(OR([$chatgpt.H51]=1;[$chatgpt.H51]=3);&quot;FN&quot;;&quot;TN&quot;) )" office:value-type="string" office:string-value="TP" calcext:value-type="string">
            <text:p>TP</text:p>
          </table:table-cell>
          <table:table-cell table:formula="of:=IF(OR([$humanevaluator.G51]=1;[$humanevaluator.G51]=3);     IF(OR([$chatgpt.I51]=1;[$chatgpt.I51]=3);&quot;TP&quot;;&quot;FP&quot;);     IF(OR([$chatgpt.I51]=1;[$chatgpt.I51]=3);&quot;FN&quot;;&quot;TN&quot;) )" office:value-type="string" office:string-value="FN" calcext:value-type="string">
            <text:p>FN</text:p>
          </table:table-cell>
          <table:table-cell table:formula="of:=IF(OR([$humanevaluator.H51]=1;[$humanevaluator.H51]=3);     IF(OR([$chatgpt.J51]=1;[$chatgpt.J51]=3);&quot;TP&quot;;&quot;FP&quot;);     IF(OR([$chatgpt.J51]=1;[$chatgpt.J51]=3);&quot;FN&quot;;&quot;TN&quot;) )" office:value-type="string" office:string-value="FP" calcext:value-type="string">
            <text:p>FP</text:p>
          </table:table-cell>
          <table:table-cell table:formula="of:=IF(OR([$humanevaluator.I51]=1;[$humanevaluator.I51]=3);     IF(OR([$chatgpt.K51]=1;[$chatgpt.K51]=3);&quot;TP&quot;;&quot;FP&quot;);     IF(OR([$chatgpt.K51]=1;[$chatgpt.K51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52]=1;[$humanevaluator.B52]=3);     IF(OR([$chatgpt.D52]=1;[$chatgpt.D52]=3);&quot;TP&quot;;&quot;FP&quot;);     IF(OR([$chatgpt.D52]=1;[$chatgpt.D52]=3);&quot;FN&quot;;&quot;TN&quot;) )" office:value-type="string" office:string-value="FN" calcext:value-type="string">
            <text:p>FN</text:p>
          </table:table-cell>
          <table:table-cell table:formula="of:=IF(OR([$humanevaluator.C52]=1;[$humanevaluator.C52]=3);     IF(OR([$chatgpt.E52]=1;[$chatgpt.E52]=3);&quot;TP&quot;;&quot;FP&quot;);     IF(OR([$chatgpt.E52]=1;[$chatgpt.E52]=3);&quot;FN&quot;;&quot;TN&quot;) )" office:value-type="string" office:string-value="TP" calcext:value-type="string">
            <text:p>TP</text:p>
          </table:table-cell>
          <table:table-cell table:formula="of:=IF(OR([$humanevaluator.D52]=1;[$humanevaluator.D52]=3);     IF(OR([$chatgpt.F52]=1;[$chatgpt.F52]=3);&quot;TP&quot;;&quot;FP&quot;);     IF(OR([$chatgpt.F52]=1;[$chatgpt.F52]=3);&quot;FN&quot;;&quot;TN&quot;) )" office:value-type="string" office:string-value="TP" calcext:value-type="string">
            <text:p>TP</text:p>
          </table:table-cell>
          <table:table-cell table:formula="of:=IF(OR([$humanevaluator.E52]=1;[$humanevaluator.E52]=3);     IF(OR([$chatgpt.G52]=1;[$chatgpt.G52]=3);&quot;TP&quot;;&quot;FP&quot;);     IF(OR([$chatgpt.G52]=1;[$chatgpt.G52]=3);&quot;FN&quot;;&quot;TN&quot;) )" office:value-type="string" office:string-value="TP" calcext:value-type="string">
            <text:p>TP</text:p>
          </table:table-cell>
          <table:table-cell table:formula="of:=IF(OR([$humanevaluator.F52]=1;[$humanevaluator.F52]=3);     IF(OR([$chatgpt.H52]=1;[$chatgpt.H52]=3);&quot;TP&quot;;&quot;FP&quot;);     IF(OR([$chatgpt.H52]=1;[$chatgpt.H52]=3);&quot;FN&quot;;&quot;TN&quot;) )" office:value-type="string" office:string-value="TP" calcext:value-type="string">
            <text:p>TP</text:p>
          </table:table-cell>
          <table:table-cell table:formula="of:=IF(OR([$humanevaluator.G52]=1;[$humanevaluator.G52]=3);     IF(OR([$chatgpt.I52]=1;[$chatgpt.I52]=3);&quot;TP&quot;;&quot;FP&quot;);     IF(OR([$chatgpt.I52]=1;[$chatgpt.I52]=3);&quot;FN&quot;;&quot;TN&quot;) )" office:value-type="string" office:string-value="TP" calcext:value-type="string">
            <text:p>TP</text:p>
          </table:table-cell>
          <table:table-cell table:formula="of:=IF(OR([$humanevaluator.H52]=1;[$humanevaluator.H52]=3);     IF(OR([$chatgpt.J52]=1;[$chatgpt.J52]=3);&quot;TP&quot;;&quot;FP&quot;);     IF(OR([$chatgpt.J52]=1;[$chatgpt.J52]=3);&quot;FN&quot;;&quot;TN&quot;) )" office:value-type="string" office:string-value="FP" calcext:value-type="string">
            <text:p>FP</text:p>
          </table:table-cell>
          <table:table-cell table:formula="of:=IF(OR([$humanevaluator.I52]=1;[$humanevaluator.I52]=3);     IF(OR([$chatgpt.K52]=1;[$chatgpt.K52]=3);&quot;TP&quot;;&quot;FP&quot;);     IF(OR([$chatgpt.K52]=1;[$chatgpt.K5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53]=1;[$humanevaluator.B53]=3);     IF(OR([$chatgpt.D53]=1;[$chatgpt.D53]=3);&quot;TP&quot;;&quot;FP&quot;);     IF(OR([$chatgpt.D53]=1;[$chatgpt.D53]=3);&quot;FN&quot;;&quot;TN&quot;) )" office:value-type="string" office:string-value="FN" calcext:value-type="string">
            <text:p>FN</text:p>
          </table:table-cell>
          <table:table-cell table:formula="of:=IF(OR([$humanevaluator.C53]=1;[$humanevaluator.C53]=3);     IF(OR([$chatgpt.E53]=1;[$chatgpt.E53]=3);&quot;TP&quot;;&quot;FP&quot;);     IF(OR([$chatgpt.E53]=1;[$chatgpt.E53]=3);&quot;FN&quot;;&quot;TN&quot;) )" office:value-type="string" office:string-value="TP" calcext:value-type="string">
            <text:p>TP</text:p>
          </table:table-cell>
          <table:table-cell table:formula="of:=IF(OR([$humanevaluator.D53]=1;[$humanevaluator.D53]=3);     IF(OR([$chatgpt.F53]=1;[$chatgpt.F53]=3);&quot;TP&quot;;&quot;FP&quot;);     IF(OR([$chatgpt.F53]=1;[$chatgpt.F53]=3);&quot;FN&quot;;&quot;TN&quot;) )" office:value-type="string" office:string-value="TP" calcext:value-type="string">
            <text:p>TP</text:p>
          </table:table-cell>
          <table:table-cell table:formula="of:=IF(OR([$humanevaluator.E53]=1;[$humanevaluator.E53]=3);     IF(OR([$chatgpt.G53]=1;[$chatgpt.G53]=3);&quot;TP&quot;;&quot;FP&quot;);     IF(OR([$chatgpt.G53]=1;[$chatgpt.G53]=3);&quot;FN&quot;;&quot;TN&quot;) )" office:value-type="string" office:string-value="TP" calcext:value-type="string">
            <text:p>TP</text:p>
          </table:table-cell>
          <table:table-cell table:formula="of:=IF(OR([$humanevaluator.F53]=1;[$humanevaluator.F53]=3);     IF(OR([$chatgpt.H53]=1;[$chatgpt.H53]=3);&quot;TP&quot;;&quot;FP&quot;);     IF(OR([$chatgpt.H53]=1;[$chatgpt.H53]=3);&quot;FN&quot;;&quot;TN&quot;) )" office:value-type="string" office:string-value="TP" calcext:value-type="string">
            <text:p>TP</text:p>
          </table:table-cell>
          <table:table-cell table:formula="of:=IF(OR([$humanevaluator.G53]=1;[$humanevaluator.G53]=3);     IF(OR([$chatgpt.I53]=1;[$chatgpt.I53]=3);&quot;TP&quot;;&quot;FP&quot;);     IF(OR([$chatgpt.I53]=1;[$chatgpt.I53]=3);&quot;FN&quot;;&quot;TN&quot;) )" office:value-type="string" office:string-value="TP" calcext:value-type="string">
            <text:p>TP</text:p>
          </table:table-cell>
          <table:table-cell table:formula="of:=IF(OR([$humanevaluator.H53]=1;[$humanevaluator.H53]=3);     IF(OR([$chatgpt.J53]=1;[$chatgpt.J53]=3);&quot;TP&quot;;&quot;FP&quot;);     IF(OR([$chatgpt.J53]=1;[$chatgpt.J53]=3);&quot;FN&quot;;&quot;TN&quot;) )" office:value-type="string" office:string-value="FP" calcext:value-type="string">
            <text:p>FP</text:p>
          </table:table-cell>
          <table:table-cell table:formula="of:=IF(OR([$humanevaluator.I53]=1;[$humanevaluator.I53]=3);     IF(OR([$chatgpt.K53]=1;[$chatgpt.K53]=3);&quot;TP&quot;;&quot;FP&quot;);     IF(OR([$chatgpt.K53]=1;[$chatgpt.K5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54]=1;[$humanevaluator.B54]=3);     IF(OR([$chatgpt.D54]=1;[$chatgpt.D54]=3);&quot;TP&quot;;&quot;FP&quot;);     IF(OR([$chatgpt.D54]=1;[$chatgpt.D54]=3);&quot;FN&quot;;&quot;TN&quot;) )" office:value-type="string" office:string-value="TP" calcext:value-type="string">
            <text:p>TP</text:p>
          </table:table-cell>
          <table:table-cell table:formula="of:=IF(OR([$humanevaluator.C54]=1;[$humanevaluator.C54]=3);     IF(OR([$chatgpt.E54]=1;[$chatgpt.E54]=3);&quot;TP&quot;;&quot;FP&quot;);     IF(OR([$chatgpt.E54]=1;[$chatgpt.E54]=3);&quot;FN&quot;;&quot;TN&quot;) )" office:value-type="string" office:string-value="TP" calcext:value-type="string">
            <text:p>TP</text:p>
          </table:table-cell>
          <table:table-cell table:formula="of:=IF(OR([$humanevaluator.D54]=1;[$humanevaluator.D54]=3);     IF(OR([$chatgpt.F54]=1;[$chatgpt.F54]=3);&quot;TP&quot;;&quot;FP&quot;);     IF(OR([$chatgpt.F54]=1;[$chatgpt.F54]=3);&quot;FN&quot;;&quot;TN&quot;) )" office:value-type="string" office:string-value="TP" calcext:value-type="string">
            <text:p>TP</text:p>
          </table:table-cell>
          <table:table-cell table:formula="of:=IF(OR([$humanevaluator.E54]=1;[$humanevaluator.E54]=3);     IF(OR([$chatgpt.G54]=1;[$chatgpt.G54]=3);&quot;TP&quot;;&quot;FP&quot;);     IF(OR([$chatgpt.G54]=1;[$chatgpt.G54]=3);&quot;FN&quot;;&quot;TN&quot;) )" office:value-type="string" office:string-value="TP" calcext:value-type="string">
            <text:p>TP</text:p>
          </table:table-cell>
          <table:table-cell table:formula="of:=IF(OR([$humanevaluator.F54]=1;[$humanevaluator.F54]=3);     IF(OR([$chatgpt.H54]=1;[$chatgpt.H54]=3);&quot;TP&quot;;&quot;FP&quot;);     IF(OR([$chatgpt.H54]=1;[$chatgpt.H54]=3);&quot;FN&quot;;&quot;TN&quot;) )" office:value-type="string" office:string-value="TP" calcext:value-type="string">
            <text:p>TP</text:p>
          </table:table-cell>
          <table:table-cell table:formula="of:=IF(OR([$humanevaluator.G54]=1;[$humanevaluator.G54]=3);     IF(OR([$chatgpt.I54]=1;[$chatgpt.I54]=3);&quot;TP&quot;;&quot;FP&quot;);     IF(OR([$chatgpt.I54]=1;[$chatgpt.I54]=3);&quot;FN&quot;;&quot;TN&quot;) )" office:value-type="string" office:string-value="TP" calcext:value-type="string">
            <text:p>TP</text:p>
          </table:table-cell>
          <table:table-cell table:formula="of:=IF(OR([$humanevaluator.H54]=1;[$humanevaluator.H54]=3);     IF(OR([$chatgpt.J54]=1;[$chatgpt.J54]=3);&quot;TP&quot;;&quot;FP&quot;);     IF(OR([$chatgpt.J54]=1;[$chatgpt.J54]=3);&quot;FN&quot;;&quot;TN&quot;) )" office:value-type="string" office:string-value="FP" calcext:value-type="string">
            <text:p>FP</text:p>
          </table:table-cell>
          <table:table-cell table:formula="of:=IF(OR([$humanevaluator.I54]=1;[$humanevaluator.I54]=3);     IF(OR([$chatgpt.K54]=1;[$chatgpt.K54]=3);&quot;TP&quot;;&quot;FP&quot;);     IF(OR([$chatgpt.K54]=1;[$chatgpt.K5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59]=1;[$humanevaluator.B59]=3);     IF(OR([$chatgpt.D59]=1;[$chatgpt.D59]=3);&quot;TP&quot;;&quot;FP&quot;);     IF(OR([$chatgpt.D59]=1;[$chatgpt.D59]=3);&quot;FN&quot;;&quot;TN&quot;) )" office:value-type="string" office:string-value="FN" calcext:value-type="string">
            <text:p>FN</text:p>
          </table:table-cell>
          <table:table-cell table:formula="of:=IF(OR([$humanevaluator.C59]=1;[$humanevaluator.C59]=3);     IF(OR([$chatgpt.E59]=1;[$chatgpt.E59]=3);&quot;TP&quot;;&quot;FP&quot;);     IF(OR([$chatgpt.E59]=1;[$chatgpt.E59]=3);&quot;FN&quot;;&quot;TN&quot;) )" office:value-type="string" office:string-value="TN" calcext:value-type="string">
            <text:p>TN</text:p>
          </table:table-cell>
          <table:table-cell table:formula="of:=IF(OR([$humanevaluator.D59]=1;[$humanevaluator.D59]=3);     IF(OR([$chatgpt.F59]=1;[$chatgpt.F59]=3);&quot;TP&quot;;&quot;FP&quot;);     IF(OR([$chatgpt.F59]=1;[$chatgpt.F59]=3);&quot;FN&quot;;&quot;TN&quot;) )" office:value-type="string" office:string-value="FN" calcext:value-type="string">
            <text:p>FN</text:p>
          </table:table-cell>
          <table:table-cell table:formula="of:=IF(OR([$humanevaluator.E59]=1;[$humanevaluator.E59]=3);     IF(OR([$chatgpt.G59]=1;[$chatgpt.G59]=3);&quot;TP&quot;;&quot;FP&quot;);     IF(OR([$chatgpt.G59]=1;[$chatgpt.G59]=3);&quot;FN&quot;;&quot;TN&quot;) )" office:value-type="string" office:string-value="FN" calcext:value-type="string">
            <text:p>FN</text:p>
          </table:table-cell>
          <table:table-cell table:formula="of:=IF(OR([$humanevaluator.F59]=1;[$humanevaluator.F59]=3);     IF(OR([$chatgpt.H59]=1;[$chatgpt.H59]=3);&quot;TP&quot;;&quot;FP&quot;);     IF(OR([$chatgpt.H59]=1;[$chatgpt.H59]=3);&quot;FN&quot;;&quot;TN&quot;) )" office:value-type="string" office:string-value="TP" calcext:value-type="string">
            <text:p>TP</text:p>
          </table:table-cell>
          <table:table-cell table:formula="of:=IF(OR([$humanevaluator.G59]=1;[$humanevaluator.G59]=3);     IF(OR([$chatgpt.I59]=1;[$chatgpt.I59]=3);&quot;TP&quot;;&quot;FP&quot;);     IF(OR([$chatgpt.I59]=1;[$chatgpt.I59]=3);&quot;FN&quot;;&quot;TN&quot;) )" office:value-type="string" office:string-value="FN" calcext:value-type="string">
            <text:p>FN</text:p>
          </table:table-cell>
          <table:table-cell table:formula="of:=IF(OR([$humanevaluator.H59]=1;[$humanevaluator.H59]=3);     IF(OR([$chatgpt.J59]=1;[$chatgpt.J59]=3);&quot;TP&quot;;&quot;FP&quot;);     IF(OR([$chatgpt.J59]=1;[$chatgpt.J59]=3);&quot;FN&quot;;&quot;TN&quot;) )" office:value-type="string" office:string-value="TN" calcext:value-type="string">
            <text:p>TN</text:p>
          </table:table-cell>
          <table:table-cell table:formula="of:=IF(OR([$humanevaluator.I59]=1;[$humanevaluator.I59]=3);     IF(OR([$chatgpt.K59]=1;[$chatgpt.K59]=3);&quot;TP&quot;;&quot;FP&quot;);     IF(OR([$chatgpt.K59]=1;[$chatgpt.K5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60]=1;[$humanevaluator.B60]=3);     IF(OR([$chatgpt.D60]=1;[$chatgpt.D60]=3);&quot;TP&quot;;&quot;FP&quot;);     IF(OR([$chatgpt.D60]=1;[$chatgpt.D60]=3);&quot;FN&quot;;&quot;TN&quot;) )" office:value-type="string" office:string-value="FN" calcext:value-type="string">
            <text:p>FN</text:p>
          </table:table-cell>
          <table:table-cell table:formula="of:=IF(OR([$humanevaluator.C60]=1;[$humanevaluator.C60]=3);     IF(OR([$chatgpt.E60]=1;[$chatgpt.E60]=3);&quot;TP&quot;;&quot;FP&quot;);     IF(OR([$chatgpt.E60]=1;[$chatgpt.E60]=3);&quot;FN&quot;;&quot;TN&quot;) )" office:value-type="string" office:string-value="TN" calcext:value-type="string">
            <text:p>TN</text:p>
          </table:table-cell>
          <table:table-cell table:formula="of:=IF(OR([$humanevaluator.D60]=1;[$humanevaluator.D60]=3);     IF(OR([$chatgpt.F60]=1;[$chatgpt.F60]=3);&quot;TP&quot;;&quot;FP&quot;);     IF(OR([$chatgpt.F60]=1;[$chatgpt.F60]=3);&quot;FN&quot;;&quot;TN&quot;) )" office:value-type="string" office:string-value="TP" calcext:value-type="string">
            <text:p>TP</text:p>
          </table:table-cell>
          <table:table-cell table:formula="of:=IF(OR([$humanevaluator.E60]=1;[$humanevaluator.E60]=3);     IF(OR([$chatgpt.G60]=1;[$chatgpt.G60]=3);&quot;TP&quot;;&quot;FP&quot;);     IF(OR([$chatgpt.G60]=1;[$chatgpt.G60]=3);&quot;FN&quot;;&quot;TN&quot;) )" office:value-type="string" office:string-value="TP" calcext:value-type="string">
            <text:p>TP</text:p>
          </table:table-cell>
          <table:table-cell table:formula="of:=IF(OR([$humanevaluator.F60]=1;[$humanevaluator.F60]=3);     IF(OR([$chatgpt.H60]=1;[$chatgpt.H60]=3);&quot;TP&quot;;&quot;FP&quot;);     IF(OR([$chatgpt.H60]=1;[$chatgpt.H60]=3);&quot;FN&quot;;&quot;TN&quot;) )" office:value-type="string" office:string-value="TP" calcext:value-type="string">
            <text:p>TP</text:p>
          </table:table-cell>
          <table:table-cell table:formula="of:=IF(OR([$humanevaluator.G60]=1;[$humanevaluator.G60]=3);     IF(OR([$chatgpt.I60]=1;[$chatgpt.I60]=3);&quot;TP&quot;;&quot;FP&quot;);     IF(OR([$chatgpt.I60]=1;[$chatgpt.I60]=3);&quot;FN&quot;;&quot;TN&quot;) )" office:value-type="string" office:string-value="FN" calcext:value-type="string">
            <text:p>FN</text:p>
          </table:table-cell>
          <table:table-cell table:formula="of:=IF(OR([$humanevaluator.H60]=1;[$humanevaluator.H60]=3);     IF(OR([$chatgpt.J60]=1;[$chatgpt.J60]=3);&quot;TP&quot;;&quot;FP&quot;);     IF(OR([$chatgpt.J60]=1;[$chatgpt.J60]=3);&quot;FN&quot;;&quot;TN&quot;) )" office:value-type="string" office:string-value="TN" calcext:value-type="string">
            <text:p>TN</text:p>
          </table:table-cell>
          <table:table-cell table:formula="of:=IF(OR([$humanevaluator.I60]=1;[$humanevaluator.I60]=3);     IF(OR([$chatgpt.K60]=1;[$chatgpt.K60]=3);&quot;TP&quot;;&quot;FP&quot;);     IF(OR([$chatgpt.K60]=1;[$chatgpt.K6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61]=1;[$humanevaluator.B61]=3);     IF(OR([$chatgpt.D61]=1;[$chatgpt.D61]=3);&quot;TP&quot;;&quot;FP&quot;);     IF(OR([$chatgpt.D61]=1;[$chatgpt.D61]=3);&quot;FN&quot;;&quot;TN&quot;) )" office:value-type="string" office:string-value="FN" calcext:value-type="string">
            <text:p>FN</text:p>
          </table:table-cell>
          <table:table-cell table:formula="of:=IF(OR([$humanevaluator.C61]=1;[$humanevaluator.C61]=3);     IF(OR([$chatgpt.E61]=1;[$chatgpt.E61]=3);&quot;TP&quot;;&quot;FP&quot;);     IF(OR([$chatgpt.E61]=1;[$chatgpt.E61]=3);&quot;FN&quot;;&quot;TN&quot;) )" office:value-type="string" office:string-value="FN" calcext:value-type="string">
            <text:p>FN</text:p>
          </table:table-cell>
          <table:table-cell table:formula="of:=IF(OR([$humanevaluator.D61]=1;[$humanevaluator.D61]=3);     IF(OR([$chatgpt.F61]=1;[$chatgpt.F61]=3);&quot;TP&quot;;&quot;FP&quot;);     IF(OR([$chatgpt.F61]=1;[$chatgpt.F61]=3);&quot;FN&quot;;&quot;TN&quot;) )" office:value-type="string" office:string-value="TP" calcext:value-type="string">
            <text:p>TP</text:p>
          </table:table-cell>
          <table:table-cell table:formula="of:=IF(OR([$humanevaluator.E61]=1;[$humanevaluator.E61]=3);     IF(OR([$chatgpt.G61]=1;[$chatgpt.G61]=3);&quot;TP&quot;;&quot;FP&quot;);     IF(OR([$chatgpt.G61]=1;[$chatgpt.G61]=3);&quot;FN&quot;;&quot;TN&quot;) )" office:value-type="string" office:string-value="FN" calcext:value-type="string">
            <text:p>FN</text:p>
          </table:table-cell>
          <table:table-cell table:formula="of:=IF(OR([$humanevaluator.F61]=1;[$humanevaluator.F61]=3);     IF(OR([$chatgpt.H61]=1;[$chatgpt.H61]=3);&quot;TP&quot;;&quot;FP&quot;);     IF(OR([$chatgpt.H61]=1;[$chatgpt.H61]=3);&quot;FN&quot;;&quot;TN&quot;) )" office:value-type="string" office:string-value="TP" calcext:value-type="string">
            <text:p>TP</text:p>
          </table:table-cell>
          <table:table-cell table:formula="of:=IF(OR([$humanevaluator.G61]=1;[$humanevaluator.G61]=3);     IF(OR([$chatgpt.I61]=1;[$chatgpt.I61]=3);&quot;TP&quot;;&quot;FP&quot;);     IF(OR([$chatgpt.I61]=1;[$chatgpt.I61]=3);&quot;FN&quot;;&quot;TN&quot;) )" office:value-type="string" office:string-value="FN" calcext:value-type="string">
            <text:p>FN</text:p>
          </table:table-cell>
          <table:table-cell table:formula="of:=IF(OR([$humanevaluator.H61]=1;[$humanevaluator.H61]=3);     IF(OR([$chatgpt.J61]=1;[$chatgpt.J61]=3);&quot;TP&quot;;&quot;FP&quot;);     IF(OR([$chatgpt.J61]=1;[$chatgpt.J61]=3);&quot;FN&quot;;&quot;TN&quot;) )" office:value-type="string" office:string-value="TN" calcext:value-type="string">
            <text:p>TN</text:p>
          </table:table-cell>
          <table:table-cell table:formula="of:=IF(OR([$humanevaluator.I61]=1;[$humanevaluator.I61]=3);     IF(OR([$chatgpt.K61]=1;[$chatgpt.K61]=3);&quot;TP&quot;;&quot;FP&quot;);     IF(OR([$chatgpt.K61]=1;[$chatgpt.K6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62]=1;[$humanevaluator.B62]=3);     IF(OR([$chatgpt.D62]=1;[$chatgpt.D62]=3);&quot;TP&quot;;&quot;FP&quot;);     IF(OR([$chatgpt.D62]=1;[$chatgpt.D62]=3);&quot;FN&quot;;&quot;TN&quot;) )" office:value-type="string" office:string-value="FN" calcext:value-type="string">
            <text:p>FN</text:p>
          </table:table-cell>
          <table:table-cell table:formula="of:=IF(OR([$humanevaluator.C62]=1;[$humanevaluator.C62]=3);     IF(OR([$chatgpt.E62]=1;[$chatgpt.E62]=3);&quot;TP&quot;;&quot;FP&quot;);     IF(OR([$chatgpt.E62]=1;[$chatgpt.E62]=3);&quot;FN&quot;;&quot;TN&quot;) )" office:value-type="string" office:string-value="FN" calcext:value-type="string">
            <text:p>FN</text:p>
          </table:table-cell>
          <table:table-cell table:formula="of:=IF(OR([$humanevaluator.D62]=1;[$humanevaluator.D62]=3);     IF(OR([$chatgpt.F62]=1;[$chatgpt.F62]=3);&quot;TP&quot;;&quot;FP&quot;);     IF(OR([$chatgpt.F62]=1;[$chatgpt.F62]=3);&quot;FN&quot;;&quot;TN&quot;) )" office:value-type="string" office:string-value="TP" calcext:value-type="string">
            <text:p>TP</text:p>
          </table:table-cell>
          <table:table-cell table:formula="of:=IF(OR([$humanevaluator.E62]=1;[$humanevaluator.E62]=3);     IF(OR([$chatgpt.G62]=1;[$chatgpt.G62]=3);&quot;TP&quot;;&quot;FP&quot;);     IF(OR([$chatgpt.G62]=1;[$chatgpt.G62]=3);&quot;FN&quot;;&quot;TN&quot;) )" office:value-type="string" office:string-value="TP" calcext:value-type="string">
            <text:p>TP</text:p>
          </table:table-cell>
          <table:table-cell table:formula="of:=IF(OR([$humanevaluator.F62]=1;[$humanevaluator.F62]=3);     IF(OR([$chatgpt.H62]=1;[$chatgpt.H62]=3);&quot;TP&quot;;&quot;FP&quot;);     IF(OR([$chatgpt.H62]=1;[$chatgpt.H62]=3);&quot;FN&quot;;&quot;TN&quot;) )" office:value-type="string" office:string-value="TP" calcext:value-type="string">
            <text:p>TP</text:p>
          </table:table-cell>
          <table:table-cell table:formula="of:=IF(OR([$humanevaluator.G62]=1;[$humanevaluator.G62]=3);     IF(OR([$chatgpt.I62]=1;[$chatgpt.I62]=3);&quot;TP&quot;;&quot;FP&quot;);     IF(OR([$chatgpt.I62]=1;[$chatgpt.I62]=3);&quot;FN&quot;;&quot;TN&quot;) )" office:value-type="string" office:string-value="FN" calcext:value-type="string">
            <text:p>FN</text:p>
          </table:table-cell>
          <table:table-cell table:formula="of:=IF(OR([$humanevaluator.H62]=1;[$humanevaluator.H62]=3);     IF(OR([$chatgpt.J62]=1;[$chatgpt.J62]=3);&quot;TP&quot;;&quot;FP&quot;);     IF(OR([$chatgpt.J62]=1;[$chatgpt.J62]=3);&quot;FN&quot;;&quot;TN&quot;) )" office:value-type="string" office:string-value="TN" calcext:value-type="string">
            <text:p>TN</text:p>
          </table:table-cell>
          <table:table-cell table:formula="of:=IF(OR([$humanevaluator.I62]=1;[$humanevaluator.I62]=3);     IF(OR([$chatgpt.K62]=1;[$chatgpt.K62]=3);&quot;TP&quot;;&quot;FP&quot;);     IF(OR([$chatgpt.K62]=1;[$chatgpt.K6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63]=1;[$humanevaluator.B63]=3);     IF(OR([$chatgpt.D63]=1;[$chatgpt.D63]=3);&quot;TP&quot;;&quot;FP&quot;);     IF(OR([$chatgpt.D63]=1;[$chatgpt.D63]=3);&quot;FN&quot;;&quot;TN&quot;) )" office:value-type="string" office:string-value="FN" calcext:value-type="string">
            <text:p>FN</text:p>
          </table:table-cell>
          <table:table-cell table:formula="of:=IF(OR([$humanevaluator.C63]=1;[$humanevaluator.C63]=3);     IF(OR([$chatgpt.E63]=1;[$chatgpt.E63]=3);&quot;TP&quot;;&quot;FP&quot;);     IF(OR([$chatgpt.E63]=1;[$chatgpt.E63]=3);&quot;FN&quot;;&quot;TN&quot;) )" office:value-type="string" office:string-value="TN" calcext:value-type="string">
            <text:p>TN</text:p>
          </table:table-cell>
          <table:table-cell table:formula="of:=IF(OR([$humanevaluator.D63]=1;[$humanevaluator.D63]=3);     IF(OR([$chatgpt.F63]=1;[$chatgpt.F63]=3);&quot;TP&quot;;&quot;FP&quot;);     IF(OR([$chatgpt.F63]=1;[$chatgpt.F63]=3);&quot;FN&quot;;&quot;TN&quot;) )" office:value-type="string" office:string-value="TP" calcext:value-type="string">
            <text:p>TP</text:p>
          </table:table-cell>
          <table:table-cell table:formula="of:=IF(OR([$humanevaluator.E63]=1;[$humanevaluator.E63]=3);     IF(OR([$chatgpt.G63]=1;[$chatgpt.G63]=3);&quot;TP&quot;;&quot;FP&quot;);     IF(OR([$chatgpt.G63]=1;[$chatgpt.G63]=3);&quot;FN&quot;;&quot;TN&quot;) )" office:value-type="string" office:string-value="TP" calcext:value-type="string">
            <text:p>TP</text:p>
          </table:table-cell>
          <table:table-cell table:formula="of:=IF(OR([$humanevaluator.F63]=1;[$humanevaluator.F63]=3);     IF(OR([$chatgpt.H63]=1;[$chatgpt.H63]=3);&quot;TP&quot;;&quot;FP&quot;);     IF(OR([$chatgpt.H63]=1;[$chatgpt.H63]=3);&quot;FN&quot;;&quot;TN&quot;) )" office:value-type="string" office:string-value="TP" calcext:value-type="string">
            <text:p>TP</text:p>
          </table:table-cell>
          <table:table-cell table:formula="of:=IF(OR([$humanevaluator.G63]=1;[$humanevaluator.G63]=3);     IF(OR([$chatgpt.I63]=1;[$chatgpt.I63]=3);&quot;TP&quot;;&quot;FP&quot;);     IF(OR([$chatgpt.I63]=1;[$chatgpt.I63]=3);&quot;FN&quot;;&quot;TN&quot;) )" office:value-type="string" office:string-value="FN" calcext:value-type="string">
            <text:p>FN</text:p>
          </table:table-cell>
          <table:table-cell table:formula="of:=IF(OR([$humanevaluator.H63]=1;[$humanevaluator.H63]=3);     IF(OR([$chatgpt.J63]=1;[$chatgpt.J63]=3);&quot;TP&quot;;&quot;FP&quot;);     IF(OR([$chatgpt.J63]=1;[$chatgpt.J63]=3);&quot;FN&quot;;&quot;TN&quot;) )" office:value-type="string" office:string-value="TN" calcext:value-type="string">
            <text:p>TN</text:p>
          </table:table-cell>
          <table:table-cell table:formula="of:=IF(OR([$humanevaluator.I63]=1;[$humanevaluator.I63]=3);     IF(OR([$chatgpt.K63]=1;[$chatgpt.K63]=3);&quot;TP&quot;;&quot;FP&quot;);     IF(OR([$chatgpt.K63]=1;[$chatgpt.K6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64]=1;[$humanevaluator.B64]=3);     IF(OR([$chatgpt.D64]=1;[$chatgpt.D64]=3);&quot;TP&quot;;&quot;FP&quot;);     IF(OR([$chatgpt.D64]=1;[$chatgpt.D64]=3);&quot;FN&quot;;&quot;TN&quot;) )" office:value-type="string" office:string-value="FN" calcext:value-type="string">
            <text:p>FN</text:p>
          </table:table-cell>
          <table:table-cell table:formula="of:=IF(OR([$humanevaluator.C64]=1;[$humanevaluator.C64]=3);     IF(OR([$chatgpt.E64]=1;[$chatgpt.E64]=3);&quot;TP&quot;;&quot;FP&quot;);     IF(OR([$chatgpt.E64]=1;[$chatgpt.E64]=3);&quot;FN&quot;;&quot;TN&quot;) )" office:value-type="string" office:string-value="TN" calcext:value-type="string">
            <text:p>TN</text:p>
          </table:table-cell>
          <table:table-cell table:formula="of:=IF(OR([$humanevaluator.D64]=1;[$humanevaluator.D64]=3);     IF(OR([$chatgpt.F64]=1;[$chatgpt.F64]=3);&quot;TP&quot;;&quot;FP&quot;);     IF(OR([$chatgpt.F64]=1;[$chatgpt.F64]=3);&quot;FN&quot;;&quot;TN&quot;) )" office:value-type="string" office:string-value="FN" calcext:value-type="string">
            <text:p>FN</text:p>
          </table:table-cell>
          <table:table-cell table:formula="of:=IF(OR([$humanevaluator.E64]=1;[$humanevaluator.E64]=3);     IF(OR([$chatgpt.G64]=1;[$chatgpt.G64]=3);&quot;TP&quot;;&quot;FP&quot;);     IF(OR([$chatgpt.G64]=1;[$chatgpt.G64]=3);&quot;FN&quot;;&quot;TN&quot;) )" office:value-type="string" office:string-value="TP" calcext:value-type="string">
            <text:p>TP</text:p>
          </table:table-cell>
          <table:table-cell table:formula="of:=IF(OR([$humanevaluator.F64]=1;[$humanevaluator.F64]=3);     IF(OR([$chatgpt.H64]=1;[$chatgpt.H64]=3);&quot;TP&quot;;&quot;FP&quot;);     IF(OR([$chatgpt.H64]=1;[$chatgpt.H64]=3);&quot;FN&quot;;&quot;TN&quot;) )" office:value-type="string" office:string-value="TP" calcext:value-type="string">
            <text:p>TP</text:p>
          </table:table-cell>
          <table:table-cell table:formula="of:=IF(OR([$humanevaluator.G64]=1;[$humanevaluator.G64]=3);     IF(OR([$chatgpt.I64]=1;[$chatgpt.I64]=3);&quot;TP&quot;;&quot;FP&quot;);     IF(OR([$chatgpt.I64]=1;[$chatgpt.I64]=3);&quot;FN&quot;;&quot;TN&quot;) )" office:value-type="string" office:string-value="FN" calcext:value-type="string">
            <text:p>FN</text:p>
          </table:table-cell>
          <table:table-cell table:formula="of:=IF(OR([$humanevaluator.H64]=1;[$humanevaluator.H64]=3);     IF(OR([$chatgpt.J64]=1;[$chatgpt.J64]=3);&quot;TP&quot;;&quot;FP&quot;);     IF(OR([$chatgpt.J64]=1;[$chatgpt.J64]=3);&quot;FN&quot;;&quot;TN&quot;) )" office:value-type="string" office:string-value="TN" calcext:value-type="string">
            <text:p>TN</text:p>
          </table:table-cell>
          <table:table-cell table:formula="of:=IF(OR([$humanevaluator.I64]=1;[$humanevaluator.I64]=3);     IF(OR([$chatgpt.K64]=1;[$chatgpt.K64]=3);&quot;TP&quot;;&quot;FP&quot;);     IF(OR([$chatgpt.K64]=1;[$chatgpt.K6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65]=1;[$humanevaluator.B65]=3);     IF(OR([$chatgpt.D65]=1;[$chatgpt.D65]=3);&quot;TP&quot;;&quot;FP&quot;);     IF(OR([$chatgpt.D65]=1;[$chatgpt.D65]=3);&quot;FN&quot;;&quot;TN&quot;) )" office:value-type="string" office:string-value="FN" calcext:value-type="string">
            <text:p>FN</text:p>
          </table:table-cell>
          <table:table-cell table:formula="of:=IF(OR([$humanevaluator.C65]=1;[$humanevaluator.C65]=3);     IF(OR([$chatgpt.E65]=1;[$chatgpt.E65]=3);&quot;TP&quot;;&quot;FP&quot;);     IF(OR([$chatgpt.E65]=1;[$chatgpt.E65]=3);&quot;FN&quot;;&quot;TN&quot;) )" office:value-type="string" office:string-value="TN" calcext:value-type="string">
            <text:p>TN</text:p>
          </table:table-cell>
          <table:table-cell table:formula="of:=IF(OR([$humanevaluator.D65]=1;[$humanevaluator.D65]=3);     IF(OR([$chatgpt.F65]=1;[$chatgpt.F65]=3);&quot;TP&quot;;&quot;FP&quot;);     IF(OR([$chatgpt.F65]=1;[$chatgpt.F65]=3);&quot;FN&quot;;&quot;TN&quot;) )" office:value-type="string" office:string-value="FN" calcext:value-type="string">
            <text:p>FN</text:p>
          </table:table-cell>
          <table:table-cell table:formula="of:=IF(OR([$humanevaluator.E65]=1;[$humanevaluator.E65]=3);     IF(OR([$chatgpt.G65]=1;[$chatgpt.G65]=3);&quot;TP&quot;;&quot;FP&quot;);     IF(OR([$chatgpt.G65]=1;[$chatgpt.G65]=3);&quot;FN&quot;;&quot;TN&quot;) )" office:value-type="string" office:string-value="TP" calcext:value-type="string">
            <text:p>TP</text:p>
          </table:table-cell>
          <table:table-cell table:formula="of:=IF(OR([$humanevaluator.F65]=1;[$humanevaluator.F65]=3);     IF(OR([$chatgpt.H65]=1;[$chatgpt.H65]=3);&quot;TP&quot;;&quot;FP&quot;);     IF(OR([$chatgpt.H65]=1;[$chatgpt.H65]=3);&quot;FN&quot;;&quot;TN&quot;) )" office:value-type="string" office:string-value="TP" calcext:value-type="string">
            <text:p>TP</text:p>
          </table:table-cell>
          <table:table-cell table:formula="of:=IF(OR([$humanevaluator.G65]=1;[$humanevaluator.G65]=3);     IF(OR([$chatgpt.I65]=1;[$chatgpt.I65]=3);&quot;TP&quot;;&quot;FP&quot;);     IF(OR([$chatgpt.I65]=1;[$chatgpt.I65]=3);&quot;FN&quot;;&quot;TN&quot;) )" office:value-type="string" office:string-value="FN" calcext:value-type="string">
            <text:p>FN</text:p>
          </table:table-cell>
          <table:table-cell table:formula="of:=IF(OR([$humanevaluator.H65]=1;[$humanevaluator.H65]=3);     IF(OR([$chatgpt.J65]=1;[$chatgpt.J65]=3);&quot;TP&quot;;&quot;FP&quot;);     IF(OR([$chatgpt.J65]=1;[$chatgpt.J65]=3);&quot;FN&quot;;&quot;TN&quot;) )" office:value-type="string" office:string-value="TN" calcext:value-type="string">
            <text:p>TN</text:p>
          </table:table-cell>
          <table:table-cell table:formula="of:=IF(OR([$humanevaluator.I65]=1;[$humanevaluator.I65]=3);     IF(OR([$chatgpt.K65]=1;[$chatgpt.K65]=3);&quot;TP&quot;;&quot;FP&quot;);     IF(OR([$chatgpt.K65]=1;[$chatgpt.K6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66]=1;[$humanevaluator.B66]=3);     IF(OR([$chatgpt.D66]=1;[$chatgpt.D66]=3);&quot;TP&quot;;&quot;FP&quot;);     IF(OR([$chatgpt.D66]=1;[$chatgpt.D66]=3);&quot;FN&quot;;&quot;TN&quot;) )" office:value-type="string" office:string-value="FN" calcext:value-type="string">
            <text:p>FN</text:p>
          </table:table-cell>
          <table:table-cell table:formula="of:=IF(OR([$humanevaluator.C66]=1;[$humanevaluator.C66]=3);     IF(OR([$chatgpt.E66]=1;[$chatgpt.E66]=3);&quot;TP&quot;;&quot;FP&quot;);     IF(OR([$chatgpt.E66]=1;[$chatgpt.E66]=3);&quot;FN&quot;;&quot;TN&quot;) )" office:value-type="string" office:string-value="FN" calcext:value-type="string">
            <text:p>FN</text:p>
          </table:table-cell>
          <table:table-cell table:formula="of:=IF(OR([$humanevaluator.D66]=1;[$humanevaluator.D66]=3);     IF(OR([$chatgpt.F66]=1;[$chatgpt.F66]=3);&quot;TP&quot;;&quot;FP&quot;);     IF(OR([$chatgpt.F66]=1;[$chatgpt.F66]=3);&quot;FN&quot;;&quot;TN&quot;) )" office:value-type="string" office:string-value="TP" calcext:value-type="string">
            <text:p>TP</text:p>
          </table:table-cell>
          <table:table-cell table:formula="of:=IF(OR([$humanevaluator.E66]=1;[$humanevaluator.E66]=3);     IF(OR([$chatgpt.G66]=1;[$chatgpt.G66]=3);&quot;TP&quot;;&quot;FP&quot;);     IF(OR([$chatgpt.G66]=1;[$chatgpt.G66]=3);&quot;FN&quot;;&quot;TN&quot;) )" office:value-type="string" office:string-value="TP" calcext:value-type="string">
            <text:p>TP</text:p>
          </table:table-cell>
          <table:table-cell table:formula="of:=IF(OR([$humanevaluator.F66]=1;[$humanevaluator.F66]=3);     IF(OR([$chatgpt.H66]=1;[$chatgpt.H66]=3);&quot;TP&quot;;&quot;FP&quot;);     IF(OR([$chatgpt.H66]=1;[$chatgpt.H66]=3);&quot;FN&quot;;&quot;TN&quot;) )" office:value-type="string" office:string-value="TP" calcext:value-type="string">
            <text:p>TP</text:p>
          </table:table-cell>
          <table:table-cell table:formula="of:=IF(OR([$humanevaluator.G66]=1;[$humanevaluator.G66]=3);     IF(OR([$chatgpt.I66]=1;[$chatgpt.I66]=3);&quot;TP&quot;;&quot;FP&quot;);     IF(OR([$chatgpt.I66]=1;[$chatgpt.I66]=3);&quot;FN&quot;;&quot;TN&quot;) )" office:value-type="string" office:string-value="FN" calcext:value-type="string">
            <text:p>FN</text:p>
          </table:table-cell>
          <table:table-cell table:formula="of:=IF(OR([$humanevaluator.H66]=1;[$humanevaluator.H66]=3);     IF(OR([$chatgpt.J66]=1;[$chatgpt.J66]=3);&quot;TP&quot;;&quot;FP&quot;);     IF(OR([$chatgpt.J66]=1;[$chatgpt.J66]=3);&quot;FN&quot;;&quot;TN&quot;) )" office:value-type="string" office:string-value="TN" calcext:value-type="string">
            <text:p>TN</text:p>
          </table:table-cell>
          <table:table-cell table:formula="of:=IF(OR([$humanevaluator.I66]=1;[$humanevaluator.I66]=3);     IF(OR([$chatgpt.K66]=1;[$chatgpt.K66]=3);&quot;TP&quot;;&quot;FP&quot;);     IF(OR([$chatgpt.K66]=1;[$chatgpt.K6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67]=1;[$humanevaluator.B67]=3);     IF(OR([$chatgpt.D67]=1;[$chatgpt.D67]=3);&quot;TP&quot;;&quot;FP&quot;);     IF(OR([$chatgpt.D67]=1;[$chatgpt.D67]=3);&quot;FN&quot;;&quot;TN&quot;) )" office:value-type="string" office:string-value="FN" calcext:value-type="string">
            <text:p>FN</text:p>
          </table:table-cell>
          <table:table-cell table:formula="of:=IF(OR([$humanevaluator.C67]=1;[$humanevaluator.C67]=3);     IF(OR([$chatgpt.E67]=1;[$chatgpt.E67]=3);&quot;TP&quot;;&quot;FP&quot;);     IF(OR([$chatgpt.E67]=1;[$chatgpt.E67]=3);&quot;FN&quot;;&quot;TN&quot;) )" office:value-type="string" office:string-value="TN" calcext:value-type="string">
            <text:p>TN</text:p>
          </table:table-cell>
          <table:table-cell table:formula="of:=IF(OR([$humanevaluator.D67]=1;[$humanevaluator.D67]=3);     IF(OR([$chatgpt.F67]=1;[$chatgpt.F67]=3);&quot;TP&quot;;&quot;FP&quot;);     IF(OR([$chatgpt.F67]=1;[$chatgpt.F67]=3);&quot;FN&quot;;&quot;TN&quot;) )" office:value-type="string" office:string-value="TP" calcext:value-type="string">
            <text:p>TP</text:p>
          </table:table-cell>
          <table:table-cell table:formula="of:=IF(OR([$humanevaluator.E67]=1;[$humanevaluator.E67]=3);     IF(OR([$chatgpt.G67]=1;[$chatgpt.G67]=3);&quot;TP&quot;;&quot;FP&quot;);     IF(OR([$chatgpt.G67]=1;[$chatgpt.G67]=3);&quot;FN&quot;;&quot;TN&quot;) )" office:value-type="string" office:string-value="TP" calcext:value-type="string">
            <text:p>TP</text:p>
          </table:table-cell>
          <table:table-cell table:formula="of:=IF(OR([$humanevaluator.F67]=1;[$humanevaluator.F67]=3);     IF(OR([$chatgpt.H67]=1;[$chatgpt.H67]=3);&quot;TP&quot;;&quot;FP&quot;);     IF(OR([$chatgpt.H67]=1;[$chatgpt.H67]=3);&quot;FN&quot;;&quot;TN&quot;) )" office:value-type="string" office:string-value="TP" calcext:value-type="string">
            <text:p>TP</text:p>
          </table:table-cell>
          <table:table-cell table:formula="of:=IF(OR([$humanevaluator.G67]=1;[$humanevaluator.G67]=3);     IF(OR([$chatgpt.I67]=1;[$chatgpt.I67]=3);&quot;TP&quot;;&quot;FP&quot;);     IF(OR([$chatgpt.I67]=1;[$chatgpt.I67]=3);&quot;FN&quot;;&quot;TN&quot;) )" office:value-type="string" office:string-value="FN" calcext:value-type="string">
            <text:p>FN</text:p>
          </table:table-cell>
          <table:table-cell table:formula="of:=IF(OR([$humanevaluator.H67]=1;[$humanevaluator.H67]=3);     IF(OR([$chatgpt.J67]=1;[$chatgpt.J67]=3);&quot;TP&quot;;&quot;FP&quot;);     IF(OR([$chatgpt.J67]=1;[$chatgpt.J67]=3);&quot;FN&quot;;&quot;TN&quot;) )" office:value-type="string" office:string-value="TN" calcext:value-type="string">
            <text:p>TN</text:p>
          </table:table-cell>
          <table:table-cell table:formula="of:=IF(OR([$humanevaluator.I67]=1;[$humanevaluator.I67]=3);     IF(OR([$chatgpt.K67]=1;[$chatgpt.K67]=3);&quot;TP&quot;;&quot;FP&quot;);     IF(OR([$chatgpt.K67]=1;[$chatgpt.K6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68]=1;[$humanevaluator.B68]=3);     IF(OR([$chatgpt.D68]=1;[$chatgpt.D68]=3);&quot;TP&quot;;&quot;FP&quot;);     IF(OR([$chatgpt.D68]=1;[$chatgpt.D68]=3);&quot;FN&quot;;&quot;TN&quot;) )" office:value-type="string" office:string-value="FN" calcext:value-type="string">
            <text:p>FN</text:p>
          </table:table-cell>
          <table:table-cell table:formula="of:=IF(OR([$humanevaluator.C68]=1;[$humanevaluator.C68]=3);     IF(OR([$chatgpt.E68]=1;[$chatgpt.E68]=3);&quot;TP&quot;;&quot;FP&quot;);     IF(OR([$chatgpt.E68]=1;[$chatgpt.E68]=3);&quot;FN&quot;;&quot;TN&quot;) )" office:value-type="string" office:string-value="FN" calcext:value-type="string">
            <text:p>FN</text:p>
          </table:table-cell>
          <table:table-cell table:formula="of:=IF(OR([$humanevaluator.D68]=1;[$humanevaluator.D68]=3);     IF(OR([$chatgpt.F68]=1;[$chatgpt.F68]=3);&quot;TP&quot;;&quot;FP&quot;);     IF(OR([$chatgpt.F68]=1;[$chatgpt.F68]=3);&quot;FN&quot;;&quot;TN&quot;) )" office:value-type="string" office:string-value="FN" calcext:value-type="string">
            <text:p>FN</text:p>
          </table:table-cell>
          <table:table-cell table:formula="of:=IF(OR([$humanevaluator.E68]=1;[$humanevaluator.E68]=3);     IF(OR([$chatgpt.G68]=1;[$chatgpt.G68]=3);&quot;TP&quot;;&quot;FP&quot;);     IF(OR([$chatgpt.G68]=1;[$chatgpt.G68]=3);&quot;FN&quot;;&quot;TN&quot;) )" office:value-type="string" office:string-value="TP" calcext:value-type="string">
            <text:p>TP</text:p>
          </table:table-cell>
          <table:table-cell table:formula="of:=IF(OR([$humanevaluator.F68]=1;[$humanevaluator.F68]=3);     IF(OR([$chatgpt.H68]=1;[$chatgpt.H68]=3);&quot;TP&quot;;&quot;FP&quot;);     IF(OR([$chatgpt.H68]=1;[$chatgpt.H68]=3);&quot;FN&quot;;&quot;TN&quot;) )" office:value-type="string" office:string-value="TP" calcext:value-type="string">
            <text:p>TP</text:p>
          </table:table-cell>
          <table:table-cell table:formula="of:=IF(OR([$humanevaluator.G68]=1;[$humanevaluator.G68]=3);     IF(OR([$chatgpt.I68]=1;[$chatgpt.I68]=3);&quot;TP&quot;;&quot;FP&quot;);     IF(OR([$chatgpt.I68]=1;[$chatgpt.I68]=3);&quot;FN&quot;;&quot;TN&quot;) )" office:value-type="string" office:string-value="FN" calcext:value-type="string">
            <text:p>FN</text:p>
          </table:table-cell>
          <table:table-cell table:formula="of:=IF(OR([$humanevaluator.H68]=1;[$humanevaluator.H68]=3);     IF(OR([$chatgpt.J68]=1;[$chatgpt.J68]=3);&quot;TP&quot;;&quot;FP&quot;);     IF(OR([$chatgpt.J68]=1;[$chatgpt.J68]=3);&quot;FN&quot;;&quot;TN&quot;) )" office:value-type="string" office:string-value="TN" calcext:value-type="string">
            <text:p>TN</text:p>
          </table:table-cell>
          <table:table-cell table:formula="of:=IF(OR([$humanevaluator.I68]=1;[$humanevaluator.I68]=3);     IF(OR([$chatgpt.K68]=1;[$chatgpt.K68]=3);&quot;TP&quot;;&quot;FP&quot;);     IF(OR([$chatgpt.K68]=1;[$chatgpt.K6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0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49:06.347569381</meta:creation-date>
    <dc:date>2026-04-07T12:48:29.303548232</dc:date>
    <meta:editing-duration>PT1H59M23S</meta:editing-duration>
    <meta:editing-cycles>2</meta:editing-cycles>
    <meta:generator>LibreOffice/7.5.9.2$Linux_X86_64 LibreOffice_project/50$Build-2</meta:generator>
    <meta:document-statistic meta:table-count="5" meta:cell-count="2895" meta:object-count="0"/>
  </office:meta>
</office:document-meta>
</file>